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30000013C739CFFAAA6CC554D.png" manifest:media-type="image/png"/>
  <manifest:file-entry manifest:full-path="Pictures/1000000000000515000002E8D7D5DAEAF2425443.png" manifest:media-type="image/png"/>
  <manifest:file-entry manifest:full-path="Pictures/100002010000050B000002958251DC494EDA7DE1.png" manifest:media-type="image/png"/>
  <manifest:file-entry manifest:full-path="Pictures/10000000000004EC00000217589159E44311709D.png" manifest:media-type="image/png"/>
  <manifest:file-entry manifest:full-path="Pictures/10000000000003EB0000015232FB059D130BC3FC.png" manifest:media-type="image/png"/>
  <manifest:file-entry manifest:full-path="Pictures/100000000000031C0000019F8EA0D7FF6FBBA480.png" manifest:media-type="image/png"/>
  <manifest:file-entry manifest:full-path="Pictures/10000201000004F40000012EE19A8A4B69A9DFD6.png" manifest:media-type="image/png"/>
  <manifest:file-entry manifest:full-path="Pictures/10000000000000FE000000E30EB2B65514289FDC.png" manifest:media-type="image/png"/>
  <manifest:file-entry manifest:full-path="Pictures/1000000000000515000002E870D7DA0B43A2B451.png" manifest:media-type="image/png"/>
  <manifest:file-entry manifest:full-path="Pictures/10000000000000ED000000E35B6968EC2BB5DDDA.png" manifest:media-type="image/png"/>
  <manifest:file-entry manifest:full-path="Pictures/100000000000014B000001BA35BAAECFBF4BCDE2.png" manifest:media-type="image/png"/>
  <manifest:file-entry manifest:full-path="Pictures/1000000000000132000002A8B305C017EBBDAABE.png" manifest:media-type="image/png"/>
  <manifest:file-entry manifest:full-path="Pictures/10000201000005030000010266DF54CB7337F92E.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Pictures/100002010000050B00000295F66220691E59EC32.png" manifest:media-type="image/png"/>
  <manifest:file-entry manifest:full-path="Pictures/1000000000000515000002E8D8ACD061FADB4672.png" manifest:media-type="image/png"/>
  <manifest:file-entry manifest:full-path="Pictures/100002010000050B00000295928AF438CB90C2F9.png" manifest:media-type="image/png"/>
  <manifest:file-entry manifest:full-path="Pictures/10000000000004220000015574B803A355284E69.png" manifest:media-type="image/png"/>
  <manifest:file-entry manifest:full-path="Pictures/100002010000050B00000295DEF0A69F6AB5B238.png" manifest:media-type="image/png"/>
  <manifest:file-entry manifest:full-path="Pictures/1000020100000503000001094FA061FE9E9CFE88.png" manifest:media-type="image/png"/>
  <manifest:file-entry manifest:full-path="Pictures/100000000000050B000001A604CC9130488E5CBC.png" manifest:media-type="image/png"/>
  <manifest:file-entry manifest:full-path="Pictures/100002010000050B000002950AD2EC0C01674714.png" manifest:media-type="image/png"/>
  <manifest:file-entry manifest:full-path="Pictures/100000000000028F000001BEB2038A4D700436CD.png" manifest:media-type="image/png"/>
  <manifest:file-entry manifest:full-path="Pictures/100000000000016600000160F083A00507B0283B.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3C83003249868881.png" manifest:media-type="image/png"/>
  <manifest:file-entry manifest:full-path="Pictures/10000000000002D8000002D0B9A53D85673313BA.png" manifest:media-type="image/png"/>
  <manifest:file-entry manifest:full-path="Pictures/1000000000000510000001DBD158FA11CDE3F7FF.png" manifest:media-type="image/png"/>
  <manifest:file-entry manifest:full-path="Pictures/100002010000050B0000029565457306FEC35B17.png" manifest:media-type="image/png"/>
  <manifest:file-entry manifest:full-path="Pictures/100002010000050900000105AF8E985760AFD5F1.png" manifest:media-type="image/png"/>
  <manifest:file-entry manifest:full-path="Pictures/10000201000005000000019E39FDB21B8CB8E579.png" manifest:media-type="image/png"/>
  <manifest:file-entry manifest:full-path="Pictures/10000000000001EF000001CA54BF1D9E14EC1D39.png" manifest:media-type="image/png"/>
  <manifest:file-entry manifest:full-path="Pictures/100002010000050B00000295FA81DD537A9C9161.png" manifest:media-type="image/png"/>
  <manifest:file-entry manifest:full-path="Pictures/10000000000001E3000001CA20F9FBF3C322849B.png" manifest:media-type="image/png"/>
  <manifest:file-entry manifest:full-path="Pictures/100002010000050B0000029504FA76F4F048F070.png" manifest:media-type="image/png"/>
  <manifest:file-entry manifest:full-path="Pictures/100000000000025A000001F4FE8EC649FA67CDBE.png" manifest:media-type="image/png"/>
  <manifest:file-entry manifest:full-path="Pictures/100000000000050D000001FB28C15F2A1BEB515A.png" manifest:media-type="image/png"/>
  <manifest:file-entry manifest:full-path="Pictures/100000000000015E00000230235BC0334293C1F8.png" manifest:media-type="image/png"/>
  <manifest:file-entry manifest:full-path="Pictures/1000020100000515000002E8B5BBF2433D512176.png" manifest:media-type="image/png"/>
  <manifest:file-entry manifest:full-path="Pictures/1000000000000259000001561F7987336B2B90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31596ba" officeooo:paragraph-rsid="031596ba"/>
    </style:style>
    <style:style style:name="P24" style:family="paragraph" style:parent-style-name="Text_20_body">
      <style:text-properties fo:language="de" fo:country="DE" officeooo:rsid="03077b66" officeooo:paragraph-rsid="03077b66"/>
    </style:style>
    <style:style style:name="P25" style:family="paragraph" style:parent-style-name="Text_20_body">
      <style:text-properties fo:language="de" fo:country="DE" officeooo:rsid="031ef95e" officeooo:paragraph-rsid="031ef95e"/>
    </style:style>
    <style:style style:name="P26" style:family="paragraph" style:parent-style-name="Text_20_body">
      <style:text-properties fo:language="de" fo:country="DE" officeooo:rsid="0349cc2a" officeooo:paragraph-rsid="0349cc2a"/>
    </style:style>
    <style:style style:name="P27" style:family="paragraph" style:parent-style-name="Text_20_body">
      <style:text-properties fo:language="de" fo:country="DE" officeooo:rsid="0381a119" officeooo:paragraph-rsid="0381a119"/>
    </style:style>
    <style:style style:name="P28" style:family="paragraph" style:parent-style-name="Text_20_body">
      <style:text-properties fo:language="de" fo:country="DE" officeooo:rsid="0381a119" officeooo:paragraph-rsid="042dae72"/>
    </style:style>
    <style:style style:name="P29" style:family="paragraph" style:parent-style-name="Text_20_body">
      <style:text-properties fo:language="de" fo:country="DE" officeooo:rsid="03824534" officeooo:paragraph-rsid="03824534"/>
    </style:style>
    <style:style style:name="P30" style:family="paragraph" style:parent-style-name="Text_20_body">
      <style:text-properties fo:language="de" fo:country="DE" officeooo:rsid="03332da4" officeooo:paragraph-rsid="03332da4"/>
    </style:style>
    <style:style style:name="P31" style:family="paragraph" style:parent-style-name="Text_20_body">
      <style:text-properties fo:language="de" fo:country="DE" officeooo:rsid="03798b17" officeooo:paragraph-rsid="03798b17"/>
    </style:style>
    <style:style style:name="P32" style:family="paragraph" style:parent-style-name="Text_20_body">
      <style:text-properties fo:language="de" fo:country="DE" officeooo:rsid="03842d0a" officeooo:paragraph-rsid="03842d0a"/>
    </style:style>
    <style:style style:name="P33" style:family="paragraph" style:parent-style-name="Text_20_body">
      <style:text-properties fo:language="de" fo:country="DE" officeooo:paragraph-rsid="044b503c"/>
    </style:style>
    <style:style style:name="P34" style:family="paragraph" style:parent-style-name="Text_20_body">
      <style:text-properties fo:language="de" fo:country="DE" officeooo:rsid="004b7b17" officeooo:paragraph-rsid="044b503c"/>
    </style:style>
    <style:style style:name="P35" style:family="paragraph" style:parent-style-name="Text_20_body">
      <style:text-properties fo:language="de" fo:country="DE" officeooo:rsid="03995916" officeooo:paragraph-rsid="03995916"/>
    </style:style>
    <style:style style:name="P36" style:family="paragraph" style:parent-style-name="Text_20_body">
      <style:text-properties fo:language="de" fo:country="DE" officeooo:rsid="0044bda8" officeooo:paragraph-rsid="044b503c"/>
    </style:style>
    <style:style style:name="P37" style:family="paragraph" style:parent-style-name="Text_20_body">
      <style:text-properties fo:language="de" fo:country="DE" officeooo:rsid="0050393a" officeooo:paragraph-rsid="044b503c"/>
    </style:style>
    <style:style style:name="P38" style:family="paragraph" style:parent-style-name="Text_20_body">
      <style:text-properties fo:language="de" fo:country="DE" officeooo:rsid="047c7452" officeooo:paragraph-rsid="05108cdc"/>
    </style:style>
    <style:style style:name="P39" style:family="paragraph" style:parent-style-name="Text_20_body">
      <style:text-properties fo:language="de" fo:country="DE" officeooo:rsid="01aeb0e2" officeooo:paragraph-rsid="01aeb0e2"/>
    </style:style>
    <style:style style:name="P40" style:family="paragraph" style:parent-style-name="Text_20_body">
      <style:text-properties fo:language="de" fo:country="DE" officeooo:rsid="01a307be" officeooo:paragraph-rsid="05d686c2"/>
    </style:style>
    <style:style style:name="P41" style:family="paragraph" style:parent-style-name="Text_20_body">
      <style:text-properties fo:language="de" fo:country="DE" officeooo:rsid="01afaab1" officeooo:paragraph-rsid="05dd9919"/>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2c819ea" officeooo:paragraph-rsid="07193860"/>
    </style:style>
    <style:style style:name="P60" style:family="paragraph" style:parent-style-name="Text_20_body">
      <style:text-properties fo:language="de" fo:country="DE" officeooo:rsid="06d9afcf" officeooo:paragraph-rsid="07204321"/>
    </style:style>
    <style:style style:name="P61" style:family="paragraph" style:parent-style-name="Text_20_body">
      <style:text-properties fo:language="de" fo:country="DE" officeooo:rsid="06d9afcf" officeooo:paragraph-rsid="07241348"/>
    </style:style>
    <style:style style:name="P62" style:family="paragraph" style:parent-style-name="Text_20_body">
      <style:text-properties fo:language="de" fo:country="DE" officeooo:rsid="06d038ef" officeooo:paragraph-rsid="06d038ef"/>
    </style:style>
    <style:style style:name="P63" style:family="paragraph" style:parent-style-name="Text_20_body">
      <style:text-properties fo:language="de" fo:country="DE" officeooo:rsid="071bfe37" officeooo:paragraph-rsid="071bfe3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d5fc6" officeooo:paragraph-rsid="080d5fc6"/>
    </style:style>
    <style:style style:name="P70" style:family="paragraph" style:parent-style-name="Text_20_body">
      <style:text-properties fo:language="de" fo:country="DE" officeooo:rsid="080e3962" officeooo:paragraph-rsid="080e3962"/>
    </style:style>
    <style:style style:name="P71" style:family="paragraph" style:parent-style-name="Text_20_body">
      <style:text-properties fo:language="de" fo:country="DE" officeooo:rsid="080f7f40" officeooo:paragraph-rsid="080f7f40"/>
    </style:style>
    <style:style style:name="P72" style:family="paragraph" style:parent-style-name="Text_20_body">
      <style:text-properties fo:language="de" fo:country="DE" officeooo:rsid="0810fee3" officeooo:paragraph-rsid="0810fee3"/>
    </style:style>
    <style:style style:name="P73" style:family="paragraph" style:parent-style-name="Text_20_body">
      <style:text-properties fo:language="de" fo:country="DE" officeooo:rsid="081baba5" officeooo:paragraph-rsid="081baba5"/>
    </style:style>
    <style:style style:name="P74" style:family="paragraph" style:parent-style-name="Text_20_body">
      <style:text-properties fo:language="de" fo:country="DE" officeooo:rsid="081baba5" officeooo:paragraph-rsid="09685483"/>
    </style:style>
    <style:style style:name="P75" style:family="paragraph" style:parent-style-name="Text_20_body">
      <style:text-properties fo:language="de" fo:country="DE" officeooo:rsid="085282cd" officeooo:paragraph-rsid="085282cd"/>
    </style:style>
    <style:style style:name="P76" style:family="paragraph" style:parent-style-name="Text_20_body">
      <style:text-properties fo:language="de" fo:country="DE" officeooo:rsid="085282cd" officeooo:paragraph-rsid="0857ce0c"/>
    </style:style>
    <style:style style:name="P77" style:family="paragraph" style:parent-style-name="Text_20_body">
      <style:text-properties fo:language="de" fo:country="DE" officeooo:rsid="085282cd" officeooo:paragraph-rsid="085ade06"/>
    </style:style>
    <style:style style:name="P78" style:family="paragraph" style:parent-style-name="Text_20_body">
      <style:text-properties fo:language="de" fo:country="DE" officeooo:rsid="08548c95" officeooo:paragraph-rsid="08548c95"/>
    </style:style>
    <style:style style:name="P79" style:family="paragraph" style:parent-style-name="Text_20_body">
      <style:text-properties fo:language="de" fo:country="DE" officeooo:rsid="03c67d48" officeooo:paragraph-rsid="0899f9fb"/>
    </style:style>
    <style:style style:name="P80" style:family="paragraph" style:parent-style-name="Text_20_body">
      <style:text-properties fo:language="de" fo:country="DE" officeooo:rsid="089775db" officeooo:paragraph-rsid="089775db"/>
    </style:style>
    <style:style style:name="P81" style:family="paragraph" style:parent-style-name="Text_20_body">
      <style:text-properties fo:language="de" fo:country="DE" officeooo:rsid="089a205e" officeooo:paragraph-rsid="08a62634"/>
    </style:style>
    <style:style style:name="P82" style:family="paragraph" style:parent-style-name="Text_20_body">
      <style:text-properties fo:language="de" fo:country="DE" officeooo:rsid="047b568d" officeooo:paragraph-rsid="063e7afb"/>
    </style:style>
    <style:style style:name="P83" style:family="paragraph" style:parent-style-name="Text_20_body">
      <style:text-properties fo:language="de" fo:country="DE" officeooo:rsid="0882f9e5" officeooo:paragraph-rsid="0882f9e5"/>
    </style:style>
    <style:style style:name="P84" style:family="paragraph" style:parent-style-name="Text_20_body">
      <style:text-properties fo:language="de" fo:country="DE" officeooo:rsid="08a62634" officeooo:paragraph-rsid="08ad2adc"/>
    </style:style>
    <style:style style:name="P85" style:family="paragraph" style:parent-style-name="Text_20_body">
      <style:text-properties fo:language="de" fo:country="DE" officeooo:rsid="08ad2adc" officeooo:paragraph-rsid="08ad2adc"/>
    </style:style>
    <style:style style:name="P86" style:family="paragraph" style:parent-style-name="Text_20_body">
      <style:text-properties fo:language="de" fo:country="DE" officeooo:rsid="00a1d03c" officeooo:paragraph-rsid="0946aa9c"/>
    </style:style>
    <style:style style:name="P87" style:family="paragraph" style:parent-style-name="Text_20_body">
      <style:text-properties fo:language="de" fo:country="DE" officeooo:rsid="02f38faa" officeooo:paragraph-rsid="094f050b"/>
    </style:style>
    <style:style style:name="P88" style:family="paragraph" style:parent-style-name="Text_20_body">
      <style:text-properties fo:language="de" fo:country="DE" officeooo:paragraph-rsid="09525d24"/>
    </style:style>
    <style:style style:name="P89" style:family="paragraph" style:parent-style-name="Text_20_body">
      <style:text-properties fo:language="de" fo:country="DE" officeooo:rsid="07d12964" officeooo:paragraph-rsid="0955c0e0"/>
    </style:style>
    <style:style style:name="P90" style:family="paragraph" style:parent-style-name="Text_20_body">
      <style:text-properties fo:language="de" fo:country="DE" officeooo:rsid="085ade06" officeooo:paragraph-rsid="09685483"/>
    </style:style>
    <style:style style:name="P91" style:family="paragraph" style:parent-style-name="Text_20_body">
      <style:text-properties fo:language="de" fo:country="DE" officeooo:rsid="081f9d78" officeooo:paragraph-rsid="096c270d"/>
    </style:style>
    <style:style style:name="P92" style:family="paragraph" style:parent-style-name="Text_20_body">
      <style:text-properties fo:language="de" fo:country="DE" officeooo:rsid="08208650" officeooo:paragraph-rsid="096cf6d3"/>
    </style:style>
    <style:style style:name="P93" style:family="paragraph" style:parent-style-name="Text_20_body">
      <style:text-properties officeooo:rsid="00c5a006" officeooo:paragraph-rsid="00c5a006"/>
    </style:style>
    <style:style style:name="P94" style:family="paragraph" style:parent-style-name="Text_20_body">
      <style:text-properties officeooo:rsid="00c5a006" officeooo:paragraph-rsid="05645ca7"/>
    </style:style>
    <style:style style:name="P95" style:family="paragraph" style:parent-style-name="Text_20_body">
      <style:text-properties officeooo:rsid="00c5a006" officeooo:paragraph-rsid="057340e0"/>
    </style:style>
    <style:style style:name="P96" style:family="paragraph" style:parent-style-name="Text_20_body">
      <style:text-properties officeooo:rsid="00c5a006" officeooo:paragraph-rsid="0936dd5d"/>
    </style:style>
    <style:style style:name="P97" style:family="paragraph" style:parent-style-name="Text_20_body">
      <style:text-properties officeooo:rsid="011c9dc0" officeooo:paragraph-rsid="011c9dc0"/>
    </style:style>
    <style:style style:name="P98" style:family="paragraph" style:parent-style-name="Text_20_body">
      <style:text-properties style:font-name="Times New Roman1" officeooo:rsid="00c9808d" officeooo:paragraph-rsid="057d689a"/>
    </style:style>
    <style:style style:name="P99" style:family="paragraph" style:parent-style-name="Text_20_body">
      <style:text-properties style:font-name="Times New Roman1" officeooo:rsid="02c618eb" officeooo:paragraph-rsid="02c79c66"/>
    </style:style>
    <style:style style:name="P100" style:family="paragraph" style:parent-style-name="Text_20_body">
      <style:text-properties officeooo:rsid="0161987d" officeooo:paragraph-rsid="0161987d"/>
    </style:style>
    <style:style style:name="P101" style:family="paragraph" style:parent-style-name="Text_20_body">
      <style:text-properties officeooo:paragraph-rsid="019c8859"/>
    </style:style>
    <style:style style:name="P102" style:family="paragraph" style:parent-style-name="Text_20_body">
      <style:text-properties officeooo:rsid="01ac46e5" officeooo:paragraph-rsid="01b2e0fe"/>
    </style:style>
    <style:style style:name="P103" style:family="paragraph" style:parent-style-name="Text_20_body">
      <style:text-properties officeooo:rsid="01b7705c" officeooo:paragraph-rsid="01b7705c"/>
    </style:style>
    <style:style style:name="P104" style:family="paragraph" style:parent-style-name="Text_20_body">
      <style:text-properties officeooo:rsid="01b47ebd" officeooo:paragraph-rsid="01b47ebd"/>
    </style:style>
    <style:style style:name="P105" style:family="paragraph" style:parent-style-name="Text_20_body">
      <style:text-properties officeooo:rsid="01e1499e" officeooo:paragraph-rsid="01ed2af7"/>
    </style:style>
    <style:style style:name="P106" style:family="paragraph" style:parent-style-name="Text_20_body">
      <style:text-properties officeooo:rsid="01e1499e" officeooo:paragraph-rsid="05fd6078"/>
    </style:style>
    <style:style style:name="P107" style:family="paragraph" style:parent-style-name="Text_20_body">
      <style:text-properties officeooo:rsid="01f86875" officeooo:paragraph-rsid="01f86875"/>
    </style:style>
    <style:style style:name="P108" style:family="paragraph" style:parent-style-name="Text_20_body">
      <style:text-properties officeooo:rsid="020058a5" officeooo:paragraph-rsid="020058a5"/>
    </style:style>
    <style:style style:name="P109" style:family="paragraph" style:parent-style-name="Text_20_body">
      <style:text-properties officeooo:rsid="020058a5" officeooo:paragraph-rsid="02059a92"/>
    </style:style>
    <style:style style:name="P110" style:family="paragraph" style:parent-style-name="Text_20_body">
      <style:text-properties officeooo:rsid="020aa1c1" officeooo:paragraph-rsid="020c2f58"/>
    </style:style>
    <style:style style:name="P111" style:family="paragraph" style:parent-style-name="Text_20_body">
      <style:text-properties officeooo:rsid="020aa1c1" officeooo:paragraph-rsid="06268e47"/>
    </style:style>
    <style:style style:name="P112" style:family="paragraph" style:parent-style-name="Text_20_body">
      <style:text-properties officeooo:rsid="02068cdb" officeooo:paragraph-rsid="02068cdb"/>
    </style:style>
    <style:style style:name="P113" style:family="paragraph" style:parent-style-name="Text_20_body">
      <style:text-properties officeooo:paragraph-rsid="021f8bb3"/>
    </style:style>
    <style:style style:name="P114" style:family="paragraph" style:parent-style-name="Text_20_body">
      <style:text-properties officeooo:rsid="0221fcf8" officeooo:paragraph-rsid="0222bae9"/>
    </style:style>
    <style:style style:name="P115" style:family="paragraph" style:parent-style-name="Text_20_body">
      <style:text-properties officeooo:rsid="022aa6d7" officeooo:paragraph-rsid="022aa6d7"/>
    </style:style>
    <style:style style:name="P116" style:family="paragraph" style:parent-style-name="Text_20_body">
      <style:text-properties officeooo:rsid="022d066c" officeooo:paragraph-rsid="022d066c"/>
    </style:style>
    <style:style style:name="P117" style:family="paragraph" style:parent-style-name="Text_20_body">
      <style:text-properties officeooo:rsid="02319d84" officeooo:paragraph-rsid="02319d84"/>
    </style:style>
    <style:style style:name="P118" style:family="paragraph" style:parent-style-name="Text_20_body">
      <style:text-properties officeooo:rsid="0222bae9" officeooo:paragraph-rsid="0222bae9"/>
    </style:style>
    <style:style style:name="P119" style:family="paragraph" style:parent-style-name="Text_20_body">
      <style:text-properties officeooo:rsid="024835ad" officeooo:paragraph-rsid="024835ad"/>
    </style:style>
    <style:style style:name="P120" style:family="paragraph" style:parent-style-name="Text_20_body">
      <style:text-properties officeooo:rsid="021f8bb3" officeooo:paragraph-rsid="021f8bb3"/>
    </style:style>
    <style:style style:name="P121" style:family="paragraph" style:parent-style-name="Text_20_body">
      <style:text-properties officeooo:rsid="0287f24e" officeooo:paragraph-rsid="0289040a"/>
    </style:style>
    <style:style style:name="P122" style:family="paragraph" style:parent-style-name="Text_20_body">
      <style:text-properties officeooo:rsid="028fc9fc" officeooo:paragraph-rsid="028fc9fc"/>
    </style:style>
    <style:style style:name="P123" style:family="paragraph" style:parent-style-name="Text_20_body">
      <style:text-properties officeooo:rsid="028fc9fc" officeooo:paragraph-rsid="0291f30a"/>
    </style:style>
    <style:style style:name="P124" style:family="paragraph" style:parent-style-name="Text_20_body">
      <style:text-properties officeooo:rsid="028fc9fc" officeooo:paragraph-rsid="0674430a"/>
    </style:style>
    <style:style style:name="P125" style:family="paragraph" style:parent-style-name="Text_20_body">
      <style:text-properties officeooo:rsid="029e2396" officeooo:paragraph-rsid="029e2396"/>
    </style:style>
    <style:style style:name="P126" style:family="paragraph" style:parent-style-name="Text_20_body">
      <style:text-properties officeooo:rsid="029ea9e5" officeooo:paragraph-rsid="029ea9e5"/>
    </style:style>
    <style:style style:name="P127" style:family="paragraph" style:parent-style-name="Text_20_body">
      <style:text-properties officeooo:rsid="029ea9e5" officeooo:paragraph-rsid="067ca119"/>
    </style:style>
    <style:style style:name="P128" style:family="paragraph" style:parent-style-name="Text_20_body">
      <style:text-properties officeooo:rsid="029ed388" officeooo:paragraph-rsid="029ed388"/>
    </style:style>
    <style:style style:name="P129" style:family="paragraph" style:parent-style-name="Text_20_body">
      <style:text-properties officeooo:rsid="02a4284c" officeooo:paragraph-rsid="02a751ea"/>
    </style:style>
    <style:style style:name="P130" style:family="paragraph" style:parent-style-name="Text_20_body">
      <style:text-properties officeooo:rsid="02aae4b0" officeooo:paragraph-rsid="02aae4b0"/>
    </style:style>
    <style:style style:name="P131" style:family="paragraph" style:parent-style-name="Text_20_body">
      <style:text-properties officeooo:rsid="02ace7bc" officeooo:paragraph-rsid="02ace7bc"/>
    </style:style>
    <style:style style:name="P132" style:family="paragraph" style:parent-style-name="Text_20_body">
      <style:text-properties officeooo:rsid="02cebe1d" officeooo:paragraph-rsid="06d7d946"/>
    </style:style>
    <style:style style:name="P133" style:family="paragraph" style:parent-style-name="Text_20_body">
      <style:text-properties officeooo:rsid="02cebe1d" officeooo:paragraph-rsid="073954b5"/>
    </style:style>
    <style:style style:name="P134" style:family="paragraph" style:parent-style-name="Text_20_body">
      <style:text-properties fo:font-weight="bold" officeooo:rsid="02d17916" officeooo:paragraph-rsid="02d22340" style:font-weight-asian="bold" style:font-weight-complex="bold"/>
    </style:style>
    <style:style style:name="P135" style:family="paragraph" style:parent-style-name="Text_20_body">
      <style:text-properties fo:font-weight="normal" officeooo:rsid="02d7424b" officeooo:paragraph-rsid="06e1afc7" style:font-weight-asian="normal" style:font-weight-complex="normal"/>
    </style:style>
    <style:style style:name="P136" style:family="paragraph" style:parent-style-name="Text_20_body">
      <style:text-properties fo:font-weight="normal" officeooo:rsid="02d7c296" officeooo:paragraph-rsid="02d7c296" style:font-weight-asian="normal" style:font-weight-complex="normal"/>
    </style:style>
    <style:style style:name="P137" style:family="paragraph" style:parent-style-name="Text_20_body">
      <style:text-properties fo:font-weight="normal" officeooo:rsid="02e5f5e2" officeooo:paragraph-rsid="02e5f5e2" style:font-weight-asian="normal" style:font-weight-complex="normal"/>
    </style:style>
    <style:style style:name="P138" style:family="paragraph" style:parent-style-name="Text_20_body">
      <style:text-properties fo:font-weight="normal" officeooo:rsid="02ecfb22" officeooo:paragraph-rsid="02ecfb22" style:font-weight-asian="normal" style:font-weight-complex="normal"/>
    </style:style>
    <style:style style:name="P139" style:family="paragraph" style:parent-style-name="Text_20_body">
      <style:text-properties fo:font-weight="normal" officeooo:rsid="05beaede" officeooo:paragraph-rsid="05beaede" style:font-weight-asian="normal" style:font-weight-complex="normal"/>
    </style:style>
    <style:style style:name="P140" style:family="paragraph" style:parent-style-name="Text_20_body">
      <style:text-properties fo:font-weight="normal" officeooo:rsid="05c5943e" officeooo:paragraph-rsid="05c5943e" style:font-weight-asian="normal" style:font-weight-complex="normal"/>
    </style:style>
    <style:style style:name="P141" style:family="paragraph" style:parent-style-name="Text_20_body">
      <style:text-properties fo:font-weight="normal" officeooo:rsid="06047fe4" officeooo:paragraph-rsid="06047fe4" style:font-weight-asian="normal" style:font-weight-complex="normal"/>
    </style:style>
    <style:style style:name="P142" style:family="paragraph" style:parent-style-name="Text_20_body">
      <style:text-properties fo:font-weight="normal" officeooo:rsid="06c815e6" officeooo:paragraph-rsid="06c94bd6" style:font-weight-asian="normal" style:font-weight-complex="normal"/>
    </style:style>
    <style:style style:name="P143" style:family="paragraph" style:parent-style-name="Text_20_body">
      <style:text-properties fo:font-weight="normal" officeooo:rsid="06da7e07" officeooo:paragraph-rsid="06da7e07" style:font-weight-asian="normal" style:font-weight-complex="normal"/>
    </style:style>
    <style:style style:name="P144" style:family="paragraph" style:parent-style-name="Text_20_body">
      <style:text-properties fo:font-weight="normal" officeooo:rsid="06eaaf0f" officeooo:paragraph-rsid="06eaaf0f" style:font-weight-asian="normal" style:font-weight-complex="normal"/>
    </style:style>
    <style:style style:name="P145" style:family="paragraph" style:parent-style-name="Text_20_body">
      <style:text-properties fo:font-weight="normal" officeooo:rsid="06f256cd" officeooo:paragraph-rsid="06f256cd" style:font-weight-asian="normal" style:font-weight-complex="normal"/>
    </style:style>
    <style:style style:name="P146" style:family="paragraph" style:parent-style-name="Text_20_body">
      <style:text-properties fo:font-weight="normal" officeooo:rsid="071264cf" officeooo:paragraph-rsid="071264cf" style:font-weight-asian="normal" style:font-weight-complex="normal"/>
    </style:style>
    <style:style style:name="P147" style:family="paragraph" style:parent-style-name="Text_20_body">
      <style:text-properties fo:font-weight="normal" officeooo:rsid="073465cc" officeooo:paragraph-rsid="073465cc" style:font-weight-asian="normal" style:font-weight-complex="normal"/>
    </style:style>
    <style:style style:name="P148" style:family="paragraph" style:parent-style-name="Text_20_body">
      <style:text-properties fo:font-weight="normal" officeooo:rsid="06e667e6" officeooo:paragraph-rsid="06e667e6" style:font-weight-asian="normal" style:font-weight-complex="normal"/>
    </style:style>
    <style:style style:name="P149" style:family="paragraph" style:parent-style-name="Text_20_body">
      <style:text-properties fo:font-weight="normal" officeooo:rsid="02dfc3de" officeooo:paragraph-rsid="073cf64a" style:font-weight-asian="normal" style:font-weight-complex="normal"/>
    </style:style>
    <style:style style:name="P150" style:family="paragraph" style:parent-style-name="Text_20_body">
      <style:text-properties fo:font-weight="normal" officeooo:rsid="02e1e6fd" officeooo:paragraph-rsid="07400ff8" style:font-weight-asian="normal" style:font-weight-complex="normal"/>
    </style:style>
    <style:style style:name="P151" style:family="paragraph" style:parent-style-name="Text_20_body">
      <style:text-properties fo:font-weight="normal" officeooo:rsid="0748c9fa" officeooo:paragraph-rsid="0748c9fa" style:font-weight-asian="normal" style:font-weight-complex="normal"/>
    </style:style>
    <style:style style:name="P152" style:family="paragraph" style:parent-style-name="Text_20_body">
      <style:text-properties fo:font-weight="normal" officeooo:rsid="02ea99ec" officeooo:paragraph-rsid="074aeb99" style:font-weight-asian="normal" style:font-weight-complex="normal"/>
    </style:style>
    <style:style style:name="P153" style:family="paragraph" style:parent-style-name="Text_20_body">
      <style:text-properties fo:font-weight="normal" officeooo:rsid="04f8e3cd" officeooo:paragraph-rsid="074a95b0" style:font-weight-asian="normal" style:font-weight-complex="normal"/>
    </style:style>
    <style:style style:name="P154" style:family="paragraph" style:parent-style-name="Text_20_body">
      <style:text-properties fo:font-weight="normal" officeooo:rsid="072eadc1" officeooo:paragraph-rsid="06db803a" style:font-weight-asian="normal" style:font-weight-complex="normal"/>
    </style:style>
    <style:style style:name="P155" style:family="paragraph" style:parent-style-name="Text_20_body">
      <style:text-properties fo:font-weight="normal" officeooo:rsid="07326d32" officeooo:paragraph-rsid="02d7c296" style:font-weight-asian="normal" style:font-weight-complex="normal"/>
    </style:style>
    <style:style style:name="P156" style:family="paragraph" style:parent-style-name="Text_20_body">
      <style:text-properties fo:font-weight="normal" officeooo:rsid="078f78c6" officeooo:paragraph-rsid="078f78c6" style:font-weight-asian="normal" style:font-weight-complex="normal"/>
    </style:style>
    <style:style style:name="P157" style:family="paragraph" style:parent-style-name="Text_20_body">
      <style:text-properties fo:font-weight="normal" officeooo:rsid="078d871e" officeooo:paragraph-rsid="0602d606" style:font-weight-asian="normal" style:font-weight-complex="normal"/>
    </style:style>
    <style:style style:name="P158" style:family="paragraph" style:parent-style-name="Text_20_body">
      <style:text-properties fo:font-weight="normal" officeooo:rsid="095d167e" officeooo:paragraph-rsid="095d167e" style:font-weight-asian="normal" style:font-weight-complex="normal"/>
    </style:style>
    <style:style style:name="P159" style:family="paragraph" style:parent-style-name="Text_20_body">
      <style:text-properties officeooo:rsid="02f258b7" officeooo:paragraph-rsid="02f258b7"/>
    </style:style>
    <style:style style:name="P160" style:family="paragraph" style:parent-style-name="Text_20_body">
      <style:text-properties officeooo:rsid="03031fc2" officeooo:paragraph-rsid="03051796"/>
    </style:style>
    <style:style style:name="P161" style:family="paragraph" style:parent-style-name="Text_20_body">
      <style:text-properties officeooo:rsid="03051796" officeooo:paragraph-rsid="03051796"/>
    </style:style>
    <style:style style:name="P162" style:family="paragraph" style:parent-style-name="Text_20_body">
      <style:text-properties officeooo:rsid="0308f6b3" officeooo:paragraph-rsid="0308f6b3"/>
    </style:style>
    <style:style style:name="P163" style:family="paragraph" style:parent-style-name="Text_20_body">
      <style:text-properties officeooo:rsid="030a4d1e" officeooo:paragraph-rsid="030a4d1e"/>
    </style:style>
    <style:style style:name="P164" style:family="paragraph" style:parent-style-name="Text_20_body">
      <style:text-properties officeooo:rsid="03152bec" officeooo:paragraph-rsid="03152bec"/>
    </style:style>
    <style:style style:name="P165" style:family="paragraph" style:parent-style-name="Text_20_body">
      <style:text-properties officeooo:paragraph-rsid="031596ba"/>
    </style:style>
    <style:style style:name="P166" style:family="paragraph" style:parent-style-name="Text_20_body">
      <style:text-properties officeooo:rsid="0318db80" officeooo:paragraph-rsid="0318db80"/>
    </style:style>
    <style:style style:name="P167" style:family="paragraph" style:parent-style-name="Text_20_body">
      <style:text-properties officeooo:rsid="031b3aea" officeooo:paragraph-rsid="032401d6"/>
    </style:style>
    <style:style style:name="P168" style:family="paragraph" style:parent-style-name="Text_20_body">
      <style:text-properties officeooo:rsid="033804c8" officeooo:paragraph-rsid="033ad77d"/>
    </style:style>
    <style:style style:name="P169" style:family="paragraph" style:parent-style-name="Text_20_body">
      <style:text-properties officeooo:rsid="033ad77d" officeooo:paragraph-rsid="033ad77d"/>
    </style:style>
    <style:style style:name="P170" style:family="paragraph" style:parent-style-name="Text_20_body">
      <style:text-properties officeooo:rsid="033ad77d" officeooo:paragraph-rsid="033bf630"/>
    </style:style>
    <style:style style:name="P171" style:family="paragraph" style:parent-style-name="Text_20_body">
      <style:text-properties officeooo:rsid="033bf630" officeooo:paragraph-rsid="033bf630"/>
    </style:style>
    <style:style style:name="P172" style:family="paragraph" style:parent-style-name="Text_20_body">
      <style:text-properties officeooo:rsid="03536667" officeooo:paragraph-rsid="03543430"/>
    </style:style>
    <style:style style:name="P173" style:family="paragraph" style:parent-style-name="Text_20_body">
      <style:text-properties officeooo:rsid="035579e5" officeooo:paragraph-rsid="035579e5"/>
    </style:style>
    <style:style style:name="P174" style:family="paragraph" style:parent-style-name="Text_20_body">
      <style:text-properties officeooo:rsid="03573853" officeooo:paragraph-rsid="03573853"/>
    </style:style>
    <style:style style:name="P175" style:family="paragraph" style:parent-style-name="Text_20_body">
      <style:text-properties officeooo:rsid="03612793" officeooo:paragraph-rsid="03612793"/>
    </style:style>
    <style:style style:name="P176" style:family="paragraph" style:parent-style-name="Text_20_body">
      <style:text-properties officeooo:rsid="03629361" officeooo:paragraph-rsid="0366398d"/>
    </style:style>
    <style:style style:name="P177" style:family="paragraph" style:parent-style-name="Text_20_body">
      <style:text-properties officeooo:rsid="03629361" officeooo:paragraph-rsid="03629361"/>
    </style:style>
    <style:style style:name="P178" style:family="paragraph" style:parent-style-name="Text_20_body">
      <style:text-properties officeooo:rsid="03629361" officeooo:paragraph-rsid="0363ad62"/>
    </style:style>
    <style:style style:name="P179" style:family="paragraph" style:parent-style-name="Text_20_body">
      <style:text-properties officeooo:rsid="03077b66" officeooo:paragraph-rsid="03077b66"/>
    </style:style>
    <style:style style:name="P180" style:family="paragraph" style:parent-style-name="Text_20_body">
      <style:text-properties officeooo:rsid="0307e519" officeooo:paragraph-rsid="03798b17"/>
    </style:style>
    <style:style style:name="P181" style:family="paragraph" style:parent-style-name="Text_20_body">
      <style:text-properties officeooo:rsid="037a9db9" officeooo:paragraph-rsid="037a9db9"/>
    </style:style>
    <style:style style:name="P182" style:family="paragraph" style:parent-style-name="Text_20_body">
      <style:text-properties officeooo:rsid="03092b44" officeooo:paragraph-rsid="037f7860"/>
    </style:style>
    <style:style style:name="P183" style:family="paragraph" style:parent-style-name="Text_20_body">
      <style:text-properties officeooo:rsid="03816c54" officeooo:paragraph-rsid="03816c54"/>
    </style:style>
    <style:style style:name="P184" style:family="paragraph" style:parent-style-name="Text_20_body">
      <style:text-properties officeooo:rsid="0381a119" officeooo:paragraph-rsid="0381a119"/>
    </style:style>
    <style:style style:name="P185" style:family="paragraph" style:parent-style-name="Text_20_body">
      <style:text-properties officeooo:rsid="0390d65f" officeooo:paragraph-rsid="0390d65f"/>
    </style:style>
    <style:style style:name="P186" style:family="paragraph" style:parent-style-name="Text_20_body">
      <style:text-properties officeooo:rsid="0099ba9d" officeooo:paragraph-rsid="087c7633"/>
    </style:style>
    <style:style style:name="P187" style:family="paragraph" style:parent-style-name="Text_20_body">
      <style:text-properties officeooo:rsid="039de161" officeooo:paragraph-rsid="087c7633"/>
    </style:style>
    <style:style style:name="P188" style:family="paragraph" style:parent-style-name="Text_20_body">
      <style:text-properties officeooo:rsid="03aba767" officeooo:paragraph-rsid="087c7633"/>
    </style:style>
    <style:style style:name="P189" style:family="paragraph" style:parent-style-name="Text_20_body">
      <style:text-properties officeooo:rsid="03acc8c3" officeooo:paragraph-rsid="087c7633"/>
    </style:style>
    <style:style style:name="P190" style:family="paragraph" style:parent-style-name="Text_20_body">
      <style:text-properties officeooo:rsid="008e15b0" officeooo:paragraph-rsid="087c7633"/>
    </style:style>
    <style:style style:name="P191" style:family="paragraph" style:parent-style-name="Text_20_body">
      <style:text-properties officeooo:rsid="008997de" officeooo:paragraph-rsid="087c7633"/>
    </style:style>
    <style:style style:name="P192" style:family="paragraph" style:parent-style-name="Text_20_body">
      <style:text-properties officeooo:rsid="03ba75b2" officeooo:paragraph-rsid="03ba75b2"/>
    </style:style>
    <style:style style:name="P193" style:family="paragraph" style:parent-style-name="Text_20_body">
      <style:text-properties officeooo:rsid="03bf5a49" officeooo:paragraph-rsid="03bf5a49"/>
    </style:style>
    <style:style style:name="P194" style:family="paragraph" style:parent-style-name="Text_20_body">
      <style:text-properties officeooo:rsid="03e74c05" officeooo:paragraph-rsid="03e74c05"/>
    </style:style>
    <style:style style:name="P195" style:family="paragraph" style:parent-style-name="Text_20_body">
      <style:text-properties officeooo:rsid="03eba31d" officeooo:paragraph-rsid="03eba31d"/>
    </style:style>
    <style:style style:name="P196" style:family="paragraph" style:parent-style-name="Text_20_body">
      <style:text-properties officeooo:rsid="03eba31d" officeooo:paragraph-rsid="03f01256"/>
    </style:style>
    <style:style style:name="P197" style:family="paragraph" style:parent-style-name="Text_20_body">
      <style:text-properties officeooo:paragraph-rsid="03f20b37"/>
    </style:style>
    <style:style style:name="P198" style:family="paragraph" style:parent-style-name="Text_20_body">
      <style:text-properties officeooo:rsid="03fe3f0b" officeooo:paragraph-rsid="0402818e"/>
    </style:style>
    <style:style style:name="P199" style:family="paragraph" style:parent-style-name="Text_20_body">
      <style:text-properties officeooo:rsid="04010434" officeooo:paragraph-rsid="04010434"/>
    </style:style>
    <style:style style:name="P200" style:family="paragraph" style:parent-style-name="Text_20_body">
      <style:text-properties officeooo:rsid="0423628f" officeooo:paragraph-rsid="0423628f"/>
    </style:style>
    <style:style style:name="P201" style:family="paragraph" style:parent-style-name="Text_20_body">
      <style:text-properties officeooo:rsid="0370a2d3" officeooo:paragraph-rsid="0371c6fb"/>
    </style:style>
    <style:style style:name="P202" style:family="paragraph" style:parent-style-name="Text_20_body">
      <style:text-properties officeooo:rsid="0370a2d3" officeooo:paragraph-rsid="07ac89d2"/>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369e643" officeooo:paragraph-rsid="044b503c"/>
    </style:style>
    <style:style style:name="P209" style:family="paragraph" style:parent-style-name="Text_20_body">
      <style:text-properties officeooo:rsid="008a50b2" officeooo:paragraph-rsid="087c7633"/>
    </style:style>
    <style:style style:name="P210" style:family="paragraph" style:parent-style-name="Text_20_body">
      <style:text-properties officeooo:rsid="03e87426" officeooo:paragraph-rsid="03f20b37"/>
    </style:style>
    <style:style style:name="P211" style:family="paragraph" style:parent-style-name="Text_20_body">
      <style:text-properties officeooo:rsid="03d3f224" officeooo:paragraph-rsid="03d3f224"/>
    </style:style>
    <style:style style:name="P212" style:family="paragraph" style:parent-style-name="Text_20_body">
      <style:text-properties officeooo:rsid="046a02a7" officeooo:paragraph-rsid="046a02a7"/>
    </style:style>
    <style:style style:name="P213" style:family="paragraph" style:parent-style-name="Text_20_body">
      <style:text-properties officeooo:rsid="03f3cd40" officeooo:paragraph-rsid="03f20b37"/>
    </style:style>
    <style:style style:name="P214" style:family="paragraph" style:parent-style-name="Text_20_body">
      <style:text-properties officeooo:paragraph-rsid="047e6b78"/>
    </style:style>
    <style:style style:name="P215" style:family="paragraph" style:parent-style-name="Text_20_body">
      <style:text-properties officeooo:rsid="0484e974" officeooo:paragraph-rsid="0484e974"/>
    </style:style>
    <style:style style:name="P216" style:family="paragraph" style:parent-style-name="Text_20_body">
      <style:text-properties officeooo:rsid="04a08003" officeooo:paragraph-rsid="04a08003"/>
    </style:style>
    <style:style style:name="P217" style:family="paragraph" style:parent-style-name="Text_20_body">
      <style:text-properties officeooo:rsid="04a08003" officeooo:paragraph-rsid="052784e9"/>
    </style:style>
    <style:style style:name="P218" style:family="paragraph" style:parent-style-name="Text_20_body">
      <style:text-properties officeooo:rsid="04947b6e" officeooo:paragraph-rsid="04945e5d"/>
    </style:style>
    <style:style style:name="P219" style:family="paragraph" style:parent-style-name="Text_20_body">
      <style:text-properties officeooo:rsid="04a5912b" officeooo:paragraph-rsid="04a5912b"/>
    </style:style>
    <style:style style:name="P220" style:family="paragraph" style:parent-style-name="Text_20_body">
      <style:text-properties officeooo:rsid="04ab2195" officeooo:paragraph-rsid="04b91438"/>
    </style:style>
    <style:style style:name="P221" style:family="paragraph" style:parent-style-name="Text_20_body">
      <style:text-properties officeooo:rsid="0331dc6b" officeooo:paragraph-rsid="04afec35"/>
    </style:style>
    <style:style style:name="P222" style:family="paragraph" style:parent-style-name="Text_20_body">
      <style:text-properties officeooo:rsid="04bce4ce" officeooo:paragraph-rsid="04bce4ce"/>
    </style:style>
    <style:style style:name="P223" style:family="paragraph" style:parent-style-name="Text_20_body">
      <style:text-properties officeooo:rsid="04bdbe54" officeooo:paragraph-rsid="04bdbe54"/>
    </style:style>
    <style:style style:name="P224" style:family="paragraph" style:parent-style-name="Text_20_body">
      <style:text-properties officeooo:rsid="04bdbe54" officeooo:paragraph-rsid="08e458ce"/>
    </style:style>
    <style:style style:name="P225" style:family="paragraph" style:parent-style-name="Text_20_body">
      <style:text-properties officeooo:rsid="04c0068e" officeooo:paragraph-rsid="04c0068e"/>
    </style:style>
    <style:style style:name="P226" style:family="paragraph" style:parent-style-name="Text_20_body">
      <style:text-properties officeooo:rsid="04c1bc6d" officeooo:paragraph-rsid="04c1bc6d"/>
    </style:style>
    <style:style style:name="P227" style:family="paragraph" style:parent-style-name="Text_20_body">
      <style:text-properties officeooo:rsid="04c1bc6d" officeooo:paragraph-rsid="04c362d4"/>
    </style:style>
    <style:style style:name="P228" style:family="paragraph" style:parent-style-name="Text_20_body">
      <style:text-properties officeooo:rsid="04c50014" officeooo:paragraph-rsid="04c50014"/>
    </style:style>
    <style:style style:name="P229" style:family="paragraph" style:parent-style-name="Text_20_body">
      <style:text-properties officeooo:rsid="04c619f6" officeooo:paragraph-rsid="04c75ae0"/>
    </style:style>
    <style:style style:name="P230" style:family="paragraph" style:parent-style-name="Text_20_body">
      <style:text-properties officeooo:rsid="04c619f6" officeooo:paragraph-rsid="04f03a60"/>
    </style:style>
    <style:style style:name="P231" style:family="paragraph" style:parent-style-name="Text_20_body">
      <style:text-properties officeooo:rsid="04ca7d43" officeooo:paragraph-rsid="04cec395"/>
    </style:style>
    <style:style style:name="P232" style:family="paragraph" style:parent-style-name="Text_20_body">
      <style:text-properties officeooo:paragraph-rsid="04d5b243"/>
    </style:style>
    <style:style style:name="P233" style:family="paragraph" style:parent-style-name="Text_20_body">
      <style:text-properties officeooo:rsid="04d7d4e9" officeooo:paragraph-rsid="04d7d4e9"/>
    </style:style>
    <style:style style:name="P234" style:family="paragraph" style:parent-style-name="Text_20_body">
      <style:text-properties officeooo:paragraph-rsid="04d9f992"/>
    </style:style>
    <style:style style:name="P235" style:family="paragraph" style:parent-style-name="Text_20_body">
      <style:text-properties officeooo:rsid="04e311f4" officeooo:paragraph-rsid="04e51034"/>
    </style:style>
    <style:style style:name="P236" style:family="paragraph" style:parent-style-name="Text_20_body">
      <style:text-properties officeooo:rsid="04e311f4" officeooo:paragraph-rsid="04e927dc"/>
    </style:style>
    <style:style style:name="P237" style:family="paragraph" style:parent-style-name="Text_20_body">
      <style:text-properties officeooo:rsid="04e927dc" officeooo:paragraph-rsid="04e927dc"/>
    </style:style>
    <style:style style:name="P238" style:family="paragraph" style:parent-style-name="Text_20_body">
      <style:text-properties officeooo:rsid="04ad1110" officeooo:paragraph-rsid="04b91438"/>
    </style:style>
    <style:style style:name="P239" style:family="paragraph" style:parent-style-name="Text_20_body">
      <style:text-properties officeooo:rsid="04c75ae0" officeooo:paragraph-rsid="04c75ae0"/>
    </style:style>
    <style:style style:name="P240" style:family="paragraph" style:parent-style-name="Text_20_body">
      <style:text-properties officeooo:rsid="04e51034" officeooo:paragraph-rsid="04e311f4"/>
    </style:style>
    <style:style style:name="P241" style:family="paragraph" style:parent-style-name="Text_20_body">
      <style:text-properties officeooo:paragraph-rsid="04f27568"/>
    </style:style>
    <style:style style:name="P242" style:family="paragraph" style:parent-style-name="Text_20_body">
      <style:text-properties officeooo:paragraph-rsid="04f51a45"/>
    </style:style>
    <style:style style:name="P243" style:family="paragraph" style:parent-style-name="Text_20_body">
      <style:text-properties officeooo:rsid="04f67aa3" officeooo:paragraph-rsid="04f7aace"/>
    </style:style>
    <style:style style:name="P244" style:family="paragraph" style:parent-style-name="Text_20_body">
      <style:text-properties officeooo:paragraph-rsid="04fbf681"/>
    </style:style>
    <style:style style:name="P245" style:family="paragraph" style:parent-style-name="Text_20_body">
      <style:text-properties officeooo:rsid="0501124a" officeooo:paragraph-rsid="0501124a"/>
    </style:style>
    <style:style style:name="P246" style:family="paragraph" style:parent-style-name="Text_20_body">
      <style:text-properties officeooo:rsid="0503c058" officeooo:paragraph-rsid="0503c058"/>
    </style:style>
    <style:style style:name="P247" style:family="paragraph" style:parent-style-name="Text_20_body">
      <style:text-properties officeooo:rsid="05062c26" officeooo:paragraph-rsid="05062c26"/>
    </style:style>
    <style:style style:name="P248" style:family="paragraph" style:parent-style-name="Text_20_body">
      <style:text-properties officeooo:rsid="0506e738" officeooo:paragraph-rsid="0507e461"/>
    </style:style>
    <style:style style:name="P249" style:family="paragraph" style:parent-style-name="Text_20_body">
      <style:text-properties officeooo:rsid="0506e738" officeooo:paragraph-rsid="090e4cdf"/>
    </style:style>
    <style:style style:name="P250" style:family="paragraph" style:parent-style-name="Text_20_body">
      <style:text-properties officeooo:rsid="0507e461" officeooo:paragraph-rsid="050a5605"/>
    </style:style>
    <style:style style:name="P251" style:family="paragraph" style:parent-style-name="Text_20_body">
      <style:text-properties officeooo:rsid="050d9acc" officeooo:paragraph-rsid="050d9acc"/>
    </style:style>
    <style:style style:name="P252" style:family="paragraph" style:parent-style-name="Text_20_body">
      <style:text-properties officeooo:rsid="04882d7a" officeooo:paragraph-rsid="05217801"/>
    </style:style>
    <style:style style:name="P253" style:family="paragraph" style:parent-style-name="Text_20_body">
      <style:text-properties officeooo:rsid="0512f97a" officeooo:paragraph-rsid="0514b48c"/>
    </style:style>
    <style:style style:name="P254" style:family="paragraph" style:parent-style-name="Text_20_body">
      <style:text-properties officeooo:rsid="0512f97a" officeooo:paragraph-rsid="051a5ac5"/>
    </style:style>
    <style:style style:name="P255" style:family="paragraph" style:parent-style-name="Text_20_body">
      <style:text-properties officeooo:rsid="0514b48c" officeooo:paragraph-rsid="0514b48c"/>
    </style:style>
    <style:style style:name="P256" style:family="paragraph" style:parent-style-name="Text_20_body">
      <style:text-properties officeooo:rsid="0514b48c" officeooo:paragraph-rsid="051a5ac5"/>
    </style:style>
    <style:style style:name="P257" style:family="paragraph" style:parent-style-name="Text_20_body">
      <style:text-properties officeooo:rsid="051885bf" officeooo:paragraph-rsid="051885bf"/>
    </style:style>
    <style:style style:name="P258" style:family="paragraph" style:parent-style-name="Text_20_body">
      <style:text-properties officeooo:rsid="0518c15a" officeooo:paragraph-rsid="0518c15a"/>
    </style:style>
    <style:style style:name="P259" style:family="paragraph" style:parent-style-name="Text_20_body">
      <style:text-properties officeooo:rsid="051de6a5" officeooo:paragraph-rsid="051de6a5"/>
    </style:style>
    <style:style style:name="P260" style:family="paragraph" style:parent-style-name="Text_20_body">
      <style:text-properties officeooo:rsid="051ea6d5" officeooo:paragraph-rsid="051ea6d5"/>
    </style:style>
    <style:style style:name="P261" style:family="paragraph" style:parent-style-name="Text_20_body">
      <style:text-properties officeooo:rsid="051f2f13" officeooo:paragraph-rsid="05236c1f"/>
    </style:style>
    <style:style style:name="P262" style:family="paragraph" style:parent-style-name="Text_20_body">
      <style:text-properties officeooo:rsid="051f2f13" officeooo:paragraph-rsid="08c77cd6"/>
    </style:style>
    <style:style style:name="P263" style:family="paragraph" style:parent-style-name="Text_20_body">
      <style:text-properties officeooo:rsid="051f2f13" officeooo:paragraph-rsid="08c9141d"/>
    </style:style>
    <style:style style:name="P264" style:family="paragraph" style:parent-style-name="Text_20_body">
      <style:text-properties officeooo:rsid="04b3586d" officeooo:paragraph-rsid="052a13c9"/>
    </style:style>
    <style:style style:name="P265" style:family="paragraph" style:parent-style-name="Text_20_body">
      <style:text-properties officeooo:rsid="051a5ac5" officeooo:paragraph-rsid="05191fb2"/>
    </style:style>
    <style:style style:name="P266" style:family="paragraph" style:parent-style-name="Text_20_body">
      <style:text-properties officeooo:rsid="051a5ac5" officeooo:paragraph-rsid="051a5ac5"/>
    </style:style>
    <style:style style:name="P267" style:family="paragraph" style:parent-style-name="Text_20_body">
      <style:text-properties officeooo:rsid="053dbd3a" officeooo:paragraph-rsid="053dbd3a"/>
    </style:style>
    <style:style style:name="P268" style:family="paragraph" style:parent-style-name="Text_20_body">
      <style:text-properties officeooo:rsid="054046d6" officeooo:paragraph-rsid="054046d6"/>
    </style:style>
    <style:style style:name="P269" style:family="paragraph" style:parent-style-name="Text_20_body">
      <style:text-properties officeooo:rsid="00c9808d" officeooo:paragraph-rsid="05680cc5"/>
    </style:style>
    <style:style style:name="P270" style:family="paragraph" style:parent-style-name="Text_20_body">
      <style:text-properties officeooo:rsid="01135382" officeooo:paragraph-rsid="056f2ff8"/>
    </style:style>
    <style:style style:name="P271" style:family="paragraph" style:parent-style-name="Text_20_body">
      <style:text-properties officeooo:rsid="0198930d" officeooo:paragraph-rsid="0598b667"/>
    </style:style>
    <style:style style:name="P272" style:family="paragraph" style:parent-style-name="Text_20_body">
      <style:text-properties officeooo:rsid="01576f68" officeooo:paragraph-rsid="0580a5c8"/>
    </style:style>
    <style:style style:name="P273" style:family="paragraph" style:parent-style-name="Text_20_body">
      <style:text-properties officeooo:rsid="01b2e0fe" officeooo:paragraph-rsid="0587bb60"/>
    </style:style>
    <style:style style:name="P274" style:family="paragraph" style:parent-style-name="Text_20_body">
      <style:text-properties officeooo:rsid="059adf18" officeooo:paragraph-rsid="059adf18"/>
    </style:style>
    <style:style style:name="P275" style:family="paragraph" style:parent-style-name="Text_20_body">
      <style:text-properties officeooo:rsid="059adf18" officeooo:paragraph-rsid="05a3223b"/>
    </style:style>
    <style:style style:name="P276" style:family="paragraph" style:parent-style-name="Text_20_body">
      <style:text-properties officeooo:rsid="059cd16b" officeooo:paragraph-rsid="059cd16b"/>
    </style:style>
    <style:style style:name="P277" style:family="paragraph" style:parent-style-name="Text_20_body">
      <style:text-properties officeooo:rsid="05bb974c" officeooo:paragraph-rsid="05be1323"/>
    </style:style>
    <style:style style:name="P278" style:family="paragraph" style:parent-style-name="Text_20_body">
      <style:text-properties officeooo:rsid="05be1323" officeooo:paragraph-rsid="05be1323"/>
    </style:style>
    <style:style style:name="P279" style:family="paragraph" style:parent-style-name="Text_20_body">
      <style:text-properties officeooo:rsid="05beaede" officeooo:paragraph-rsid="05bf0400"/>
    </style:style>
    <style:style style:name="P280" style:family="paragraph" style:parent-style-name="Text_20_body">
      <style:text-properties officeooo:rsid="05c0dca2" officeooo:paragraph-rsid="05c0dca2"/>
    </style:style>
    <style:style style:name="P281" style:family="paragraph" style:parent-style-name="Text_20_body">
      <style:text-properties officeooo:rsid="05c0dca2" officeooo:paragraph-rsid="05c26c1a"/>
    </style:style>
    <style:style style:name="P282" style:family="paragraph" style:parent-style-name="Text_20_body">
      <style:text-properties officeooo:rsid="05c78fe4" officeooo:paragraph-rsid="05c78fe4"/>
    </style:style>
    <style:style style:name="P283" style:family="paragraph" style:parent-style-name="Text_20_body">
      <style:text-properties officeooo:rsid="05c98b08" officeooo:paragraph-rsid="05c98b08"/>
    </style:style>
    <style:style style:name="P284" style:family="paragraph" style:parent-style-name="Text_20_body">
      <style:text-properties officeooo:rsid="05c98b08" officeooo:paragraph-rsid="059cd16b"/>
    </style:style>
    <style:style style:name="P285" style:family="paragraph" style:parent-style-name="Text_20_body">
      <style:text-properties officeooo:rsid="05cacfec" officeooo:paragraph-rsid="05cacfec"/>
    </style:style>
    <style:style style:name="P286" style:family="paragraph" style:parent-style-name="Text_20_body">
      <style:text-properties officeooo:rsid="05cc367b" officeooo:paragraph-rsid="05cc367b"/>
    </style:style>
    <style:style style:name="P287" style:family="paragraph" style:parent-style-name="Text_20_body">
      <style:text-properties officeooo:rsid="00a5d773" officeooo:paragraph-rsid="05533d47"/>
    </style:style>
    <style:style style:name="P288" style:family="paragraph" style:parent-style-name="Text_20_body">
      <style:text-properties officeooo:rsid="00d01140" officeooo:paragraph-rsid="05663493"/>
    </style:style>
    <style:style style:name="P289" style:family="paragraph" style:parent-style-name="Text_20_body">
      <style:text-properties officeooo:rsid="015f66bf" officeooo:paragraph-rsid="010b5eda"/>
    </style:style>
    <style:style style:name="P290" style:family="paragraph" style:parent-style-name="Text_20_body">
      <style:text-properties officeooo:rsid="05d15d7c" officeooo:paragraph-rsid="05d15d7c"/>
    </style:style>
    <style:style style:name="P291" style:family="paragraph" style:parent-style-name="Text_20_body">
      <style:text-properties officeooo:paragraph-rsid="05daa595"/>
    </style:style>
    <style:style style:name="P292" style:family="paragraph" style:parent-style-name="Text_20_body">
      <style:text-properties officeooo:paragraph-rsid="01adc92d"/>
    </style:style>
    <style:style style:name="P293" style:family="paragraph" style:parent-style-name="Text_20_body">
      <style:text-properties officeooo:rsid="05e9ea06" officeooo:paragraph-rsid="05e9ea06"/>
    </style:style>
    <style:style style:name="P294" style:family="paragraph" style:parent-style-name="Text_20_body">
      <style:text-properties officeooo:rsid="01d128a6" officeooo:paragraph-rsid="05ee89ad"/>
    </style:style>
    <style:style style:name="P295" style:family="paragraph" style:parent-style-name="Text_20_body">
      <style:text-properties officeooo:rsid="01d128a6" officeooo:paragraph-rsid="05f212b3"/>
    </style:style>
    <style:style style:name="P296" style:family="paragraph" style:parent-style-name="Text_20_body">
      <style:text-properties officeooo:rsid="01d2f341" officeooo:paragraph-rsid="05f212b3"/>
    </style:style>
    <style:style style:name="P297" style:family="paragraph" style:parent-style-name="Text_20_body">
      <style:text-properties officeooo:rsid="05f212b3" officeooo:paragraph-rsid="05f212b3"/>
    </style:style>
    <style:style style:name="P298" style:family="paragraph" style:parent-style-name="Text_20_body">
      <style:text-properties officeooo:rsid="01c168d1" officeooo:paragraph-rsid="0626f712"/>
    </style:style>
    <style:style style:name="P299" style:family="paragraph" style:parent-style-name="Text_20_body">
      <style:text-properties officeooo:rsid="0603ac76" officeooo:paragraph-rsid="0603ac76"/>
    </style:style>
    <style:style style:name="P300" style:family="paragraph" style:parent-style-name="Text_20_body">
      <style:text-properties officeooo:rsid="06047fe4" officeooo:paragraph-rsid="06047fe4"/>
    </style:style>
    <style:style style:name="P301" style:family="paragraph" style:parent-style-name="Text_20_body">
      <style:text-properties officeooo:rsid="00e3aa66" officeooo:paragraph-rsid="060cd1ce"/>
    </style:style>
    <style:style style:name="P302" style:family="paragraph" style:parent-style-name="Text_20_body">
      <style:text-properties officeooo:rsid="06160c91" officeooo:paragraph-rsid="06160c91"/>
    </style:style>
    <style:style style:name="P303" style:family="paragraph" style:parent-style-name="Text_20_body">
      <style:text-properties officeooo:rsid="01f017af" officeooo:paragraph-rsid="0624d818"/>
    </style:style>
    <style:style style:name="P304" style:family="paragraph" style:parent-style-name="Text_20_body">
      <style:text-properties officeooo:paragraph-rsid="06222e80"/>
    </style:style>
    <style:style style:name="P305" style:family="paragraph" style:parent-style-name="Text_20_body">
      <style:text-properties officeooo:paragraph-rsid="06302ae7"/>
    </style:style>
    <style:style style:name="P306" style:family="paragraph" style:parent-style-name="Text_20_body">
      <style:text-properties officeooo:rsid="038affcc" officeooo:paragraph-rsid="063e7afb"/>
    </style:style>
    <style:style style:name="P307" style:family="paragraph" style:parent-style-name="Text_20_body">
      <style:text-properties officeooo:rsid="022e73f4" officeooo:paragraph-rsid="063f1602"/>
    </style:style>
    <style:style style:name="P308" style:family="paragraph" style:parent-style-name="Text_20_body">
      <style:text-properties officeooo:paragraph-rsid="0641508c"/>
    </style:style>
    <style:style style:name="P309" style:family="paragraph" style:parent-style-name="Text_20_body">
      <style:text-properties officeooo:paragraph-rsid="066145a9"/>
    </style:style>
    <style:style style:name="P310" style:family="paragraph" style:parent-style-name="Text_20_body">
      <style:text-properties officeooo:rsid="0668b208" officeooo:paragraph-rsid="0668b208"/>
    </style:style>
    <style:style style:name="P311"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2" style:family="paragraph" style:parent-style-name="Text_20_body">
      <style:text-properties officeooo:paragraph-rsid="024748f9"/>
    </style:style>
    <style:style style:name="P313" style:family="paragraph" style:parent-style-name="Text_20_body">
      <style:text-properties officeooo:rsid="0289040a" officeooo:paragraph-rsid="0670cfce"/>
    </style:style>
    <style:style style:name="P314" style:family="paragraph" style:parent-style-name="Text_20_body">
      <style:text-properties officeooo:rsid="0613d7ba" officeooo:paragraph-rsid="061d7225"/>
    </style:style>
    <style:style style:name="P315" style:family="paragraph" style:parent-style-name="Text_20_body">
      <style:text-properties officeooo:rsid="01f11eeb" officeooo:paragraph-rsid="0624d818"/>
    </style:style>
    <style:style style:name="P316" style:family="paragraph" style:parent-style-name="Text_20_body">
      <style:text-properties officeooo:rsid="067f7cbd" officeooo:paragraph-rsid="067f7cbd"/>
    </style:style>
    <style:style style:name="P317" style:family="paragraph" style:parent-style-name="Text_20_body">
      <style:text-properties officeooo:rsid="0681283d" officeooo:paragraph-rsid="0681283d"/>
    </style:style>
    <style:style style:name="P318" style:family="paragraph" style:parent-style-name="Text_20_body">
      <style:text-properties officeooo:rsid="06816150" officeooo:paragraph-rsid="06816150"/>
    </style:style>
    <style:style style:name="P319" style:family="paragraph" style:parent-style-name="Text_20_body">
      <style:text-properties officeooo:rsid="06832f3c" officeooo:paragraph-rsid="06832f3c"/>
    </style:style>
    <style:style style:name="P320" style:family="paragraph" style:parent-style-name="Text_20_body">
      <style:text-properties officeooo:rsid="068b7197" officeooo:paragraph-rsid="068b7197"/>
    </style:style>
    <style:style style:name="P321" style:family="paragraph" style:parent-style-name="Text_20_body">
      <style:text-properties officeooo:rsid="0690563d" officeooo:paragraph-rsid="0690563d"/>
    </style:style>
    <style:style style:name="P322" style:family="paragraph" style:parent-style-name="Text_20_body">
      <style:text-properties officeooo:rsid="0690563d" officeooo:paragraph-rsid="0690a35a"/>
    </style:style>
    <style:style style:name="P323" style:family="paragraph" style:parent-style-name="Text_20_body">
      <style:text-properties officeooo:rsid="02b69b65" officeooo:paragraph-rsid="06930887"/>
    </style:style>
    <style:style style:name="P324" style:family="paragraph" style:parent-style-name="Text_20_body">
      <style:text-properties officeooo:paragraph-rsid="02c31777"/>
    </style:style>
    <style:style style:name="P325" style:family="paragraph" style:parent-style-name="Text_20_body">
      <style:text-properties officeooo:rsid="06cf25e0" officeooo:paragraph-rsid="06cf25e0"/>
    </style:style>
    <style:style style:name="P326" style:family="paragraph" style:parent-style-name="Text_20_body">
      <style:text-properties officeooo:rsid="06d423f1" officeooo:paragraph-rsid="06d423f1"/>
    </style:style>
    <style:style style:name="P327" style:family="paragraph" style:parent-style-name="Text_20_body">
      <style:text-properties style:font-name="Verdana" officeooo:rsid="070232fe" officeooo:paragraph-rsid="0705946c"/>
    </style:style>
    <style:style style:name="P328" style:family="paragraph" style:parent-style-name="Text_20_body">
      <style:text-properties style:font-name="Verdana" officeooo:rsid="0705946c" officeooo:paragraph-rsid="0705946c"/>
    </style:style>
    <style:style style:name="P329" style:family="paragraph" style:parent-style-name="Text_20_body">
      <style:text-properties style:font-name="Verdana" officeooo:rsid="02c618eb" officeooo:paragraph-rsid="02c79c66"/>
    </style:style>
    <style:style style:name="P330" style:family="paragraph" style:parent-style-name="Text_20_body">
      <style:text-properties style:font-name="Verdana" officeooo:rsid="071deda5" officeooo:paragraph-rsid="071deda5"/>
    </style:style>
    <style:style style:name="P331" style:family="paragraph" style:parent-style-name="Text_20_body">
      <style:text-properties officeooo:rsid="06d0805d"/>
    </style:style>
    <style:style style:name="P332" style:family="paragraph" style:parent-style-name="Text_20_body">
      <style:text-properties officeooo:rsid="06d0805d" officeooo:paragraph-rsid="07227219"/>
    </style:style>
    <style:style style:name="P333" style:family="paragraph" style:parent-style-name="Text_20_body">
      <style:text-properties officeooo:rsid="06d0805d" officeooo:paragraph-rsid="06d0805d"/>
    </style:style>
    <style:style style:name="P334" style:family="paragraph" style:parent-style-name="Text_20_body">
      <style:text-properties officeooo:paragraph-rsid="0706e9d6"/>
    </style:style>
    <style:style style:name="P335" style:family="paragraph" style:parent-style-name="Text_20_body">
      <style:text-properties officeooo:rsid="06b893cb" officeooo:paragraph-rsid="070c2a13"/>
    </style:style>
    <style:style style:name="P336" style:family="paragraph" style:parent-style-name="Text_20_body">
      <style:text-properties officeooo:paragraph-rsid="070f2a54"/>
    </style:style>
    <style:style style:name="P337" style:family="paragraph" style:parent-style-name="Text_20_body">
      <style:text-properties officeooo:paragraph-rsid="071083db"/>
    </style:style>
    <style:style style:name="P338" style:family="paragraph" style:parent-style-name="Text_20_body">
      <style:text-properties officeooo:rsid="071c984f" officeooo:paragraph-rsid="071c984f"/>
    </style:style>
    <style:style style:name="P339" style:family="paragraph" style:parent-style-name="Text_20_body">
      <style:text-properties officeooo:paragraph-rsid="071deda5"/>
    </style:style>
    <style:style style:name="P340" style:family="paragraph" style:parent-style-name="Text_20_body">
      <style:text-properties officeooo:rsid="07227411" officeooo:paragraph-rsid="07227411"/>
    </style:style>
    <style:style style:name="P341" style:family="paragraph" style:parent-style-name="Text_20_body">
      <style:text-properties officeooo:rsid="07278245" officeooo:paragraph-rsid="07278245"/>
    </style:style>
    <style:style style:name="P342" style:family="paragraph" style:parent-style-name="Text_20_body">
      <style:text-properties officeooo:rsid="072cfdb3" officeooo:paragraph-rsid="072cfdb3"/>
    </style:style>
    <style:style style:name="P343" style:family="paragraph" style:parent-style-name="Text_20_body">
      <style:text-properties officeooo:paragraph-rsid="073cf64a"/>
    </style:style>
    <style:style style:name="P344" style:family="paragraph" style:parent-style-name="Text_20_body">
      <style:text-properties officeooo:paragraph-rsid="07400ff8"/>
    </style:style>
    <style:style style:name="P345" style:family="paragraph" style:parent-style-name="Text_20_body">
      <style:text-properties officeooo:rsid="07428a40" officeooo:paragraph-rsid="07428a40"/>
    </style:style>
    <style:style style:name="P346" style:family="paragraph" style:parent-style-name="Text_20_body">
      <style:text-properties officeooo:rsid="02ec4789" officeooo:paragraph-rsid="02ec4789"/>
    </style:style>
    <style:style style:name="P347" style:family="paragraph" style:parent-style-name="Text_20_body">
      <style:text-properties officeooo:rsid="07494e11" officeooo:paragraph-rsid="076e46aa"/>
    </style:style>
    <style:style style:name="P348" style:family="paragraph" style:parent-style-name="Text_20_body">
      <style:text-properties officeooo:rsid="07511c63" officeooo:paragraph-rsid="07511c63"/>
    </style:style>
    <style:style style:name="P349" style:family="paragraph" style:parent-style-name="Text_20_body">
      <style:text-properties officeooo:rsid="07573ed6" officeooo:paragraph-rsid="07573ed6"/>
    </style:style>
    <style:style style:name="P350" style:family="paragraph" style:parent-style-name="Text_20_body">
      <style:text-properties officeooo:rsid="075ce452" officeooo:paragraph-rsid="075ce452"/>
    </style:style>
    <style:style style:name="P351" style:family="paragraph" style:parent-style-name="Text_20_body">
      <style:text-properties officeooo:rsid="03341a99" officeooo:paragraph-rsid="04afec35"/>
    </style:style>
    <style:style style:name="P352" style:family="paragraph" style:parent-style-name="Text_20_body">
      <style:text-properties officeooo:rsid="0779a289" officeooo:paragraph-rsid="07822849"/>
    </style:style>
    <style:style style:name="P353" style:family="paragraph" style:parent-style-name="Text_20_body">
      <style:text-properties officeooo:rsid="072f61ec" officeooo:paragraph-rsid="072f61ec"/>
    </style:style>
    <style:style style:name="P354" style:family="paragraph" style:parent-style-name="Text_20_body">
      <style:text-properties officeooo:rsid="036c0b68" officeooo:paragraph-rsid="07bfc3aa"/>
    </style:style>
    <style:style style:name="P355" style:family="paragraph" style:parent-style-name="Text_20_body">
      <style:text-properties officeooo:rsid="078bb969" officeooo:paragraph-rsid="078d871e"/>
    </style:style>
    <style:style style:name="P356" style:family="paragraph" style:parent-style-name="Text_20_body">
      <style:text-properties officeooo:rsid="078f78c6" officeooo:paragraph-rsid="078f78c6"/>
    </style:style>
    <style:style style:name="P357" style:family="paragraph" style:parent-style-name="Text_20_body">
      <style:text-properties officeooo:rsid="06087d2c" officeooo:paragraph-rsid="078f78c6"/>
    </style:style>
    <style:style style:name="P358" style:family="paragraph" style:parent-style-name="Text_20_body">
      <style:text-properties officeooo:rsid="03403a8d"/>
    </style:style>
    <style:style style:name="P359" style:family="paragraph" style:parent-style-name="Text_20_body">
      <style:text-properties officeooo:rsid="034b27d3" officeooo:paragraph-rsid="079b9c0a"/>
    </style:style>
    <style:style style:name="P360" style:family="paragraph" style:parent-style-name="Text_20_body">
      <style:text-properties officeooo:paragraph-rsid="0338e66e"/>
    </style:style>
    <style:style style:name="P361" style:family="paragraph" style:parent-style-name="Text_20_body">
      <style:text-properties officeooo:rsid="07adb153" officeooo:paragraph-rsid="07adb153"/>
    </style:style>
    <style:style style:name="P362" style:family="paragraph" style:parent-style-name="Text_20_body">
      <style:text-properties officeooo:rsid="0346d10e" officeooo:paragraph-rsid="0346d10e"/>
    </style:style>
    <style:style style:name="P363" style:family="paragraph" style:parent-style-name="Text_20_body">
      <style:text-properties officeooo:rsid="03612e81" officeooo:paragraph-rsid="03612e81"/>
    </style:style>
    <style:style style:name="P364" style:family="paragraph" style:parent-style-name="Text_20_body">
      <style:text-properties fo:font-style="italic" officeooo:rsid="0308f6b3" officeooo:paragraph-rsid="0308f6b3" style:font-style-asian="italic" style:font-style-complex="italic"/>
    </style:style>
    <style:style style:name="P365" style:family="paragraph" style:parent-style-name="Text_20_body">
      <style:text-properties officeooo:paragraph-rsid="07fba6c7"/>
    </style:style>
    <style:style style:name="P366" style:family="paragraph" style:parent-style-name="Text_20_body">
      <style:text-properties officeooo:rsid="07fe049c" officeooo:paragraph-rsid="07fe049c"/>
    </style:style>
    <style:style style:name="P367" style:family="paragraph" style:parent-style-name="Text_20_body">
      <style:text-properties officeooo:paragraph-rsid="080b9aa7"/>
    </style:style>
    <style:style style:name="P368" style:family="paragraph" style:parent-style-name="Text_20_body">
      <style:text-properties officeooo:rsid="080b9aa7" officeooo:paragraph-rsid="080b9aa7"/>
    </style:style>
    <style:style style:name="P369" style:family="paragraph" style:parent-style-name="Text_20_body">
      <style:text-properties officeooo:paragraph-rsid="08410cfd"/>
    </style:style>
    <style:style style:name="P370" style:family="paragraph" style:parent-style-name="Text_20_body">
      <style:text-properties officeooo:rsid="0841cf09" officeooo:paragraph-rsid="0841cf09"/>
    </style:style>
    <style:style style:name="P371" style:family="paragraph" style:parent-style-name="Text_20_body">
      <style:text-properties officeooo:rsid="08449b22" officeooo:paragraph-rsid="08449b22"/>
    </style:style>
    <style:style style:name="P372" style:family="paragraph" style:parent-style-name="Text_20_body">
      <style:text-properties officeooo:rsid="08468e0e" officeooo:paragraph-rsid="08488f38"/>
    </style:style>
    <style:style style:name="P373" style:family="paragraph" style:parent-style-name="Text_20_body">
      <style:text-properties officeooo:rsid="085282cd" officeooo:paragraph-rsid="085282cd"/>
    </style:style>
    <style:style style:name="P374" style:family="paragraph" style:parent-style-name="Text_20_body">
      <style:text-properties officeooo:rsid="085391f2" officeooo:paragraph-rsid="085391f2"/>
    </style:style>
    <style:style style:name="P375" style:family="paragraph" style:parent-style-name="Text_20_body">
      <style:text-properties officeooo:rsid="07de14e2" officeooo:paragraph-rsid="07de14e2"/>
    </style:style>
    <style:style style:name="P376" style:family="paragraph" style:parent-style-name="Text_20_body">
      <style:text-properties officeooo:rsid="0868287a" officeooo:paragraph-rsid="0868287a"/>
    </style:style>
    <style:style style:name="P377" style:family="paragraph" style:parent-style-name="Text_20_body">
      <style:text-properties officeooo:rsid="086dfb53" officeooo:paragraph-rsid="086dfb53"/>
    </style:style>
    <style:style style:name="P378" style:family="paragraph" style:parent-style-name="Text_20_body">
      <style:text-properties officeooo:rsid="086f17cd" officeooo:paragraph-rsid="086f17cd"/>
    </style:style>
    <style:style style:name="P379" style:family="paragraph" style:parent-style-name="Text_20_body">
      <style:text-properties officeooo:rsid="0873b598" officeooo:paragraph-rsid="0873b598"/>
    </style:style>
    <style:style style:name="P380" style:family="paragraph" style:parent-style-name="Text_20_body">
      <style:text-properties officeooo:rsid="087986b4" officeooo:paragraph-rsid="087986b4"/>
    </style:style>
    <style:style style:name="P381" style:family="paragraph" style:parent-style-name="Text_20_body">
      <style:text-properties officeooo:rsid="0097f6be" officeooo:paragraph-rsid="087c7633"/>
    </style:style>
    <style:style style:name="P382" style:family="paragraph" style:parent-style-name="Text_20_body">
      <style:text-properties officeooo:rsid="07ca03ca" officeooo:paragraph-rsid="087c7633"/>
    </style:style>
    <style:style style:name="P383" style:family="paragraph" style:parent-style-name="Text_20_body">
      <style:text-properties officeooo:paragraph-rsid="087c7633"/>
    </style:style>
    <style:style style:name="P384" style:family="paragraph" style:parent-style-name="Text_20_body">
      <style:text-properties officeooo:rsid="07ddaaae" officeooo:paragraph-rsid="087c7633"/>
    </style:style>
    <style:style style:name="P385" style:family="paragraph" style:parent-style-name="Text_20_body">
      <style:text-properties officeooo:rsid="07df363e" officeooo:paragraph-rsid="087c7633"/>
    </style:style>
    <style:style style:name="P386" style:family="paragraph" style:parent-style-name="Text_20_body">
      <style:text-properties officeooo:rsid="0881313f" officeooo:paragraph-rsid="0881313f"/>
    </style:style>
    <style:style style:name="P387" style:family="paragraph" style:parent-style-name="Text_20_body">
      <style:text-properties officeooo:paragraph-rsid="0882f9e5"/>
    </style:style>
    <style:style style:name="P388" style:family="paragraph" style:parent-style-name="Text_20_body">
      <style:text-properties officeooo:paragraph-rsid="08842044"/>
    </style:style>
    <style:style style:name="P389" style:family="paragraph" style:parent-style-name="Text_20_body">
      <style:text-properties officeooo:rsid="08873488" officeooo:paragraph-rsid="0889d1b9"/>
    </style:style>
    <style:style style:name="P390" style:family="paragraph" style:parent-style-name="Text_20_body">
      <style:text-properties officeooo:rsid="088f31bd" officeooo:paragraph-rsid="089182ab"/>
    </style:style>
    <style:style style:name="P391" style:family="paragraph" style:parent-style-name="Text_20_body">
      <style:text-properties officeooo:rsid="03f9e699" officeooo:paragraph-rsid="08941819"/>
    </style:style>
    <style:style style:name="P392" style:family="paragraph" style:parent-style-name="Text_20_body">
      <style:text-properties officeooo:rsid="03c67d48" officeooo:paragraph-rsid="08973222"/>
    </style:style>
    <style:style style:name="P393" style:family="paragraph" style:parent-style-name="Text_20_body">
      <style:text-properties officeooo:rsid="08a1d004" officeooo:paragraph-rsid="08a2e145"/>
    </style:style>
    <style:style style:name="P394" style:family="paragraph" style:parent-style-name="Text_20_body">
      <style:text-properties officeooo:rsid="08a1d004" officeooo:paragraph-rsid="089729a4"/>
    </style:style>
    <style:style style:name="P395" style:family="paragraph" style:parent-style-name="Text_20_body">
      <style:text-properties officeooo:rsid="089729a4" officeooo:paragraph-rsid="08a9754a"/>
    </style:style>
    <style:style style:name="P396" style:family="paragraph" style:parent-style-name="Text_20_body">
      <style:text-properties officeooo:rsid="08ca2fba" officeooo:paragraph-rsid="08c9141d"/>
    </style:style>
    <style:style style:name="P397" style:family="paragraph" style:parent-style-name="Text_20_body">
      <style:text-properties officeooo:rsid="08d48944" officeooo:paragraph-rsid="08d48944"/>
    </style:style>
    <style:style style:name="P398" style:family="paragraph" style:parent-style-name="Text_20_body">
      <style:text-properties officeooo:rsid="08d6c267" officeooo:paragraph-rsid="08d6c267"/>
    </style:style>
    <style:style style:name="P399" style:family="paragraph" style:parent-style-name="Text_20_body">
      <style:text-properties officeooo:rsid="08d8e646" officeooo:paragraph-rsid="08d8e646"/>
    </style:style>
    <style:style style:name="P400" style:family="paragraph" style:parent-style-name="Text_20_body">
      <style:text-properties officeooo:paragraph-rsid="08d9546b"/>
    </style:style>
    <style:style style:name="P401" style:family="paragraph" style:parent-style-name="Text_20_body">
      <style:text-properties officeooo:rsid="08daff8d" officeooo:paragraph-rsid="08daff8d"/>
    </style:style>
    <style:style style:name="P402" style:family="paragraph" style:parent-style-name="Text_20_body">
      <style:text-properties officeooo:rsid="048f6d38" officeooo:paragraph-rsid="04945e5d"/>
    </style:style>
    <style:style style:name="P403" style:family="paragraph" style:parent-style-name="Text_20_body">
      <style:text-properties officeooo:rsid="08dcd1b5" officeooo:paragraph-rsid="08dcd1b5"/>
    </style:style>
    <style:style style:name="P404" style:family="paragraph" style:parent-style-name="Text_20_body">
      <style:text-properties officeooo:rsid="049f29a5" officeooo:paragraph-rsid="08de8c5c"/>
    </style:style>
    <style:style style:name="P405" style:family="paragraph" style:parent-style-name="Text_20_body">
      <style:text-properties officeooo:rsid="04f2b215" officeooo:paragraph-rsid="04f2b215"/>
    </style:style>
    <style:style style:name="P406" style:family="paragraph" style:parent-style-name="Text_20_body">
      <style:text-properties officeooo:rsid="04e16f92" officeooo:paragraph-rsid="04f3dbc5"/>
    </style:style>
    <style:style style:name="P407" style:family="paragraph" style:parent-style-name="Text_20_body">
      <style:text-properties officeooo:rsid="04ec088b" officeooo:paragraph-rsid="04ec088b"/>
    </style:style>
    <style:style style:name="P408" style:family="paragraph" style:parent-style-name="Text_20_body">
      <style:text-properties officeooo:rsid="04efa295" officeooo:paragraph-rsid="08ff5552"/>
    </style:style>
    <style:style style:name="P409" style:family="paragraph" style:parent-style-name="Text_20_body">
      <style:text-properties officeooo:rsid="04f7aace" officeooo:paragraph-rsid="09014c1c"/>
    </style:style>
    <style:style style:name="P410" style:family="paragraph" style:parent-style-name="Text_20_body">
      <style:text-properties officeooo:rsid="04f8e3cd" officeooo:paragraph-rsid="0901f976"/>
    </style:style>
    <style:style style:name="P411" style:family="paragraph" style:parent-style-name="Text_20_body">
      <style:text-properties officeooo:paragraph-rsid="0905eaf2"/>
    </style:style>
    <style:style style:name="P412" style:family="paragraph" style:parent-style-name="Text_20_body">
      <style:text-properties officeooo:rsid="05010db4" officeooo:paragraph-rsid="090b766c"/>
    </style:style>
    <style:style style:name="P413" style:family="paragraph" style:parent-style-name="Text_20_body">
      <style:text-properties officeooo:rsid="05010db4" officeooo:paragraph-rsid="090c175b"/>
    </style:style>
    <style:style style:name="P414" style:family="paragraph" style:parent-style-name="Text_20_body">
      <style:text-properties officeooo:rsid="090d1229" officeooo:paragraph-rsid="090e4cdf"/>
    </style:style>
    <style:style style:name="P415" style:family="paragraph" style:parent-style-name="Text_20_body">
      <style:text-properties officeooo:rsid="0910cc72" officeooo:paragraph-rsid="091365cb"/>
    </style:style>
    <style:style style:name="P416" style:family="paragraph" style:parent-style-name="Text_20_body">
      <style:text-properties officeooo:paragraph-rsid="0911235b"/>
    </style:style>
    <style:style style:name="P417" style:family="paragraph" style:parent-style-name="Text_20_body">
      <style:text-properties officeooo:rsid="0914d7b7" officeooo:paragraph-rsid="0914d7b7"/>
    </style:style>
    <style:style style:name="P418" style:family="paragraph" style:parent-style-name="Text_20_body">
      <style:text-properties officeooo:rsid="091cc797" officeooo:paragraph-rsid="091cc797"/>
    </style:style>
    <style:style style:name="P419" style:family="paragraph" style:parent-style-name="Text_20_body">
      <style:text-properties officeooo:rsid="050fd99b" officeooo:paragraph-rsid="091e8563"/>
    </style:style>
    <style:style style:name="P420" style:family="paragraph" style:parent-style-name="Text_20_body">
      <style:text-properties officeooo:paragraph-rsid="091116a0"/>
    </style:style>
    <style:style style:name="P421" style:family="paragraph" style:parent-style-name="Text_20_body">
      <style:text-properties officeooo:rsid="0925aad6" officeooo:paragraph-rsid="09297ad4"/>
    </style:style>
    <style:style style:name="P422" style:family="paragraph" style:parent-style-name="Text_20_body">
      <style:text-properties officeooo:rsid="092b31d3" officeooo:paragraph-rsid="092b31d3"/>
    </style:style>
    <style:style style:name="P423" style:family="paragraph" style:parent-style-name="Text_20_body">
      <style:text-properties officeooo:rsid="0590e2b5" officeooo:paragraph-rsid="092d0604"/>
    </style:style>
    <style:style style:name="P424" style:family="paragraph" style:parent-style-name="Text_20_body">
      <style:text-properties officeooo:rsid="058fafec" officeooo:paragraph-rsid="092fd91e"/>
    </style:style>
    <style:style style:name="P425" style:family="paragraph" style:parent-style-name="Text_20_body">
      <style:text-properties officeooo:paragraph-rsid="092fd91e"/>
    </style:style>
    <style:style style:name="P426" style:family="paragraph" style:parent-style-name="Text_20_body">
      <style:text-properties officeooo:paragraph-rsid="056a5288"/>
    </style:style>
    <style:style style:name="P427" style:family="paragraph" style:parent-style-name="Text_20_body">
      <style:text-properties officeooo:rsid="09447862" officeooo:paragraph-rsid="09447862"/>
    </style:style>
    <style:style style:name="P428" style:family="paragraph" style:parent-style-name="Text_20_body">
      <style:text-properties officeooo:rsid="0946aa9c" officeooo:paragraph-rsid="0946aa9c"/>
    </style:style>
    <style:style style:name="P429" style:family="paragraph" style:parent-style-name="Text_20_body">
      <style:text-properties officeooo:paragraph-rsid="0948e6c7"/>
    </style:style>
    <style:style style:name="P430" style:family="paragraph" style:parent-style-name="Text_20_body">
      <style:text-properties officeooo:paragraph-rsid="08146e7a"/>
    </style:style>
    <style:style style:name="P431" style:family="paragraph" style:parent-style-name="Text_20_body">
      <style:text-properties officeooo:paragraph-rsid="0955c0e0"/>
    </style:style>
    <style:style style:name="P432" style:family="paragraph" style:parent-style-name="Text_20_body">
      <style:text-properties officeooo:paragraph-rsid="0957727e"/>
    </style:style>
    <style:style style:name="P433" style:family="paragraph" style:parent-style-name="Text_20_body">
      <style:text-properties officeooo:paragraph-rsid="0812957b"/>
    </style:style>
    <style:style style:name="P434" style:family="paragraph" style:parent-style-name="Text_20_body">
      <style:text-properties officeooo:rsid="0960015d" officeooo:paragraph-rsid="0961d224"/>
    </style:style>
    <style:style style:name="P435" style:family="paragraph" style:parent-style-name="Text_20_body">
      <style:text-properties officeooo:rsid="0960015d" officeooo:paragraph-rsid="0963e39f"/>
    </style:style>
    <style:style style:name="P436" style:family="paragraph" style:parent-style-name="Text_20_body">
      <style:text-properties officeooo:rsid="0966cdc6" officeooo:paragraph-rsid="0966cdc6"/>
    </style:style>
    <style:style style:name="P437" style:family="paragraph" style:parent-style-name="Text_20_body">
      <style:text-properties officeooo:paragraph-rsid="096cf6d3"/>
    </style:style>
    <style:style style:name="P438" style:family="paragraph" style:parent-style-name="Text_20_body">
      <style:text-properties officeooo:paragraph-rsid="0974f62f"/>
    </style:style>
    <style:style style:name="P439" style:family="paragraph" style:parent-style-name="Text_20_body">
      <style:text-properties officeooo:rsid="097736af" officeooo:paragraph-rsid="097736af"/>
    </style:style>
    <style:style style:name="P440" style:family="paragraph" style:parent-style-name="Progammcode">
      <style:text-properties style:font-name="Times New Roman1"/>
    </style:style>
    <style:style style:name="P441" style:family="paragraph" style:parent-style-name="Progammcode">
      <style:text-properties style:font-name="Times New Roman1" officeooo:rsid="02bb85de" officeooo:paragraph-rsid="02c79c66"/>
    </style:style>
    <style:style style:name="P442" style:family="paragraph" style:parent-style-name="Progammcode">
      <style:text-properties officeooo:rsid="030c0d4d" officeooo:paragraph-rsid="030c0d4d"/>
    </style:style>
    <style:style style:name="P443" style:family="paragraph" style:parent-style-name="Progammcode">
      <style:text-properties officeooo:rsid="0501124a" officeooo:paragraph-rsid="0501124a"/>
    </style:style>
    <style:style style:name="P444" style:family="paragraph" style:parent-style-name="Progammcode">
      <style:text-properties officeooo:paragraph-rsid="056950f3"/>
    </style:style>
    <style:style style:name="P445" style:family="paragraph" style:parent-style-name="Progammcode">
      <style:text-properties officeooo:paragraph-rsid="05ac719a"/>
    </style:style>
    <style:style style:name="P446" style:family="paragraph" style:parent-style-name="Progammcode">
      <style:text-properties officeooo:paragraph-rsid="05ae52ef"/>
    </style:style>
    <style:style style:name="P447" style:family="paragraph" style:parent-style-name="Progammcode">
      <style:text-properties officeooo:paragraph-rsid="05b1cbd4"/>
    </style:style>
    <style:style style:name="P448" style:family="paragraph" style:parent-style-name="Progammcode">
      <style:text-properties officeooo:paragraph-rsid="05b4984b"/>
    </style:style>
    <style:style style:name="P449" style:family="paragraph" style:parent-style-name="Progammcode">
      <style:text-properties officeooo:paragraph-rsid="05b8505e"/>
    </style:style>
    <style:style style:name="P450" style:family="paragraph" style:parent-style-name="Progammcode">
      <style:text-properties officeooo:paragraph-rsid="05f5e6c3"/>
    </style:style>
    <style:style style:name="P451" style:family="paragraph" style:parent-style-name="Progammcode">
      <style:text-properties officeooo:paragraph-rsid="060cd1ce"/>
    </style:style>
    <style:style style:name="P452" style:family="paragraph" style:parent-style-name="Progammcode">
      <style:text-properties officeooo:paragraph-rsid="061f868c"/>
    </style:style>
    <style:style style:name="P453" style:family="paragraph" style:parent-style-name="Progammcode">
      <style:text-properties officeooo:paragraph-rsid="0672c5d0"/>
    </style:style>
    <style:style style:name="P454" style:family="paragraph" style:parent-style-name="Progammcode">
      <style:text-properties officeooo:paragraph-rsid="0675381f"/>
    </style:style>
    <style:style style:name="P455" style:family="paragraph" style:parent-style-name="Progammcode">
      <style:text-properties officeooo:rsid="06cf25e0" officeooo:paragraph-rsid="06cf25e0"/>
    </style:style>
    <style:style style:name="P456" style:family="paragraph" style:parent-style-name="Progammcode">
      <style:text-properties fo:language="de" fo:country="DE" officeooo:rsid="06cf25e0" officeooo:paragraph-rsid="06cff1ed"/>
    </style:style>
    <style:style style:name="P457" style:family="paragraph" style:parent-style-name="Progammcode">
      <style:text-properties officeooo:paragraph-rsid="072f0cbd"/>
    </style:style>
    <style:style style:name="P458" style:family="paragraph" style:parent-style-name="Progammcode">
      <style:text-properties officeooo:paragraph-rsid="07452210"/>
    </style:style>
    <style:style style:name="P459" style:family="paragraph" style:parent-style-name="Progammcode">
      <style:text-properties officeooo:paragraph-rsid="0746dc69"/>
    </style:style>
    <style:style style:name="P460" style:family="paragraph" style:parent-style-name="Progammcode">
      <style:text-properties officeooo:paragraph-rsid="07822849"/>
    </style:style>
    <style:style style:name="P461" style:family="paragraph" style:parent-style-name="Progammcode">
      <style:text-properties officeooo:rsid="077b955d" officeooo:paragraph-rsid="077b955d"/>
    </style:style>
    <style:style style:name="P462" style:family="paragraph" style:parent-style-name="Progammcode">
      <style:text-properties officeooo:paragraph-rsid="078d871e"/>
    </style:style>
    <style:style style:name="P463" style:family="paragraph" style:parent-style-name="Progammcode">
      <style:text-properties officeooo:rsid="08d48944" officeooo:paragraph-rsid="08d48944"/>
    </style:style>
    <style:style style:name="P464" style:family="paragraph" style:parent-style-name="Progammcode">
      <style:text-properties officeooo:paragraph-rsid="08f0e0e1"/>
    </style:style>
    <style:style style:name="P465" style:family="paragraph" style:parent-style-name="Progammcode">
      <style:text-properties officeooo:paragraph-rsid="08f3ec72"/>
    </style:style>
    <style:style style:name="P466" style:family="paragraph" style:parent-style-name="Progammcode">
      <style:text-properties officeooo:paragraph-rsid="08146e7a"/>
    </style:style>
    <style:style style:name="P46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68" style:family="paragraph" style:parent-style-name="Exkurs">
      <style:text-properties officeooo:rsid="022f10b6" officeooo:paragraph-rsid="02303d57"/>
    </style:style>
    <style:style style:name="P469" style:family="paragraph" style:parent-style-name="Exkurs">
      <style:text-properties officeooo:rsid="030c0d4d" officeooo:paragraph-rsid="030c0d4d"/>
    </style:style>
    <style:style style:name="P470" style:family="paragraph" style:parent-style-name="Exkurs">
      <style:text-properties officeooo:paragraph-rsid="0438404d"/>
    </style:style>
    <style:style style:name="P471" style:family="paragraph" style:parent-style-name="Exkurs">
      <style:text-properties officeooo:paragraph-rsid="04a6217c"/>
    </style:style>
    <style:style style:name="P472" style:family="paragraph" style:parent-style-name="Exkurs">
      <style:text-properties officeooo:rsid="04a6217c" officeooo:paragraph-rsid="087c7633"/>
    </style:style>
    <style:style style:name="P473" style:family="paragraph" style:parent-style-name="Exkurs">
      <style:text-properties officeooo:paragraph-rsid="0584d522"/>
    </style:style>
    <style:style style:name="P474" style:family="paragraph" style:parent-style-name="Exkurs">
      <style:text-properties officeooo:rsid="02cebe1d" officeooo:paragraph-rsid="073954b5"/>
    </style:style>
    <style:style style:name="P475" style:family="paragraph" style:parent-style-name="Exkurs">
      <style:text-properties officeooo:paragraph-rsid="07530714"/>
    </style:style>
    <style:style style:name="P476" style:family="paragraph" style:parent-style-name="Exkurs">
      <style:text-properties officeooo:paragraph-rsid="076133ed"/>
    </style:style>
    <style:style style:name="P477" style:family="paragraph" style:parent-style-name="Exkurs">
      <style:text-properties officeooo:paragraph-rsid="07bae915"/>
    </style:style>
    <style:style style:name="P478" style:family="paragraph" style:parent-style-name="Exkurs">
      <style:text-properties officeooo:paragraph-rsid="07bc95c0"/>
    </style:style>
    <style:style style:name="P479" style:family="paragraph" style:parent-style-name="Exkurs">
      <style:text-properties officeooo:paragraph-rsid="07bdc724"/>
    </style:style>
    <style:style style:name="P480" style:family="paragraph" style:parent-style-name="Exkurs">
      <style:text-properties officeooo:paragraph-rsid="0812957b"/>
    </style:style>
    <style:style style:name="P481" style:family="paragraph" style:parent-style-name="Exkurs">
      <style:text-properties officeooo:paragraph-rsid="08f4a830"/>
    </style:style>
    <style:style style:name="P482" style:family="paragraph" style:parent-style-name="Exkurs">
      <style:text-properties officeooo:rsid="08faf013" officeooo:paragraph-rsid="08faf013"/>
    </style:style>
    <style:style style:name="P483" style:family="paragraph" style:parent-style-name="Exkurs">
      <style:text-properties officeooo:rsid="04ff905a" officeooo:paragraph-rsid="090c175b"/>
    </style:style>
    <style:style style:name="P484" style:family="paragraph" style:parent-style-name="Exkurs">
      <style:text-properties officeooo:paragraph-rsid="091904e3"/>
    </style:style>
    <style:style style:name="P485" style:family="paragraph" style:parent-style-name="Exkurs">
      <style:text-properties officeooo:paragraph-rsid="092adafb"/>
    </style:style>
    <style:style style:name="P486" style:family="paragraph" style:parent-style-name="Exkurs">
      <style:text-properties officeooo:rsid="00c9808d" officeooo:paragraph-rsid="093b137d"/>
    </style:style>
    <style:style style:name="P487" style:family="paragraph" style:parent-style-name="Exkurs">
      <style:text-properties officeooo:paragraph-rsid="093b30e1"/>
    </style:style>
    <style:style style:name="P488" style:family="paragraph" style:parent-style-name="Exkurs">
      <style:text-properties officeooo:paragraph-rsid="0946ef40"/>
    </style:style>
    <style:style style:name="P489" style:family="paragraph" style:parent-style-name="Exkurs">
      <style:text-properties officeooo:paragraph-rsid="09525d24"/>
    </style:style>
    <style:style style:name="P490" style:family="paragraph" style:parent-style-name="Exkurs">
      <style:text-properties officeooo:rsid="086dfb53" officeooo:paragraph-rsid="09754e39"/>
    </style:style>
    <style:style style:name="P491" style:family="paragraph" style:parent-style-name="Wichtig">
      <style:text-properties officeooo:paragraph-rsid="0214dfa4"/>
    </style:style>
    <style:style style:name="P492" style:family="paragraph" style:parent-style-name="Wichtig">
      <style:text-properties officeooo:rsid="023caf13" officeooo:paragraph-rsid="023caf13"/>
    </style:style>
    <style:style style:name="P493" style:family="paragraph" style:parent-style-name="Wichtig">
      <style:text-properties officeooo:rsid="04d0c11b" officeooo:paragraph-rsid="04d0c11b"/>
    </style:style>
    <style:style style:name="P494" style:family="paragraph" style:parent-style-name="Table_20_Contents">
      <style:text-properties style:font-name="Verdana1" fo:font-size="11pt" style:font-size-asian="11pt" style:font-size-complex="11pt"/>
    </style:style>
    <style:style style:name="P495" style:family="paragraph" style:parent-style-name="Table_20_Contents">
      <style:text-properties style:font-name="Verdana1" fo:font-size="11pt" officeooo:rsid="033deeb9" officeooo:paragraph-rsid="033deeb9" style:font-size-asian="11pt" style:font-size-complex="11pt"/>
    </style:style>
    <style:style style:name="P496"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97"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98"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99"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00" style:family="paragraph" style:parent-style-name="Table_20_Contents">
      <style:text-properties officeooo:rsid="0442ff83"/>
    </style:style>
    <style:style style:name="P501" style:family="paragraph" style:parent-style-name="Table_20_Contents">
      <style:text-properties fo:font-weight="bold" officeooo:rsid="07a86f19" officeooo:paragraph-rsid="07a86f19" style:font-weight-asian="bold" style:font-weight-complex="bold"/>
    </style:style>
    <style:style style:name="P502" style:family="paragraph" style:parent-style-name="Spruch">
      <style:text-properties officeooo:paragraph-rsid="032401d6"/>
    </style:style>
    <style:style style:name="P503" style:family="paragraph" style:parent-style-name="Spruch">
      <style:text-properties officeooo:rsid="04b3586d" officeooo:paragraph-rsid="04b3586d"/>
    </style:style>
    <style:style style:name="P504" style:family="paragraph" style:parent-style-name="Kommandozeile">
      <style:text-properties officeooo:paragraph-rsid="030c137c"/>
    </style:style>
    <style:style style:name="P505" style:family="paragraph" style:parent-style-name="Kommandozeile">
      <style:text-properties officeooo:rsid="03acc8c3" officeooo:paragraph-rsid="087c7633"/>
    </style:style>
    <style:style style:name="P506" style:family="paragraph" style:parent-style-name="Kommandozeile">
      <style:text-properties officeooo:paragraph-rsid="04cbf1cf"/>
    </style:style>
    <style:style style:name="P507" style:family="paragraph" style:parent-style-name="Kommandozeile">
      <style:text-properties officeooo:paragraph-rsid="0501124a"/>
    </style:style>
    <style:style style:name="P508" style:family="paragraph" style:parent-style-name="Kommandozeile">
      <style:text-properties officeooo:rsid="0512f97a" officeooo:paragraph-rsid="05191fb2"/>
    </style:style>
    <style:style style:name="P509" style:family="paragraph" style:parent-style-name="Kommandozeile">
      <style:text-properties officeooo:rsid="051885bf" officeooo:paragraph-rsid="051de6a5"/>
    </style:style>
    <style:style style:name="P510" style:family="paragraph" style:parent-style-name="Kommandozeile">
      <style:text-properties officeooo:paragraph-rsid="04918072"/>
    </style:style>
    <style:style style:name="P511" style:family="paragraph" style:parent-style-name="Kommandozeile">
      <style:text-properties officeooo:paragraph-rsid="060bb48f"/>
    </style:style>
    <style:style style:name="P512" style:family="paragraph" style:parent-style-name="Kommandozeile">
      <style:text-properties officeooo:paragraph-rsid="062122c6"/>
    </style:style>
    <style:style style:name="P513" style:family="paragraph" style:parent-style-name="Kommandozeile">
      <style:text-properties officeooo:paragraph-rsid="06223852"/>
    </style:style>
    <style:style style:name="P514" style:family="paragraph" style:parent-style-name="Kommandozeile">
      <style:text-properties officeooo:rsid="067606c2" officeooo:paragraph-rsid="067606c2"/>
    </style:style>
    <style:style style:name="P515" style:family="paragraph" style:parent-style-name="Kommandozeile">
      <style:text-properties style:font-name="Times New Roman1" officeooo:rsid="069fe4af" officeooo:paragraph-rsid="069fe4af"/>
    </style:style>
    <style:style style:name="P516" style:family="paragraph" style:parent-style-name="Kommandozeile">
      <style:text-properties officeooo:rsid="07780abe" officeooo:paragraph-rsid="07780abe"/>
    </style:style>
    <style:style style:name="P517" style:family="paragraph" style:parent-style-name="Kommandozeile">
      <style:text-properties officeooo:paragraph-rsid="077c272b"/>
    </style:style>
    <style:style style:name="P518" style:family="paragraph" style:parent-style-name="Kommandozeile">
      <style:text-properties officeooo:paragraph-rsid="07822849"/>
    </style:style>
    <style:style style:name="P519" style:family="paragraph" style:parent-style-name="Kommandozeile">
      <style:text-properties officeooo:paragraph-rsid="07fe049c"/>
    </style:style>
    <style:style style:name="P520" style:family="paragraph" style:parent-style-name="Kommandozeile">
      <style:text-properties officeooo:paragraph-rsid="08173181"/>
    </style:style>
    <style:style style:name="P521" style:family="paragraph" style:parent-style-name="Kommandozeile">
      <style:text-properties officeooo:paragraph-rsid="081f9d78"/>
    </style:style>
    <style:style style:name="P522" style:family="paragraph" style:parent-style-name="Kommandozeile">
      <style:text-properties officeooo:paragraph-rsid="0832bbd0"/>
    </style:style>
    <style:style style:name="P523" style:family="paragraph" style:parent-style-name="Kommandozeile">
      <style:text-properties officeooo:rsid="08c4a360" officeooo:paragraph-rsid="08c4a360"/>
    </style:style>
    <style:style style:name="P524" style:family="paragraph" style:parent-style-name="Kommandozeile">
      <style:text-properties officeooo:paragraph-rsid="08dcd1b5"/>
    </style:style>
    <style:style style:name="P525" style:family="paragraph" style:parent-style-name="Kommandozeile">
      <style:text-properties officeooo:paragraph-rsid="083ccd2b"/>
    </style:style>
    <style:style style:name="P526" style:family="paragraph" style:parent-style-name="Kommandozeile">
      <style:text-properties officeooo:paragraph-rsid="08488f38"/>
    </style:style>
    <style:style style:name="P527" style:family="paragraph" style:parent-style-name="Kommandozeile">
      <style:text-properties officeooo:paragraph-rsid="0974f62f"/>
    </style:style>
    <style:style style:name="P528" style:family="paragraph" style:parent-style-name="Heading_20_5">
      <style:text-properties officeooo:paragraph-rsid="04e16f92"/>
    </style:style>
    <style:style style:name="P529" style:family="paragraph" style:parent-style-name="Heading_20_5">
      <style:text-properties officeooo:paragraph-rsid="04edb2a4"/>
    </style:style>
    <style:style style:name="P530" style:family="paragraph" style:parent-style-name="Heading_20_5">
      <style:text-properties officeooo:paragraph-rsid="04ff40b0"/>
    </style:style>
    <style:style style:name="P531" style:family="paragraph" style:parent-style-name="Heading_20_5">
      <style:text-properties officeooo:paragraph-rsid="050fd99b"/>
    </style:style>
    <style:style style:name="P532" style:family="paragraph" style:parent-style-name="Heading_20_5">
      <style:text-properties officeooo:rsid="04ff40b0" officeooo:paragraph-rsid="04ff40b0"/>
    </style:style>
    <style:style style:name="P533" style:family="paragraph" style:parent-style-name="Exkurs_20_ohne_20_Rand_20_unten">
      <style:text-properties officeooo:paragraph-rsid="07b4dcb6"/>
    </style:style>
    <style:style style:name="P534" style:family="paragraph" style:parent-style-name="Exkurs_20_ohne_20_Rand_20_unten">
      <style:text-properties officeooo:paragraph-rsid="08449b22"/>
    </style:style>
    <style:style style:name="P535" style:family="paragraph" style:parent-style-name="Illustration">
      <style:text-properties officeooo:paragraph-rsid="07dbea9f"/>
    </style:style>
    <style:style style:name="P536" style:family="paragraph" style:parent-style-name="Illustration">
      <style:text-properties officeooo:paragraph-rsid="08cb0714"/>
    </style:style>
    <style:style style:name="P537" style:family="paragraph" style:parent-style-name="Text_20_body" style:list-style-name="L1">
      <style:text-properties fo:language="de" fo:country="DE" officeooo:rsid="03798b17" officeooo:paragraph-rsid="03798b17"/>
    </style:style>
    <style:style style:name="P538" style:family="paragraph" style:parent-style-name="Text_20_body" style:list-style-name="L3">
      <style:text-properties fo:language="de" fo:country="DE" officeooo:rsid="031596ba" officeooo:paragraph-rsid="031596ba"/>
    </style:style>
    <style:style style:name="P539" style:family="paragraph" style:parent-style-name="Text_20_body" style:list-style-name="L3">
      <style:text-properties fo:language="de" fo:country="DE" officeooo:rsid="016a92fd" officeooo:paragraph-rsid="031596ba"/>
    </style:style>
    <style:style style:name="P540" style:family="paragraph" style:parent-style-name="Text_20_body" style:list-style-name="L18">
      <style:text-properties fo:language="de" fo:country="DE" officeooo:rsid="05e2d028" officeooo:paragraph-rsid="05e2d028"/>
    </style:style>
    <style:style style:name="P541" style:family="paragraph" style:parent-style-name="Text_20_body" style:list-style-name="L20">
      <style:text-properties fo:language="de" fo:country="DE" officeooo:rsid="0280fe02" officeooo:paragraph-rsid="06792248"/>
    </style:style>
    <style:style style:name="P542" style:family="paragraph" style:parent-style-name="Text_20_body" style:list-style-name="L21">
      <style:text-properties fo:language="de" fo:country="DE" officeooo:rsid="0280fe02" officeooo:paragraph-rsid="0297dd4c"/>
    </style:style>
    <style:style style:name="P543" style:family="paragraph" style:parent-style-name="Text_20_body" style:list-style-name="L21">
      <style:text-properties fo:language="de" fo:country="DE" officeooo:rsid="0297dd4c" officeooo:paragraph-rsid="0297dd4c"/>
    </style:style>
    <style:style style:name="P544" style:family="paragraph" style:parent-style-name="Text_20_body">
      <style:text-properties fo:language="de" fo:country="DE" officeooo:rsid="0966cdc6" officeooo:paragraph-rsid="0963e39f"/>
    </style:style>
    <style:style style:name="P545" style:family="paragraph" style:parent-style-name="Text_20_body" style:list-style-name="L24">
      <style:text-properties fo:language="de" fo:country="DE" officeooo:rsid="080e3962" officeooo:paragraph-rsid="080e3962"/>
    </style:style>
    <style:style style:name="P546" style:family="paragraph" style:parent-style-name="Text_20_body" style:list-style-name="L24">
      <style:text-properties fo:language="de" fo:country="DE" officeooo:rsid="080e3962" officeooo:paragraph-rsid="098124cc"/>
    </style:style>
    <style:style style:name="P547" style:family="paragraph" style:parent-style-name="Text_20_body" style:list-style-name="L25">
      <style:text-properties fo:language="de" fo:country="DE" officeooo:rsid="080e4670" officeooo:paragraph-rsid="080e4670"/>
    </style:style>
    <style:style style:name="P548" style:family="paragraph" style:parent-style-name="Text_20_body" style:list-style-name="L26">
      <style:text-properties fo:language="de" fo:country="DE" officeooo:paragraph-rsid="044b503c"/>
    </style:style>
    <style:style style:name="P549" style:family="paragraph" style:parent-style-name="Text_20_body" style:list-style-name="L27">
      <style:text-properties fo:language="de" fo:country="DE" officeooo:paragraph-rsid="044b503c"/>
    </style:style>
    <style:style style:name="P550" style:family="paragraph" style:parent-style-name="Text_20_body" style:list-style-name="L28">
      <style:text-properties fo:language="de" fo:country="DE" officeooo:rsid="0048d0b5" officeooo:paragraph-rsid="044b503c"/>
    </style:style>
    <style:style style:name="P551" style:family="paragraph" style:parent-style-name="Text_20_body" style:list-style-name="L29">
      <style:text-properties fo:language="de" fo:country="DE" officeooo:rsid="004b7b17" officeooo:paragraph-rsid="044b503c"/>
    </style:style>
    <style:style style:name="P552" style:family="paragraph" style:parent-style-name="Text_20_body" style:list-style-name="L30">
      <style:text-properties fo:language="de" fo:country="DE" officeooo:rsid="004b7b17" officeooo:paragraph-rsid="044b503c"/>
    </style:style>
    <style:style style:name="P553" style:family="paragraph" style:parent-style-name="Text_20_body">
      <style:text-properties fo:language="de" fo:country="DE" officeooo:rsid="080cd0b4" officeooo:paragraph-rsid="08037778"/>
    </style:style>
    <style:style style:name="P554" style:family="paragraph" style:parent-style-name="Text_20_body">
      <style:text-properties fo:language="de" fo:country="DE" officeooo:rsid="080cd0b4" officeooo:paragraph-rsid="098124cc"/>
    </style:style>
    <style:style style:name="P555" style:family="paragraph" style:parent-style-name="Text_20_body" style:list-style-name="L2">
      <style:text-properties officeooo:rsid="03152bec" officeooo:paragraph-rsid="03152bec"/>
    </style:style>
    <style:style style:name="P556" style:family="paragraph" style:parent-style-name="Text_20_body" style:list-style-name="L4">
      <style:text-properties officeooo:rsid="07adb153" officeooo:paragraph-rsid="07adb153"/>
    </style:style>
    <style:style style:name="P557" style:family="paragraph" style:parent-style-name="Text_20_body" style:list-style-name="L5">
      <style:text-properties officeooo:rsid="036c0b68" officeooo:paragraph-rsid="036c0b68"/>
    </style:style>
    <style:style style:name="P558" style:family="paragraph" style:parent-style-name="Text_20_body" style:list-style-name="L6">
      <style:text-properties officeooo:paragraph-rsid="087c7633"/>
    </style:style>
    <style:style style:name="P559" style:family="paragraph" style:parent-style-name="Text_20_body" style:list-style-name="L6">
      <style:text-properties officeooo:rsid="0392c328" officeooo:paragraph-rsid="087c7633"/>
    </style:style>
    <style:style style:name="P560" style:family="paragraph" style:parent-style-name="Text_20_body" style:list-style-name="L6">
      <style:text-properties officeooo:rsid="0394e30c" officeooo:paragraph-rsid="087c7633"/>
    </style:style>
    <style:style style:name="P561" style:family="paragraph" style:parent-style-name="Text_20_body" style:list-style-name="L7">
      <style:text-properties officeooo:paragraph-rsid="087c7633"/>
    </style:style>
    <style:style style:name="P562" style:family="paragraph" style:parent-style-name="Text_20_body" style:list-style-name="L8">
      <style:text-properties officeooo:paragraph-rsid="087c7633"/>
    </style:style>
    <style:style style:name="P563" style:family="paragraph" style:parent-style-name="Text_20_body" style:list-style-name="L8">
      <style:text-properties officeooo:paragraph-rsid="08803fb6"/>
    </style:style>
    <style:style style:name="P564" style:family="paragraph" style:parent-style-name="Text_20_body" style:list-style-name="L10">
      <style:text-properties officeooo:rsid="03bf5a49" officeooo:paragraph-rsid="03bf5a49"/>
    </style:style>
    <style:style style:name="P565" style:family="paragraph" style:parent-style-name="Text_20_body" style:list-style-name="L11">
      <style:text-properties officeooo:paragraph-rsid="08a2e145"/>
    </style:style>
    <style:style style:name="P566" style:family="paragraph" style:parent-style-name="Text_20_body" style:list-style-name="L11">
      <style:text-properties officeooo:rsid="08a2e145" officeooo:paragraph-rsid="08a2e145"/>
    </style:style>
    <style:style style:name="P567" style:family="paragraph" style:parent-style-name="Text_20_body" style:list-style-name="L12">
      <style:text-properties officeooo:rsid="04f8e3cd" officeooo:paragraph-rsid="0901f976"/>
    </style:style>
    <style:style style:name="P568" style:family="paragraph" style:parent-style-name="Text_20_body" style:list-style-name="L13">
      <style:text-properties officeooo:paragraph-rsid="053dbd3a"/>
    </style:style>
    <style:style style:name="P569" style:family="paragraph" style:parent-style-name="Text_20_body" style:list-style-name="L13">
      <style:text-properties officeooo:paragraph-rsid="09304c8f"/>
    </style:style>
    <style:style style:name="P570" style:family="paragraph" style:parent-style-name="Text_20_body" style:list-style-name="L13">
      <style:text-properties officeooo:paragraph-rsid="05456302"/>
    </style:style>
    <style:style style:name="P571" style:family="paragraph" style:parent-style-name="Text_20_body" style:list-style-name="L13">
      <style:text-properties officeooo:paragraph-rsid="055dacd1"/>
    </style:style>
    <style:style style:name="P572" style:family="paragraph" style:parent-style-name="Text_20_body" style:list-style-name="L13">
      <style:text-properties officeooo:paragraph-rsid="09368e9d"/>
    </style:style>
    <style:style style:name="P573" style:family="paragraph" style:parent-style-name="Text_20_body" style:list-style-name="L13">
      <style:text-properties style:font-name="Verdana" officeooo:rsid="05456302" officeooo:paragraph-rsid="05456302"/>
    </style:style>
    <style:style style:name="P574" style:family="paragraph" style:parent-style-name="Text_20_body">
      <style:text-properties style:font-name="Verdana" officeooo:rsid="055dacd1" officeooo:paragraph-rsid="09368e9d"/>
    </style:style>
    <style:style style:name="P575" style:family="paragraph" style:parent-style-name="Text_20_body">
      <style:text-properties officeooo:rsid="0932160d" officeooo:paragraph-rsid="0932160d"/>
    </style:style>
    <style:style style:name="P576" style:family="paragraph" style:parent-style-name="Text_20_body" style:list-style-name="L14">
      <style:text-properties officeooo:rsid="07b8f61f" officeooo:paragraph-rsid="09447862"/>
    </style:style>
    <style:style style:name="P577" style:family="paragraph" style:parent-style-name="Text_20_body">
      <style:text-properties officeooo:rsid="07b8f61f" officeooo:paragraph-rsid="09447862"/>
    </style:style>
    <style:style style:name="P578" style:family="paragraph" style:parent-style-name="Text_20_body" style:list-style-name="L16">
      <style:text-properties officeooo:rsid="057154e8" officeooo:paragraph-rsid="057154e8"/>
    </style:style>
    <style:style style:name="P579" style:family="paragraph" style:parent-style-name="Text_20_body" style:list-style-name="L16">
      <style:text-properties officeooo:rsid="0161987d" officeooo:paragraph-rsid="0161987d"/>
    </style:style>
    <style:style style:name="P580" style:family="paragraph" style:parent-style-name="Text_20_body" style:list-style-name="L17">
      <style:text-properties officeooo:paragraph-rsid="057991f4"/>
    </style:style>
    <style:style style:name="P581" style:family="paragraph" style:parent-style-name="Text_20_body" style:list-style-name="L17">
      <style:text-properties officeooo:paragraph-rsid="059906ae"/>
    </style:style>
    <style:style style:name="P582" style:family="paragraph" style:parent-style-name="Text_20_body" style:list-style-name="L17">
      <style:text-properties officeooo:paragraph-rsid="057d689a"/>
    </style:style>
    <style:style style:name="P583" style:family="paragraph" style:parent-style-name="Text_20_body" style:list-style-name="L19">
      <style:text-properties officeooo:rsid="020e4e0e" officeooo:paragraph-rsid="0219809e"/>
    </style:style>
    <style:style style:name="P584" style:family="paragraph" style:parent-style-name="Text_20_body" style:list-style-name="L19">
      <style:text-properties officeooo:rsid="020e4e0e" officeooo:paragraph-rsid="0631e0fc"/>
    </style:style>
    <style:style style:name="P585" style:family="paragraph" style:parent-style-name="Text_20_body" style:list-style-name="L20">
      <style:text-properties officeooo:paragraph-rsid="0282c340"/>
    </style:style>
    <style:style style:name="P586" style:family="paragraph" style:parent-style-name="Text_20_body" style:list-style-name="L20">
      <style:text-properties officeooo:paragraph-rsid="06784627"/>
    </style:style>
    <style:style style:name="P587" style:family="paragraph" style:parent-style-name="Text_20_body" style:list-style-name="L21">
      <style:text-properties officeooo:paragraph-rsid="06792248"/>
    </style:style>
    <style:style style:name="P588" style:family="paragraph" style:parent-style-name="Text_20_body" style:list-style-name="L21">
      <style:text-properties officeooo:paragraph-rsid="0297dd4c"/>
    </style:style>
    <style:style style:name="P589" style:family="paragraph" style:parent-style-name="Text_20_body" style:list-style-name="L21">
      <style:text-properties officeooo:paragraph-rsid="06784627"/>
    </style:style>
    <style:style style:name="P590" style:family="paragraph" style:parent-style-name="Text_20_body" style:list-style-name="L21">
      <style:text-properties officeooo:rsid="0297dd4c" officeooo:paragraph-rsid="0297dd4c"/>
    </style:style>
    <style:style style:name="P591" style:family="paragraph" style:parent-style-name="Text_20_body" style:list-style-name="L22">
      <style:text-properties fo:font-weight="normal" officeooo:rsid="02dfc3de" officeooo:paragraph-rsid="073cf64a" style:font-weight-asian="normal" style:font-weight-complex="normal"/>
    </style:style>
    <style:style style:name="P592" style:family="paragraph" style:parent-style-name="Text_20_body">
      <style:text-properties officeooo:rsid="084b9d48" officeooo:paragraph-rsid="0957727e"/>
    </style:style>
    <style:style style:name="P593" style:family="paragraph" style:parent-style-name="Text_20_body" style:list-style-name="L23">
      <style:text-properties officeooo:paragraph-rsid="0961d224"/>
    </style:style>
    <style:style style:name="P594" style:family="paragraph" style:parent-style-name="Text_20_body">
      <style:text-properties officeooo:rsid="097736af" officeooo:paragraph-rsid="097a6d72"/>
    </style:style>
    <style:style style:name="P595" style:family="paragraph" style:parent-style-name="Text_20_body">
      <style:text-properties officeooo:rsid="097736af" officeooo:paragraph-rsid="097ac43b"/>
    </style:style>
    <style:style style:name="P596" style:family="paragraph" style:parent-style-name="Text_20_body">
      <style:text-properties officeooo:rsid="097ac43b" officeooo:paragraph-rsid="097ac43b"/>
    </style:style>
    <style:style style:name="P597" style:family="paragraph" style:parent-style-name="Text_20_body">
      <style:text-properties officeooo:rsid="097c2278"/>
    </style:style>
    <style:style style:name="P598" style:family="paragraph" style:parent-style-name="Text_20_body">
      <style:text-properties officeooo:rsid="097d50a5" officeooo:paragraph-rsid="097d50a5"/>
    </style:style>
    <style:style style:name="P599" style:family="paragraph" style:parent-style-name="Text_20_body">
      <style:text-properties officeooo:paragraph-rsid="080b9aa7"/>
    </style:style>
    <style:style style:name="P600" style:family="paragraph" style:parent-style-name="Text_20_body">
      <style:text-properties officeooo:rsid="075ce452" officeooo:paragraph-rsid="09826a5f"/>
    </style:style>
    <style:style style:name="P601" style:family="paragraph" style:parent-style-name="Heading_20_1">
      <style:text-properties fo:language="de" fo:country="DE"/>
    </style:style>
    <style:style style:name="P602" style:family="paragraph" style:parent-style-name="Heading_20_1">
      <style:text-properties fo:language="de" fo:country="DE" officeooo:rsid="03077b66" officeooo:paragraph-rsid="03077b66"/>
    </style:style>
    <style:style style:name="P603" style:family="paragraph" style:parent-style-name="Heading_20_1">
      <style:text-properties fo:language="de" fo:country="DE" officeooo:rsid="0051c405" officeooo:paragraph-rsid="0051c405"/>
    </style:style>
    <style:style style:name="P604" style:family="paragraph" style:parent-style-name="Heading_20_1">
      <style:text-properties fo:language="de" fo:country="DE" officeooo:rsid="027e70df" officeooo:paragraph-rsid="027e70df"/>
    </style:style>
    <style:style style:name="P605" style:family="paragraph" style:parent-style-name="Heading_20_1">
      <style:text-properties fo:language="de" fo:country="DE" officeooo:rsid="079370cf" officeooo:paragraph-rsid="079370cf"/>
    </style:style>
    <style:style style:name="P606" style:family="paragraph" style:parent-style-name="Heading_20_1">
      <style:text-properties officeooo:rsid="002cacf2" officeooo:paragraph-rsid="002cacf2"/>
    </style:style>
    <style:style style:name="P607" style:family="paragraph" style:parent-style-name="Heading_20_1">
      <style:text-properties officeooo:paragraph-rsid="0051c405"/>
    </style:style>
    <style:style style:name="P608" style:family="paragraph" style:parent-style-name="Heading_20_2">
      <style:text-properties officeooo:paragraph-rsid="03092b44"/>
    </style:style>
    <style:style style:name="P609" style:family="paragraph" style:parent-style-name="Heading_20_2">
      <style:text-properties officeooo:rsid="037f7860"/>
    </style:style>
    <style:style style:name="P610" style:family="paragraph" style:parent-style-name="Heading_20_2">
      <style:text-properties officeooo:paragraph-rsid="07a05076"/>
    </style:style>
    <style:style style:name="P611" style:family="paragraph" style:parent-style-name="Heading_20_2">
      <style:text-properties officeooo:rsid="035f3c23" officeooo:paragraph-rsid="035f3c23"/>
    </style:style>
    <style:style style:name="P612" style:family="paragraph" style:parent-style-name="Heading_20_2">
      <style:text-properties officeooo:rsid="0640670e" officeooo:paragraph-rsid="0641508c"/>
    </style:style>
    <style:style style:name="P613" style:family="paragraph" style:parent-style-name="Heading_20_2">
      <style:text-properties officeooo:rsid="0640670e" officeooo:paragraph-rsid="0640670e"/>
    </style:style>
    <style:style style:name="P614" style:family="paragraph" style:parent-style-name="Heading_20_2">
      <style:text-properties officeooo:paragraph-rsid="087c7633"/>
    </style:style>
    <style:style style:name="P615" style:family="paragraph" style:parent-style-name="Heading_20_2">
      <style:text-properties officeooo:rsid="047c4f6f" officeooo:paragraph-rsid="047c4f6f"/>
    </style:style>
    <style:style style:name="P616" style:family="paragraph" style:parent-style-name="Heading_20_2">
      <style:text-properties officeooo:rsid="04a4c3a1" officeooo:paragraph-rsid="04a4c3a1"/>
    </style:style>
    <style:style style:name="P617" style:family="paragraph" style:parent-style-name="Heading_20_2">
      <style:text-properties officeooo:rsid="059ace96" officeooo:paragraph-rsid="059ace96"/>
    </style:style>
    <style:style style:name="P618" style:family="paragraph" style:parent-style-name="Heading_20_2">
      <style:text-properties officeooo:paragraph-rsid="0654233c"/>
    </style:style>
    <style:style style:name="P619" style:family="paragraph" style:parent-style-name="Heading_20_2">
      <style:text-properties officeooo:rsid="0280fe02" officeooo:paragraph-rsid="0280fe02"/>
    </style:style>
    <style:style style:name="P620" style:family="paragraph" style:parent-style-name="Heading_20_2">
      <style:text-properties officeooo:rsid="027e70df"/>
    </style:style>
    <style:style style:name="P621" style:family="paragraph" style:parent-style-name="Heading_20_2">
      <style:text-properties officeooo:rsid="069abcac"/>
    </style:style>
    <style:style style:name="P622" style:family="paragraph" style:parent-style-name="Heading_20_2">
      <style:text-properties officeooo:rsid="0877abeb" officeooo:paragraph-rsid="0877abeb"/>
    </style:style>
    <style:style style:name="P623" style:family="paragraph" style:parent-style-name="Heading_20_2">
      <style:text-properties fo:language="de" fo:country="DE" officeooo:rsid="00537575" officeooo:paragraph-rsid="044b503c"/>
    </style:style>
    <style:style style:name="P624" style:family="paragraph" style:parent-style-name="Heading_20_3">
      <style:text-properties officeooo:paragraph-rsid="087c7633"/>
    </style:style>
    <style:style style:name="P625" style:family="paragraph" style:parent-style-name="Heading_20_3">
      <style:text-properties officeooo:rsid="039de161" officeooo:paragraph-rsid="087c7633"/>
    </style:style>
    <style:style style:name="P626" style:family="paragraph" style:parent-style-name="Heading_20_3">
      <style:text-properties officeooo:rsid="051885bf" officeooo:paragraph-rsid="051885bf"/>
    </style:style>
    <style:style style:name="P627" style:family="paragraph" style:parent-style-name="Heading_20_3">
      <style:text-properties officeooo:paragraph-rsid="05abce93"/>
    </style:style>
    <style:style style:name="P628" style:family="paragraph" style:parent-style-name="Heading_20_3">
      <style:text-properties officeooo:rsid="059c8a12" officeooo:paragraph-rsid="059c8a12"/>
    </style:style>
    <style:style style:name="P629" style:family="paragraph" style:parent-style-name="Heading_20_3">
      <style:text-properties officeooo:paragraph-rsid="059fb68f"/>
    </style:style>
    <style:style style:name="P630" style:family="paragraph" style:parent-style-name="Heading_20_3">
      <style:text-properties officeooo:rsid="059cd16b" officeooo:paragraph-rsid="059cd16b"/>
    </style:style>
    <style:style style:name="P631" style:family="paragraph" style:parent-style-name="Heading_20_3">
      <style:text-properties officeooo:paragraph-rsid="05dba45a"/>
    </style:style>
    <style:style style:name="P632" style:family="paragraph" style:parent-style-name="Heading_20_3">
      <style:text-properties officeooo:paragraph-rsid="01f017af"/>
    </style:style>
    <style:style style:name="P633" style:family="paragraph" style:parent-style-name="Heading_20_3">
      <style:text-properties officeooo:rsid="06a75454" officeooo:paragraph-rsid="06a75454"/>
    </style:style>
    <style:style style:name="P634" style:family="paragraph" style:parent-style-name="Heading_20_3">
      <style:text-properties officeooo:rsid="06b893cb" officeooo:paragraph-rsid="06b893cb"/>
    </style:style>
    <style:style style:name="P635" style:family="paragraph" style:parent-style-name="Heading_20_3">
      <style:text-properties officeooo:rsid="02ea99ec" officeooo:paragraph-rsid="02ea99ec"/>
    </style:style>
    <style:style style:name="P636" style:family="paragraph" style:parent-style-name="Heading_20_3">
      <style:text-properties officeooo:paragraph-rsid="08208650"/>
    </style:style>
    <style:style style:name="P637" style:family="paragraph" style:parent-style-name="Heading_20_3">
      <style:text-properties fo:language="de" fo:country="DE" officeooo:paragraph-rsid="044b503c"/>
    </style:style>
    <style:style style:name="P638" style:family="paragraph" style:parent-style-name="Heading_20_4">
      <style:text-properties officeooo:rsid="00812d6c" officeooo:paragraph-rsid="087c7633"/>
    </style:style>
    <style:style style:name="P639" style:family="paragraph" style:parent-style-name="Heading_20_4">
      <style:text-properties officeooo:rsid="08a62634" officeooo:paragraph-rsid="08a9754a"/>
    </style:style>
    <style:style style:name="P640" style:family="paragraph" style:parent-style-name="Heading_20_4">
      <style:text-properties officeooo:paragraph-rsid="08a9754a"/>
    </style:style>
    <style:style style:name="P641" style:family="paragraph" style:parent-style-name="Heading_20_4">
      <style:text-properties officeooo:rsid="03ba75b2" officeooo:paragraph-rsid="08a9754a"/>
    </style:style>
    <style:style style:name="P642" style:family="paragraph" style:parent-style-name="Heading_20_4">
      <style:text-properties officeooo:paragraph-rsid="052a13c9"/>
    </style:style>
    <style:style style:name="P643" style:family="paragraph" style:parent-style-name="Heading_20_4">
      <style:text-properties officeooo:paragraph-rsid="04d977a2"/>
    </style:style>
    <style:style style:name="P644" style:family="paragraph" style:parent-style-name="Heading_20_4">
      <style:text-properties officeooo:rsid="050d9acc" officeooo:paragraph-rsid="050f8da8"/>
    </style:style>
    <style:style style:name="P645" style:family="paragraph" style:parent-style-name="Heading_20_4">
      <style:text-properties officeooo:rsid="097891f1" officeooo:paragraph-rsid="097891f1"/>
    </style:style>
    <style:style style:name="P646" style:family="paragraph" style:parent-style-name="Heading_20_4">
      <style:text-properties fo:language="de" fo:country="DE" officeooo:rsid="004205c2" officeooo:paragraph-rsid="044b503c"/>
    </style:style>
    <style:style style:name="P647" style:family="paragraph" style:parent-style-name="Heading_20_4">
      <style:text-properties fo:language="de" fo:country="DE" officeooo:paragraph-rsid="044b503c"/>
    </style:style>
    <style:style style:name="P648" style:family="paragraph" style:parent-style-name="Progammcode" style:list-style-name="L9">
      <style:paragraph-properties fo:margin-left="0cm" fo:margin-right="0cm" fo:text-indent="0cm" style:auto-text-indent="false"/>
      <style:text-properties officeooo:paragraph-rsid="0469000b"/>
    </style:style>
    <style:style style:name="P649" style:family="paragraph" style:parent-style-name="Progammcode" style:list-style-name="L15">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c9141d"/>
    </style:style>
    <style:style style:name="T54" style:family="text">
      <style:text-properties style:font-name="Verdana" officeooo:rsid="08f4a830"/>
    </style:style>
    <style:style style:name="T55" style:family="text">
      <style:text-properties style:font-name="Verdana" officeooo:rsid="091116a0"/>
    </style:style>
    <style:style style:name="T56" style:family="text">
      <style:text-properties style:font-name="Verdana" officeooo:rsid="0911235b"/>
    </style:style>
    <style:style style:name="T57" style:family="text">
      <style:text-properties style:font-name="Verdana" officeooo:rsid="09212c0c"/>
    </style:style>
    <style:style style:name="T58" style:family="text">
      <style:text-properties style:font-name="Verdana" officeooo:rsid="09304c8f"/>
    </style:style>
    <style:style style:name="T59" style:family="text">
      <style:text-properties style:font-name="Verdana" officeooo:rsid="0932de64"/>
    </style:style>
    <style:style style:name="T60" style:family="text">
      <style:text-properties style:font-name="Verdana" officeooo:rsid="05663493"/>
    </style:style>
    <style:style style:name="T61" style:family="text">
      <style:text-properties style:font-name="Verdana" officeooo:rsid="015b2090"/>
    </style:style>
    <style:style style:name="T62" style:family="text">
      <style:text-properties style:font-name="Verdana" officeooo:rsid="09395996"/>
    </style:style>
    <style:style style:name="T63" style:family="text">
      <style:text-properties style:font-name="Verdana" officeooo:rsid="093b137d"/>
    </style:style>
    <style:style style:name="T64" style:family="text">
      <style:text-properties style:font-name="Verdana" officeooo:rsid="0910cc72"/>
    </style:style>
    <style:style style:name="T65" style:family="text">
      <style:text-properties style:font-name="Verdana" officeooo:rsid="08410cfd"/>
    </style:style>
    <style:style style:name="T66" style:family="text">
      <style:text-properties style:font-name="Verdana" officeooo:rsid="0957727e"/>
    </style:style>
    <style:style style:name="T67" style:family="text">
      <style:text-properties style:font-name="Times New Roman1"/>
    </style:style>
    <style:style style:name="T68" style:family="text">
      <style:text-properties style:font-name="Times New Roman1" officeooo:rsid="00c9808d"/>
    </style:style>
    <style:style style:name="T69" style:family="text">
      <style:text-properties style:font-name="Times New Roman1" officeooo:rsid="00d9d4f0"/>
    </style:style>
    <style:style style:name="T70" style:family="text">
      <style:text-properties style:font-name="Times New Roman1" fo:font-weight="bold" style:font-weight-asian="bold" style:font-weight-complex="bold"/>
    </style:style>
    <style:style style:name="T71" style:family="text">
      <style:text-properties style:font-name="Times New Roman1" fo:font-weight="bold" officeooo:rsid="0210a3a0" style:font-weight-asian="bold" style:font-weight-complex="bold"/>
    </style:style>
    <style:style style:name="T72" style:family="text">
      <style:text-properties style:font-name="Times New Roman1" fo:font-weight="bold" officeooo:rsid="020f8f9e" style:font-weight-asian="bold" style:font-weight-complex="bold"/>
    </style:style>
    <style:style style:name="T73" style:family="text">
      <style:text-properties style:font-name="Times New Roman1" fo:font-weight="bold" officeooo:rsid="03a039d4" style:font-weight-asian="bold" style:font-weight-complex="bold"/>
    </style:style>
    <style:style style:name="T74" style:family="text">
      <style:text-properties style:font-name="Times New Roman1" fo:font-weight="bold" officeooo:rsid="03a3c271" style:font-weight-asian="bold" style:font-weight-complex="bold"/>
    </style:style>
    <style:style style:name="T75" style:family="text">
      <style:text-properties style:font-name="Times New Roman1" fo:font-weight="bold" officeooo:rsid="03e3284c" style:font-weight-asian="bold" style:font-weight-complex="bold"/>
    </style:style>
    <style:style style:name="T76" style:family="text">
      <style:text-properties style:font-name="Times New Roman1" fo:font-weight="bold" officeooo:rsid="0543ad6a" style:font-weight-asian="bold" style:font-weight-complex="bold"/>
    </style:style>
    <style:style style:name="T77" style:family="text">
      <style:text-properties style:font-name="Times New Roman1" fo:font-weight="bold" officeooo:rsid="056ecf7c" style:font-weight-asian="bold" style:font-weight-complex="bold"/>
    </style:style>
    <style:style style:name="T78" style:family="text">
      <style:text-properties style:font-name="Times New Roman1" fo:font-weight="bold" officeooo:rsid="056f2ff8" style:font-weight-asian="bold" style:font-weight-complex="bold"/>
    </style:style>
    <style:style style:name="T79" style:family="text">
      <style:text-properties style:font-name="Times New Roman1" fo:font-weight="bold" officeooo:rsid="0631e0fc" style:font-weight-asian="bold" style:font-weight-complex="bold"/>
    </style:style>
    <style:style style:name="T80" style:family="text">
      <style:text-properties style:font-name="Times New Roman1" fo:font-weight="bold" officeooo:rsid="0501124a" style:font-weight-asian="bold" style:font-weight-complex="bold"/>
    </style:style>
    <style:style style:name="T81" style:family="text">
      <style:text-properties style:font-name="Times New Roman1" fo:font-weight="bold" officeooo:rsid="053dbd3a" style:font-weight-asian="bold" style:font-weight-complex="bold"/>
    </style:style>
    <style:style style:name="T82" style:family="text">
      <style:text-properties style:font-name="Times New Roman1" officeooo:rsid="019b55ec"/>
    </style:style>
    <style:style style:name="T83" style:family="text">
      <style:text-properties style:font-name="Times New Roman1" officeooo:rsid="01b2e0fe"/>
    </style:style>
    <style:style style:name="T84" style:family="text">
      <style:text-properties style:font-name="Times New Roman1" fo:font-weight="normal" style:font-weight-asian="normal" style:font-weight-complex="normal"/>
    </style:style>
    <style:style style:name="T85" style:family="text">
      <style:text-properties style:font-name="Times New Roman1" fo:font-weight="normal" officeooo:rsid="02bd234c" style:font-weight-asian="normal" style:font-weight-complex="normal"/>
    </style:style>
    <style:style style:name="T86" style:family="text">
      <style:text-properties style:font-name="Times New Roman1" fo:font-weight="normal" officeooo:rsid="02be16ae" style:font-weight-asian="normal" style:font-weight-complex="normal"/>
    </style:style>
    <style:style style:name="T87" style:family="text">
      <style:text-properties style:font-name="Times New Roman1" fo:font-weight="normal" officeooo:rsid="03a039d4" style:font-weight-asian="normal" style:font-weight-complex="normal"/>
    </style:style>
    <style:style style:name="T88" style:family="text">
      <style:text-properties style:font-name="Times New Roman1" fo:font-weight="normal" officeooo:rsid="019b55ec" style:font-weight-asian="normal" style:font-weight-complex="normal"/>
    </style:style>
    <style:style style:name="T89" style:family="text">
      <style:text-properties style:font-name="Times New Roman1" fo:font-weight="normal" officeooo:rsid="019c8859" style:font-weight-asian="normal" style:font-weight-complex="normal"/>
    </style:style>
    <style:style style:name="T90" style:family="text">
      <style:text-properties style:font-name="Times New Roman1" fo:font-weight="normal" officeooo:rsid="01149a32" style:font-weight-asian="normal" style:font-weight-complex="normal"/>
    </style:style>
    <style:style style:name="T91" style:family="text">
      <style:text-properties style:font-name="Times New Roman1" fo:font-weight="normal" officeooo:rsid="057d689a" style:font-weight-asian="normal" style:font-weight-complex="normal"/>
    </style:style>
    <style:style style:name="T92" style:family="text">
      <style:text-properties style:font-name="Times New Roman1" fo:font-weight="normal" officeooo:rsid="0580a5c8" style:font-weight-asian="normal" style:font-weight-complex="normal"/>
    </style:style>
    <style:style style:name="T93" style:family="text">
      <style:text-properties style:font-name="Times New Roman1" fo:font-weight="normal" officeooo:rsid="057ee725" style:font-weight-asian="normal" style:font-weight-complex="normal"/>
    </style:style>
    <style:style style:name="T94" style:family="text">
      <style:text-properties style:font-name="Times New Roman1" fo:font-weight="normal" officeooo:rsid="057b54da" style:font-weight-asian="normal" style:font-weight-complex="normal"/>
    </style:style>
    <style:style style:name="T95" style:family="text">
      <style:text-properties style:font-name="Times New Roman1" fo:font-weight="normal" officeooo:rsid="0598b667" style:font-weight-asian="normal" style:font-weight-complex="normal"/>
    </style:style>
    <style:style style:name="T96" style:family="text">
      <style:text-properties style:font-name="Times New Roman1" fo:font-weight="normal" officeooo:rsid="059906ae" style:font-weight-asian="normal" style:font-weight-complex="normal"/>
    </style:style>
    <style:style style:name="T97" style:family="text">
      <style:text-properties style:font-name="Times New Roman1" fo:font-weight="normal" officeooo:rsid="05bc893f" style:font-weight-asian="normal" style:font-weight-complex="normal"/>
    </style:style>
    <style:style style:name="T98" style:family="text">
      <style:text-properties style:font-name="Times New Roman1" fo:font-weight="normal" officeooo:rsid="05bf0400" style:font-weight-asian="normal" style:font-weight-complex="normal"/>
    </style:style>
    <style:style style:name="T99" style:family="text">
      <style:text-properties style:font-name="Times New Roman1" fo:font-weight="normal" officeooo:rsid="05c26c1a" style:font-weight-asian="normal" style:font-weight-complex="normal"/>
    </style:style>
    <style:style style:name="T100" style:family="text">
      <style:text-properties style:font-name="Times New Roman1" fo:font-weight="normal" officeooo:rsid="01e33371" style:font-weight-asian="normal" style:font-weight-complex="normal"/>
    </style:style>
    <style:style style:name="T101" style:family="text">
      <style:text-properties style:font-name="Times New Roman1" fo:font-weight="normal" officeooo:rsid="05f7063c" style:font-weight-asian="normal" style:font-weight-complex="normal"/>
    </style:style>
    <style:style style:name="T102" style:family="text">
      <style:text-properties style:font-name="Times New Roman1" fo:font-weight="normal" officeooo:rsid="056ecf7c" style:font-weight-asian="normal" style:font-weight-complex="normal"/>
    </style:style>
    <style:style style:name="T103" style:family="text">
      <style:text-properties style:font-name="Times New Roman1" fo:font-weight="normal" officeooo:rsid="056f2ff8" style:font-weight-asian="normal" style:font-weight-complex="normal"/>
    </style:style>
    <style:style style:name="T104" style:family="text">
      <style:text-properties style:font-name="Times New Roman1" fo:font-weight="normal" officeooo:rsid="060cd1ce" style:font-weight-asian="normal" style:font-weight-complex="normal"/>
    </style:style>
    <style:style style:name="T105" style:family="text">
      <style:text-properties style:font-name="Times New Roman1" fo:font-weight="normal" officeooo:rsid="0213470f" style:font-weight-asian="normal" style:font-weight-complex="normal"/>
    </style:style>
    <style:style style:name="T106" style:family="text">
      <style:text-properties style:font-name="Times New Roman1" fo:font-weight="normal" officeooo:rsid="01eb4260" style:font-weight-asian="normal" style:font-weight-complex="normal"/>
    </style:style>
    <style:style style:name="T107" style:family="text">
      <style:text-properties style:font-name="Times New Roman1" fo:font-weight="normal" officeooo:rsid="069fe4af" style:font-weight-asian="normal" style:font-weight-complex="normal"/>
    </style:style>
    <style:style style:name="T108" style:family="text">
      <style:text-properties style:font-name="Times New Roman1" fo:font-weight="normal" officeooo:rsid="07400ff8" style:font-weight-asian="normal" style:font-weight-complex="normal"/>
    </style:style>
    <style:style style:name="T109" style:family="text">
      <style:text-properties style:font-name="Times New Roman1" fo:font-weight="normal" officeooo:rsid="07034887" style:font-weight-asian="normal" style:font-weight-complex="normal"/>
    </style:style>
    <style:style style:name="T110" style:family="text">
      <style:text-properties style:font-name="Times New Roman1" officeooo:rsid="01dafc56"/>
    </style:style>
    <style:style style:name="T111" style:family="text">
      <style:text-properties style:font-name="Times New Roman1" officeooo:rsid="02037b6a"/>
    </style:style>
    <style:style style:name="T112" style:family="text">
      <style:text-properties style:font-name="Times New Roman1" officeooo:rsid="020f8f9e"/>
    </style:style>
    <style:style style:name="T113" style:family="text">
      <style:text-properties style:font-name="Times New Roman1" fo:language="de" fo:country="DE"/>
    </style:style>
    <style:style style:name="T114" style:family="text">
      <style:text-properties style:font-name="Times New Roman1" fo:language="de" fo:country="DE" officeooo:rsid="02bd234c"/>
    </style:style>
    <style:style style:name="T115" style:family="text">
      <style:text-properties style:font-name="Times New Roman1" fo:language="de" fo:country="DE" officeooo:rsid="06784627"/>
    </style:style>
    <style:style style:name="T116" style:family="text">
      <style:text-properties style:font-name="Times New Roman1" fo:language="de" fo:country="DE" officeooo:rsid="06792248"/>
    </style:style>
    <style:style style:name="T117" style:family="text">
      <style:text-properties style:font-name="Times New Roman1" fo:language="de" fo:country="DE" officeooo:rsid="02bfe63a"/>
    </style:style>
    <style:style style:name="T118" style:family="text">
      <style:text-properties style:font-name="Times New Roman1" fo:language="de" fo:country="DE" officeooo:rsid="02c06dd5"/>
    </style:style>
    <style:style style:name="T119" style:family="text">
      <style:text-properties style:font-name="Times New Roman1" fo:language="de" fo:country="DE" officeooo:rsid="07e29562"/>
    </style:style>
    <style:style style:name="T120" style:family="text">
      <style:text-properties style:font-name="Times New Roman1" fo:language="de" fo:country="DE" officeooo:rsid="08803fb6"/>
    </style:style>
    <style:style style:name="T121" style:family="text">
      <style:text-properties style:font-name="Times New Roman1" fo:language="de" fo:country="DE" officeooo:rsid="0960015d"/>
    </style:style>
    <style:style style:name="T122" style:family="text">
      <style:text-properties style:font-name="Times New Roman1" fo:language="de" fo:country="DE" officeooo:rsid="086bd312"/>
    </style:style>
    <style:style style:name="T123" style:family="text">
      <style:text-properties style:font-name="Times New Roman1" fo:language="de" fo:country="DE" officeooo:rsid="0812957b"/>
    </style:style>
    <style:style style:name="T124" style:family="text">
      <style:text-properties style:font-name="Times New Roman1" fo:language="de" fo:country="DE" officeooo:rsid="0961d224"/>
    </style:style>
    <style:style style:name="T125" style:family="text">
      <style:text-properties style:font-name="Times New Roman1" officeooo:rsid="02257752"/>
    </style:style>
    <style:style style:name="T126" style:family="text">
      <style:text-properties style:font-name="Times New Roman1" officeooo:rsid="02437164"/>
    </style:style>
    <style:style style:name="T127" style:family="text">
      <style:text-properties style:font-name="Times New Roman1" officeooo:rsid="02442576"/>
    </style:style>
    <style:style style:name="T128" style:family="text">
      <style:text-properties style:font-name="Times New Roman1" officeooo:rsid="024e609f"/>
    </style:style>
    <style:style style:name="T129" style:family="text">
      <style:text-properties style:font-name="Times New Roman1" officeooo:rsid="037a9db9"/>
    </style:style>
    <style:style style:name="T130" style:family="text">
      <style:text-properties style:font-name="Times New Roman1" officeooo:rsid="03a039d4"/>
    </style:style>
    <style:style style:name="T131" style:family="text">
      <style:text-properties style:font-name="Times New Roman1" officeooo:rsid="03dfdf9c"/>
    </style:style>
    <style:style style:name="T132" style:family="text">
      <style:text-properties style:font-name="Times New Roman1" officeooo:rsid="03b0290a"/>
    </style:style>
    <style:style style:name="T133" style:family="text">
      <style:text-properties style:font-name="Times New Roman1" officeooo:rsid="03cfe1fc"/>
    </style:style>
    <style:style style:name="T134" style:family="text">
      <style:text-properties style:font-name="Times New Roman1" officeooo:rsid="03ec46a5"/>
    </style:style>
    <style:style style:name="T135" style:family="text">
      <style:text-properties style:font-name="Times New Roman1" officeooo:rsid="04d7d4e9"/>
    </style:style>
    <style:style style:name="T136" style:family="text">
      <style:text-properties style:font-name="Times New Roman1" officeooo:rsid="04882d7a"/>
    </style:style>
    <style:style style:name="T137" style:family="text">
      <style:text-properties style:font-name="Times New Roman1" officeooo:rsid="0514b48c"/>
    </style:style>
    <style:style style:name="T138" style:family="text">
      <style:text-properties style:font-name="Times New Roman1" officeooo:rsid="051ff619"/>
    </style:style>
    <style:style style:name="T139" style:family="text">
      <style:text-properties style:font-name="Times New Roman1" officeooo:rsid="04d5b243"/>
    </style:style>
    <style:style style:name="T140" style:family="text">
      <style:text-properties style:font-name="Times New Roman1" officeooo:rsid="05097fd0"/>
    </style:style>
    <style:style style:name="T141" style:family="text">
      <style:text-properties style:font-name="Times New Roman1" officeooo:rsid="05680cc5"/>
    </style:style>
    <style:style style:name="T142" style:family="text">
      <style:text-properties style:font-name="Times New Roman1" officeooo:rsid="05699ff1"/>
    </style:style>
    <style:style style:name="T143" style:family="text">
      <style:text-properties style:font-name="Times New Roman1" officeooo:rsid="053dbd3a"/>
    </style:style>
    <style:style style:name="T144" style:family="text">
      <style:text-properties style:font-name="Times New Roman1" officeooo:rsid="0541cc6c"/>
    </style:style>
    <style:style style:name="T145" style:family="text">
      <style:text-properties style:font-name="Times New Roman1" officeooo:rsid="0543ad6a"/>
    </style:style>
    <style:style style:name="T146" style:family="text">
      <style:text-properties style:font-name="Times New Roman1" officeooo:rsid="056ecf7c"/>
    </style:style>
    <style:style style:name="T147" style:family="text">
      <style:text-properties style:font-name="Times New Roman1" officeooo:rsid="01128d40"/>
    </style:style>
    <style:style style:name="T148" style:family="text">
      <style:text-properties style:font-name="Times New Roman1" officeooo:rsid="056f2ff8"/>
    </style:style>
    <style:style style:name="T149" style:family="text">
      <style:text-properties style:font-name="Times New Roman1" officeooo:rsid="019c8859"/>
    </style:style>
    <style:style style:name="T150" style:family="text">
      <style:text-properties style:font-name="Times New Roman1" officeooo:rsid="057b54da"/>
    </style:style>
    <style:style style:name="T151" style:family="text">
      <style:text-properties style:font-name="Times New Roman1" officeooo:rsid="01149a32"/>
    </style:style>
    <style:style style:name="T152" style:family="text">
      <style:text-properties style:font-name="Times New Roman1" officeooo:rsid="057d689a"/>
    </style:style>
    <style:style style:name="T153" style:family="text">
      <style:text-properties style:font-name="Times New Roman1" officeooo:rsid="019d383a"/>
    </style:style>
    <style:style style:name="T154" style:family="text">
      <style:text-properties style:font-name="Times New Roman1" officeooo:rsid="0584d522"/>
    </style:style>
    <style:style style:name="T155" style:family="text">
      <style:text-properties style:font-name="Times New Roman1" officeooo:rsid="05fdcab0"/>
    </style:style>
    <style:style style:name="T156" style:family="text">
      <style:text-properties style:font-name="Times New Roman1" officeooo:rsid="06302ae7"/>
    </style:style>
    <style:style style:name="T157" style:family="text">
      <style:text-properties style:font-name="Times New Roman1" officeooo:rsid="066bea0b"/>
    </style:style>
    <style:style style:name="T158" style:family="text">
      <style:text-properties style:font-name="Times New Roman1" officeooo:rsid="05ef313b"/>
    </style:style>
    <style:style style:name="T159" style:family="text">
      <style:text-properties style:font-name="Times New Roman1" officeooo:rsid="0213470f"/>
    </style:style>
    <style:style style:name="T160" style:family="text">
      <style:text-properties style:font-name="Times New Roman1" officeooo:rsid="01eb4260"/>
    </style:style>
    <style:style style:name="T161" style:family="text">
      <style:text-properties style:font-name="Times New Roman1" officeooo:rsid="0206fedd"/>
    </style:style>
    <style:style style:name="T162" style:family="text">
      <style:text-properties style:font-name="Times New Roman1" officeooo:rsid="021f8bb3"/>
    </style:style>
    <style:style style:name="T163" style:family="text">
      <style:text-properties style:font-name="Times New Roman1" officeooo:rsid="0219809e"/>
    </style:style>
    <style:style style:name="T164" style:family="text">
      <style:text-properties style:font-name="Times New Roman1" officeooo:rsid="063412d4"/>
    </style:style>
    <style:style style:name="T165" style:family="text">
      <style:text-properties style:font-name="Times New Roman1" officeooo:rsid="0670cfce"/>
    </style:style>
    <style:style style:name="T166" style:family="text">
      <style:text-properties style:font-name="Times New Roman1" officeooo:rsid="0674430a"/>
    </style:style>
    <style:style style:name="T167" style:family="text">
      <style:text-properties style:font-name="Times New Roman1" officeooo:rsid="0683e3ac"/>
    </style:style>
    <style:style style:name="T168" style:family="text">
      <style:text-properties style:font-name="Times New Roman1" officeooo:rsid="02ad676a"/>
    </style:style>
    <style:style style:name="T169" style:family="text">
      <style:text-properties style:font-name="Times New Roman1" officeooo:rsid="0690a35a"/>
    </style:style>
    <style:style style:name="T170" style:family="text">
      <style:text-properties style:font-name="Times New Roman1" officeooo:rsid="06b15bd9"/>
    </style:style>
    <style:style style:name="T171" style:family="text">
      <style:text-properties style:font-name="Times New Roman1" officeooo:rsid="0707bb70"/>
    </style:style>
    <style:style style:name="T172" style:family="text">
      <style:text-properties style:font-name="Times New Roman1" officeooo:rsid="07400ff8"/>
    </style:style>
    <style:style style:name="T173" style:family="text">
      <style:text-properties style:font-name="Times New Roman1" officeooo:rsid="02bd234c"/>
    </style:style>
    <style:style style:name="T174" style:family="text">
      <style:text-properties style:font-name="Times New Roman1" officeooo:rsid="07204321"/>
    </style:style>
    <style:style style:name="T175" style:family="text">
      <style:text-properties style:font-name="Times New Roman1" officeooo:rsid="07352f83"/>
    </style:style>
    <style:style style:name="T176" style:family="text">
      <style:text-properties style:font-name="Times New Roman1" officeooo:rsid="080b9aa7"/>
    </style:style>
    <style:style style:name="T177" style:family="text">
      <style:text-properties style:font-name="Times New Roman1" officeooo:rsid="080d5fc6"/>
    </style:style>
    <style:style style:name="T178" style:family="text">
      <style:text-properties style:font-name="Times New Roman1" officeooo:rsid="080e3962"/>
    </style:style>
    <style:style style:name="T179" style:family="text">
      <style:text-properties style:font-name="Times New Roman1" officeooo:rsid="083fd742"/>
    </style:style>
    <style:style style:name="T180" style:family="text">
      <style:text-properties style:font-name="Times New Roman1" officeooo:rsid="081da8bd"/>
    </style:style>
    <style:style style:name="T181" style:family="text">
      <style:text-properties style:font-name="Times New Roman1" officeooo:rsid="0857ce0c"/>
    </style:style>
    <style:style style:name="T182" style:family="text">
      <style:text-properties style:font-name="Times New Roman1" officeooo:rsid="08c9141d"/>
    </style:style>
    <style:style style:name="T183" style:family="text">
      <style:text-properties style:font-name="Times New Roman1" officeooo:rsid="08842044"/>
    </style:style>
    <style:style style:name="T184" style:family="text">
      <style:text-properties style:font-name="Times New Roman1" officeooo:rsid="088842eb"/>
    </style:style>
    <style:style style:name="T185" style:family="text">
      <style:text-properties style:font-name="Times New Roman1" officeooo:rsid="0889d1b9"/>
    </style:style>
    <style:style style:name="T186" style:family="text">
      <style:text-properties style:font-name="Times New Roman1" officeooo:rsid="088feee6"/>
    </style:style>
    <style:style style:name="T187" style:family="text">
      <style:text-properties style:font-name="Times New Roman1" officeooo:rsid="03fe3f0b"/>
    </style:style>
    <style:style style:name="T188" style:family="text">
      <style:text-properties style:font-name="Times New Roman1" officeooo:rsid="0402818e"/>
    </style:style>
    <style:style style:name="T189" style:family="text">
      <style:text-properties style:font-name="Times New Roman1" officeooo:rsid="070f2a54"/>
    </style:style>
    <style:style style:name="T190" style:family="text">
      <style:text-properties style:font-name="Times New Roman1" officeooo:rsid="071083db"/>
    </style:style>
    <style:style style:name="T191" style:family="text">
      <style:text-properties style:font-name="Times New Roman1" officeooo:rsid="08c4a360"/>
    </style:style>
    <style:style style:name="T192" style:family="text">
      <style:text-properties style:font-name="Times New Roman1" officeooo:rsid="05158f1d"/>
    </style:style>
    <style:style style:name="T193" style:family="text">
      <style:text-properties style:font-name="Times New Roman1" officeooo:rsid="051f2f13"/>
    </style:style>
    <style:style style:name="T194" style:family="text">
      <style:text-properties style:font-name="Times New Roman1" officeooo:rsid="08c5a842"/>
    </style:style>
    <style:style style:name="T195" style:family="text">
      <style:text-properties style:font-name="Times New Roman1" officeooo:rsid="08c8da69"/>
    </style:style>
    <style:style style:name="T196" style:family="text">
      <style:text-properties style:font-name="Times New Roman1" officeooo:rsid="08e7b71b"/>
    </style:style>
    <style:style style:name="T197" style:family="text">
      <style:text-properties style:font-name="Times New Roman1" officeooo:rsid="08d8e646"/>
    </style:style>
    <style:style style:name="T198" style:family="text">
      <style:text-properties style:font-name="Times New Roman1" officeooo:rsid="08daff8d"/>
    </style:style>
    <style:style style:name="T199" style:family="text">
      <style:text-properties style:font-name="Times New Roman1" officeooo:rsid="08dcd1b5"/>
    </style:style>
    <style:style style:name="T200" style:family="text">
      <style:text-properties style:font-name="Times New Roman1" officeooo:rsid="08de8c5c"/>
    </style:style>
    <style:style style:name="T201" style:family="text">
      <style:text-properties style:font-name="Times New Roman1" officeooo:rsid="04eaf13f"/>
    </style:style>
    <style:style style:name="T202" style:family="text">
      <style:text-properties style:font-name="Times New Roman1" officeooo:rsid="053109b6"/>
    </style:style>
    <style:style style:name="T203" style:family="text">
      <style:text-properties style:font-name="Times New Roman1" officeooo:rsid="0541f11a"/>
    </style:style>
    <style:style style:name="T204" style:family="text">
      <style:text-properties style:font-name="Times New Roman1" officeooo:rsid="0910cc72"/>
    </style:style>
    <style:style style:name="T205" style:family="text">
      <style:text-properties style:font-name="Times New Roman1" officeooo:rsid="091116a0"/>
    </style:style>
    <style:style style:name="T206" style:family="text">
      <style:text-properties style:font-name="Times New Roman1" officeooo:rsid="092d0604"/>
    </style:style>
    <style:style style:name="T207" style:family="text">
      <style:text-properties style:font-name="Times New Roman1" officeooo:rsid="0958aa4c"/>
    </style:style>
    <style:style style:name="T208" style:family="text">
      <style:text-properties style:font-name="Times New Roman1" fo:font-style="normal" officeooo:rsid="091365cb" style:font-style-asian="normal" style:font-style-complex="normal"/>
    </style:style>
    <style:style style:name="T209" style:family="text">
      <style:text-properties style:font-name="Times New Roman1" officeooo:rsid="0911235b"/>
    </style:style>
    <style:style style:name="T210" style:family="text">
      <style:text-properties style:font-name="Times New Roman1" officeooo:rsid="09297ad4"/>
    </style:style>
    <style:style style:name="T211" style:family="text">
      <style:text-properties style:font-name="Times New Roman1" officeooo:rsid="092adafb"/>
    </style:style>
    <style:style style:name="T212" style:family="text">
      <style:text-properties style:font-name="Times New Roman1" officeooo:rsid="092fd91e"/>
    </style:style>
    <style:style style:name="T213" style:family="text">
      <style:text-properties style:font-name="Times New Roman1" officeooo:rsid="05456302"/>
    </style:style>
    <style:style style:name="T214" style:family="text">
      <style:text-properties style:font-name="Times New Roman1" officeooo:rsid="055dacd1"/>
    </style:style>
    <style:style style:name="T215" style:family="text">
      <style:text-properties style:font-name="Times New Roman1" officeooo:rsid="0545befa"/>
    </style:style>
    <style:style style:name="T216" style:family="text">
      <style:text-properties style:font-name="Times New Roman1" officeooo:rsid="05645ca7"/>
    </style:style>
    <style:style style:name="T217" style:family="text">
      <style:text-properties style:font-name="Times New Roman1" officeooo:rsid="093b30e1"/>
    </style:style>
    <style:style style:name="T218" style:family="text">
      <style:text-properties style:font-name="Times New Roman1" officeooo:rsid="0955c0e0"/>
    </style:style>
    <style:style style:name="T219" style:family="text">
      <style:text-properties style:font-name="Times New Roman1" officeooo:rsid="0957727e"/>
    </style:style>
    <style:style style:name="T220" style:family="text">
      <style:text-properties style:font-name="Times New Roman1" officeooo:rsid="096cf6d3"/>
    </style:style>
    <style:style style:name="T221" style:family="text">
      <style:text-properties style:font-name="Times New Roman1" officeooo:rsid="097fb910"/>
    </style:style>
    <style:style style:name="T222" style:family="text">
      <style:text-properties style:font-name="Times New Roman1" officeooo:rsid="098124cc"/>
    </style:style>
    <style:style style:name="T223" style:family="text">
      <style:text-properties style:font-name="Times New Roman1" officeooo:rsid="080cd0b4"/>
    </style:style>
    <style:style style:name="T224" style:family="text">
      <style:text-properties officeooo:rsid="0030e382"/>
    </style:style>
    <style:style style:name="T225" style:family="text">
      <style:text-properties officeooo:rsid="00441212"/>
    </style:style>
    <style:style style:name="T226" style:family="text">
      <style:text-properties officeooo:rsid="0044bda8"/>
    </style:style>
    <style:style style:name="T227" style:family="text">
      <style:text-properties officeooo:rsid="0044de9f"/>
    </style:style>
    <style:style style:name="T228" style:family="text">
      <style:text-properties officeooo:rsid="0046c455"/>
    </style:style>
    <style:style style:name="T229" style:family="text">
      <style:text-properties fo:font-style="italic" style:font-style-asian="italic" style:font-style-complex="italic"/>
    </style:style>
    <style:style style:name="T230" style:family="text">
      <style:text-properties fo:font-style="italic" officeooo:rsid="0046c455" style:font-style-asian="italic" style:font-style-complex="italic"/>
    </style:style>
    <style:style style:name="T231" style:family="text">
      <style:text-properties fo:font-style="italic" officeooo:rsid="0044bda8" style:font-style-asian="italic" style:font-style-complex="italic"/>
    </style:style>
    <style:style style:name="T232" style:family="text">
      <style:text-properties fo:font-style="italic" officeooo:rsid="07b490fc" style:font-style-asian="italic" style:font-style-complex="italic"/>
    </style:style>
    <style:style style:name="T233" style:family="text">
      <style:text-properties fo:font-style="italic" officeooo:rsid="037a9db9" style:font-style-asian="italic" style:font-style-complex="italic"/>
    </style:style>
    <style:style style:name="T234" style:family="text">
      <style:text-properties fo:font-style="italic" officeooo:rsid="0898bb16" style:font-style-asian="italic" style:font-style-complex="italic"/>
    </style:style>
    <style:style style:name="T235" style:family="text">
      <style:text-properties fo:font-style="italic" officeooo:rsid="04f03a60" style:font-style-asian="italic" style:font-style-complex="italic"/>
    </style:style>
    <style:style style:name="T236" style:family="text">
      <style:text-properties fo:font-style="italic" officeooo:rsid="08f65dae" style:font-style-asian="italic" style:font-style-complex="italic"/>
    </style:style>
    <style:style style:name="T237" style:family="text">
      <style:text-properties fo:font-style="italic" officeooo:rsid="08fc630c" style:font-style-asian="italic" style:font-style-complex="italic"/>
    </style:style>
    <style:style style:name="T238" style:family="text">
      <style:text-properties fo:font-style="italic" officeooo:rsid="04f8e3cd" style:font-style-asian="italic" style:font-style-complex="italic"/>
    </style:style>
    <style:style style:name="T239" style:family="text">
      <style:text-properties fo:font-style="italic" officeooo:rsid="0911235b" style:font-style-asian="italic" style:font-style-complex="italic"/>
    </style:style>
    <style:style style:name="T240" style:family="text">
      <style:text-properties fo:font-style="italic" officeooo:rsid="0917259f" style:font-style-asian="italic" style:font-style-complex="italic"/>
    </style:style>
    <style:style style:name="T241" style:family="text">
      <style:text-properties fo:font-style="italic" officeooo:rsid="096cf6d3" style:font-style-asian="italic" style:font-style-complex="italic"/>
    </style:style>
    <style:style style:name="T242" style:family="text">
      <style:text-properties fo:font-style="italic" officeooo:rsid="096e6212" style:font-style-asian="italic" style:font-style-complex="italic"/>
    </style:style>
    <style:style style:name="T243" style:family="text">
      <style:text-properties fo:font-style="italic" officeooo:rsid="097ac43b" style:font-style-asian="italic" style:font-style-complex="italic"/>
    </style:style>
    <style:style style:name="T244" style:family="text">
      <style:text-properties fo:font-style="italic" officeooo:rsid="080b9aa7" style:font-style-asian="italic" style:font-style-complex="italic"/>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0393a"/>
    </style:style>
    <style:style style:name="T247" style:family="text">
      <style:text-properties fo:language="de" fo:country="DE"/>
    </style:style>
    <style:style style:name="T248" style:family="text">
      <style:text-properties fo:language="de" fo:country="DE" officeooo:rsid="007aa574"/>
    </style:style>
    <style:style style:name="T249" style:family="text">
      <style:text-properties fo:language="de" fo:country="DE" officeooo:rsid="007d69ce"/>
    </style:style>
    <style:style style:name="T250" style:family="text">
      <style:text-properties fo:language="de" fo:country="DE" officeooo:rsid="007ce3d1"/>
    </style:style>
    <style:style style:name="T251" style:family="text">
      <style:text-properties fo:language="de" fo:country="DE" officeooo:rsid="00812d6c"/>
    </style:style>
    <style:style style:name="T252" style:family="text">
      <style:text-properties fo:language="de" fo:country="DE" fo:font-style="italic" officeooo:rsid="07e20916" style:font-style-asian="italic" style:font-style-complex="italic"/>
    </style:style>
    <style:style style:name="T253" style:family="text">
      <style:text-properties fo:language="de" fo:country="DE" fo:font-style="italic" officeooo:rsid="07b8f61f" style:font-style-asian="italic" style:font-style-complex="italic"/>
    </style:style>
    <style:style style:name="T254" style:family="text">
      <style:text-properties fo:language="de" fo:country="DE" fo:font-style="italic" officeooo:rsid="0946ef40" style:font-style-asian="italic" style:font-style-complex="italic"/>
    </style:style>
    <style:style style:name="T255" style:family="text">
      <style:text-properties fo:language="de" fo:country="DE" officeooo:rsid="001c488c"/>
    </style:style>
    <style:style style:name="T256" style:family="text">
      <style:text-properties fo:language="de" fo:country="DE" officeooo:rsid="00382438"/>
    </style:style>
    <style:style style:name="T257" style:family="text">
      <style:text-properties fo:language="de" fo:country="DE" officeooo:rsid="012bd999"/>
    </style:style>
    <style:style style:name="T258" style:family="text">
      <style:text-properties fo:language="de" fo:country="DE" officeooo:rsid="0133897d"/>
    </style:style>
    <style:style style:name="T259" style:family="text">
      <style:text-properties fo:language="de" fo:country="DE" officeooo:rsid="0136ba3d"/>
    </style:style>
    <style:style style:name="T260" style:family="text">
      <style:text-properties fo:language="de" fo:country="DE" officeooo:rsid="016a1b41"/>
    </style:style>
    <style:style style:name="T261" style:family="text">
      <style:text-properties fo:language="de" fo:country="DE" officeooo:rsid="016aa9d3"/>
    </style:style>
    <style:style style:name="T262" style:family="text">
      <style:text-properties fo:language="de" fo:country="DE" officeooo:rsid="0051c405"/>
    </style:style>
    <style:style style:name="T263" style:family="text">
      <style:text-properties fo:language="de" fo:country="DE" officeooo:rsid="016ca2cf"/>
    </style:style>
    <style:style style:name="T264" style:family="text">
      <style:text-properties fo:language="de" fo:country="DE" officeooo:rsid="01a3a9ea"/>
    </style:style>
    <style:style style:name="T265" style:family="text">
      <style:text-properties fo:language="de" fo:country="DE" officeooo:rsid="01adc92d"/>
    </style:style>
    <style:style style:name="T266" style:family="text">
      <style:text-properties fo:language="de" fo:country="DE" officeooo:rsid="02319953"/>
    </style:style>
    <style:style style:name="T267" style:family="text">
      <style:text-properties fo:language="de" fo:country="DE" officeooo:rsid="023bab72"/>
    </style:style>
    <style:style style:name="T268" style:family="text">
      <style:text-properties fo:language="de" fo:country="DE" officeooo:rsid="0280fe02"/>
    </style:style>
    <style:style style:name="T269" style:family="text">
      <style:text-properties fo:language="de" fo:country="DE" officeooo:rsid="0282c340"/>
    </style:style>
    <style:style style:name="T270" style:family="text">
      <style:text-properties fo:language="de" fo:country="DE" officeooo:rsid="02bd234c"/>
    </style:style>
    <style:style style:name="T271" style:family="text">
      <style:text-properties fo:language="de" fo:country="DE" officeooo:rsid="02bfe63a"/>
    </style:style>
    <style:style style:name="T272" style:family="text">
      <style:text-properties fo:language="de" fo:country="DE" officeooo:rsid="02d6280c"/>
    </style:style>
    <style:style style:name="T273" style:family="text">
      <style:text-properties fo:language="de" fo:country="DE" officeooo:rsid="0308f6b3"/>
    </style:style>
    <style:style style:name="T274" style:family="text">
      <style:text-properties fo:language="de" fo:country="DE" officeooo:rsid="031596ba"/>
    </style:style>
    <style:style style:name="T275" style:family="text">
      <style:text-properties fo:language="de" fo:country="DE" officeooo:rsid="016a92fd"/>
    </style:style>
    <style:style style:name="T276" style:family="text">
      <style:text-properties fo:language="de" fo:country="DE" officeooo:rsid="031ef95e"/>
    </style:style>
    <style:style style:name="T277" style:family="text">
      <style:text-properties fo:language="de" fo:country="DE" officeooo:rsid="0320c032"/>
    </style:style>
    <style:style style:name="T278" style:family="text">
      <style:text-properties fo:language="de" fo:country="DE" officeooo:rsid="0377fabc"/>
    </style:style>
    <style:style style:name="T279" style:family="text">
      <style:text-properties fo:language="de" fo:country="DE" officeooo:rsid="037977c7"/>
    </style:style>
    <style:style style:name="T280" style:family="text">
      <style:text-properties fo:language="de" fo:country="DE" officeooo:rsid="03798b17"/>
    </style:style>
    <style:style style:name="T281" style:family="text">
      <style:text-properties fo:language="de" fo:country="DE" officeooo:rsid="0307e519"/>
    </style:style>
    <style:style style:name="T282" style:family="text">
      <style:text-properties fo:language="de" fo:country="DE" officeooo:rsid="03ba6b39"/>
    </style:style>
    <style:style style:name="T283" style:family="text">
      <style:text-properties fo:language="de" fo:country="DE" officeooo:rsid="03cde61e"/>
    </style:style>
    <style:style style:name="T284" style:family="text">
      <style:text-properties fo:language="de" fo:country="DE" officeooo:rsid="03d7dd99"/>
    </style:style>
    <style:style style:name="T285" style:family="text">
      <style:text-properties fo:language="de" fo:country="DE" officeooo:rsid="03da7fd6"/>
    </style:style>
    <style:style style:name="T286" style:family="text">
      <style:text-properties fo:language="de" fo:country="DE" officeooo:rsid="03e72327"/>
    </style:style>
    <style:style style:name="T287" style:family="text">
      <style:text-properties fo:language="de" fo:country="DE" officeooo:rsid="03e73a36"/>
    </style:style>
    <style:style style:name="T288" style:family="text">
      <style:text-properties fo:language="de" fo:country="DE" officeooo:rsid="03d29583"/>
    </style:style>
    <style:style style:name="T289" style:family="text">
      <style:text-properties fo:language="de" fo:country="DE" officeooo:rsid="040d0c7a"/>
    </style:style>
    <style:style style:name="T290" style:family="text">
      <style:text-properties fo:language="de" fo:country="DE" fo:font-weight="bold" officeooo:rsid="00382438" style:font-weight-asian="bold" style:font-weight-complex="bold"/>
    </style:style>
    <style:style style:name="T291" style:family="text">
      <style:text-properties fo:language="de" fo:country="DE" fo:font-weight="bold" officeooo:rsid="05d5c713" style:font-weight-asian="bold" style:font-weight-complex="bold"/>
    </style:style>
    <style:style style:name="T292" style:family="text">
      <style:text-properties fo:language="de" fo:country="DE" officeooo:rsid="043973e6"/>
    </style:style>
    <style:style style:name="T293" style:family="text">
      <style:text-properties fo:language="de" fo:country="DE" officeooo:rsid="00827851"/>
    </style:style>
    <style:style style:name="T294" style:family="text">
      <style:text-properties fo:language="de" fo:country="DE" officeooo:rsid="02641148"/>
    </style:style>
    <style:style style:name="T295" style:family="text">
      <style:text-properties fo:language="de" fo:country="DE" officeooo:rsid="0121222d"/>
    </style:style>
    <style:style style:name="T296" style:family="text">
      <style:text-properties fo:language="de" fo:country="DE" officeooo:rsid="0124eae1"/>
    </style:style>
    <style:style style:name="T297" style:family="text">
      <style:text-properties fo:language="de" fo:country="DE" officeooo:rsid="0054da7a"/>
    </style:style>
    <style:style style:name="T298" style:family="text">
      <style:text-properties fo:language="de" fo:country="DE" officeooo:rsid="004b7b17"/>
    </style:style>
    <style:style style:name="T299" style:family="text">
      <style:text-properties fo:language="de" fo:country="DE" officeooo:rsid="044ea366"/>
    </style:style>
    <style:style style:name="T300" style:family="text">
      <style:text-properties fo:language="de" fo:country="DE" officeooo:rsid="03108b54"/>
    </style:style>
    <style:style style:name="T301" style:family="text">
      <style:text-properties fo:language="de" fo:country="DE" officeooo:rsid="0466aa0b"/>
    </style:style>
    <style:style style:name="T302" style:family="text">
      <style:text-properties fo:language="de" fo:country="DE" officeooo:rsid="05d83382"/>
    </style:style>
    <style:style style:name="T303" style:family="text">
      <style:text-properties fo:language="de" fo:country="DE" officeooo:rsid="05d5c713"/>
    </style:style>
    <style:style style:name="T304" style:family="text">
      <style:text-properties fo:language="de" fo:country="DE" officeooo:rsid="061f102d"/>
    </style:style>
    <style:style style:name="T305" style:family="text">
      <style:text-properties fo:language="de" fo:country="DE" officeooo:rsid="013b0f9e"/>
    </style:style>
    <style:style style:name="T306" style:family="text">
      <style:text-properties fo:language="de" fo:country="DE" officeooo:rsid="0641508c"/>
    </style:style>
    <style:style style:name="T307" style:family="text">
      <style:text-properties fo:language="de" fo:country="DE" officeooo:rsid="06471a62"/>
    </style:style>
    <style:style style:name="T308" style:family="text">
      <style:text-properties fo:language="de" fo:country="DE" fo:font-style="normal" style:font-style-asian="normal" style:font-style-complex="normal"/>
    </style:style>
    <style:style style:name="T309" style:family="text">
      <style:text-properties fo:language="de" fo:country="DE" fo:font-style="normal" officeooo:rsid="064af8f8" style:font-style-asian="normal" style:font-style-complex="normal"/>
    </style:style>
    <style:style style:name="T310" style:family="text">
      <style:text-properties fo:language="de" fo:country="DE" fo:font-style="normal" officeooo:rsid="064f5633" style:font-style-asian="normal" style:font-style-complex="normal"/>
    </style:style>
    <style:style style:name="T311" style:family="text">
      <style:text-properties fo:language="de" fo:country="DE" fo:font-style="normal" officeooo:rsid="007aa574" style:font-style-asian="normal" style:font-style-complex="normal"/>
    </style:style>
    <style:style style:name="T312" style:family="text">
      <style:text-properties fo:language="de" fo:country="DE" fo:font-style="normal" officeooo:rsid="0946ef40" style:font-style-asian="normal" style:font-style-complex="normal"/>
    </style:style>
    <style:style style:name="T313" style:family="text">
      <style:text-properties fo:language="de" fo:country="DE" officeooo:rsid="064c8dc6"/>
    </style:style>
    <style:style style:name="T314" style:family="text">
      <style:text-properties fo:language="de" fo:country="DE" officeooo:rsid="023c165b"/>
    </style:style>
    <style:style style:name="T315" style:family="text">
      <style:text-properties fo:language="de" fo:country="DE" officeooo:rsid="023ffb14"/>
    </style:style>
    <style:style style:name="T316" style:family="text">
      <style:text-properties fo:language="de" fo:country="DE" officeooo:rsid="0656e6de"/>
    </style:style>
    <style:style style:name="T317" style:family="text">
      <style:text-properties fo:language="de" fo:country="DE" officeooo:rsid="0658010c"/>
    </style:style>
    <style:style style:name="T318" style:family="text">
      <style:text-properties fo:language="de" fo:country="DE" officeooo:rsid="0658f29a"/>
    </style:style>
    <style:style style:name="T319" style:family="text">
      <style:text-properties fo:language="de" fo:country="DE" officeooo:rsid="065e8bdf"/>
    </style:style>
    <style:style style:name="T320" style:family="text">
      <style:text-properties fo:language="de" fo:country="DE" officeooo:rsid="066145a9"/>
    </style:style>
    <style:style style:name="T321" style:family="text">
      <style:text-properties fo:language="de" fo:country="DE" officeooo:rsid="025ed31a"/>
    </style:style>
    <style:style style:name="T322" style:family="text">
      <style:text-properties fo:language="de" fo:country="DE" officeooo:rsid="066d32cf"/>
    </style:style>
    <style:style style:name="T323" style:family="text">
      <style:text-properties fo:language="de" fo:country="DE" officeooo:rsid="024748f9"/>
    </style:style>
    <style:style style:name="T324" style:family="text">
      <style:text-properties fo:language="de" fo:country="DE" officeooo:rsid="066ca5a3"/>
    </style:style>
    <style:style style:name="T325" style:family="text">
      <style:text-properties fo:language="de" fo:country="DE" officeooo:rsid="024f9d07"/>
    </style:style>
    <style:style style:name="T326" style:family="text">
      <style:text-properties fo:language="de" fo:country="DE" officeooo:rsid="06792248"/>
    </style:style>
    <style:style style:name="T327" style:family="text">
      <style:text-properties fo:language="de" fo:country="DE" officeooo:rsid="06910d61"/>
    </style:style>
    <style:style style:name="T328" style:family="text">
      <style:text-properties fo:language="de" fo:country="DE" officeooo:rsid="0691e2b0"/>
    </style:style>
    <style:style style:name="T329" style:family="text">
      <style:text-properties fo:language="de" fo:country="DE" officeooo:rsid="06921c0c"/>
    </style:style>
    <style:style style:name="T330" style:family="text">
      <style:text-properties fo:language="de" fo:country="DE" officeooo:rsid="06930887"/>
    </style:style>
    <style:style style:name="T331" style:family="text">
      <style:text-properties fo:language="de" fo:country="DE" officeooo:rsid="06b33d49"/>
    </style:style>
    <style:style style:name="T332" style:family="text">
      <style:text-properties fo:language="de" fo:country="DE" officeooo:rsid="06b46167"/>
    </style:style>
    <style:style style:name="T333" style:family="text">
      <style:text-properties fo:language="de" fo:country="DE" officeooo:rsid="06c2a152"/>
    </style:style>
    <style:style style:name="T334" style:family="text">
      <style:text-properties fo:language="de" fo:country="DE" officeooo:rsid="06d7d946"/>
    </style:style>
    <style:style style:name="T335" style:family="text">
      <style:text-properties fo:language="de" fo:country="DE" officeooo:rsid="06f74407"/>
    </style:style>
    <style:style style:name="T336" style:family="text">
      <style:text-properties fo:language="de" fo:country="DE" officeooo:rsid="07006109"/>
    </style:style>
    <style:style style:name="T337" style:family="text">
      <style:text-properties fo:language="de" fo:country="DE" officeooo:rsid="0708c7d7"/>
    </style:style>
    <style:style style:name="T338" style:family="text">
      <style:text-properties fo:language="de" fo:country="DE" officeooo:rsid="070aa131"/>
    </style:style>
    <style:style style:name="T339" style:family="text">
      <style:text-properties fo:language="de" fo:country="DE" officeooo:rsid="070bc3dc"/>
    </style:style>
    <style:style style:name="T340" style:family="text">
      <style:text-properties fo:language="de" fo:country="DE" officeooo:rsid="070c2a13"/>
    </style:style>
    <style:style style:name="T341" style:family="text">
      <style:text-properties fo:language="de" fo:country="DE" officeooo:rsid="070e25fd"/>
    </style:style>
    <style:style style:name="T342" style:family="text">
      <style:text-properties fo:language="de" fo:country="DE" officeooo:rsid="070f2a54"/>
    </style:style>
    <style:style style:name="T343" style:family="text">
      <style:text-properties fo:language="de" fo:country="DE" officeooo:rsid="071deda5"/>
    </style:style>
    <style:style style:name="T344" style:family="text">
      <style:text-properties fo:language="de" fo:country="DE" officeooo:rsid="072a1398"/>
    </style:style>
    <style:style style:name="T345" style:family="text">
      <style:text-properties fo:language="de" fo:country="DE" officeooo:rsid="072a3011"/>
    </style:style>
    <style:style style:name="T346" style:family="text">
      <style:text-properties fo:language="de" fo:country="DE" officeooo:rsid="072bb7d1"/>
    </style:style>
    <style:style style:name="T347" style:family="text">
      <style:text-properties fo:language="de" fo:country="DE" officeooo:rsid="07381314"/>
    </style:style>
    <style:style style:name="T348" style:family="text">
      <style:text-properties fo:language="de" fo:country="DE" officeooo:rsid="073954b5"/>
    </style:style>
    <style:style style:name="T349" style:family="text">
      <style:text-properties fo:language="de" fo:country="DE" officeooo:rsid="074f2561"/>
    </style:style>
    <style:style style:name="T350" style:family="text">
      <style:text-properties fo:language="de" fo:country="DE" officeooo:rsid="075a2fe3"/>
    </style:style>
    <style:style style:name="T351" style:family="text">
      <style:text-properties fo:language="de" fo:country="DE" officeooo:rsid="075bc352"/>
    </style:style>
    <style:style style:name="T352" style:family="text">
      <style:text-properties fo:language="de" fo:country="DE" officeooo:rsid="0783ac87"/>
    </style:style>
    <style:style style:name="T353" style:family="text">
      <style:text-properties fo:language="de" fo:country="DE" officeooo:rsid="079370cf"/>
    </style:style>
    <style:style style:name="T354" style:family="text">
      <style:text-properties fo:language="de" fo:country="DE" officeooo:rsid="07940edb"/>
    </style:style>
    <style:style style:name="T355" style:family="text">
      <style:text-properties fo:language="de" fo:country="DE" officeooo:rsid="07a4eba8"/>
    </style:style>
    <style:style style:name="T356" style:family="text">
      <style:text-properties fo:language="de" fo:country="DE" officeooo:rsid="07ac89d2"/>
    </style:style>
    <style:style style:name="T357" style:family="text">
      <style:text-properties fo:language="de" fo:country="DE" officeooo:rsid="07c80334"/>
    </style:style>
    <style:style style:name="T358" style:family="text">
      <style:text-properties fo:language="de" fo:country="DE" officeooo:rsid="07d918c5"/>
    </style:style>
    <style:style style:name="T359" style:family="text">
      <style:text-properties fo:language="de" fo:country="DE" officeooo:rsid="07e5eae0"/>
    </style:style>
    <style:style style:name="T360" style:family="text">
      <style:text-properties fo:language="de" fo:country="DE" officeooo:rsid="08037778"/>
    </style:style>
    <style:style style:name="T361" style:family="text">
      <style:text-properties fo:language="de" fo:country="DE" officeooo:rsid="0812957b"/>
    </style:style>
    <style:style style:name="T362" style:family="text">
      <style:text-properties fo:language="de" fo:country="DE" officeooo:rsid="08548c95"/>
    </style:style>
    <style:style style:name="T363" style:family="text">
      <style:text-properties fo:language="de" fo:country="DE" officeooo:rsid="0861d20f"/>
    </style:style>
    <style:style style:name="T364" style:family="text">
      <style:text-properties fo:language="de" fo:country="DE" officeooo:rsid="07dbea9f"/>
    </style:style>
    <style:style style:name="T365" style:family="text">
      <style:text-properties fo:language="de" fo:country="DE" officeooo:rsid="07dc5165"/>
    </style:style>
    <style:style style:name="T366" style:family="text">
      <style:text-properties fo:language="de" fo:country="DE" officeooo:rsid="07df5943"/>
    </style:style>
    <style:style style:name="T367" style:family="text">
      <style:text-properties fo:language="de" fo:country="DE" officeooo:rsid="07e20916"/>
    </style:style>
    <style:style style:name="T368" style:family="text">
      <style:text-properties fo:language="de" fo:country="DE" officeooo:rsid="07e29562"/>
    </style:style>
    <style:style style:name="T369" style:family="text">
      <style:text-properties fo:language="de" fo:country="DE" officeooo:rsid="08803fb6"/>
    </style:style>
    <style:style style:name="T370" style:family="text">
      <style:text-properties fo:language="de" fo:country="DE" officeooo:rsid="08973222"/>
    </style:style>
    <style:style style:name="T371" style:family="text">
      <style:text-properties fo:language="de" fo:country="DE" officeooo:rsid="0899c851"/>
    </style:style>
    <style:style style:name="T372" style:family="text">
      <style:text-properties fo:language="de" fo:country="DE" officeooo:rsid="089cc366"/>
    </style:style>
    <style:style style:name="T373" style:family="text">
      <style:text-properties fo:language="de" fo:country="DE" officeooo:rsid="08bd473c"/>
    </style:style>
    <style:style style:name="T374" style:family="text">
      <style:text-properties fo:language="de" fo:country="DE" officeooo:rsid="08bef527"/>
    </style:style>
    <style:style style:name="T375" style:family="text">
      <style:text-properties fo:language="de" fo:country="DE" officeooo:rsid="09071cc3"/>
    </style:style>
    <style:style style:name="T376" style:family="text">
      <style:text-properties fo:language="de" fo:country="DE" officeooo:rsid="07b8f61f"/>
    </style:style>
    <style:style style:name="T377" style:family="text">
      <style:text-properties fo:language="de" fo:country="DE" officeooo:rsid="0946aa9c"/>
    </style:style>
    <style:style style:name="T378" style:family="text">
      <style:text-properties fo:language="de" fo:country="DE" officeooo:rsid="0946ef40"/>
    </style:style>
    <style:style style:name="T379" style:family="text">
      <style:text-properties fo:language="de" fo:country="DE" officeooo:rsid="078870c9"/>
    </style:style>
    <style:style style:name="T380" style:family="text">
      <style:text-properties fo:language="de" fo:country="DE" officeooo:rsid="02f38faa"/>
    </style:style>
    <style:style style:name="T381" style:family="text">
      <style:text-properties fo:language="de" fo:country="DE" officeooo:rsid="0960015d"/>
    </style:style>
    <style:style style:name="T382" style:family="text">
      <style:text-properties fo:language="de" fo:country="DE" officeooo:rsid="086bd312"/>
    </style:style>
    <style:style style:name="T383" style:family="text">
      <style:text-properties fo:language="de" fo:country="DE" officeooo:rsid="0961d224"/>
    </style:style>
    <style:style style:name="T384" style:family="text">
      <style:text-properties fo:language="de" fo:country="DE" officeooo:rsid="0962da13"/>
    </style:style>
    <style:style style:name="T385" style:family="text">
      <style:text-properties fo:language="de" fo:country="DE" officeooo:rsid="0966cdc6"/>
    </style:style>
    <style:style style:name="T386" style:family="text">
      <style:text-properties fo:language="de" fo:country="DE" officeooo:rsid="096c270d"/>
    </style:style>
    <style:style style:name="T387" style:family="text">
      <style:text-properties fo:language="de" fo:country="DE" officeooo:rsid="081f9d78"/>
    </style:style>
    <style:style style:name="T388" style:family="text">
      <style:text-properties fo:language="de" fo:country="DE" officeooo:rsid="096cf6d3"/>
    </style:style>
    <style:style style:name="T389" style:family="text">
      <style:text-properties fo:language="de" fo:country="DE" officeooo:rsid="0860185e"/>
    </style:style>
    <style:style style:name="T390" style:family="text">
      <style:text-properties fo:language="de" fo:country="DE" officeooo:rsid="0974f62f"/>
    </style:style>
    <style:style style:name="T391" style:family="text">
      <style:text-properties officeooo:rsid="005447a2"/>
    </style:style>
    <style:style style:name="T392" style:family="text">
      <style:text-properties officeooo:rsid="00567a3a"/>
    </style:style>
    <style:style style:name="T393" style:family="text">
      <style:text-properties officeooo:rsid="0057d095"/>
    </style:style>
    <style:style style:name="T394" style:family="text">
      <style:text-properties officeooo:rsid="0059c469"/>
    </style:style>
    <style:style style:name="T395" style:family="text">
      <style:text-properties officeooo:rsid="007c56ac"/>
    </style:style>
    <style:style style:name="T396" style:family="text">
      <style:text-properties officeooo:rsid="007d69ce"/>
    </style:style>
    <style:style style:name="T397" style:family="text">
      <style:text-properties officeooo:rsid="00812d6c"/>
    </style:style>
    <style:style style:name="T398" style:family="text">
      <style:text-properties officeooo:rsid="0082ce59"/>
    </style:style>
    <style:style style:name="T399" style:family="text">
      <style:text-properties officeooo:rsid="0083dcc0"/>
    </style:style>
    <style:style style:name="T400" style:family="text">
      <style:text-properties officeooo:rsid="00858eb0"/>
    </style:style>
    <style:style style:name="T401" style:family="text">
      <style:text-properties officeooo:rsid="008ef91a"/>
    </style:style>
    <style:style style:name="T402" style:family="text">
      <style:text-properties officeooo:rsid="0099dd8f"/>
    </style:style>
    <style:style style:name="T403" style:family="text">
      <style:text-properties officeooo:rsid="009d7860"/>
    </style:style>
    <style:style style:name="T404" style:family="text">
      <style:text-properties officeooo:rsid="009e85cb"/>
    </style:style>
    <style:style style:name="T405" style:family="text">
      <style:text-properties officeooo:rsid="009ffc6a"/>
    </style:style>
    <style:style style:name="T406" style:family="text">
      <style:text-properties officeooo:rsid="00a32ab2"/>
    </style:style>
    <style:style style:name="T407" style:family="text">
      <style:text-properties officeooo:rsid="00ba2a57"/>
    </style:style>
    <style:style style:name="T408" style:family="text">
      <style:text-properties fo:font-weight="bold" style:font-weight-asian="bold" style:font-weight-complex="bold"/>
    </style:style>
    <style:style style:name="T409" style:family="text">
      <style:text-properties fo:font-weight="bold" officeooo:rsid="00ba2a57" style:font-weight-asian="bold" style:font-weight-complex="bold"/>
    </style:style>
    <style:style style:name="T410" style:family="text">
      <style:text-properties fo:font-weight="bold" officeooo:rsid="01e33371" style:font-weight-asian="bold" style:font-weight-complex="bold"/>
    </style:style>
    <style:style style:name="T411" style:family="text">
      <style:text-properties fo:font-weight="bold" officeooo:rsid="0213470f" style:font-weight-asian="bold" style:font-weight-complex="bold"/>
    </style:style>
    <style:style style:name="T412" style:family="text">
      <style:text-properties fo:font-weight="bold" officeooo:rsid="028491c8" style:font-weight-asian="bold" style:font-weight-complex="bold"/>
    </style:style>
    <style:style style:name="T413" style:family="text">
      <style:text-properties fo:font-weight="bold" officeooo:rsid="02853a3f" style:font-weight-asian="bold" style:font-weight-complex="bold"/>
    </style:style>
    <style:style style:name="T414" style:family="text">
      <style:text-properties fo:font-weight="bold" officeooo:rsid="0334b4cf" style:font-weight-asian="bold" style:font-weight-complex="bold"/>
    </style:style>
    <style:style style:name="T415" style:family="text">
      <style:text-properties fo:font-weight="bold" officeooo:rsid="0366398d" style:font-weight-asian="bold" style:font-weight-complex="bold"/>
    </style:style>
    <style:style style:name="T416" style:family="text">
      <style:text-properties fo:font-weight="bold" officeooo:rsid="0371c6fb" style:font-weight-asian="bold" style:font-weight-complex="bold"/>
    </style:style>
    <style:style style:name="T417" style:family="text">
      <style:text-properties fo:font-weight="bold" officeooo:rsid="033deeb9" style:font-weight-asian="bold" style:font-weight-complex="bold"/>
    </style:style>
    <style:style style:name="T418" style:family="text">
      <style:text-properties fo:font-weight="bold" officeooo:rsid="0417ca35" style:font-weight-asian="bold" style:font-weight-complex="bold"/>
    </style:style>
    <style:style style:name="T419" style:family="text">
      <style:text-properties fo:font-weight="bold" officeooo:rsid="0418442d" style:font-weight-asian="bold" style:font-weight-complex="bold"/>
    </style:style>
    <style:style style:name="T420" style:family="text">
      <style:text-properties fo:font-weight="bold" officeooo:rsid="03838170" style:font-weight-asian="bold" style:font-weight-complex="bold"/>
    </style:style>
    <style:style style:name="T421" style:family="text">
      <style:text-properties fo:font-weight="bold" officeooo:rsid="0082ce59" style:font-weight-asian="bold" style:font-weight-complex="bold"/>
    </style:style>
    <style:style style:name="T422" style:family="text">
      <style:text-properties fo:font-weight="bold" officeooo:rsid="0057d095" style:font-weight-asian="bold" style:font-weight-complex="bold"/>
    </style:style>
    <style:style style:name="T423" style:family="text">
      <style:text-properties fo:font-weight="bold" officeooo:rsid="0059c469" style:font-weight-asian="bold" style:font-weight-complex="bold"/>
    </style:style>
    <style:style style:name="T424" style:family="text">
      <style:text-properties fo:font-weight="bold" officeooo:rsid="005447a2" style:font-weight-asian="bold" style:font-weight-complex="bold"/>
    </style:style>
    <style:style style:name="T425" style:family="text">
      <style:text-properties fo:font-weight="bold" officeooo:rsid="0486d5d8" style:font-weight-asian="bold" style:font-weight-complex="bold"/>
    </style:style>
    <style:style style:name="T426" style:family="text">
      <style:text-properties fo:font-weight="bold" officeooo:rsid="04c362d4" style:font-weight-asian="bold" style:font-weight-complex="bold"/>
    </style:style>
    <style:style style:name="T427" style:family="text">
      <style:text-properties fo:font-weight="bold" officeooo:rsid="04d7d4e9" style:font-weight-asian="bold" style:font-weight-complex="bold"/>
    </style:style>
    <style:style style:name="T428" style:family="text">
      <style:text-properties fo:font-weight="bold" officeooo:rsid="0501124a" style:font-weight-asian="bold" style:font-weight-complex="bold"/>
    </style:style>
    <style:style style:name="T429" style:family="text">
      <style:text-properties fo:font-weight="bold" officeooo:rsid="0507e461" style:font-weight-asian="bold" style:font-weight-complex="bold"/>
    </style:style>
    <style:style style:name="T430" style:family="text">
      <style:text-properties fo:font-weight="bold" officeooo:rsid="053dbd3a" style:font-weight-asian="bold" style:font-weight-complex="bold"/>
    </style:style>
    <style:style style:name="T431" style:family="text">
      <style:text-properties fo:font-weight="bold" officeooo:rsid="057991f4" style:font-weight-asian="bold" style:font-weight-complex="bold"/>
    </style:style>
    <style:style style:name="T432" style:family="text">
      <style:text-properties fo:font-weight="bold" officeooo:rsid="057d689a" style:font-weight-asian="bold" style:font-weight-complex="bold"/>
    </style:style>
    <style:style style:name="T433" style:family="text">
      <style:text-properties fo:font-weight="bold" officeooo:rsid="0598b667" style:font-weight-asian="bold" style:font-weight-complex="bold"/>
    </style:style>
    <style:style style:name="T434" style:family="text">
      <style:text-properties fo:font-weight="bold" officeooo:rsid="05a16828" style:font-weight-asian="bold" style:font-weight-complex="bold"/>
    </style:style>
    <style:style style:name="T435" style:family="text">
      <style:text-properties fo:font-weight="bold" officeooo:rsid="05a2662c" style:font-weight-asian="bold" style:font-weight-complex="bold"/>
    </style:style>
    <style:style style:name="T436" style:family="text">
      <style:text-properties fo:font-weight="bold" officeooo:rsid="05c5943e" style:font-weight-asian="bold" style:font-weight-complex="bold"/>
    </style:style>
    <style:style style:name="T437" style:family="text">
      <style:text-properties fo:font-weight="bold" officeooo:rsid="060cd1ce" style:font-weight-asian="bold" style:font-weight-complex="bold"/>
    </style:style>
    <style:style style:name="T438" style:family="text">
      <style:text-properties fo:font-weight="bold" officeooo:rsid="01eb4260" style:font-weight-asian="bold" style:font-weight-complex="bold"/>
    </style:style>
    <style:style style:name="T439" style:family="text">
      <style:text-properties fo:font-weight="bold" officeooo:rsid="06385de0" style:font-weight-asian="bold" style:font-weight-complex="bold"/>
    </style:style>
    <style:style style:name="T440" style:family="text">
      <style:text-properties fo:font-weight="bold" officeooo:rsid="0663dabc" style:font-weight-asian="bold" style:font-weight-complex="bold"/>
    </style:style>
    <style:style style:name="T441" style:family="text">
      <style:text-properties fo:font-weight="bold" officeooo:rsid="06632ca7" style:font-weight-asian="bold" style:font-weight-complex="bold"/>
    </style:style>
    <style:style style:name="T442" style:family="text">
      <style:text-properties fo:font-weight="bold" officeooo:rsid="06e2bb56" style:font-weight-asian="bold" style:font-weight-complex="bold"/>
    </style:style>
    <style:style style:name="T443" style:family="text">
      <style:text-properties fo:font-weight="bold" officeooo:rsid="04440748" style:font-weight-asian="bold" style:font-weight-complex="bold"/>
    </style:style>
    <style:style style:name="T444" style:family="text">
      <style:text-properties fo:font-weight="bold" officeooo:rsid="06f90025" style:font-weight-asian="bold" style:font-weight-complex="bold"/>
    </style:style>
    <style:style style:name="T445" style:family="text">
      <style:text-properties fo:font-weight="bold" officeooo:rsid="06cff1ed" style:font-weight-asian="bold" style:font-weight-complex="bold"/>
    </style:style>
    <style:style style:name="T446" style:family="text">
      <style:text-properties fo:font-weight="bold" officeooo:rsid="073465cc" style:font-weight-asian="bold" style:font-weight-complex="bold"/>
    </style:style>
    <style:style style:name="T447" style:family="text">
      <style:text-properties fo:font-weight="bold" officeooo:rsid="07349974" style:font-weight-asian="bold" style:font-weight-complex="bold"/>
    </style:style>
    <style:style style:name="T448" style:family="text">
      <style:text-properties fo:font-weight="bold" officeooo:rsid="07452210" style:font-weight-asian="bold" style:font-weight-complex="bold"/>
    </style:style>
    <style:style style:name="T449" style:family="text">
      <style:text-properties fo:font-weight="bold" officeooo:rsid="0746dc69" style:font-weight-asian="bold" style:font-weight-complex="bold"/>
    </style:style>
    <style:style style:name="T450" style:family="text">
      <style:text-properties fo:font-weight="bold" officeooo:rsid="075d4910" style:font-weight-asian="bold" style:font-weight-complex="bold"/>
    </style:style>
    <style:style style:name="T451" style:family="text">
      <style:text-properties fo:font-weight="bold" officeooo:rsid="077c272b" style:font-weight-asian="bold" style:font-weight-complex="bold"/>
    </style:style>
    <style:style style:name="T452" style:family="text">
      <style:text-properties fo:font-weight="bold" officeooo:rsid="079b1ab2" style:font-weight-asian="bold" style:font-weight-complex="bold"/>
    </style:style>
    <style:style style:name="T453" style:family="text">
      <style:text-properties fo:font-weight="bold" officeooo:rsid="07a05076" style:font-weight-asian="bold" style:font-weight-complex="bold"/>
    </style:style>
    <style:style style:name="T454" style:family="text">
      <style:text-properties fo:font-weight="bold" officeooo:rsid="0434c9c9" style:font-weight-asian="bold" style:font-weight-complex="bold"/>
    </style:style>
    <style:style style:name="T455" style:family="text">
      <style:text-properties fo:font-weight="bold" officeooo:rsid="07a0e842" style:font-weight-asian="bold" style:font-weight-complex="bold"/>
    </style:style>
    <style:style style:name="T456" style:family="text">
      <style:text-properties fo:font-weight="bold" officeooo:rsid="07a1789b" style:font-weight-asian="bold" style:font-weight-complex="bold"/>
    </style:style>
    <style:style style:name="T457" style:family="text">
      <style:text-properties fo:font-weight="bold" officeooo:rsid="07a33e22" style:font-weight-asian="bold" style:font-weight-complex="bold"/>
    </style:style>
    <style:style style:name="T458" style:family="text">
      <style:text-properties fo:font-weight="bold" officeooo:rsid="00f0ca53" style:font-weight-asian="bold" style:font-weight-complex="bold"/>
    </style:style>
    <style:style style:name="T459" style:family="text">
      <style:text-properties fo:font-weight="bold" officeooo:rsid="00f192de" style:font-weight-asian="bold" style:font-weight-complex="bold"/>
    </style:style>
    <style:style style:name="T460" style:family="text">
      <style:text-properties fo:font-weight="bold" officeooo:rsid="00f3b7a4" style:font-weight-asian="bold" style:font-weight-complex="bold"/>
    </style:style>
    <style:style style:name="T461" style:family="text">
      <style:text-properties fo:font-weight="bold" officeooo:rsid="0450b754" style:font-weight-asian="bold" style:font-weight-complex="bold"/>
    </style:style>
    <style:style style:name="T462" style:family="text">
      <style:text-properties fo:font-weight="bold" officeooo:rsid="00f92717" style:font-weight-asian="bold" style:font-weight-complex="bold"/>
    </style:style>
    <style:style style:name="T463" style:family="text">
      <style:text-properties fo:font-weight="bold" officeooo:rsid="00fa22d5" style:font-weight-asian="bold" style:font-weight-complex="bold"/>
    </style:style>
    <style:style style:name="T464" style:family="text">
      <style:text-properties fo:font-weight="bold" officeooo:rsid="07e5a6ab" style:font-weight-asian="bold" style:font-weight-complex="bold"/>
    </style:style>
    <style:style style:name="T465" style:family="text">
      <style:text-properties fo:font-weight="bold" officeooo:rsid="07dbea9f" style:font-weight-asian="bold" style:font-weight-complex="bold"/>
    </style:style>
    <style:style style:name="T466" style:family="text">
      <style:text-properties fo:font-weight="bold" officeooo:rsid="08c4a360" style:font-weight-asian="bold" style:font-weight-complex="bold"/>
    </style:style>
    <style:style style:name="T467" style:family="text">
      <style:text-properties fo:font-weight="bold" officeooo:rsid="08cd3425" style:font-weight-asian="bold" style:font-weight-complex="bold"/>
    </style:style>
    <style:style style:name="T468" style:family="text">
      <style:text-properties fo:font-weight="bold" officeooo:rsid="08ed5f87" style:font-weight-asian="bold" style:font-weight-complex="bold"/>
    </style:style>
    <style:style style:name="T469" style:family="text">
      <style:text-properties fo:font-weight="bold" officeooo:rsid="093b30e1" style:font-weight-asian="bold" style:font-weight-complex="bold"/>
    </style:style>
    <style:style style:name="T470" style:family="text">
      <style:text-properties fo:font-weight="bold" officeooo:rsid="0946aa9c" style:font-weight-asian="bold" style:font-weight-complex="bold"/>
    </style:style>
    <style:style style:name="T471" style:family="text">
      <style:text-properties fo:font-weight="bold" officeooo:rsid="09525d24" style:font-weight-asian="bold" style:font-weight-complex="bold"/>
    </style:style>
    <style:style style:name="T472" style:family="text">
      <style:text-properties fo:font-weight="bold" officeooo:rsid="095f0c92" style:font-weight-asian="bold" style:font-weight-complex="bold"/>
    </style:style>
    <style:style style:name="T473" style:family="text">
      <style:text-properties fo:font-weight="bold" officeooo:rsid="081da8bd" style:font-weight-asian="bold" style:font-weight-complex="bold"/>
    </style:style>
    <style:style style:name="T474" style:family="text">
      <style:text-properties officeooo:rsid="00d9d4f0"/>
    </style:style>
    <style:style style:name="T475" style:family="text">
      <style:text-properties officeooo:rsid="00db0983"/>
    </style:style>
    <style:style style:name="T476" style:family="text">
      <style:text-properties officeooo:rsid="00e67221"/>
    </style:style>
    <style:style style:name="T477" style:family="text">
      <style:text-properties officeooo:rsid="00eed6bf"/>
    </style:style>
    <style:style style:name="T478" style:family="text">
      <style:text-properties officeooo:rsid="00f0ca53"/>
    </style:style>
    <style:style style:name="T479" style:family="text">
      <style:text-properties officeooo:rsid="00f192de"/>
    </style:style>
    <style:style style:name="T480" style:family="text">
      <style:text-properties officeooo:rsid="00f2acff"/>
    </style:style>
    <style:style style:name="T481" style:family="text">
      <style:text-properties officeooo:rsid="00f3b7a4"/>
    </style:style>
    <style:style style:name="T482" style:family="text">
      <style:text-properties officeooo:rsid="00f92717"/>
    </style:style>
    <style:style style:name="T483" style:family="text">
      <style:text-properties officeooo:rsid="0072d8ba"/>
    </style:style>
    <style:style style:name="T484" style:family="text">
      <style:text-properties officeooo:rsid="00fa22d5"/>
    </style:style>
    <style:style style:name="T485" style:family="text">
      <style:text-properties officeooo:rsid="00fdeb30"/>
    </style:style>
    <style:style style:name="T486" style:family="text">
      <style:text-properties officeooo:rsid="011a21fa"/>
    </style:style>
    <style:style style:name="T487" style:family="text">
      <style:text-properties officeooo:rsid="0127cd7c"/>
    </style:style>
    <style:style style:name="T488" style:family="text">
      <style:text-properties officeooo:rsid="012823fd"/>
    </style:style>
    <style:style style:name="T489" style:family="text">
      <style:text-properties officeooo:rsid="0062eac7"/>
    </style:style>
    <style:style style:name="T490" style:family="text">
      <style:text-properties officeooo:rsid="0128dc2e"/>
    </style:style>
    <style:style style:name="T491" style:family="text">
      <style:text-properties officeooo:rsid="012bd999"/>
    </style:style>
    <style:style style:name="T492" style:family="text">
      <style:text-properties officeooo:rsid="012c8db3"/>
    </style:style>
    <style:style style:name="T493" style:family="text">
      <style:text-properties officeooo:rsid="012dc922"/>
    </style:style>
    <style:style style:name="T494" style:family="text">
      <style:text-properties officeooo:rsid="012f0e16"/>
    </style:style>
    <style:style style:name="T495" style:family="text">
      <style:text-properties officeooo:rsid="0137deb8"/>
    </style:style>
    <style:style style:name="T496" style:family="text">
      <style:text-properties officeooo:rsid="01542350"/>
    </style:style>
    <style:style style:name="T497" style:family="text">
      <style:text-properties officeooo:rsid="01570738"/>
    </style:style>
    <style:style style:name="T498" style:family="text">
      <style:text-properties officeooo:rsid="015cf8c9"/>
    </style:style>
    <style:style style:name="T499" style:family="text">
      <style:text-properties officeooo:rsid="0161987d"/>
    </style:style>
    <style:style style:name="T500" style:family="text">
      <style:text-properties officeooo:rsid="01684eaf"/>
    </style:style>
    <style:style style:name="T501" style:family="text">
      <style:text-properties officeooo:rsid="01822670"/>
    </style:style>
    <style:style style:name="T502" style:family="text">
      <style:text-properties officeooo:rsid="018413bd"/>
    </style:style>
    <style:style style:name="T503" style:family="text">
      <style:text-properties fo:font-weight="normal" style:font-weight-asian="normal" style:font-weight-complex="normal"/>
    </style:style>
    <style:style style:name="T504" style:family="text">
      <style:text-properties fo:font-weight="normal" officeooo:rsid="0185a53e" style:font-weight-asian="normal" style:font-weight-complex="normal"/>
    </style:style>
    <style:style style:name="T505" style:family="text">
      <style:text-properties fo:font-weight="normal" officeooo:rsid="0185b6a2" style:font-weight-asian="normal" style:font-weight-complex="normal"/>
    </style:style>
    <style:style style:name="T506" style:family="text">
      <style:text-properties fo:font-weight="normal" officeooo:rsid="01876aee" style:font-weight-asian="normal" style:font-weight-complex="normal"/>
    </style:style>
    <style:style style:name="T507" style:family="text">
      <style:text-properties fo:font-weight="normal" officeooo:rsid="01ed2af7" style:font-weight-asian="normal" style:font-weight-complex="normal"/>
    </style:style>
    <style:style style:name="T508" style:family="text">
      <style:text-properties fo:font-weight="normal" officeooo:rsid="02be16ae" style:font-weight-asian="normal" style:font-weight-complex="normal"/>
    </style:style>
    <style:style style:name="T509" style:family="text">
      <style:text-properties fo:font-weight="normal" officeooo:rsid="02e1e6fd" style:font-weight-asian="normal" style:font-weight-complex="normal"/>
    </style:style>
    <style:style style:name="T510" style:family="text">
      <style:text-properties fo:font-weight="normal" officeooo:rsid="0434c9c9" style:font-weight-asian="normal" style:font-weight-complex="normal"/>
    </style:style>
    <style:style style:name="T511" style:family="text">
      <style:text-properties fo:font-weight="normal" officeooo:rsid="057b54da" style:font-weight-asian="normal" style:font-weight-complex="normal"/>
    </style:style>
    <style:style style:name="T512" style:family="text">
      <style:text-properties fo:font-weight="normal" officeooo:rsid="057ee725" style:font-weight-asian="normal" style:font-weight-complex="normal"/>
    </style:style>
    <style:style style:name="T513" style:family="text">
      <style:text-properties fo:font-weight="normal" officeooo:rsid="0580a5c8" style:font-weight-asian="normal" style:font-weight-complex="normal"/>
    </style:style>
    <style:style style:name="T514" style:family="text">
      <style:text-properties fo:font-weight="normal" officeooo:rsid="0580d52e" style:font-weight-asian="normal" style:font-weight-complex="normal"/>
    </style:style>
    <style:style style:name="T515" style:family="text">
      <style:text-properties fo:font-weight="normal" officeooo:rsid="0582a520" style:font-weight-asian="normal" style:font-weight-complex="normal"/>
    </style:style>
    <style:style style:name="T516" style:family="text">
      <style:text-properties fo:font-weight="normal" officeooo:rsid="0598b667" style:font-weight-asian="normal" style:font-weight-complex="normal"/>
    </style:style>
    <style:style style:name="T517" style:family="text">
      <style:text-properties fo:font-weight="normal" officeooo:rsid="059906ae" style:font-weight-asian="normal" style:font-weight-complex="normal"/>
    </style:style>
    <style:style style:name="T518" style:family="text">
      <style:text-properties fo:font-weight="normal" officeooo:rsid="0599ccd2" style:font-weight-asian="normal" style:font-weight-complex="normal"/>
    </style:style>
    <style:style style:name="T519" style:family="text">
      <style:text-properties fo:font-weight="normal" officeooo:rsid="05a3223b" style:font-weight-asian="normal" style:font-weight-complex="normal"/>
    </style:style>
    <style:style style:name="T520" style:family="text">
      <style:text-properties fo:font-weight="normal" officeooo:rsid="05bf0400" style:font-weight-asian="normal" style:font-weight-complex="normal"/>
    </style:style>
    <style:style style:name="T521" style:family="text">
      <style:text-properties fo:font-weight="normal" officeooo:rsid="05f7063c" style:font-weight-asian="normal" style:font-weight-complex="normal"/>
    </style:style>
    <style:style style:name="T522" style:family="text">
      <style:text-properties fo:font-weight="normal" officeooo:rsid="05fd6078" style:font-weight-asian="normal" style:font-weight-complex="normal"/>
    </style:style>
    <style:style style:name="T523" style:family="text">
      <style:text-properties fo:font-weight="normal" officeooo:rsid="06c32447" style:font-weight-asian="normal" style:font-weight-complex="normal"/>
    </style:style>
    <style:style style:name="T524" style:family="text">
      <style:text-properties fo:font-weight="normal" officeooo:rsid="02d17916" style:font-weight-asian="normal" style:font-weight-complex="normal"/>
    </style:style>
    <style:style style:name="T525" style:family="text">
      <style:text-properties fo:font-weight="normal" officeooo:rsid="02dfc3de" style:font-weight-asian="normal" style:font-weight-complex="normal"/>
    </style:style>
    <style:style style:name="T526" style:family="text">
      <style:text-properties fo:font-weight="normal" officeooo:rsid="06e86d81" style:font-weight-asian="normal" style:font-weight-complex="normal"/>
    </style:style>
    <style:style style:name="T527" style:family="text">
      <style:text-properties fo:font-weight="normal" officeooo:rsid="02e021f2" style:font-weight-asian="normal" style:font-weight-complex="normal"/>
    </style:style>
    <style:style style:name="T528" style:family="text">
      <style:text-properties fo:font-weight="normal" officeooo:rsid="073dd13b" style:font-weight-asian="normal" style:font-weight-complex="normal"/>
    </style:style>
    <style:style style:name="T529" style:family="text">
      <style:text-properties fo:font-weight="normal" officeooo:rsid="073e77ab" style:font-weight-asian="normal" style:font-weight-complex="normal"/>
    </style:style>
    <style:style style:name="T530" style:family="text">
      <style:text-properties fo:font-weight="normal" officeooo:rsid="02ea99ec" style:font-weight-asian="normal" style:font-weight-complex="normal"/>
    </style:style>
    <style:style style:name="T531" style:family="text">
      <style:text-properties fo:font-weight="normal" officeooo:rsid="074ada89" style:font-weight-asian="normal" style:font-weight-complex="normal"/>
    </style:style>
    <style:style style:name="T532" style:family="text">
      <style:text-properties fo:font-weight="normal" officeooo:rsid="07530714" style:font-weight-asian="normal" style:font-weight-complex="normal"/>
    </style:style>
    <style:style style:name="T533" style:family="text">
      <style:text-properties fo:font-weight="normal" officeooo:rsid="04440748" style:font-weight-asian="normal" style:font-weight-complex="normal"/>
    </style:style>
    <style:style style:name="T534" style:family="text">
      <style:text-properties fo:font-weight="normal" officeooo:rsid="076b7585" style:font-weight-asian="normal" style:font-weight-complex="normal"/>
    </style:style>
    <style:style style:name="T535" style:family="text">
      <style:text-properties fo:font-weight="normal" officeooo:rsid="076c79d8" style:font-weight-asian="normal" style:font-weight-complex="normal"/>
    </style:style>
    <style:style style:name="T536" style:family="text">
      <style:text-properties fo:font-weight="normal" officeooo:rsid="076e46aa" style:font-weight-asian="normal" style:font-weight-complex="normal"/>
    </style:style>
    <style:style style:name="T537" style:family="text">
      <style:text-properties fo:font-weight="normal" officeooo:rsid="076fda07" style:font-weight-asian="normal" style:font-weight-complex="normal"/>
    </style:style>
    <style:style style:name="T538" style:family="text">
      <style:text-properties fo:font-weight="normal" officeooo:rsid="07702d54" style:font-weight-asian="normal" style:font-weight-complex="normal"/>
    </style:style>
    <style:style style:name="T539" style:family="text">
      <style:text-properties fo:font-weight="normal" officeooo:rsid="0771c25e" style:font-weight-asian="normal" style:font-weight-complex="normal"/>
    </style:style>
    <style:style style:name="T540" style:family="text">
      <style:text-properties fo:font-weight="normal" officeooo:rsid="0772c3e4" style:font-weight-asian="normal" style:font-weight-complex="normal"/>
    </style:style>
    <style:style style:name="T541" style:family="text">
      <style:text-properties fo:font-weight="normal" officeooo:rsid="07740da6" style:font-weight-asian="normal" style:font-weight-complex="normal"/>
    </style:style>
    <style:style style:name="T542" style:family="text">
      <style:text-properties fo:font-weight="normal" officeooo:rsid="00ffca4a" style:font-weight-asian="normal" style:font-weight-complex="normal"/>
    </style:style>
    <style:style style:name="T543" style:family="text">
      <style:text-properties fo:font-weight="normal" officeooo:rsid="07a33e22" style:font-weight-asian="normal" style:font-weight-complex="normal"/>
    </style:style>
    <style:style style:name="T544" style:family="text">
      <style:text-properties officeooo:rsid="01933fb4"/>
    </style:style>
    <style:style style:name="T545" style:family="text">
      <style:text-properties officeooo:rsid="019b55ec"/>
    </style:style>
    <style:style style:name="T546" style:family="text">
      <style:text-properties officeooo:rsid="019c2635"/>
    </style:style>
    <style:style style:name="T547" style:family="text">
      <style:text-properties officeooo:rsid="01afaab1"/>
    </style:style>
    <style:style style:name="T548" style:family="text">
      <style:text-properties officeooo:rsid="01afdced"/>
    </style:style>
    <style:style style:name="T549" style:family="text">
      <style:text-properties officeooo:rsid="01b21454"/>
    </style:style>
    <style:style style:name="T550" style:family="text">
      <style:text-properties officeooo:rsid="01b2e0fe"/>
    </style:style>
    <style:style style:name="T551" style:family="text">
      <style:text-properties officeooo:rsid="01aa56e7"/>
    </style:style>
    <style:style style:name="T552" style:family="text">
      <style:text-properties officeooo:rsid="01b7d838"/>
    </style:style>
    <style:style style:name="T553" style:family="text">
      <style:text-properties officeooo:rsid="01b8ad7d"/>
    </style:style>
    <style:style style:name="T554" style:family="text">
      <style:text-properties officeooo:rsid="01cc4344"/>
    </style:style>
    <style:style style:name="T555" style:family="text">
      <style:text-properties officeooo:rsid="01ccd2e7"/>
    </style:style>
    <style:style style:name="T556" style:family="text">
      <style:text-properties officeooo:rsid="01d927c6"/>
    </style:style>
    <style:style style:name="T557" style:family="text">
      <style:text-properties officeooo:rsid="01d9b55f"/>
    </style:style>
    <style:style style:name="T558" style:family="text">
      <style:text-properties officeooo:rsid="01dafc56"/>
    </style:style>
    <style:style style:name="T559" style:family="text">
      <style:text-properties officeooo:rsid="01de9cb1"/>
    </style:style>
    <style:style style:name="T560" style:family="text">
      <style:text-properties officeooo:rsid="01ed2af7"/>
    </style:style>
    <style:style style:name="T561" style:family="text">
      <style:text-properties officeooo:rsid="01f11eeb"/>
    </style:style>
    <style:style style:name="T562" style:family="text">
      <style:text-properties officeooo:rsid="01f18ee2"/>
    </style:style>
    <style:style style:name="T563" style:family="text">
      <style:text-properties officeooo:rsid="01fee188"/>
    </style:style>
    <style:style style:name="T564" style:family="text">
      <style:text-properties officeooo:rsid="020058a5"/>
    </style:style>
    <style:style style:name="T565" style:family="text">
      <style:text-properties officeooo:rsid="02037b6a"/>
    </style:style>
    <style:style style:name="T566" style:family="text">
      <style:text-properties officeooo:rsid="0206fedd"/>
    </style:style>
    <style:style style:name="T567" style:family="text">
      <style:text-properties officeooo:rsid="020f8f9e"/>
    </style:style>
    <style:style style:name="T568" style:family="text">
      <style:text-properties officeooo:rsid="0213470f"/>
    </style:style>
    <style:style style:name="T569" style:family="text">
      <style:text-properties officeooo:rsid="0214dfa4"/>
    </style:style>
    <style:style style:name="T570" style:family="text">
      <style:text-properties officeooo:rsid="0219809e"/>
    </style:style>
    <style:style style:name="T571" style:family="text">
      <style:text-properties officeooo:rsid="02234783"/>
    </style:style>
    <style:style style:name="T572" style:family="text">
      <style:text-properties officeooo:rsid="02257752"/>
    </style:style>
    <style:style style:name="T573" style:family="text">
      <style:text-properties officeooo:rsid="022b3ecc"/>
    </style:style>
    <style:style style:name="T574" style:family="text">
      <style:text-properties officeooo:rsid="02315ced"/>
    </style:style>
    <style:style style:name="T575" style:family="text">
      <style:text-properties officeooo:rsid="023ffb14"/>
    </style:style>
    <style:style style:name="T576" style:family="text">
      <style:text-properties style:text-line-through-style="none" style:text-line-through-type="none" fo:font-weight="normal" style:font-weight-asian="normal" style:font-weight-complex="normal"/>
    </style:style>
    <style:style style:name="T577" style:family="text">
      <style:text-properties style:text-line-through-style="none" style:text-line-through-type="none" fo:font-weight="normal" officeooo:rsid="066432ae" style:font-weight-asian="normal" style:font-weight-complex="normal"/>
    </style:style>
    <style:style style:name="T578" style:family="text">
      <style:text-properties style:text-line-through-style="none" style:text-line-through-type="none" fo:font-weight="normal" officeooo:rsid="0665b5d3" style:font-weight-asian="normal" style:font-weight-complex="normal"/>
    </style:style>
    <style:style style:name="T579" style:family="text">
      <style:text-properties style:text-line-through-style="none" style:text-line-through-type="none" style:font-name="Times New Roman1" fo:font-weight="normal" officeooo:rsid="023c165b" style:font-weight-asian="normal" style:font-weight-complex="normal"/>
    </style:style>
    <style:style style:name="T580" style:family="text">
      <style:text-properties style:text-line-through-style="none" style:text-line-through-type="none" style:font-name="Times New Roman1" fo:font-weight="normal" officeooo:rsid="0665b5d3" style:font-weight-asian="normal" style:font-weight-complex="normal"/>
    </style:style>
    <style:style style:name="T581" style:family="text">
      <style:text-properties style:text-line-through-style="none" style:text-line-through-type="none" style:font-name="Times New Roman1" fo:font-weight="bold" officeooo:rsid="023c165b" style:font-weight-asian="bold" style:font-weight-complex="bold"/>
    </style:style>
    <style:style style:name="T582" style:family="text">
      <style:text-properties style:text-line-through-style="none" style:text-line-through-type="none" style:font-name="Times New Roman1" fo:language="de" fo:country="DE" fo:font-weight="normal" style:font-weight-asian="normal" style:font-weight-complex="normal"/>
    </style:style>
    <style:style style:name="T583" style:family="text">
      <style:text-properties style:text-line-through-style="none" style:text-line-through-type="none" style:font-name="Verdana" fo:font-weight="normal" style:font-weight-asian="normal" style:font-weight-complex="normal"/>
    </style:style>
    <style:style style:name="T584" style:family="text">
      <style:text-properties style:text-line-through-style="none" style:text-line-through-type="none" style:font-name="Verdana" fo:font-weight="normal" officeooo:rsid="024835ad" style:font-weight-asian="normal" style:font-weight-complex="normal"/>
    </style:style>
    <style:style style:name="T585" style:family="text">
      <style:text-properties style:text-line-through-style="none" style:text-line-through-type="none" style:font-name="Verdana" fo:font-weight="normal" officeooo:rsid="024cfab7" style:font-weight-asian="normal" style:font-weight-complex="normal"/>
    </style:style>
    <style:style style:name="T586" style:family="text">
      <style:text-properties style:text-line-through-style="none" style:text-line-through-type="none" style:font-name="Verdana" fo:font-weight="normal" officeooo:rsid="066432ae" style:font-weight-asian="normal" style:font-weight-complex="normal"/>
    </style:style>
    <style:style style:name="T587" style:family="text">
      <style:text-properties style:text-line-through-style="none" style:text-line-through-type="none" style:font-name="Verdana" fo:font-weight="normal" officeooo:rsid="06675b2f" style:font-weight-asian="normal" style:font-weight-complex="normal"/>
    </style:style>
    <style:style style:name="T588" style:family="text">
      <style:text-properties style:text-line-through-style="none" style:text-line-through-type="none" fo:language="de" fo:country="DE" fo:font-weight="normal" style:font-weight-asian="normal" style:font-weight-complex="normal"/>
    </style:style>
    <style:style style:name="T589" style:family="text">
      <style:text-properties style:text-line-through-style="none" style:text-line-through-type="none" fo:language="de" fo:country="DE" fo:font-weight="normal" officeooo:rsid="066a5cb6" style:font-weight-asian="normal" style:font-weight-complex="normal"/>
    </style:style>
    <style:style style:name="T590" style:family="text">
      <style:text-properties officeooo:rsid="02437164"/>
    </style:style>
    <style:style style:name="T591" style:family="text">
      <style:text-properties officeooo:rsid="0265bb06"/>
    </style:style>
    <style:style style:name="T592" style:family="text">
      <style:text-properties officeooo:rsid="027b9dcd"/>
    </style:style>
    <style:style style:name="T593" style:family="text">
      <style:text-properties officeooo:rsid="027c3df9"/>
    </style:style>
    <style:style style:name="T594" style:family="text">
      <style:text-properties officeooo:rsid="027c6e1c"/>
    </style:style>
    <style:style style:name="T595" style:family="text">
      <style:text-properties officeooo:rsid="027e70df"/>
    </style:style>
    <style:style style:name="T596" style:family="text">
      <style:text-properties officeooo:rsid="0282c340"/>
    </style:style>
    <style:style style:name="T597" style:family="text">
      <style:text-properties officeooo:rsid="028491c8"/>
    </style:style>
    <style:style style:name="T598" style:family="text">
      <style:text-properties officeooo:rsid="02853a3f"/>
    </style:style>
    <style:style style:name="T599" style:family="text">
      <style:text-properties officeooo:rsid="0287d398"/>
    </style:style>
    <style:style style:name="T600" style:family="text">
      <style:text-properties officeooo:rsid="02883c88"/>
    </style:style>
    <style:style style:name="T601" style:family="text">
      <style:text-properties officeooo:rsid="0291f30a"/>
    </style:style>
    <style:style style:name="T602" style:family="text">
      <style:text-properties officeooo:rsid="0295803d"/>
    </style:style>
    <style:style style:name="T603" style:family="text">
      <style:text-properties officeooo:rsid="029bfe58"/>
    </style:style>
    <style:style style:name="T604" style:family="text">
      <style:text-properties officeooo:rsid="029ed388"/>
    </style:style>
    <style:style style:name="T605" style:family="text">
      <style:text-properties officeooo:rsid="02a5d70b"/>
    </style:style>
    <style:style style:name="T606" style:family="text">
      <style:text-properties officeooo:rsid="02ab3211"/>
    </style:style>
    <style:style style:name="T607" style:family="text">
      <style:text-properties officeooo:rsid="02b58f6b"/>
    </style:style>
    <style:style style:name="T608" style:family="text">
      <style:text-properties officeooo:rsid="02bd234c"/>
    </style:style>
    <style:style style:name="T609" style:family="text">
      <style:text-properties officeooo:rsid="02c1b414"/>
    </style:style>
    <style:style style:name="T610" style:family="text">
      <style:text-properties officeooo:rsid="02c79c66"/>
    </style:style>
    <style:style style:name="T611" style:family="text">
      <style:text-properties officeooo:rsid="02d22340"/>
    </style:style>
    <style:style style:name="T612" style:family="text">
      <style:text-properties officeooo:rsid="03051796"/>
    </style:style>
    <style:style style:name="T613" style:family="text">
      <style:text-properties officeooo:rsid="03092b44"/>
    </style:style>
    <style:style style:name="T614" style:family="text">
      <style:text-properties officeooo:rsid="030df9a5"/>
    </style:style>
    <style:style style:name="T615" style:family="text">
      <style:text-properties officeooo:rsid="03102381"/>
    </style:style>
    <style:style style:name="T616" style:family="text">
      <style:text-properties officeooo:rsid="0314a944"/>
    </style:style>
    <style:style style:name="T617" style:family="text">
      <style:text-properties officeooo:rsid="03153153"/>
    </style:style>
    <style:style style:name="T618" style:family="text">
      <style:text-properties officeooo:rsid="031596ba"/>
    </style:style>
    <style:style style:name="T619" style:family="text">
      <style:text-properties officeooo:rsid="031b3aea"/>
    </style:style>
    <style:style style:name="T620" style:family="text">
      <style:text-properties officeooo:rsid="031ca9db"/>
    </style:style>
    <style:style style:name="T621" style:family="text">
      <style:text-properties officeooo:rsid="031e7882"/>
    </style:style>
    <style:style style:name="T622" style:family="text">
      <style:text-properties officeooo:rsid="032401d6"/>
    </style:style>
    <style:style style:name="T623" style:family="text">
      <style:text-properties officeooo:rsid="032fb7fc"/>
    </style:style>
    <style:style style:name="T624" style:family="text">
      <style:text-properties officeooo:rsid="03327820"/>
    </style:style>
    <style:style style:name="T625" style:family="text">
      <style:text-properties officeooo:rsid="03341a99"/>
    </style:style>
    <style:style style:name="T626" style:family="text">
      <style:text-properties officeooo:rsid="0334b4cf"/>
    </style:style>
    <style:style style:name="T627" style:family="text">
      <style:text-properties officeooo:rsid="0338e66e"/>
    </style:style>
    <style:style style:name="T628" style:family="text">
      <style:text-properties officeooo:rsid="033bf630"/>
    </style:style>
    <style:style style:name="T629" style:family="text">
      <style:text-properties officeooo:rsid="033deeb9"/>
    </style:style>
    <style:style style:name="T630" style:family="text">
      <style:text-properties officeooo:rsid="034197ff"/>
    </style:style>
    <style:style style:name="T631" style:family="text">
      <style:text-properties officeooo:rsid="0341ca28"/>
    </style:style>
    <style:style style:name="T632" style:family="text">
      <style:text-properties officeooo:rsid="0345238a"/>
    </style:style>
    <style:style style:name="T633" style:family="text">
      <style:text-properties officeooo:rsid="03490c4c"/>
    </style:style>
    <style:style style:name="T634" style:family="text">
      <style:text-properties officeooo:rsid="034da773"/>
    </style:style>
    <style:style style:name="T635" style:family="text">
      <style:text-properties officeooo:rsid="0351b22e"/>
    </style:style>
    <style:style style:name="T636" style:family="text">
      <style:text-properties officeooo:rsid="03543430"/>
    </style:style>
    <style:style style:name="T637" style:family="text">
      <style:text-properties officeooo:rsid="035b1b28"/>
    </style:style>
    <style:style style:name="T638" style:family="text">
      <style:text-properties officeooo:rsid="0366398d"/>
    </style:style>
    <style:style style:name="T639" style:family="text">
      <style:text-properties officeooo:rsid="03682111"/>
    </style:style>
    <style:style style:name="T640" style:family="text">
      <style:text-properties officeooo:rsid="0369e643"/>
    </style:style>
    <style:style style:name="T641" style:family="text">
      <style:text-properties officeooo:rsid="036b55b5"/>
    </style:style>
    <style:style style:name="T642" style:family="text">
      <style:text-properties officeooo:rsid="036f0e7b"/>
    </style:style>
    <style:style style:name="T643" style:family="text">
      <style:text-properties officeooo:rsid="037023a3"/>
    </style:style>
    <style:style style:name="T644" style:family="text">
      <style:text-properties officeooo:rsid="0371c6fb"/>
    </style:style>
    <style:style style:name="T645" style:family="text">
      <style:text-properties officeooo:rsid="037a9db9"/>
    </style:style>
    <style:style style:name="T646" style:family="text">
      <style:text-properties officeooo:rsid="037e03a6"/>
    </style:style>
    <style:style style:name="T647" style:family="text">
      <style:text-properties officeooo:rsid="037f7860"/>
    </style:style>
    <style:style style:name="T648" style:family="text">
      <style:text-properties officeooo:rsid="03806f30"/>
    </style:style>
    <style:style style:name="T649" style:family="text">
      <style:text-properties officeooo:rsid="03838170"/>
    </style:style>
    <style:style style:name="T650" style:family="text">
      <style:text-properties officeooo:rsid="03876bb8"/>
    </style:style>
    <style:style style:name="T651" style:family="text">
      <style:text-properties officeooo:rsid="038b6171"/>
    </style:style>
    <style:style style:name="T652" style:family="text">
      <style:text-properties officeooo:rsid="038cc9e0"/>
    </style:style>
    <style:style style:name="T653" style:family="text">
      <style:text-properties officeooo:rsid="0390d65f"/>
    </style:style>
    <style:style style:name="T654" style:family="text">
      <style:text-properties officeooo:rsid="0392c328"/>
    </style:style>
    <style:style style:name="T655" style:family="text">
      <style:text-properties officeooo:rsid="0393d10f"/>
    </style:style>
    <style:style style:name="T656" style:family="text">
      <style:text-properties officeooo:rsid="03970724"/>
    </style:style>
    <style:style style:name="T657" style:family="text">
      <style:text-properties officeooo:rsid="039d671c"/>
    </style:style>
    <style:style style:name="T658" style:family="text">
      <style:text-properties officeooo:rsid="039e39a0"/>
    </style:style>
    <style:style style:name="T659" style:family="text">
      <style:text-properties officeooo:rsid="039fac22"/>
    </style:style>
    <style:style style:name="T660" style:family="text">
      <style:text-properties officeooo:rsid="03a039d4"/>
    </style:style>
    <style:style style:name="T661" style:family="text">
      <style:text-properties officeooo:rsid="03a1f4c3"/>
    </style:style>
    <style:style style:name="T662" style:family="text">
      <style:text-properties officeooo:rsid="03ae42b6"/>
    </style:style>
    <style:style style:name="T663" style:family="text">
      <style:text-properties officeooo:rsid="03b0290a"/>
    </style:style>
    <style:style style:name="T664" style:family="text">
      <style:text-properties officeooo:rsid="03b25c8c"/>
    </style:style>
    <style:style style:name="T665" style:family="text">
      <style:text-properties officeooo:rsid="03b45c15"/>
    </style:style>
    <style:style style:name="T666" style:family="text">
      <style:text-properties officeooo:rsid="03b5c2cb"/>
    </style:style>
    <style:style style:name="T667" style:family="text">
      <style:text-properties officeooo:rsid="03b76288"/>
    </style:style>
    <style:style style:name="T668" style:family="text">
      <style:text-properties officeooo:rsid="03c0ee23"/>
    </style:style>
    <style:style style:name="T669" style:family="text">
      <style:text-properties officeooo:rsid="03cfe1fc"/>
    </style:style>
    <style:style style:name="T670" style:family="text">
      <style:text-properties officeooo:rsid="03de9f3e"/>
    </style:style>
    <style:style style:name="T671" style:family="text">
      <style:text-properties officeooo:rsid="03e3ef22"/>
    </style:style>
    <style:style style:name="T672" style:family="text">
      <style:text-properties officeooo:rsid="03ec46a5"/>
    </style:style>
    <style:style style:name="T673" style:family="text">
      <style:text-properties fo:font-style="normal" officeooo:rsid="03ec46a5" fo:background-color="transparent" loext:char-shading-value="0" style:font-style-asian="normal" style:font-style-complex="normal"/>
    </style:style>
    <style:style style:name="T674" style:family="text">
      <style:text-properties fo:font-style="normal" fo:font-weight="bold" style:font-style-asian="normal" style:font-weight-asian="bold" style:font-style-complex="normal" style:font-weight-complex="bold"/>
    </style:style>
    <style:style style:name="T675" style:family="text">
      <style:text-properties fo:font-style="normal" fo:font-weight="bold" officeooo:rsid="012823fd" style:font-style-asian="normal" style:font-weight-asian="bold" style:font-style-complex="normal" style:font-weight-complex="bold"/>
    </style:style>
    <style:style style:name="T676" style:family="text">
      <style:text-properties fo:font-style="normal" fo:font-weight="bold" officeooo:rsid="0030e382" style:font-style-asian="normal" style:font-weight-asian="bold" style:font-style-complex="normal" style:font-weight-complex="bold"/>
    </style:style>
    <style:style style:name="T677" style:family="text">
      <style:text-properties fo:font-style="normal" fo:font-weight="bold" officeooo:rsid="00d9d4f0" style:font-style-asian="normal" style:font-weight-asian="bold" style:font-style-complex="normal" style:font-weight-complex="bold"/>
    </style:style>
    <style:style style:name="T678" style:family="text">
      <style:text-properties fo:font-style="normal" style:font-style-asian="normal" style:font-style-complex="normal"/>
    </style:style>
    <style:style style:name="T679" style:family="text">
      <style:text-properties fo:font-style="normal" officeooo:rsid="091365cb" style:font-style-asian="normal" style:font-style-complex="normal"/>
    </style:style>
    <style:style style:name="T680" style:family="text">
      <style:text-properties fo:font-style="normal" officeooo:rsid="091e8563" style:font-style-asian="normal" style:font-style-complex="normal"/>
    </style:style>
    <style:style style:name="T681" style:family="text">
      <style:text-properties fo:font-style="normal" officeooo:rsid="09714f7b" style:font-style-asian="normal" style:font-style-complex="normal"/>
    </style:style>
    <style:style style:name="T682" style:family="text">
      <style:text-properties fo:font-style="normal" officeooo:rsid="080b9aa7" style:font-style-asian="normal" style:font-style-complex="normal"/>
    </style:style>
    <style:style style:name="T683" style:family="text">
      <style:text-properties officeooo:rsid="03fb911d"/>
    </style:style>
    <style:style style:name="T684" style:family="text">
      <style:text-properties officeooo:rsid="03fba00b"/>
    </style:style>
    <style:style style:name="T685" style:family="text">
      <style:text-properties officeooo:rsid="03fbe944"/>
    </style:style>
    <style:style style:name="T686" style:family="text">
      <style:text-properties officeooo:rsid="03fe3f0b"/>
    </style:style>
    <style:style style:name="T687" style:family="text">
      <style:text-properties officeooo:rsid="03ff13d6"/>
    </style:style>
    <style:style style:name="T688" style:family="text">
      <style:text-properties officeooo:rsid="0402818e"/>
    </style:style>
    <style:style style:name="T689" style:family="text">
      <style:text-properties officeooo:rsid="04080acf"/>
    </style:style>
    <style:style style:name="T690" style:family="text">
      <style:text-properties officeooo:rsid="040ba541"/>
    </style:style>
    <style:style style:name="T691" style:family="text">
      <style:text-properties officeooo:rsid="04105740"/>
    </style:style>
    <style:style style:name="T692" style:family="text">
      <style:text-properties officeooo:rsid="04107f85"/>
    </style:style>
    <style:style style:name="T693" style:family="text">
      <style:text-properties officeooo:rsid="0413eef2"/>
    </style:style>
    <style:style style:name="T694" style:family="text">
      <style:text-properties officeooo:rsid="04149320"/>
    </style:style>
    <style:style style:name="T695" style:family="text">
      <style:text-properties officeooo:rsid="041c68cf"/>
    </style:style>
    <style:style style:name="T696" style:family="text">
      <style:text-properties officeooo:rsid="041d4a65"/>
    </style:style>
    <style:style style:name="T697" style:family="text">
      <style:text-properties officeooo:rsid="041e842d"/>
    </style:style>
    <style:style style:name="T698" style:family="text">
      <style:text-properties officeooo:rsid="04224812"/>
    </style:style>
    <style:style style:name="T699" style:family="text">
      <style:text-properties officeooo:rsid="04253d42"/>
    </style:style>
    <style:style style:name="T700" style:family="text">
      <style:text-properties officeooo:rsid="042dae72"/>
    </style:style>
    <style:style style:name="T701" style:family="text">
      <style:text-properties officeooo:rsid="042f63f8"/>
    </style:style>
    <style:style style:name="T702" style:family="text">
      <style:text-properties officeooo:rsid="042ffe93"/>
    </style:style>
    <style:style style:name="T703" style:family="text">
      <style:text-properties officeooo:rsid="0438404d"/>
    </style:style>
    <style:style style:name="T704" style:family="text">
      <style:text-properties officeooo:rsid="043973e6"/>
    </style:style>
    <style:style style:name="T705" style:family="text">
      <style:text-properties officeooo:rsid="04440748"/>
    </style:style>
    <style:style style:name="T706" style:family="text">
      <style:text-properties officeooo:rsid="0446df47"/>
    </style:style>
    <style:style style:name="T707" style:family="text">
      <style:text-properties officeooo:rsid="04485065"/>
    </style:style>
    <style:style style:name="T708" style:family="text">
      <style:text-properties officeooo:rsid="0450b754"/>
    </style:style>
    <style:style style:name="T709" style:family="text">
      <style:text-properties officeooo:rsid="04522ea7"/>
    </style:style>
    <style:style style:name="T710" style:family="text">
      <style:text-properties officeooo:rsid="04580def"/>
    </style:style>
    <style:style style:name="T711" style:family="text">
      <style:text-properties officeooo:rsid="045873be"/>
    </style:style>
    <style:style style:name="T712" style:family="text">
      <style:text-properties officeooo:rsid="045bfd28"/>
    </style:style>
    <style:style style:name="T713" style:family="text">
      <style:text-properties officeooo:rsid="045cc3c8"/>
    </style:style>
    <style:style style:name="T714" style:family="text">
      <style:text-properties officeooo:rsid="0466aa0b"/>
    </style:style>
    <style:style style:name="T715" style:family="text">
      <style:text-properties officeooo:rsid="046a64d7"/>
    </style:style>
    <style:style style:name="T716" style:family="text">
      <style:text-properties officeooo:rsid="046c13c4"/>
    </style:style>
    <style:style style:name="T717" style:family="text">
      <style:text-properties officeooo:rsid="046d45f7"/>
    </style:style>
    <style:style style:name="T718" style:family="text">
      <style:text-properties officeooo:rsid="046db058"/>
    </style:style>
    <style:style style:name="T719" style:family="text">
      <style:text-properties officeooo:rsid="04729b86"/>
    </style:style>
    <style:style style:name="T720" style:family="text">
      <style:text-properties officeooo:rsid="0472f24d"/>
    </style:style>
    <style:style style:name="T721" style:family="text">
      <style:text-properties officeooo:rsid="0475b905"/>
    </style:style>
    <style:style style:name="T722" style:family="text">
      <style:text-properties officeooo:rsid="0479c731"/>
    </style:style>
    <style:style style:name="T723" style:family="text">
      <style:text-properties officeooo:rsid="047e6b78"/>
    </style:style>
    <style:style style:name="T724" style:family="text">
      <style:text-properties officeooo:rsid="047fd36e"/>
    </style:style>
    <style:style style:name="T725" style:family="text">
      <style:text-properties officeooo:rsid="0486d5d8"/>
    </style:style>
    <style:style style:name="T726" style:family="text">
      <style:text-properties officeooo:rsid="04895a7f"/>
    </style:style>
    <style:style style:name="T727" style:family="text">
      <style:text-properties officeooo:rsid="04a78ebc"/>
    </style:style>
    <style:style style:name="T728" style:family="text">
      <style:text-properties officeooo:rsid="04a8c8f6"/>
    </style:style>
    <style:style style:name="T729" style:family="text">
      <style:text-properties officeooo:rsid="04a923b9"/>
    </style:style>
    <style:style style:name="T730" style:family="text">
      <style:text-properties officeooo:rsid="04aa0116"/>
    </style:style>
    <style:style style:name="T731" style:family="text">
      <style:text-properties officeooo:rsid="04aab128"/>
    </style:style>
    <style:style style:name="T732" style:family="text">
      <style:text-properties officeooo:rsid="04ad1110"/>
    </style:style>
    <style:style style:name="T733" style:family="text">
      <style:text-properties officeooo:rsid="04b707f1"/>
    </style:style>
    <style:style style:name="T734" style:family="text">
      <style:text-properties officeooo:rsid="04b8927d"/>
    </style:style>
    <style:style style:name="T735" style:family="text">
      <style:text-properties officeooo:rsid="04bdbe54"/>
    </style:style>
    <style:style style:name="T736" style:family="text">
      <style:text-properties officeooo:rsid="04bdf2e5"/>
    </style:style>
    <style:style style:name="T737" style:family="text">
      <style:text-properties officeooo:rsid="04c362d4"/>
    </style:style>
    <style:style style:name="T738" style:family="text">
      <style:text-properties officeooo:rsid="04c619f6"/>
    </style:style>
    <style:style style:name="T739" style:family="text">
      <style:text-properties officeooo:rsid="04c75ae0"/>
    </style:style>
    <style:style style:name="T740" style:family="text">
      <style:text-properties officeooo:rsid="04d29ef2"/>
    </style:style>
    <style:style style:name="T741" style:family="text">
      <style:text-properties officeooo:rsid="04d5a5f0"/>
    </style:style>
    <style:style style:name="T742" style:family="text">
      <style:text-properties officeooo:rsid="04d5b243"/>
    </style:style>
    <style:style style:name="T743" style:family="text">
      <style:text-properties officeooo:rsid="04d7d4e9"/>
    </style:style>
    <style:style style:name="T744" style:family="text">
      <style:text-properties officeooo:rsid="04e51034"/>
    </style:style>
    <style:style style:name="T745" style:family="text">
      <style:text-properties officeooo:rsid="04edb2a4"/>
    </style:style>
    <style:style style:name="T746" style:family="text">
      <style:text-properties officeooo:rsid="04f160a2"/>
    </style:style>
    <style:style style:name="T747" style:family="text">
      <style:text-properties officeooo:rsid="04f3dbc5"/>
    </style:style>
    <style:style style:name="T748" style:family="text">
      <style:text-properties officeooo:rsid="04f51a45"/>
    </style:style>
    <style:style style:name="T749" style:family="text">
      <style:text-properties officeooo:rsid="04f7aace"/>
    </style:style>
    <style:style style:name="T750" style:family="text">
      <style:text-properties officeooo:rsid="04f8365c"/>
    </style:style>
    <style:style style:name="T751" style:family="text">
      <style:text-properties officeooo:rsid="04f8e3cd"/>
    </style:style>
    <style:style style:name="T752" style:family="text">
      <style:text-properties officeooo:rsid="04fb2cfa"/>
    </style:style>
    <style:style style:name="T753" style:family="text">
      <style:text-properties officeooo:rsid="04fbf681"/>
    </style:style>
    <style:style style:name="T754" style:family="text">
      <style:text-properties officeooo:rsid="04fd532d"/>
    </style:style>
    <style:style style:name="T755" style:family="text">
      <style:text-properties officeooo:rsid="04ff905a"/>
    </style:style>
    <style:style style:name="T756" style:family="text">
      <style:text-properties officeooo:rsid="0501124a"/>
    </style:style>
    <style:style style:name="T757" style:family="text">
      <style:text-properties officeooo:rsid="05027479"/>
    </style:style>
    <style:style style:name="T758" style:family="text">
      <style:text-properties officeooo:rsid="0506e738"/>
    </style:style>
    <style:style style:name="T759" style:family="text">
      <style:text-properties officeooo:rsid="0507e461"/>
    </style:style>
    <style:style style:name="T760" style:family="text">
      <style:text-properties officeooo:rsid="05097fd0"/>
    </style:style>
    <style:style style:name="T761" style:family="text">
      <style:text-properties officeooo:rsid="050d9acc"/>
    </style:style>
    <style:style style:name="T762" style:family="text">
      <style:text-properties officeooo:rsid="050f8da8"/>
    </style:style>
    <style:style style:name="T763" style:family="text">
      <style:text-properties officeooo:rsid="05108cdc"/>
    </style:style>
    <style:style style:name="T764" style:family="text">
      <style:text-properties officeooo:rsid="051223a3"/>
    </style:style>
    <style:style style:name="T765" style:family="text">
      <style:text-properties officeooo:rsid="0514b48c"/>
    </style:style>
    <style:style style:name="T766" style:family="text">
      <style:text-properties officeooo:rsid="05158f1d"/>
    </style:style>
    <style:style style:name="T767" style:family="text">
      <style:text-properties officeooo:rsid="051bfcdc"/>
    </style:style>
    <style:style style:name="T768" style:family="text">
      <style:text-properties officeooo:rsid="051ea6d5"/>
    </style:style>
    <style:style style:name="T769" style:family="text">
      <style:text-properties officeooo:rsid="051f2f13"/>
    </style:style>
    <style:style style:name="T770" style:family="text">
      <style:text-properties officeooo:rsid="051ff619"/>
    </style:style>
    <style:style style:name="T771" style:family="text">
      <style:text-properties officeooo:rsid="05217801"/>
    </style:style>
    <style:style style:name="T772" style:family="text">
      <style:text-properties officeooo:rsid="05236c1f"/>
    </style:style>
    <style:style style:name="T773" style:family="text">
      <style:text-properties officeooo:rsid="052784e9"/>
    </style:style>
    <style:style style:name="T774" style:family="text">
      <style:text-properties officeooo:rsid="052b2768"/>
    </style:style>
    <style:style style:name="T775" style:family="text">
      <style:text-properties officeooo:rsid="052b6961"/>
    </style:style>
    <style:style style:name="T776" style:family="text">
      <style:text-properties officeooo:rsid="052ca510"/>
    </style:style>
    <style:style style:name="T777" style:family="text">
      <style:text-properties officeooo:rsid="052fa186"/>
    </style:style>
    <style:style style:name="T778" style:family="text">
      <style:text-properties officeooo:rsid="053109b6"/>
    </style:style>
    <style:style style:name="T779" style:family="text">
      <style:text-properties officeooo:rsid="0532c914"/>
    </style:style>
    <style:style style:name="T780" style:family="text">
      <style:text-properties officeooo:rsid="053305a7"/>
    </style:style>
    <style:style style:name="T781" style:family="text">
      <style:text-properties officeooo:rsid="053684f8"/>
    </style:style>
    <style:style style:name="T782" style:family="text">
      <style:text-properties officeooo:rsid="0536851c"/>
    </style:style>
    <style:style style:name="T783" style:family="text">
      <style:text-properties officeooo:rsid="053784cd"/>
    </style:style>
    <style:style style:name="T784" style:family="text">
      <style:text-properties officeooo:rsid="0538a08a"/>
    </style:style>
    <style:style style:name="T785" style:family="text">
      <style:text-properties officeooo:rsid="053c0578"/>
    </style:style>
    <style:style style:name="T786" style:family="text">
      <style:text-properties officeooo:rsid="053dbd3a"/>
    </style:style>
    <style:style style:name="T787" style:family="text">
      <style:text-properties officeooo:rsid="0541cc6c"/>
    </style:style>
    <style:style style:name="T788" style:family="text">
      <style:text-properties officeooo:rsid="0541f11a"/>
    </style:style>
    <style:style style:name="T789" style:family="text">
      <style:text-properties officeooo:rsid="0545befa"/>
    </style:style>
    <style:style style:name="T790" style:family="text">
      <style:text-properties officeooo:rsid="054b6297"/>
    </style:style>
    <style:style style:name="T791" style:family="text">
      <style:text-properties officeooo:rsid="054c9502"/>
    </style:style>
    <style:style style:name="T792" style:family="text">
      <style:text-properties officeooo:rsid="0550e74e"/>
    </style:style>
    <style:style style:name="T793" style:family="text">
      <style:text-properties officeooo:rsid="05515807"/>
    </style:style>
    <style:style style:name="T794" style:family="text">
      <style:text-properties officeooo:rsid="0552ce1f"/>
    </style:style>
    <style:style style:name="T795" style:family="text">
      <style:text-properties officeooo:rsid="055573d7"/>
    </style:style>
    <style:style style:name="T796" style:family="text">
      <style:text-properties officeooo:rsid="0556ab3d"/>
    </style:style>
    <style:style style:name="T797" style:family="text">
      <style:text-properties officeooo:rsid="0556bead"/>
    </style:style>
    <style:style style:name="T798" style:family="text">
      <style:text-properties officeooo:rsid="0559470b"/>
    </style:style>
    <style:style style:name="T799" style:family="text">
      <style:text-properties officeooo:rsid="05645ca7"/>
    </style:style>
    <style:style style:name="T800" style:family="text">
      <style:text-properties officeooo:rsid="05680cc5"/>
    </style:style>
    <style:style style:name="T801" style:family="text">
      <style:text-properties officeooo:rsid="056950f3"/>
    </style:style>
    <style:style style:name="T802" style:family="text">
      <style:text-properties officeooo:rsid="056ab755"/>
    </style:style>
    <style:style style:name="T803" style:family="text">
      <style:text-properties officeooo:rsid="056b8b44"/>
    </style:style>
    <style:style style:name="T804" style:family="text">
      <style:text-properties officeooo:rsid="056ecf7c"/>
    </style:style>
    <style:style style:name="T805" style:family="text">
      <style:text-properties officeooo:rsid="01128d40"/>
    </style:style>
    <style:style style:name="T806" style:family="text">
      <style:text-properties officeooo:rsid="05703e68"/>
    </style:style>
    <style:style style:name="T807" style:family="text">
      <style:text-properties officeooo:rsid="057154e8"/>
    </style:style>
    <style:style style:name="T808" style:family="text">
      <style:text-properties officeooo:rsid="05753058"/>
    </style:style>
    <style:style style:name="T809" style:family="text">
      <style:text-properties officeooo:rsid="057991f4"/>
    </style:style>
    <style:style style:name="T810" style:family="text">
      <style:text-properties officeooo:rsid="057b54da"/>
    </style:style>
    <style:style style:name="T811" style:family="text">
      <style:text-properties officeooo:rsid="057d689a"/>
    </style:style>
    <style:style style:name="T812" style:family="text">
      <style:text-properties officeooo:rsid="057ee725"/>
    </style:style>
    <style:style style:name="T813" style:family="text">
      <style:text-properties officeooo:rsid="0584d522"/>
    </style:style>
    <style:style style:name="T814" style:family="text">
      <style:text-properties officeooo:rsid="0587bb60"/>
    </style:style>
    <style:style style:name="T815" style:family="text">
      <style:text-properties officeooo:rsid="01ac46e5"/>
    </style:style>
    <style:style style:name="T816" style:family="text">
      <style:text-properties officeooo:rsid="0596e986"/>
    </style:style>
    <style:style style:name="T817" style:family="text">
      <style:text-properties officeooo:rsid="0598b667"/>
    </style:style>
    <style:style style:name="T818" style:family="text">
      <style:text-properties officeooo:rsid="059c8a12"/>
    </style:style>
    <style:style style:name="T819" style:family="text">
      <style:text-properties officeooo:rsid="05a098f6"/>
    </style:style>
    <style:style style:name="T820" style:family="text">
      <style:text-properties officeooo:rsid="05b85be3"/>
    </style:style>
    <style:style style:name="T821" style:family="text">
      <style:text-properties officeooo:rsid="05b9241c"/>
    </style:style>
    <style:style style:name="T822" style:family="text">
      <style:text-properties officeooo:rsid="05b9806e"/>
    </style:style>
    <style:style style:name="T823" style:family="text">
      <style:text-properties officeooo:rsid="05ba984b"/>
    </style:style>
    <style:style style:name="T824" style:family="text">
      <style:text-properties officeooo:rsid="05bb974c"/>
    </style:style>
    <style:style style:name="T825" style:family="text">
      <style:text-properties officeooo:rsid="05bc893f"/>
    </style:style>
    <style:style style:name="T826" style:family="text">
      <style:text-properties officeooo:rsid="05bf0400"/>
    </style:style>
    <style:style style:name="T827" style:family="text">
      <style:text-properties officeooo:rsid="05c26c1a"/>
    </style:style>
    <style:style style:name="T828" style:family="text">
      <style:text-properties officeooo:rsid="05c5943e"/>
    </style:style>
    <style:style style:name="T829" style:family="text">
      <style:text-properties officeooo:rsid="05c78fe4"/>
    </style:style>
    <style:style style:name="T830" style:family="text">
      <style:text-properties officeooo:rsid="05cd640c"/>
    </style:style>
    <style:style style:name="T831" style:family="text">
      <style:text-properties officeooo:rsid="05cdc59d"/>
    </style:style>
    <style:style style:name="T832" style:family="text">
      <style:text-properties officeooo:rsid="05d11e69"/>
    </style:style>
    <style:style style:name="T833" style:family="text">
      <style:text-properties officeooo:rsid="05d15d7c"/>
    </style:style>
    <style:style style:name="T834" style:family="text">
      <style:text-properties officeooo:rsid="05d5c713"/>
    </style:style>
    <style:style style:name="T835" style:family="text">
      <style:text-properties officeooo:rsid="05d686c2"/>
    </style:style>
    <style:style style:name="T836" style:family="text">
      <style:text-properties officeooo:rsid="05dba45a"/>
    </style:style>
    <style:style style:name="T837" style:family="text">
      <style:text-properties officeooo:rsid="05dd9919"/>
    </style:style>
    <style:style style:name="T838" style:family="text">
      <style:text-properties officeooo:rsid="05e106b2"/>
    </style:style>
    <style:style style:name="T839" style:family="text">
      <style:text-properties officeooo:rsid="05e2d028"/>
    </style:style>
    <style:style style:name="T840" style:family="text">
      <style:text-properties officeooo:rsid="05e3f9de"/>
    </style:style>
    <style:style style:name="T841" style:family="text">
      <style:text-properties officeooo:rsid="05e4f481"/>
    </style:style>
    <style:style style:name="T842" style:family="text">
      <style:text-properties officeooo:rsid="05e65b1b"/>
    </style:style>
    <style:style style:name="T843" style:family="text">
      <style:text-properties officeooo:rsid="05e816a9"/>
    </style:style>
    <style:style style:name="T844" style:family="text">
      <style:text-properties officeooo:rsid="05ebaa8d"/>
    </style:style>
    <style:style style:name="T845" style:family="text">
      <style:text-properties officeooo:rsid="05ec786b"/>
    </style:style>
    <style:style style:name="T846" style:family="text">
      <style:text-properties officeooo:rsid="05ee89ad"/>
    </style:style>
    <style:style style:name="T847" style:family="text">
      <style:text-properties officeooo:rsid="05eea542"/>
    </style:style>
    <style:style style:name="T848" style:family="text">
      <style:text-properties officeooo:rsid="05f212b3"/>
    </style:style>
    <style:style style:name="T849" style:family="text">
      <style:text-properties officeooo:rsid="05f9c964"/>
    </style:style>
    <style:style style:name="T850" style:family="text">
      <style:text-properties officeooo:rsid="05fc29c8"/>
    </style:style>
    <style:style style:name="T851" style:family="text">
      <style:text-properties officeooo:rsid="01eb4260"/>
    </style:style>
    <style:style style:name="T852" style:family="text">
      <style:text-properties officeooo:rsid="06046b94"/>
    </style:style>
    <style:style style:name="T853" style:family="text">
      <style:text-properties officeooo:rsid="060cd1ce"/>
    </style:style>
    <style:style style:name="T854" style:family="text">
      <style:text-properties officeooo:rsid="060e986e"/>
    </style:style>
    <style:style style:name="T855" style:family="text">
      <style:text-properties officeooo:rsid="06112e85"/>
    </style:style>
    <style:style style:name="T856" style:family="text">
      <style:text-properties officeooo:rsid="06113cbc"/>
    </style:style>
    <style:style style:name="T857" style:family="text">
      <style:text-properties officeooo:rsid="06137c74"/>
    </style:style>
    <style:style style:name="T858" style:family="text">
      <style:text-properties officeooo:rsid="0613d7ba"/>
    </style:style>
    <style:style style:name="T859" style:family="text">
      <style:text-properties officeooo:rsid="0614f35f"/>
    </style:style>
    <style:style style:name="T860" style:family="text">
      <style:text-properties officeooo:rsid="06161601"/>
    </style:style>
    <style:style style:name="T861" style:family="text">
      <style:text-properties officeooo:rsid="06191805"/>
    </style:style>
    <style:style style:name="T862" style:family="text">
      <style:text-properties officeooo:rsid="061f868c"/>
    </style:style>
    <style:style style:name="T863" style:family="text">
      <style:text-properties officeooo:rsid="062122c6"/>
    </style:style>
    <style:style style:name="T864" style:family="text">
      <style:text-properties officeooo:rsid="06222e80"/>
    </style:style>
    <style:style style:name="T865" style:family="text">
      <style:text-properties officeooo:rsid="0623a262"/>
    </style:style>
    <style:style style:name="T866" style:family="text">
      <style:text-properties officeooo:rsid="06268e47"/>
    </style:style>
    <style:style style:name="T867" style:family="text">
      <style:text-properties officeooo:rsid="0626f712"/>
    </style:style>
    <style:style style:name="T868" style:family="text">
      <style:text-properties officeooo:rsid="062a7318"/>
    </style:style>
    <style:style style:name="T869" style:family="text">
      <style:text-properties officeooo:rsid="062c7d67"/>
    </style:style>
    <style:style style:name="T870" style:family="text">
      <style:text-properties officeooo:rsid="062e16e8"/>
    </style:style>
    <style:style style:name="T871" style:family="text">
      <style:text-properties officeooo:rsid="062e6c81"/>
    </style:style>
    <style:style style:name="T872" style:family="text">
      <style:text-properties officeooo:rsid="06338eb7"/>
    </style:style>
    <style:style style:name="T873" style:family="text">
      <style:text-properties officeooo:rsid="063412d4"/>
    </style:style>
    <style:style style:name="T874" style:family="text">
      <style:text-properties officeooo:rsid="06359f30"/>
    </style:style>
    <style:style style:name="T875" style:family="text">
      <style:text-properties officeooo:rsid="06385de0"/>
    </style:style>
    <style:style style:name="T876" style:family="text">
      <style:text-properties officeooo:rsid="063f1602"/>
    </style:style>
    <style:style style:name="T877" style:family="text">
      <style:text-properties officeooo:rsid="0640670e"/>
    </style:style>
    <style:style style:name="T878" style:family="text">
      <style:text-properties officeooo:rsid="0641a8d8"/>
    </style:style>
    <style:style style:name="T879" style:family="text">
      <style:text-properties officeooo:rsid="0644d1bb"/>
    </style:style>
    <style:style style:name="T880" style:family="text">
      <style:text-properties officeooo:rsid="0644e3cf"/>
    </style:style>
    <style:style style:name="T881" style:family="text">
      <style:text-properties officeooo:rsid="0645f615"/>
    </style:style>
    <style:style style:name="T882" style:family="text">
      <style:text-properties officeooo:rsid="06481ae2"/>
    </style:style>
    <style:style style:name="T883" style:family="text">
      <style:text-properties officeooo:rsid="064ad815"/>
    </style:style>
    <style:style style:name="T884" style:family="text">
      <style:text-properties officeooo:rsid="06514054"/>
    </style:style>
    <style:style style:name="T885" style:family="text">
      <style:text-properties officeooo:rsid="065229ee"/>
    </style:style>
    <style:style style:name="T886" style:family="text">
      <style:text-properties officeooo:rsid="065bcecb"/>
    </style:style>
    <style:style style:name="T887" style:family="text">
      <style:text-properties officeooo:rsid="06632ca7"/>
    </style:style>
    <style:style style:name="T888" style:family="text">
      <style:text-properties officeooo:rsid="066432ae"/>
    </style:style>
    <style:style style:name="T889" style:family="text">
      <style:text-properties officeooo:rsid="0668b208"/>
    </style:style>
    <style:style style:name="T890" style:family="text">
      <style:text-properties officeooo:rsid="066dde1a"/>
    </style:style>
    <style:style style:name="T891" style:family="text">
      <style:text-properties officeooo:rsid="066f7c54"/>
    </style:style>
    <style:style style:name="T892" style:family="text">
      <style:text-properties officeooo:rsid="0672c5d0"/>
    </style:style>
    <style:style style:name="T893" style:family="text">
      <style:text-properties officeooo:rsid="0674430a"/>
    </style:style>
    <style:style style:name="T894" style:family="text">
      <style:text-properties officeooo:rsid="06792248"/>
    </style:style>
    <style:style style:name="T895" style:family="text">
      <style:text-properties officeooo:rsid="067a7c92"/>
    </style:style>
    <style:style style:name="T896" style:family="text">
      <style:text-properties officeooo:rsid="067c1010"/>
    </style:style>
    <style:style style:name="T897" style:family="text">
      <style:text-properties officeooo:rsid="067ca119"/>
    </style:style>
    <style:style style:name="T898" style:family="text">
      <style:text-properties officeooo:rsid="067eb740"/>
    </style:style>
    <style:style style:name="T899" style:family="text">
      <style:text-properties officeooo:rsid="067f7cbd"/>
    </style:style>
    <style:style style:name="T900" style:family="text">
      <style:text-properties officeooo:rsid="0681283d"/>
    </style:style>
    <style:style style:name="T901" style:family="text">
      <style:text-properties officeooo:rsid="02ad676a"/>
    </style:style>
    <style:style style:name="T902" style:family="text">
      <style:text-properties officeooo:rsid="068c0091"/>
    </style:style>
    <style:style style:name="T903" style:family="text">
      <style:text-properties officeooo:rsid="0690563d"/>
    </style:style>
    <style:style style:name="T904" style:family="text">
      <style:text-properties officeooo:rsid="0690a35a"/>
    </style:style>
    <style:style style:name="T905" style:family="text">
      <style:text-properties officeooo:rsid="06955361"/>
    </style:style>
    <style:style style:name="T906" style:family="text">
      <style:text-properties officeooo:rsid="069b5317"/>
    </style:style>
    <style:style style:name="T907" style:family="text">
      <style:text-properties officeooo:rsid="06a15d2a"/>
    </style:style>
    <style:style style:name="T908" style:family="text">
      <style:text-properties officeooo:rsid="06a90729"/>
    </style:style>
    <style:style style:name="T909" style:family="text">
      <style:text-properties officeooo:rsid="06b046cb"/>
    </style:style>
    <style:style style:name="T910" style:family="text">
      <style:text-properties officeooo:rsid="06b0f1f7"/>
    </style:style>
    <style:style style:name="T911" style:family="text">
      <style:text-properties officeooo:rsid="06b208b8"/>
    </style:style>
    <style:style style:name="T912" style:family="text">
      <style:text-properties officeooo:rsid="06b6250a"/>
    </style:style>
    <style:style style:name="T913" style:family="text">
      <style:text-properties officeooo:rsid="06b87528"/>
    </style:style>
    <style:style style:name="T914" style:family="text">
      <style:text-properties officeooo:rsid="06c2a152"/>
    </style:style>
    <style:style style:name="T915" style:family="text">
      <style:text-properties officeooo:rsid="06c8caa7"/>
    </style:style>
    <style:style style:name="T916" style:family="text">
      <style:text-properties officeooo:rsid="06c94bd6"/>
    </style:style>
    <style:style style:name="T917" style:family="text">
      <style:text-properties officeooo:rsid="06cff1ed"/>
    </style:style>
    <style:style style:name="T918" style:family="text">
      <style:text-properties officeooo:rsid="06d0805d"/>
    </style:style>
    <style:style style:name="T919" style:family="text">
      <style:text-properties officeooo:rsid="06d7d946"/>
    </style:style>
    <style:style style:name="T920" style:family="text">
      <style:text-properties officeooo:rsid="06da7e07"/>
    </style:style>
    <style:style style:name="T921" style:family="text">
      <style:text-properties officeooo:rsid="06e493c9"/>
    </style:style>
    <style:style style:name="T922" style:family="text">
      <style:text-properties officeooo:rsid="06e70d17"/>
    </style:style>
    <style:style style:name="T923" style:family="text">
      <style:text-properties officeooo:rsid="06e86d81"/>
    </style:style>
    <style:style style:name="T924" style:family="text">
      <style:text-properties officeooo:rsid="06ee146a"/>
    </style:style>
    <style:style style:name="T925" style:family="text">
      <style:text-properties officeooo:rsid="06fd0178"/>
    </style:style>
    <style:style style:name="T926" style:family="text">
      <style:text-properties officeooo:rsid="06feec8f"/>
    </style:style>
    <style:style style:name="T927" style:family="text">
      <style:text-properties officeooo:rsid="070138cd"/>
    </style:style>
    <style:style style:name="T928" style:family="text">
      <style:text-properties officeooo:rsid="07034887"/>
    </style:style>
    <style:style style:name="T929" style:family="text">
      <style:text-properties officeooo:rsid="0705946c"/>
    </style:style>
    <style:style style:name="T930" style:family="text">
      <style:text-properties officeooo:rsid="0707bb70"/>
    </style:style>
    <style:style style:name="T931" style:family="text">
      <style:text-properties officeooo:rsid="070f2a54"/>
    </style:style>
    <style:style style:name="T932" style:family="text">
      <style:text-properties officeooo:rsid="071083db"/>
    </style:style>
    <style:style style:name="T933" style:family="text">
      <style:text-properties officeooo:rsid="071589e3"/>
    </style:style>
    <style:style style:name="T934" style:family="text">
      <style:text-properties officeooo:rsid="07193860"/>
    </style:style>
    <style:style style:name="T935" style:family="text">
      <style:text-properties officeooo:rsid="071b343d"/>
    </style:style>
    <style:style style:name="T936" style:family="text">
      <style:text-properties officeooo:rsid="071d98cb"/>
    </style:style>
    <style:style style:name="T937" style:family="text">
      <style:text-properties officeooo:rsid="07204321"/>
    </style:style>
    <style:style style:name="T938" style:family="text">
      <style:text-properties officeooo:rsid="0720e9e7"/>
    </style:style>
    <style:style style:name="T939" style:family="text">
      <style:text-properties officeooo:rsid="07227219"/>
    </style:style>
    <style:style style:name="T940" style:family="text">
      <style:text-properties officeooo:rsid="07241348"/>
    </style:style>
    <style:style style:name="T941" style:family="text">
      <style:text-properties officeooo:rsid="0728f9d7"/>
    </style:style>
    <style:style style:name="T942" style:family="text">
      <style:text-properties officeooo:rsid="072a1398"/>
    </style:style>
    <style:style style:name="T943" style:family="text">
      <style:text-properties officeooo:rsid="072bb7d1"/>
    </style:style>
    <style:style style:name="T944" style:family="text">
      <style:text-properties officeooo:rsid="072fe2ad"/>
    </style:style>
    <style:style style:name="T945" style:family="text">
      <style:text-properties officeooo:rsid="0731c4c9"/>
    </style:style>
    <style:style style:name="T946" style:family="text">
      <style:text-properties officeooo:rsid="07326d32"/>
    </style:style>
    <style:style style:name="T947" style:family="text">
      <style:text-properties officeooo:rsid="073465cc"/>
    </style:style>
    <style:style style:name="T948" style:family="text">
      <style:text-properties officeooo:rsid="07352f83"/>
    </style:style>
    <style:style style:name="T949" style:family="text">
      <style:text-properties officeooo:rsid="07370794"/>
    </style:style>
    <style:style style:name="T950" style:family="text">
      <style:text-properties officeooo:rsid="07381314"/>
    </style:style>
    <style:style style:name="T951" style:family="text">
      <style:text-properties officeooo:rsid="0741195e"/>
    </style:style>
    <style:style style:name="T952" style:family="text">
      <style:text-properties officeooo:rsid="07438638"/>
    </style:style>
    <style:style style:name="T953" style:family="text">
      <style:text-properties officeooo:rsid="0746dc69"/>
    </style:style>
    <style:style style:name="T954" style:family="text">
      <style:text-properties officeooo:rsid="0746e898"/>
    </style:style>
    <style:style style:name="T955" style:family="text">
      <style:text-properties officeooo:rsid="074bbc6b"/>
    </style:style>
    <style:style style:name="T956" style:family="text">
      <style:text-properties officeooo:rsid="07548bd4"/>
    </style:style>
    <style:style style:name="T957" style:family="text">
      <style:text-properties officeooo:rsid="075669f5"/>
    </style:style>
    <style:style style:name="T958" style:family="text">
      <style:text-properties officeooo:rsid="075a2fe3"/>
    </style:style>
    <style:style style:name="T959" style:family="text">
      <style:text-properties officeooo:rsid="075bc1e3"/>
    </style:style>
    <style:style style:name="T960" style:family="text">
      <style:text-properties officeooo:rsid="075bc352"/>
    </style:style>
    <style:style style:name="T961" style:family="text">
      <style:text-properties officeooo:rsid="075ce452"/>
    </style:style>
    <style:style style:name="T962" style:family="text">
      <style:text-properties officeooo:rsid="075d10de"/>
    </style:style>
    <style:style style:name="T963" style:family="text">
      <style:text-properties officeooo:rsid="075ecc42"/>
    </style:style>
    <style:style style:name="T964" style:family="text">
      <style:text-properties officeooo:rsid="076133ed"/>
    </style:style>
    <style:style style:name="T965" style:family="text">
      <style:text-properties officeooo:rsid="07618495"/>
    </style:style>
    <style:style style:name="T966" style:family="text">
      <style:text-properties officeooo:rsid="07623978"/>
    </style:style>
    <style:style style:name="T967" style:family="text">
      <style:text-properties officeooo:rsid="07641b73"/>
    </style:style>
    <style:style style:name="T968" style:family="text">
      <style:text-properties officeooo:rsid="0766080b"/>
    </style:style>
    <style:style style:name="T969" style:family="text">
      <style:text-properties officeooo:rsid="076e46aa"/>
    </style:style>
    <style:style style:name="T970" style:family="text">
      <style:text-properties officeooo:rsid="0774897b"/>
    </style:style>
    <style:style style:name="T971" style:family="text">
      <style:text-properties officeooo:rsid="077c272b"/>
    </style:style>
    <style:style style:name="T972" style:family="text">
      <style:text-properties officeooo:rsid="078d871e"/>
    </style:style>
    <style:style style:name="T973" style:family="text">
      <style:text-properties officeooo:rsid="078f78c6"/>
    </style:style>
    <style:style style:name="T974" style:family="text">
      <style:text-properties officeooo:rsid="079b1ab2"/>
    </style:style>
    <style:style style:name="T975" style:family="text">
      <style:text-properties officeooo:rsid="079b3921"/>
    </style:style>
    <style:style style:name="T976" style:family="text">
      <style:text-properties officeooo:rsid="079d2d35"/>
    </style:style>
    <style:style style:name="T977" style:family="text">
      <style:text-properties officeooo:rsid="07a05076"/>
    </style:style>
    <style:style style:name="T978" style:family="text">
      <style:text-properties officeooo:rsid="07a09dba"/>
    </style:style>
    <style:style style:name="T979" style:family="text">
      <style:text-properties officeooo:rsid="07a11cea"/>
    </style:style>
    <style:style style:name="T980" style:family="text">
      <style:text-properties officeooo:rsid="07a33e22"/>
    </style:style>
    <style:style style:name="T981" style:family="text">
      <style:text-properties officeooo:rsid="07aa6598"/>
    </style:style>
    <style:style style:name="T982" style:family="text">
      <style:text-properties officeooo:rsid="07af713d"/>
    </style:style>
    <style:style style:name="T983" style:family="text">
      <style:text-properties officeooo:rsid="07afc9ba"/>
    </style:style>
    <style:style style:name="T984" style:family="text">
      <style:text-properties officeooo:rsid="07b28ebd"/>
    </style:style>
    <style:style style:name="T985" style:family="text">
      <style:text-properties officeooo:rsid="07b44ac7"/>
    </style:style>
    <style:style style:name="T986" style:family="text">
      <style:text-properties officeooo:rsid="07b490fc"/>
    </style:style>
    <style:style style:name="T987" style:family="text">
      <style:text-properties officeooo:rsid="07b4dcb6"/>
    </style:style>
    <style:style style:name="T988" style:family="text">
      <style:text-properties officeooo:rsid="07b6323a"/>
    </style:style>
    <style:style style:name="T989" style:family="text">
      <style:text-properties officeooo:rsid="07b84913"/>
    </style:style>
    <style:style style:name="T990" style:family="text">
      <style:text-properties officeooo:rsid="07b8f61f"/>
    </style:style>
    <style:style style:name="T991" style:family="text">
      <style:text-properties officeooo:rsid="07b937d0"/>
    </style:style>
    <style:style style:name="T992" style:family="text">
      <style:text-properties officeooo:rsid="07bc642c"/>
    </style:style>
    <style:style style:name="T993" style:family="text">
      <style:text-properties officeooo:rsid="07bc95c0"/>
    </style:style>
    <style:style style:name="T994" style:family="text">
      <style:text-properties officeooo:rsid="07bcd474"/>
    </style:style>
    <style:style style:name="T995" style:family="text">
      <style:text-properties officeooo:rsid="07bec0f9"/>
    </style:style>
    <style:style style:name="T996" style:family="text">
      <style:text-properties officeooo:rsid="07bfc3aa"/>
    </style:style>
    <style:style style:name="T997" style:family="text">
      <style:text-properties officeooo:rsid="07c15e62"/>
    </style:style>
    <style:style style:name="T998" style:family="text">
      <style:text-properties officeooo:rsid="07c5cccd"/>
    </style:style>
    <style:style style:name="T999" style:family="text">
      <style:text-properties officeooo:rsid="07c93011"/>
    </style:style>
    <style:style style:name="T1000" style:family="text">
      <style:text-properties officeooo:rsid="07cf481c"/>
    </style:style>
    <style:style style:name="T1001" style:family="text">
      <style:text-properties officeooo:rsid="07d12964"/>
    </style:style>
    <style:style style:name="T1002" style:family="text">
      <style:text-properties officeooo:rsid="07d7ffbb"/>
    </style:style>
    <style:style style:name="T1003" style:family="text">
      <style:text-properties officeooo:rsid="07d918c5"/>
    </style:style>
    <style:style style:name="T1004" style:family="text">
      <style:text-properties officeooo:rsid="07e9e327"/>
    </style:style>
    <style:style style:name="T1005" style:family="text">
      <style:text-properties officeooo:rsid="07eafe8f"/>
    </style:style>
    <style:style style:name="T1006" style:family="text">
      <style:text-properties officeooo:rsid="07f95cc3"/>
    </style:style>
    <style:style style:name="T1007" style:family="text">
      <style:text-properties officeooo:rsid="07fba6c7"/>
    </style:style>
    <style:style style:name="T1008" style:family="text">
      <style:text-properties officeooo:rsid="07fccdcc"/>
    </style:style>
    <style:style style:name="T1009" style:family="text">
      <style:text-properties officeooo:rsid="07fe049c"/>
    </style:style>
    <style:style style:name="T1010" style:family="text">
      <style:text-properties officeooo:rsid="08037778"/>
    </style:style>
    <style:style style:name="T1011" style:family="text">
      <style:text-properties officeooo:rsid="08063014"/>
    </style:style>
    <style:style style:name="T1012" style:family="text">
      <style:text-properties officeooo:rsid="0809713f"/>
    </style:style>
    <style:style style:name="T1013" style:family="text">
      <style:text-properties officeooo:rsid="080a182a"/>
    </style:style>
    <style:style style:name="T1014" style:family="text">
      <style:text-properties officeooo:rsid="080b9aa7"/>
    </style:style>
    <style:style style:name="T1015" style:family="text">
      <style:text-properties officeooo:rsid="080e3962"/>
    </style:style>
    <style:style style:name="T1016" style:family="text">
      <style:text-properties officeooo:rsid="0812957b"/>
    </style:style>
    <style:style style:name="T1017" style:family="text">
      <style:text-properties officeooo:rsid="08146e7a"/>
    </style:style>
    <style:style style:name="T1018" style:family="text">
      <style:text-properties officeooo:rsid="08173181"/>
    </style:style>
    <style:style style:name="T1019" style:family="text">
      <style:text-properties officeooo:rsid="081da8bd"/>
    </style:style>
    <style:style style:name="T1020" style:family="text">
      <style:text-properties officeooo:rsid="082cdc2d"/>
    </style:style>
    <style:style style:name="T1021" style:family="text">
      <style:text-properties officeooo:rsid="083fd742"/>
    </style:style>
    <style:style style:name="T1022" style:family="text">
      <style:text-properties officeooo:rsid="08410cfd"/>
    </style:style>
    <style:style style:name="T1023" style:family="text">
      <style:text-properties officeooo:rsid="0841cf09"/>
    </style:style>
    <style:style style:name="T1024" style:family="text">
      <style:text-properties officeooo:rsid="0843c67d"/>
    </style:style>
    <style:style style:name="T1025" style:family="text">
      <style:text-properties officeooo:rsid="084ebb36"/>
    </style:style>
    <style:style style:name="T1026" style:family="text">
      <style:text-properties officeooo:rsid="085282cd"/>
    </style:style>
    <style:style style:name="T1027" style:family="text">
      <style:text-properties officeooo:rsid="085391f2"/>
    </style:style>
    <style:style style:name="T1028" style:family="text">
      <style:text-properties officeooo:rsid="0857ce0c"/>
    </style:style>
    <style:style style:name="T1029" style:family="text">
      <style:text-properties officeooo:rsid="0863d040"/>
    </style:style>
    <style:style style:name="T1030" style:family="text">
      <style:text-properties officeooo:rsid="08640ca2"/>
    </style:style>
    <style:style style:name="T1031" style:family="text">
      <style:text-properties officeooo:rsid="08696ec8"/>
    </style:style>
    <style:style style:name="T1032" style:family="text">
      <style:text-properties officeooo:rsid="0871c044"/>
    </style:style>
    <style:style style:name="T1033" style:family="text">
      <style:text-properties officeooo:rsid="0874ee1d"/>
    </style:style>
    <style:style style:name="T1034" style:family="text">
      <style:text-properties officeooo:rsid="07ca03ca"/>
    </style:style>
    <style:style style:name="T1035" style:family="text">
      <style:text-properties officeooo:rsid="07cbdd81"/>
    </style:style>
    <style:style style:name="T1036" style:family="text">
      <style:text-properties officeooo:rsid="07ccc2db"/>
    </style:style>
    <style:style style:name="T1037" style:family="text">
      <style:text-properties officeooo:rsid="07cdad6f"/>
    </style:style>
    <style:style style:name="T1038" style:family="text">
      <style:text-properties officeooo:rsid="07cf5953"/>
    </style:style>
    <style:style style:name="T1039" style:family="text">
      <style:text-properties officeooo:rsid="07d595a2"/>
    </style:style>
    <style:style style:name="T1040" style:family="text">
      <style:text-properties officeooo:rsid="07dbea9f"/>
    </style:style>
    <style:style style:name="T1041" style:family="text">
      <style:text-properties officeooo:rsid="07dfe6a2"/>
    </style:style>
    <style:style style:name="T1042" style:family="text">
      <style:text-properties officeooo:rsid="07e0de87"/>
    </style:style>
    <style:style style:name="T1043" style:family="text">
      <style:text-properties officeooo:rsid="088842eb"/>
    </style:style>
    <style:style style:name="T1044" style:family="text">
      <style:text-properties officeooo:rsid="088a5035"/>
    </style:style>
    <style:style style:name="T1045" style:family="text">
      <style:text-properties officeooo:rsid="088d49b6"/>
    </style:style>
    <style:style style:name="T1046" style:family="text">
      <style:text-properties officeooo:rsid="088feee6"/>
    </style:style>
    <style:style style:name="T1047" style:family="text">
      <style:text-properties officeooo:rsid="089182ab"/>
    </style:style>
    <style:style style:name="T1048" style:family="text">
      <style:text-properties officeooo:rsid="0891b597"/>
    </style:style>
    <style:style style:name="T1049" style:family="text">
      <style:text-properties officeooo:rsid="089354d9"/>
    </style:style>
    <style:style style:name="T1050" style:family="text">
      <style:text-properties officeooo:rsid="08941819"/>
    </style:style>
    <style:style style:name="T1051" style:family="text">
      <style:text-properties officeooo:rsid="08944e0a"/>
    </style:style>
    <style:style style:name="T1052" style:family="text">
      <style:text-properties officeooo:rsid="089729a4"/>
    </style:style>
    <style:style style:name="T1053" style:family="text">
      <style:text-properties officeooo:rsid="08973222"/>
    </style:style>
    <style:style style:name="T1054" style:family="text">
      <style:text-properties officeooo:rsid="0898bb16"/>
    </style:style>
    <style:style style:name="T1055" style:family="text">
      <style:text-properties officeooo:rsid="089a5328"/>
    </style:style>
    <style:style style:name="T1056" style:family="text">
      <style:text-properties officeooo:rsid="089b3d2b"/>
    </style:style>
    <style:style style:name="T1057" style:family="text">
      <style:text-properties officeooo:rsid="089f5215"/>
    </style:style>
    <style:style style:name="T1058" style:family="text">
      <style:text-properties officeooo:rsid="08a1d004"/>
    </style:style>
    <style:style style:name="T1059" style:family="text">
      <style:text-properties officeooo:rsid="08a6bb1c"/>
    </style:style>
    <style:style style:name="T1060" style:family="text">
      <style:text-properties officeooo:rsid="08aeedc0"/>
    </style:style>
    <style:style style:name="T1061" style:family="text">
      <style:text-properties officeooo:rsid="08afad63"/>
    </style:style>
    <style:style style:name="T1062" style:family="text">
      <style:text-properties officeooo:rsid="08b06572"/>
    </style:style>
    <style:style style:name="T1063" style:family="text">
      <style:text-properties officeooo:rsid="08b0ff83"/>
    </style:style>
    <style:style style:name="T1064" style:family="text">
      <style:text-properties officeooo:rsid="08bbae93"/>
    </style:style>
    <style:style style:name="T1065" style:family="text">
      <style:text-properties officeooo:rsid="08bef527"/>
    </style:style>
    <style:style style:name="T1066" style:family="text">
      <style:text-properties officeooo:rsid="08bf107c"/>
    </style:style>
    <style:style style:name="T1067" style:family="text">
      <style:text-properties officeooo:rsid="08bfb0a5"/>
    </style:style>
    <style:style style:name="T1068" style:family="text">
      <style:text-properties officeooo:rsid="08c07e18"/>
    </style:style>
    <style:style style:name="T1069" style:family="text">
      <style:text-properties officeooo:rsid="08c34dc1"/>
    </style:style>
    <style:style style:name="T1070" style:family="text">
      <style:text-properties officeooo:rsid="08c4a360"/>
    </style:style>
    <style:style style:name="T1071" style:family="text">
      <style:text-properties officeooo:rsid="08c5a842"/>
    </style:style>
    <style:style style:name="T1072" style:family="text">
      <style:text-properties officeooo:rsid="08c6cd17"/>
    </style:style>
    <style:style style:name="T1073" style:family="text">
      <style:text-properties officeooo:rsid="08c77cd6"/>
    </style:style>
    <style:style style:name="T1074" style:family="text">
      <style:text-properties officeooo:rsid="08cb0714"/>
    </style:style>
    <style:style style:name="T1075" style:family="text">
      <style:text-properties officeooo:rsid="08cd3425"/>
    </style:style>
    <style:style style:name="T1076" style:family="text">
      <style:text-properties officeooo:rsid="08d037ae"/>
    </style:style>
    <style:style style:name="T1077" style:family="text">
      <style:text-properties officeooo:rsid="08d6c267"/>
    </style:style>
    <style:style style:name="T1078" style:family="text">
      <style:text-properties officeooo:rsid="08d8e646"/>
    </style:style>
    <style:style style:name="T1079" style:family="text">
      <style:text-properties officeooo:rsid="08daff8d"/>
    </style:style>
    <style:style style:name="T1080" style:family="text">
      <style:text-properties officeooo:rsid="08dcd1b5"/>
    </style:style>
    <style:style style:name="T1081" style:family="text">
      <style:text-properties officeooo:rsid="08de8c5c"/>
    </style:style>
    <style:style style:name="T1082" style:family="text">
      <style:text-properties officeooo:rsid="08df3fde"/>
    </style:style>
    <style:style style:name="T1083" style:family="text">
      <style:text-properties officeooo:rsid="08e224b8"/>
    </style:style>
    <style:style style:name="T1084" style:family="text">
      <style:text-properties officeooo:rsid="08e458ce"/>
    </style:style>
    <style:style style:name="T1085" style:family="text">
      <style:text-properties officeooo:rsid="08e55726"/>
    </style:style>
    <style:style style:name="T1086" style:family="text">
      <style:text-properties officeooo:rsid="08e5df5c"/>
    </style:style>
    <style:style style:name="T1087" style:family="text">
      <style:text-properties officeooo:rsid="08e7b71b"/>
    </style:style>
    <style:style style:name="T1088" style:family="text">
      <style:text-properties officeooo:rsid="08eba907"/>
    </style:style>
    <style:style style:name="T1089" style:family="text">
      <style:text-properties officeooo:rsid="08ed5f87"/>
    </style:style>
    <style:style style:name="T1090" style:family="text">
      <style:text-properties officeooo:rsid="08eee1cc"/>
    </style:style>
    <style:style style:name="T1091" style:family="text">
      <style:text-properties officeooo:rsid="08f0e0e1"/>
    </style:style>
    <style:style style:name="T1092" style:family="text">
      <style:text-properties officeooo:rsid="08f3ec72"/>
    </style:style>
    <style:style style:name="T1093" style:family="text">
      <style:text-properties officeooo:rsid="08f4a830"/>
    </style:style>
    <style:style style:name="T1094" style:family="text">
      <style:text-properties officeooo:rsid="04eaf13f"/>
    </style:style>
    <style:style style:name="T1095" style:family="text">
      <style:text-properties officeooo:rsid="08f5ed3b"/>
    </style:style>
    <style:style style:name="T1096" style:family="text">
      <style:text-properties officeooo:rsid="08f65dae"/>
    </style:style>
    <style:style style:name="T1097" style:family="text">
      <style:text-properties officeooo:rsid="08fc630c"/>
    </style:style>
    <style:style style:name="T1098" style:family="text">
      <style:text-properties officeooo:rsid="08ff5552"/>
    </style:style>
    <style:style style:name="T1099" style:family="text">
      <style:text-properties officeooo:rsid="09001103"/>
    </style:style>
    <style:style style:name="T1100" style:family="text">
      <style:text-properties officeooo:rsid="09014c1c"/>
    </style:style>
    <style:style style:name="T1101" style:family="text">
      <style:text-properties officeooo:rsid="0905eaf2"/>
    </style:style>
    <style:style style:name="T1102" style:family="text">
      <style:text-properties officeooo:rsid="090c175b"/>
    </style:style>
    <style:style style:name="T1103" style:family="text">
      <style:text-properties officeooo:rsid="090e4cdf"/>
    </style:style>
    <style:style style:name="T1104" style:family="text">
      <style:text-properties officeooo:rsid="090ee748"/>
    </style:style>
    <style:style style:name="T1105" style:family="text">
      <style:text-properties officeooo:rsid="090f5974"/>
    </style:style>
    <style:style style:name="T1106" style:family="text">
      <style:text-properties officeooo:rsid="0910cc72"/>
    </style:style>
    <style:style style:name="T1107" style:family="text">
      <style:text-properties officeooo:rsid="0911235b"/>
    </style:style>
    <style:style style:name="T1108" style:family="text">
      <style:text-properties officeooo:rsid="091365cb"/>
    </style:style>
    <style:style style:name="T1109" style:family="text">
      <style:text-properties officeooo:rsid="09159ae3"/>
    </style:style>
    <style:style style:name="T1110" style:family="text">
      <style:text-properties officeooo:rsid="0917259f"/>
    </style:style>
    <style:style style:name="T1111" style:family="text">
      <style:text-properties officeooo:rsid="091904e3"/>
    </style:style>
    <style:style style:name="T1112" style:family="text">
      <style:text-properties officeooo:rsid="091e8563"/>
    </style:style>
    <style:style style:name="T1113" style:family="text">
      <style:text-properties officeooo:rsid="09297ad4"/>
    </style:style>
    <style:style style:name="T1114" style:family="text">
      <style:text-properties officeooo:rsid="092a87f5"/>
    </style:style>
    <style:style style:name="T1115" style:family="text">
      <style:text-properties officeooo:rsid="092adafb"/>
    </style:style>
    <style:style style:name="T1116" style:family="text">
      <style:text-properties officeooo:rsid="092b31d3"/>
    </style:style>
    <style:style style:name="T1117" style:family="text">
      <style:text-properties officeooo:rsid="092d0604"/>
    </style:style>
    <style:style style:name="T1118" style:family="text">
      <style:text-properties officeooo:rsid="092e60ed"/>
    </style:style>
    <style:style style:name="T1119" style:family="text">
      <style:text-properties officeooo:rsid="0936ace1"/>
    </style:style>
    <style:style style:name="T1120" style:family="text">
      <style:text-properties officeooo:rsid="0936bc83"/>
    </style:style>
    <style:style style:name="T1121" style:family="text">
      <style:text-properties officeooo:rsid="0936dd5d"/>
    </style:style>
    <style:style style:name="T1122" style:family="text">
      <style:text-properties officeooo:rsid="093b30e1"/>
    </style:style>
    <style:style style:name="T1123" style:family="text">
      <style:text-properties officeooo:rsid="0940e5de"/>
    </style:style>
    <style:style style:name="T1124" style:family="text">
      <style:text-properties officeooo:rsid="09447862"/>
    </style:style>
    <style:style style:name="T1125" style:family="text">
      <style:text-properties officeooo:rsid="0946aa9c"/>
    </style:style>
    <style:style style:name="T1126" style:family="text">
      <style:text-properties officeooo:rsid="0948e6c7"/>
    </style:style>
    <style:style style:name="T1127" style:family="text">
      <style:text-properties officeooo:rsid="0948fe19"/>
    </style:style>
    <style:style style:name="T1128" style:family="text">
      <style:text-properties officeooo:rsid="094bba8f"/>
    </style:style>
    <style:style style:name="T1129" style:family="text">
      <style:text-properties officeooo:rsid="094cb08d"/>
    </style:style>
    <style:style style:name="T1130" style:family="text">
      <style:text-properties officeooo:rsid="09525d24"/>
    </style:style>
    <style:style style:name="T1131" style:family="text">
      <style:text-properties officeooo:rsid="0955c0e0"/>
    </style:style>
    <style:style style:name="T1132" style:family="text">
      <style:text-properties officeooo:rsid="0957727e"/>
    </style:style>
    <style:style style:name="T1133" style:family="text">
      <style:text-properties officeooo:rsid="095f0c92"/>
    </style:style>
    <style:style style:name="T1134" style:family="text">
      <style:text-properties officeooo:rsid="095f388f"/>
    </style:style>
    <style:style style:name="T1135" style:family="text">
      <style:text-properties officeooo:rsid="096758de"/>
    </style:style>
    <style:style style:name="T1136" style:family="text">
      <style:text-properties officeooo:rsid="09685483"/>
    </style:style>
    <style:style style:name="T1137" style:family="text">
      <style:text-properties officeooo:rsid="096acb3d"/>
    </style:style>
    <style:style style:name="T1138" style:family="text">
      <style:text-properties officeooo:rsid="096c270d"/>
    </style:style>
    <style:style style:name="T1139" style:family="text">
      <style:text-properties officeooo:rsid="096cf6d3"/>
    </style:style>
    <style:style style:name="T1140" style:family="text">
      <style:text-properties officeooo:rsid="097736af"/>
    </style:style>
    <style:style style:name="T1141" style:family="text">
      <style:text-properties officeooo:rsid="097a6d72"/>
    </style:style>
    <style:style style:name="T1142" style:family="text">
      <style:text-properties officeooo:rsid="097ac43b"/>
    </style:style>
    <style:style style:name="T1143" style:family="text">
      <style:text-properties officeooo:rsid="097c2278"/>
    </style:style>
    <style:style style:name="T1144" style:family="text">
      <style:text-properties style:font-name="Times New Roman1"/>
    </style:style>
    <style:style style:name="T1145" style:family="text">
      <style:text-properties officeooo:rsid="097fb910"/>
    </style:style>
    <style:style style:name="T1146" style:family="text">
      <style:text-properties style:font-name="Verdana" officeooo:rsid="097fb910"/>
    </style:style>
    <style:style style:name="T1147" style:family="text">
      <style:text-properties style:font-name="Verdana" officeooo:rsid="098124cc"/>
    </style:style>
    <style:style style:name="T1148" style:family="text">
      <style:text-properties officeooo:rsid="098124cc"/>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2" text:outline-level="1">Guten Tag,</text:h>
      <text:p text:style-name="P24"/>
      <text:p text:style-name="P179"><text:span text:style-name="T247">Bevor ich zuerst auf </text:span><text:a xlink:type="simple" xlink:href="https://www.joomla.org/" text:style-name="Internet_20_link" text:visited-style-name="Visited_20_Internet_20_Link"><text:span text:style-name="T247">Joomla!</text:span></text:a><text:span text:style-name="T247"> und dann später </text:span><text:span text:style-name="T278">auf</text:span><text:span text:style-name="T247"> </text:span><text:a xlink:type="simple" xlink:href="http://codeception.com/" text:style-name="Internet_20_link" text:visited-style-name="Visited_20_Internet_20_Link"><text:span text:style-name="T247">Codeception</text:span></text:a><text:span text:style-name="T247"> </text:span><text:span text:style-name="T278">gestoßen</text:span><text:span text:style-name="T247"> bin, konnte ich mir nicht vorstellen, dass die Hindernisse, die mir beim Testen </text:span><text:span text:style-name="T279">oft</text:span><text:span text:style-name="T247"> im Wege standen, tatsächlich </text:span><text:span text:style-name="T349">etwas zur Seite gerückt</text:span><text:span text:style-name="T247"> wurden. </text:span></text:p>
      <text:p text:style-name="P180"><text:span text:style-name="T247">Ich habe sehr viel Zeit mit dem Testen von Software - und </text:span><text:span text:style-name="T280">früher</text:span><text:span text:style-name="T247"> noch mehr mit </text:span><text:span text:style-name="T359">den </text:span><text:span text:style-name="T247">Problemen die aufgrund von fehlenden Tests entstanden sind - verbracht!</text:span></text:p>
      <text:p text:style-name="P31">Nun bin ich davon überzeugt, dass </text:p>
      <text:list xml:id="list8307469204782646562" text:style-name="L1">
        <text:list-item>
          <text:p text:style-name="P537">Tests, die möglichst zeitnah zur Programmierung,</text:p>
        </text:list-item>
        <text:list-item>
          <text:p text:style-name="P537">automatisch,</text:p>
        </text:list-item>
        <text:list-item>
          <text:p text:style-name="P537">häufig – idealerweise nach jeder Programmänderung</text:p>
        </text:list-item>
      </text:list>
      <text:p text:style-name="P31">durchgeführt werden mehr <text:span text:style-name="T689">ein</text:span>bringen als kosten. Und <text:span text:style-name="T690">ich gehe sogar noch weiter: </text:span>Testen kann sogar Spaß machen.</text:p>
      <text:p text:style-name="P203"><text:span text:style-name="T281">Ich musste mir </text:span><text:span text:style-name="T280">auf meinem Lernweg alle</text:span><text:span text:style-name="T281"> Informationen an verschieden Stellen zusammen suchen und selbst eine Menge </text:span><text:span text:style-name="T273">nicht immer </text:span><text:span text:style-name="T289">schöner</text:span><text:span text:style-name="T273"> </text:span><text:span text:style-name="T281">Erfahrungen sammeln. </text:span><text:span text:style-name="T280">Deshalb</text:span><text:span text:style-name="T281"> habe ich mich entschieden </text:span><text:span text:style-name="T280">das</text:span><text:span text:style-name="T281"> Buch zu schreiben, welches ich </text:span><text:span text:style-name="T280">auf meinem </text:span><text:span text:style-name="T335">W</text:span><text:span text:style-name="T280">eg </text:span><text:span text:style-name="T281">g</text:span><text:span text:style-name="T273">erne zur Verfügung gehabt hätte</text:span><text:span text:style-name="T281">.</text:span></text:p>
      <text:p text:style-name="P475"><text:span text:style-name="T443">R</text:span><text:span text:style-name="T444">ANDBEMERKUNG</text:span><text:span text:style-name="T443">: Test-</text:span><text:span text:style-name="T408">Methoden </text:span><text:span text:style-name="T443">sind nachhaltig<text:line-break/></text:span><text:span text:style-name="T532">Es lohnt sich </text:span><text:span text:style-name="T533">Testmethoden </text:span><text:span text:style-name="T532">zu erlernen, denn diese </text:span><text:span text:style-name="T705">können nicht nur mit jeder Programmiersprache genutzt werden, sie sind </text:span>anwendbar auf so gut wie jedes Menschenwerk. <text:span text:style-name="T225">Sie sollten fast alles beizeiten einmal Testen :)<text:line-break/></text:span>Testmethoden sind unabhängig von bestimmten Softwarewerkzeugen.<text:line-break/><text:span text:style-name="T225">Das was Sie in diesem Buch lesen ist, </text:span>im Gegensatz zu Programmiertechniken <text:span text:style-name="T926">oder Programmiersprachen</text:span> die <text:span text:style-name="T925">oft </text:span>Modeerscheinungen sind, zeitlos.</text:p>
      <text:h text:style-name="Heading_20_2" text:outline-level="2">Welche Themen behandelt dieses Buch?</text:h>
      <text:p text:style-name="P162"><text:span text:style-name="T613">Das Kapitel </text:span><text:span text:style-name="T229"><text:bookmark-ref text:reference-format="text" text:ref-name="__RefHeading___Toc4145_593685311">Softwaretests - eine Einstellungssache?</text:bookmark-ref></text:span><text:span text:style-name="T229"> </text:span><text:span text:style-name="T613">behandelte die Frage, warum man Zeit in Softwaretests investieren sollte. Dabei erläutere ich auch die wichtigsten Testkonzepte. </text:span></text:p>
      <text:p text:style-name="P364"><text:bookmark-ref text:reference-format="text" text:ref-name="__RefHeading___Toc4147_593685311">Praxisteil: Die Testumgebung einrichten</text:bookmark-ref> <text:span text:style-name="T623">Todo</text:span></text:p>
      <text:p text:style-name="P364"><text:soft-page-break/><text:bookmark-ref text:reference-format="text" text:ref-name="__RefHeading___Toc4149_593685311">Codeception – ein Überblick</text:bookmark-ref></text:p>
      <text:p text:style-name="P364"><text:bookmark-ref text:reference-format="text" text:ref-name="__RefHeading___Toc4151_593685311">Unittests</text:bookmark-ref></text:p>
      <text:p text:style-name="P364"><text:bookmark-ref text:reference-format="text" text:ref-name="__RefHeading___Toc4153_593685311">Testduplikate</text:bookmark-ref></text:p>
      <text:p text:style-name="P364"><text:bookmark-ref text:reference-format="text" text:ref-name="__RefHeading___Toc4155_593685311">Funktionstest</text:bookmark-ref></text:p>
      <text:p text:style-name="P364"><text:bookmark-ref text:reference-format="text" text:ref-name="__RefHeading___Toc4157_593685311">Akzeptanztests</text:bookmark-ref></text:p>
      <text:p text:style-name="P364"><text:bookmark-ref text:reference-format="text" text:ref-name="__RefHeading___Toc4159_593685311">Analyse</text:bookmark-ref></text:p>
      <text:h text:style-name="Heading_20_2" text:outline-level="2">Was Sie <text:span text:style-name="T645">zur Bearbeitung dieses Buchs benötigen</text:span></text:h>
      <text:p text:style-name="P182"><text:span text:style-name="T647">Welche Ausstattung brauchen Sie? </text:span>Sie müssen nicht sehr viele Voraussetzungen erfüllen, um <text:span text:style-name="T956">die Inhalte </text:span>dieses Buch<text:span text:style-name="T956">es b</text:span>earbeiten <text:span text:style-name="T956">zu können</text:span>. <text:span text:style-name="T645">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45">Entwicklungsumgebung</text:span></text:a><text:span text:style-name="T645"> und ein lokaler </text:span><text:a xlink:type="simple" xlink:href="https://de.wikipedia.org/wiki/Webserver" text:style-name="Internet_20_link" text:visited-style-name="Visited_20_Internet_20_Link"><text:span text:style-name="T645">Webserver</text:span></text:a><text:span text:style-name="T645"> installiert sein. Weitere Informationen und Hilfen zur Einrichtung Ihres Arbeitsplatzes finden Sie im Kapitel </text:span><text:span text:style-name="T233"><text:bookmark-ref text:reference-format="text" text:ref-name="__RefHeading___Toc4147_593685311">Praxisteil: Die Testumgebung einrichten</text:bookmark-ref></text:span><text:span text:style-name="T233">. </text:span></text:p>
      <text:p text:style-name="P182"><text:span text:style-name="T647">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29">http:://localhost/datei.php</text:span><text:span text:style-name="T645">.</text:span></text:p>
      <text:p text:style-name="P181">Das Allerwichtigste ist aber: Sie sollten Spaß daran haben neue Dinge auszuprobieren. </text:p>
      <text:h text:style-name="P608" text:outline-level="2">Wer sollte dieses Buch lesen</text:h>
      <text:p text:style-name="P163">Jeder, der der Meinung ist, dass Softwaretests reine Zeitverschwendung sind, sollte einen Blick in dieses Buch werfen. Insbesondere möchte ich die Entwickler einladen d<text:span text:style-name="T956">ieses</text:span> Buch zu lesen, die<text:span text:style-name="T956"> </text:span>schon immer Test<text:span text:style-name="T646">s</text:span> für ihre Software schreiben wollten – <text:span text:style-name="T956">dies </text:span>aber aus <text:span text:style-name="T646">den </text:span>unterschiedlich<text:span text:style-name="T646">st</text:span>en Gründen <text:span text:style-name="T956">bisher nie konsequent bis zu Ende gemacht haben</text:span>. <text:span text:style-name="T408">Codeception</text:span> könnte ein Weg sein, Hindernisse aus dem Weg zu räumen.</text:p>
      <text:h text:style-name="P609" text:outline-level="2">Infos zu Formatierungen und Verweisen</text:h>
      <text:p text:style-name="P386">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08">Programmcode</text:span>. Um diesen Code vom normalen Fließtext abzugrenzen habe ich ihn in einer anderen Schriftart etwas eingerückt. Relevante Teile sind fett abgedruckt.</text:p>
      <text:p text:style-name="P442"><text:tab/><text:span text:style-name="T408">/**<text:line-break/> * @dataProvider provider_credentials</text:span><text:span text:style-name="T410">_emptypassword</text:span><text:span text:style-name="T408"><text:line-break/><text:tab/> */</text:span><text:line-break/><text:tab/>public function testonUserAuthenticate_Empty<text:span text:style-name="T559">Password</text:span>(<text:span text:style-name="T40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56">R</text:span>egistry<text:line-break/><text:tab/><text:tab/>);</text:p>
      <text:p text:style-name="Text_20_body">Kommandozeileneingaben <text:span text:style-name="T648">sind ebenfalls in einer anderen Schriftart eingerückt. Zusätzlich habe ich diese grau hinterlegt und eingerahmt.</text:span></text:p>
      <text:p text:style-name="P50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48">ergänzen den eigentlichen Inhalt. Zum Verständnis der Inhalte dieses Buches sind sind diese Texte nicht notwendig. Ich habe Randbemerkungen eingerückt und mit einem Strich am linken Rand versehen.</text:span></text:p>
      <text:p text:style-name="P469"><text:span text:style-name="T408">Exkurs - Was bedeutet das Zeichen &amp; vor dem Parameter </text:span><text:span text:style-name="T409">$response</text:span><text:span text:style-name="T407"><text:line-break/></text:span>Mithilfe des vorangestellten &amp;-Zeichens können Sie eine Variablen an eine Methode per Referenz übergeben, so dass die <text:span text:style-name="T615">Methode</text:span> ihre Argumente modifizieren kann. Beispiel:<text:span text:style-name="T407"><text:line-break/></text:span>function add (&amp;$num) { <text:line-break/>$num++; <text:line-break/><text:soft-page-break/>}<text:line-break/>$number = 0;<text:line-break/>add($number);<text:line-break/>echo $number;</text:p>
      <text:p text:style-name="Text_20_body">Wichte Merksätze <text:span text:style-name="T957">sind zum leichteren Wiederfinden grau hinterlegt.</text:span></text:p>
      <text:p text:style-name="Wichtig"><text:span text:style-name="T614">WICHTIG!<text:line-break/></text:span>final, private und static Methoden k<text:span text:style-name="T614">ö</text:span>nnen nicht mit PHPUnit Stub Objekten genutzt werden. PHPUnit unterstützt diese Methoden nicht.</text:p>
      <text:h text:style-name="P606" text:outline-level="1"><text:bookmark-start text:name="__RefHeading___Toc4145_593685311"/><text:span text:style-name="T300">Softwaretests - eine Einstellungssache</text:span><text:span text:style-name="T247">?</text:span><text:bookmark-end text:name="__RefHeading___Toc4145_593685311"/></text:h>
      <text:p text:style-name="P46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06"><text:span text:style-name="T294">In diesem e</text:span><text:span text:style-name="T29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95">iesen ersten</text:span><text:span text:style-name="T293"> Theorie-</text:span><text:span text:style-name="T350">T</text:span><text:span text:style-name="T296">eil</text:span><text:span text:style-name="T293">.</text:span></text:p>
      <text:p text:style-name="P205"><text:span text:style-name="T706">I</text:span>ch <text:span text:style-name="T706">habe </text:span>bewusst <text:span text:style-name="T958">ein fertiges System</text:span>, <text:span text:style-name="T616">hier konkret das </text:span><text:a xlink:type="simple" xlink:href="https://de.wikipedia.org/wiki/Content-Management-System" text:style-name="Internet_20_link" text:visited-style-name="Visited_20_Internet_20_Link"><text:span text:style-name="T616">Content Management System</text:span></text:a><text:span text:style-name="T616"> </text:span><text:a xlink:type="simple" xlink:href="https://www.joomla.org/" text:style-name="Internet_20_link" text:visited-style-name="Visited_20_Internet_20_Link">Joomla!</text:a>, als Beispiele für Erklärungen gewählt. Die <text:span text:style-name="T959">Nutzung</text:span> <text:span text:style-name="T958">einer fertigen Anwendung</text:span> anstelle von <text:span text:style-name="T958">ausschließlich </text:span>kleinen selbst erstellen Codebeispielen hat Vorteile und Nachteile. <text:span text:style-name="T960">Joomla!</text:span> stellt einen Rahmen zur Verfügung, innerhalb dessen <text:span text:style-name="T960">ein</text:span> Programmierer eine <text:span text:style-name="T960">Erweiterung programmieren kann</text:span>. <text:span text:style-name="T616">Aus diesem Rahmen kann ich Testbeispiele wählen. Ich muss also nicht immer das Rad selbst neu erfinden. Nachteilig ist, dass dieser Rahmen teilweise selbst erklärungsbedürftig ist.</text:span></text:p>
      <text:p text:style-name="P164"><text:span text:style-name="T960">Was ist das Ziel dieses ersten Kapitels? </text:span>Ich hoffe, dass Ihnen nach der Lektüre dieses Kapitels klar ist, warum Softwaretests in einem Projekt eingeplant werden sollten. <text:soft-page-break/><text:span text:style-name="T960">Sicherlich wird </text:span>Ihnen bewusst werden, welchen Einfluss Softwaretests auf Ihre Arbeit <text:span text:style-name="T960">haben können</text:span>. Mir ging es so, </text:p>
      <text:list xml:id="list3265914234064399370" text:style-name="L2">
        <text:list-item>
          <text:p text:style-name="P555">dass ich sicherer in meiner Arbeit wurde, </text:p>
        </text:list-item>
        <text:list-item>
          <text:p text:style-name="P555">Fehler in Spezifikationen eher gefunden und korrigiert habe, </text:p>
        </text:list-item>
        <text:list-item>
          <text:p text:style-name="P555">meine Vorgehensweise selbst im Vorhinein überdacht habe und </text:p>
        </text:list-item>
        <text:list-item>
          <text:p text:style-name="P555">so qualitativ bessere und fehlerfreie Programme erstellt <text:span text:style-name="T617">habe.</text:span></text:p>
        </text:list-item>
      </text:list>
      <text:p text:style-name="P165"><text:span text:style-name="T618">Um dies mit praktischen Beispielen zu veranschaulichen tauchen wir am Ende dieses Abschnitts in die Techniken </text:span><text:span text:style-name="T255">T</text:span><text:span text:style-name="T247">estgetriebene Programmierung </text:span><text:span text:style-name="T274">(</text:span><text:span text:style-name="T260">Test-Driven-Development, kurz TDD</text:span><text:span text:style-name="T274">) und </text:span><text:span text:style-name="T351">die </text:span><text:span text:style-name="T275">verhaltensgetriebene Softwareentwicklung </text:span><text:span text:style-name="T274">(</text:span><text:span text:style-name="T275">Behavior-Driven-Development, </text:span><text:span text:style-name="T351">kurz </text:span><text:span text:style-name="T275">BDD)</text:span><text:span text:style-name="T274"> ein.</text:span></text:p>
      <text:p text:style-name="P23">Dieses Kapitel umfasst die Themen</text:p>
      <text:list xml:id="list1248034556373607394" text:style-name="L3">
        <text:list-item>
          <text:p text:style-name="P538"><text:bookmark-ref text:reference-format="text" text:ref-name="__RefHeading___Toc4919_593685311">Warum sollten Sie Software testen?</text:bookmark-ref></text:p>
        </text:list-item>
        <text:list-item>
          <text:p text:style-name="P538"><text:bookmark-ref text:reference-format="text" text:ref-name="__RefHeading___Toc4921_593685311">Projektmanagement</text:bookmark-ref></text:p>
        </text:list-item>
        <text:list-item>
          <text:p text:style-name="P539"><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6">Software <text:span text:style-name="T621">zu </text:span>testen ist <text:span text:style-name="T691">auf den ersten Blick </text:span>nichts Tolles. <text:span text:style-name="T691">Viele sind der Meinung, dass dies eine </text:span>langweilig<text:span text:style-name="T691">e Tätigkeit ist</text:span>! <text:span text:style-name="T621">Außerdem erscheint es auch nicht wichtig Software zu testen. </text:span>Schon im Studium war <text:span text:style-name="T619">dieser Themenbereich</text:span> ganz am Schluss eingeordnet und in meinem Fall blieb dafür <text:span text:style-name="T692">gar </text:span>keine Zeit. Prüfungsrelevant <text:span text:style-name="T619">waren Testmethoden </text:span>nicht. <text:span text:style-name="T620">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76"> </text:span><text:span text:style-name="T277">schon 1977 bewiesen.</text:span></text:p>
      <text:p text:style-name="P167">Dann habe ich aber das Gegenteil erfahren. <text:span text:style-name="T622">Außerdem hat mich der Satz im </text:span><text:a xlink:type="simple" xlink:href="https://testing.googleblog.com/2011/02/how-google-tests-software-part-three.html" text:style-name="Internet_20_link" text:visited-style-name="Visited_20_Internet_20_Link"><text:span text:style-name="T622">Google Testing Blog</text:span></text:a><text:span text:style-name="T622"> </text:span></text:p>
      <text:p text:style-name="P502">„<text:span text:style-name="T622">While it is true that quality cannot be tested in, it is equally evident that without testing it is impossible to develop anything of quality. </text:span>“<text:line-break/><text:span text:style-name="T622">[</text:span>James Whittaker<text:span text:style-name="T622">]</text:span></text:p>
      <text:p text:style-name="P207">nachdenklich gestimmt. Obwohl es stimmt, dass Qualität nicht <text:span text:style-name="T962">sicher mit Tests belegt werden k</text:span>ann, ist es ebenso offensichtlich, dass es unmöglich ist, ohne zu <text:span text:style-name="T962">Tests</text:span> etwas <text:soft-page-break/>qualitativ Gutes zu entwickeln. <text:span text:style-name="T640">Es gibt sogar Entwickler, die noch weiter gehen und sage: „Softwareentwicklung ohne Tests ist wie Klettern ohne Seil und Haken“. </text:span></text:p>
      <text:p text:style-name="P476"><text:span text:style-name="T450">RANDBEMERKUNG: </text:span><text:span text:style-name="T408">Warum ist Software fehlerhaft?</text:span><text:line-break/>Ursachen fehlerhafter Software sind menschliche Fehlleistungen. <text:span text:style-name="T968">Die meisten Fehler entstehen beim Informationsaustausch - also der Kommunikation. <text:line-break/>- </text:span>Intra<text:span text:style-name="T404">p</text:span>ersonale Kommunikation<text:line-break/><text:span text:style-name="T964">Mögliche Fehlerursachen bei der Informationsverarbeitung innerhalb eines Menschen sind </text:span>Irrt<text:span text:style-name="T964">ü</text:span>m<text:span text:style-name="T964">er</text:span> beim Denken und Wahrnehmen. <text:span text:style-name="T964">Beispiel: Ein Programmierer weißt d</text:span>en Wert einer Variablen brutto statt netto zu.<text:line-break/>- Interpersonale Kommunikation<text:line-break/><text:span text:style-name="T965">Beim </text:span>Informationsaustausch zwischen Gesprächspartnern <text:span text:style-name="T965">kann ein </text:span>Erklärungsirrtum <text:span text:style-name="T965">auftreten. Jemand h</text:span>at A gesagt, aber B gemeint.<text:line-break/>- <text:span text:style-name="T403">Irrtum bei der Übermittlung<text:line-break/>Fehler treten auch bei der Übermittlung von Informationen auf. Zum Beispiel wenn ein </text:span>Mitarbeiter <text:span text:style-name="T965">Informationen aus einem </text:span>entgegengenommen Anruf falsch w<text:span text:style-name="T965">eitergibt.</text:span><text:line-break/>- <text:span text:style-name="T403">Irrtum beim Entschlüsseln<text:line-break/>Wenn </text:span>Information<text:span text:style-name="T966">en</text:span> falsch gelesen oder gehört <text:span text:style-name="T966">werden kann es auch zu Fehlern kommen. Immer mehre kommunizieren Menschen nicht in ihrer Muttersprache. In manchen Unternehmen versteht man kein Wort, wenn man nicht die dortige Fachsprache beherrscht. Dies kann zu </text:span>Missverständnis<text:span text:style-name="T967">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65">aus um zwei</text:span> Schleifendurchläufe inklusive Kontext nachzuvollziehen! Genau wie ein Maurer <text:span text:style-name="T965">ein</text:span> Haus Stein für Stein baut schreiben wir Programme Zeile für Zeile. Wir betrachten und manipulieren Programme durch ein extrem kleines kognitives Fenster!<text:line-break/>- Nicht-kommunikative Fehlerquellen<text:line-break/><text:span text:style-name="T965">Fehlerhafte Software entsteht aber nicht nur aufgrund von Kommunikationsproblemen. Andere Fehlerquellen sind Mitarbeiter, die nicht über ein ausreichendes fachliche oder projektspezifische Wissen verfügend oder zu viel </text:span>Stress <text:span text:style-name="T965">ausgesetzt sind. Zudem machen Menschen Fehler wenn sie ü</text:span>bermü<text:span text:style-name="T965">det, krank oder unmotiviert sind.</text:span></text:p>
      <text:p text:style-name="P208"><text:soft-page-break/>Probieren Sie es aus. Integrieren Sie Tests in Ihr nächstes Projekt. Vielleicht springt der Funkte auch bei Ihnen über, wenn Sie das erste Mal hautnah erlebt haben, das<text:span text:style-name="T963">s</text:span> ein Tests Ihnen eine mühsame Fehlersuche erspart hat. Mit einem Sicherheitsnetz von Tests können Sie mit weniger Stress hochwertige Software entwickeln.</text:p>
      <text:p text:style-name="P221">Möchten Sie, dass die Software, die Sie programmieren, <text:span text:style-name="T624">qualitativ </text:span>gut ist <text:span text:style-name="T641">und Sie selbst entspannter arbeiten können</text:span>? <text:span text:style-name="T625">Dieses Kapitel hat Sie sicher davon überzeugt, dass dies ohne Tests nicht möglich ist. </text:span></text:p>
      <text:p text:style-name="P351">Testen ist aber auch kein Selbstzweck! Deshalb stellt sich die Frage, wie intensiv und auf welche Art und Weise Tests integriert werden sollten. Und dies ist die ideale Überleitung zum Thema Projektmanagement.</text:p>
      <text:h text:style-name="P610" text:outline-level="2"><text:bookmark-start text:name="__RefHeading___Toc4921_593685311"/>Projektmanagement<text:bookmark-end text:name="__RefHeading___Toc4921_593685311"/></text:h>
      <text:p text:style-name="P360"><text:span text:style-name="T627">Das </text:span><text:a xlink:type="simple" xlink:href="https://de.wikipedia.org/wiki/Projektmanagement#Einf.C3.BChrung" text:style-name="Internet_20_link" text:visited-style-name="Visited_20_Internet_20_Link"><text:span text:style-name="T627">Magische Dreieck</text:span></text:a><text:span text:style-name="T627"> im Projektmanagement beschreibt den Zusammenhang zwischen den </text:span><text:span text:style-name="T414">Kosten</text:span><text:span text:style-name="T626">, der benötigten </text:span><text:span text:style-name="T414">Zeit</text:span><text:span text:style-name="T626"> und der leistbaren </text:span><text:span text:style-name="T414">Qualität</text:span><text:span text:style-name="T626">.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8"><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2"><draw:image xlink:href="Pictures/100000000000016600000160F083A00507B0283B.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69"><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74">Fertigstellungst</text:span>ermin <text:span text:style-name="T693">nach hinten </text:span>verschoben.</text:p>
      <text:p text:style-name="P170"><text:span text:style-name="T628">Nun kommt die Magie ins Spiel: Wir ü</text:span>berwinden de<text:span text:style-name="T628">n</text:span> Zusammenhangs aus Zeit, Kosten und Qualität! <text:span text:style-name="T694">Denn, auf lange Sicht kann der Zusammenhang aus Kosten, Zeit und Qualität tatsächlich überwunden werden.</text:span></text:p>
      <text:p text:style-name="P171">Vielleicht haben auch Sie schon in der Praxis selbst erlebt, dass eine Qualitätssenkung auf lange Sicht keine Kosteneinsparungen zur Folge hat. <text:span text:style-name="T629">Die </text:span><text:span text:style-name="T419">t</text:span><text:span text:style-name="T418">e</text:span><text:span text:style-name="T417">chnische Schuld</text:span><text:span text:style-name="T629">, die dadurch entsteht, führt oft sogar zu Kostenerhöhungen und zeitlichem Mehraufwand.</text:span></text:p>
      <text:p text:style-name="Exkurs_20_ohne_20_Rand_20_unten"><text:span text:style-name="T452">RANBEMERKUNG</text:span><text:span text:style-name="T408"> - Technische Schulden</text:span><text:line-break/><text:span text:style-name="T633">Der Begriff </text:span>Technische Schuld <text:span text:style-name="T633">steht</text:span> für die möglichen Konsequenzen <text:span text:style-name="T975">technisch schlecht</text:span> <text:span text:style-name="T975">erstellter</text:span> Software. Unter der technischen Schuld versteht man den zusätzlichen Aufwand, den man für Änderungen und Erweiterungen an <text:span text:style-name="T975">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630">ungewollt</text:span> eingegangen ist. Darüber hinaus unterscheidet er zwischen <text:span text:style-name="T631">umsichtigem</text:span> und <text:span text:style-name="T632">risikofreudigem</text:span> <text:span text:style-name="T975">e</text:span>ingehen <text:span text:style-name="T975">von </text:span>technischer Schuld.</text:p>
      <table:table table:name="Tabelle2" table:style-name="Tabelle2">
        <table:table-column table:style-name="Tabelle2.A" table:number-columns-repeated="3"/>
        <table:table-row>
          <table:table-cell table:style-name="Tabelle2.A1" office:value-type="string">
            <text:p text:style-name="P494"/>
          </table:table-cell>
          <table:table-cell table:style-name="Tabelle2.A1" office:value-type="string">
            <text:p text:style-name="P496"><text:span text:style-name="T630">bewusst</text:span> </text:p>
          </table:table-cell>
          <table:table-cell table:style-name="Tabelle2.C1" office:value-type="string">
            <text:p text:style-name="P497">ungewollt</text:p>
          </table:table-cell>
        </table:table-row>
        <table:table-row>
          <table:table-cell table:style-name="Tabelle2.A2" office:value-type="string">
            <text:p text:style-name="P498">umsichtig</text:p>
          </table:table-cell>
          <table:table-cell table:style-name="Tabelle2.A2" office:value-type="string">
            <text:p text:style-name="P495">So sollte es sein :)</text:p>
          </table:table-cell>
          <table:table-cell table:style-name="Tabelle2.C2" office:value-type="string">
            <text:p text:style-name="P495">Nun haben wir etwas gelernt.</text:p>
          </table:table-cell>
        </table:table-row>
        <table:table-row>
          <table:table-cell table:style-name="Tabelle2.A2" office:value-type="string">
            <text:p text:style-name="P499">risikofreudig</text:p>
          </table:table-cell>
          <table:table-cell table:style-name="Tabelle2.A2" office:value-type="string">
            <text:p text:style-name="P495">Wir haben keine Zeit!</text:p>
          </table:table-cell>
          <table:table-cell table:style-name="Tabelle2.C2" office:value-type="string">
            <text:p text:style-name="P495">Was ist OOP?</text:p>
          </table:table-cell>
        </table:table-row>
      </table:table>
      <text:p text:style-name="P358"/>
      <text:p text:style-name="P362">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59">In der Literatur <text:span text:style-name="T635">finden</text:span> Sie immer wieder niederschmetternde Statistiken über <text:span text:style-name="T634">die </text:span>Erfolgsaussichten von Softwareprojekten. <text:span text:style-name="T63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34">Untersuchung von A.W. Feyhl</text:span></text:a><text:span text:style-name="T634"> in den 90er Jahren aufzeichnete. Hier wurde bei einer Analyse von 162 Projekten in 50 Organisationen die </text:span><text:soft-page-break/><text:span text:style-name="T634">Kostenabweichung gegenüber der ursprünglichen Planung ermittelt: 70 % der Projekte wiesen eine Kostenabweichung von mindestens 50 % auf!</text:span></text:p>
      <text:p text:style-name="P172">Da stimmt doch etwas nicht! Das kann man doch nicht einfach so hinnehmen, oder?</text:p>
      <text:p text:style-name="P172">Ein Lösungsweg wäre, <text:span text:style-name="T636">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3">Je älter ich werde, desto mehr komme ich zu der Überzeugung, dass extreme Sichtweisen nicht gut sind. Die Lösung <text:span text:style-name="T696">liegt fast immer in der Mitte. Vermeiden Sie E</text:span>xtreme <text:span text:style-name="T696">und suchen Sie nach </text:span>eine<text:span text:style-name="T696">m</text:span> Mittelweg. <text:span text:style-name="T695">Ich bin der Meinung, dass man keinen 100 % sicheren Plan als Ziel haben sollte. Man sollte aber auch nicht blauäugig an ein neues Projekt herangehen.</text:span></text:p>
      <text:p text:style-name="P174">Obwohl das Management von Softwareprojekten und insbesondere die Kostenschätzung ein wichtiges Thema <text:span text:style-name="T637">ist </text:span>werde ich Sie in diesem Buch nicht länger damit langweilen. <text:span text:style-name="T637">Der Schwerpunkt dieses Buches liegt darin, aufzuzeigen wie Softwaretests in den praktischen Arbeitsablauf bei der Entwicklung von Software integriert werden können</text:span>.</text:p>
      <text:h text:style-name="P611" text:outline-level="2">Softwaretests in den Arbeitsablauf integrieren</text:h>
      <text:p text:style-name="P175">Sie haben sich dazu entschieden Ihre Software zu testen. Schön! W<text:span text:style-name="T697">ann </text:span>tun Sie dies am besten? <text:span text:style-name="T697">Schauen wir uns dazu die Kosten, die beim Auffinden eines Fehlers für dessen Behebung notwendig sind, an.</text:span></text:p>
      <text:p text:style-name="P175"><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4"><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53">RANBEMERKUNG: </text:span><text:span text:style-name="T408">Testen und </text:span><text:span text:style-name="T454">Debuggen</text:span><text:span text:style-name="T510"><text:line-break/></text:span>Es gibt Worte die oft in einem Atemzug genannt werden und deren Bedeutung deshalb gleichgesetzt wird. Bei genauer Betrachtung stehen die Begriffe aber für unterschiedliche Auslegungen.Testen und Debuggen haben gemein, <text:span text:style-name="T487">dass Sie F</text:span>ehlfunktionen auf<text:span text:style-name="T487">decken</text:span>. <text:span text:style-name="T488">Es gibt aber auch Unterschiede in der Bedeutung.<text:line-break/></text:span><text:span text:style-name="T675">T</text:span><text:span text:style-name="T674">estmethoden</text:span> <text:span text:style-name="T224">finden </text:span>unbekannte <text:span text:style-name="T224">Fehlfunktionen während der Entwicklung. Dabei ist das </text:span>Finden der Fehlfunktion <text:span text:style-name="T224">aufwendig und </text:span>teuer,<text:span text:style-name="T224"> die L</text:span>okalisation <text:span text:style-name="T224">und Behebung des Fehlers ist hingegen billig. Das Erkennen der Fehlfunktion ist quasi ein Nebenprodukt, dass sich aus de</text:span>n Testfällen <text:span text:style-name="T224">ergeben hat.<text:line-break/></text:span><text:span text:style-name="T674">Debugge</text:span><text:span text:style-name="T676">r</text:span><text:span text:style-name="T224"> beheben </text:span>bekannte Fehlfunktion <text:span text:style-name="T489">nach Fertigstellung des Produktes</text:span>. <text:span text:style-name="T224">Dabei ist das </text:span>Finden der Fehlfunktion gratis, <text:span text:style-name="T224">die L</text:span>okalisation <text:span text:style-name="T224">und Behebung des Fehlers aber teuer. Hauptaufwand: </text:span>Reproduktion <text:span text:style-name="T224">und</text:span> Lokalisierung.</text:p>
      <text:p text:style-name="P175"><draw:frame draw:style-name="fr8" draw:name="Bild1" text:anchor-type="paragraph" svg:width="11.321cm" svg:height="9.389cm" draw:z-index="8"><draw:image xlink:href="Pictures/10000000000002880000021A3798C97EC8BDB78E.png" xlink:type="simple" xlink:show="embed" xlink:actuate="onLoad"/></draw:frame></text:p>
      <text:p text:style-name="P363">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78">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76">Das <text:span text:style-name="T698">eben</text:span> beschriebene Szenario <text:span text:style-name="T638">mag wohl kein </text:span>Entwickler <text:span text:style-name="T638">gerne</text:span> <text:span text:style-name="T638">mit</text:span>erleb<text:span text:style-name="T638">en</text:span>. <text:span text:style-name="T638">Viel besser ist es doch</text:span>, jederzeit zu wissen, in welchem Zustand sich <text:span text:style-name="T638">das </text:span>Softwareprojekt <text:span text:style-name="T698">gerade </text:span>befindet? <text:span text:style-name="T638">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38">Und hier kommt das Schlagwort </text:span><text:span text:style-name="T415">Kontinuierliche </text:span><text:span text:style-name="T408">Integration</text:span> <text:span text:style-name="T638">ins Spiel. </text:span></text:p>
      <text:p text:style-name="P176"><text:span text:style-name="T638">Bei der kontinuierlichen </text:span>Integration <text:span text:style-name="T638">werden einzelne Bestandteile der Software p</text:span>ermanent <text:span text:style-name="T638">integriert.</text:span> <text:span text:style-name="T638">Die</text:span> Software wird in kleinen Zyklen immer wieder erstellt und getestet. Integrationsprobleme oder fehlerhafte Tests <text:span text:style-name="T638">finden Sie </text:span>frühzeitig und nicht erst <text:span text:style-name="T698">Tage oder Wochen später</text:span>. <text:span text:style-name="T698">Bei einer kontinuierliche Integration ist die </text:span>Fehler<text:span text:style-name="T639">behebung </text:span>wesentlich <text:span text:style-name="T977">einfacher</text:span>, <text:span text:style-name="T698">weil die Fehler zeitnah zur Programmierung auftauchen und in der Regel nur ein kleiner Programmteil betroffen ist.</text:span></text:p>
      <text:p text:style-name="P177"><text:span text:style-name="T639">(Todo </text:span>Jenkins <text:span text:style-name="T978">Kapitel 9?)</text:span></text:p>
      <text:p text:style-name="P200"><text:span text:style-name="T978">Und, d</text:span>amit Sie bei <text:span text:style-name="T978">einer</text:span> kontinuierlichen Integration auch jederzeit Tests <text:span text:style-name="T978">für alle Programmteile </text:span>zur <text:span text:style-name="T707">Verfügung</text:span> habe, sollten Sie testgetrieben entwickeln.</text:p>
      <text:h text:style-name="Heading_20_3" text:outline-level="3"><text:span text:style-name="T643">Testgetriebene Entwicklung (</text:span>TDD<text:span text:style-name="T643">)</text:span></text:h>
      <text:p text:style-name="P201"><text:span text:style-name="T699">Die </text:span>Testgetriebene Entwicklung ist eine Technik, bei der in kleinen Schritten entwickelt wird. <text:span text:style-name="T644">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16">Programm richtige</text:span><text:span text:style-name="T644">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44"><text:bookmark-ref text:reference-format="text" text:ref-name="__RefHeading___Toc4151_593685311">Unittests</text:bookmark-ref></text:span><text:span text:style-name="T644"> an.</text:span></text:p>
      <text:p text:style-name="P470"><text:span text:style-name="T455">RANBEMERKUNG </text:span><text:span text:style-name="T290">Regressionstest</text:span><text:span text:style-name="T703"><text:line-break/>Ein </text:span><text:span text:style-name="T290">Regressionstest</text:span><text:span text:style-name="T256"> </text:span><text:span text:style-name="T257">ist ein wiederholt durchgeführter Test.</text:span><text:span text:style-name="T256"> Durch die </text:span><text:soft-page-break/><text:span text:style-name="T256">Wiederholung wird sicher gestellt, dass Modifikationen in bereits getesteten Teilen der Software keine</text:span><text:span text:style-name="T257">n</text:span><text:span text:style-name="T256"> neuen Fehler oder </text:span><text:span text:style-name="T257">keine neue </text:span><text:span text:style-name="T256">Regression verursachen. </text:span></text:p>
      <text:p text:style-name="Exkurs">Warum <text:span text:style-name="T491">sollten Sie </text:span>Regressionstests <text:span text:style-name="T491">machen</text:span>? <text:span text:style-name="T491">Sie sollten Tests wiederholt durchführen w</text:span>eil <text:span text:style-name="T491">bestimmte </text:span>Fehlfunktionen manchmal <text:span text:style-name="T491">plötzlich wieder auftauchen. Zum Beispiel <text:line-break/>- b</text:span>ei der Verwendung von Versionskontrollsoftware beim Zusammenführen mit alten defekten Versionen.<text:line-break/>- <text:span text:style-name="T492">a</text:span>ufgrund von Maskierung: Fehlfunktion A tritt aufgrund der unkorrekte Programm<text:span text:style-name="T494">änderung</text:span> B nicht <text:span text:style-name="T494">mehr</text:span> auf, <text:span text:style-name="T493">weil d</text:span>er neuer Defekt B die Fehlfunktion A <text:span text:style-name="T493">maskiert</text:span>. Nachdem B gefixt ist tritt Fehlfunktion A wieder auf.</text:p>
      <text:h text:style-name="Heading_20_3" text:outline-level="3"><text:bookmark-start text:name="__RefHeading___Toc13949_628137337"/><text:span text:style-name="T275">Behavior-Driven-Development </text:span><text:span text:style-name="T292">(</text:span>BDD<text:span text:style-name="T704">)</text:span><text:bookmark-end text:name="__RefHeading___Toc13949_628137337"/></text:h>
      <text:p text:style-name="P202"><text:span text:style-name="T275">BDD </text:span><text:span text:style-name="T292">ist </text:span><text:span text:style-name="T355">keine weitere </text:span><text:span text:style-name="T356">Programmiertechnik oder T</text:span><text:span text:style-name="T355">e</text:span><text:span text:style-name="T356">stte</text:span><text:span text:style-name="T355">chnik, sondern</text:span><text:span text:style-name="T292"> eine Art</text:span><text:span text:style-name="T275"> Best Practices für das </text:span><text:span text:style-name="T356">Entwickeln</text:span><text:span text:style-name="T275"> von </text:span><text:span text:style-name="T356">Software</text:span><text:span text:style-name="T275">. </text:span><text:span text:style-name="T292">BDD kommt</text:span><text:span text:style-name="T275"> idealerweise gemeinsam mit TDD zum Einsatz. Im Prinzip </text:span><text:span text:style-name="T292">steht</text:span><text:span text:style-name="T275"> </text:span><text:a xlink:type="simple" xlink:href="https://de.wikipedia.org/wiki/Behavior_Driven_Development" text:style-name="Internet_20_link" text:visited-style-name="Visited_20_Internet_20_Link"><text:span text:style-name="T275">Behavior-Driven-Development</text:span></text:a><text:span text:style-name="T275"> </text:span><text:span text:style-name="T292">dafür, </text:span><text:span text:style-name="T275">nicht die Implementierung</text:span><text:span text:style-name="T356"> des Programmcodes</text:span><text:span text:style-name="T275">, sondern das Verhalten des </text:span><text:span text:style-name="T356">Programms</text:span><text:span text:style-name="T275"> </text:span><text:span text:style-name="T292">zu testen</text:span><text:span text:style-name="T275">. </text:span><text:span text:style-name="T356">Ein </text:span><text:span text:style-name="T355">T</text:span><text:span text:style-name="T644">est prüfen, ob die Spezifikation, also die Anforderung des Kunden, erfüllte ist. Wenn Sie Ihre Software verhaltensgetrieben entwickeln helfen Ihnen Tests nicht nur dabei, Ihr Programm richtig zu schreiben. Sie unterstützen Sie auch dabei, das </text:span><text:span text:style-name="T416">richtige Programm </text:span><text:span text:style-name="T644">zu schreiben. Beim Behavior Driven Development werden die Anforderungen an die Software mittels Beispielen, sogenannten Szenarios beschrieben.</text:span></text:p>
      <text:p text:style-name="P361">Merkmale des Behavior Driven Development sind</text:p>
      <text:list xml:id="list3916039803951809250" text:style-name="L4">
        <text:list-item>
          <text:p text:style-name="P556">eine starke Einbeziehung des Endnutzers in den Entstehungsprozess der Software.</text:p>
        </text:list-item>
        <text:list-item>
          <text:p text:style-name="P556">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56">die Automatisierung dieser Fallbeispiele.</text:p>
        </text:list-item>
        <text:list-item>
          <text:p text:style-name="P556">eine sukzessive Implementierung.</text:p>
        </text:list-item>
      </text:list>
      <text:p text:style-name="P361">So kann jederzeit auf eine Beschreibung der umzusetzenden Software zugegriffen werden. Mithilfe dieser Beschreibung <text:span text:style-name="T982">sollte</text:span> fortwährend die Korrektheit des bereits <text:soft-page-break/>implementierten Programmcodes möglich <text:span text:style-name="T983">sein</text:span>. <text:span text:style-name="T986">Wie Sie Texte in der Beschreibungssprache Gherkin in Akzeptanztests verwenden können, finden Sie im Kapitel </text:span><text:span text:style-name="T232"><text:bookmark-ref text:reference-format="text" text:ref-name="__RefHeading___Toc4157_593685311">Akzeptanztests</text:bookmark-ref></text:span><text:span text:style-name="T232">.</text:span></text:p>
      <text:p text:style-name="P533"><text:span text:style-name="T456">RANBEMERKUNG: </text:span><text:span text:style-name="T408">Grundlegende Teststrategien</text:span><text:line-break/>Grundsätzlich können Sie <text:span text:style-name="T408">spezifikationsorientiert</text:span><text:span text:style-name="T421">e</text:span> und <text:span text:style-name="T408">implementationsorientiert</text:span><text:span text:style-name="T421">e</text:span> Testverfahren unterscheiden. In beiden Verfahren gib es <text:span text:style-name="T422">statische</text:span><text:span text:style-name="T393"> </text:span>und <text:span text:style-name="T422">dynamische</text:span><text:span text:style-name="T393"> Prüfverfahren. </text:span>Statische Prüfverfahren prüfen <text:span text:style-name="T398">das Programm </text:span>ohne<text:span text:style-name="T393"> es auszuführen. Dynamische prüfen das Programm während es ausgeführt wird.<text:line-break/></text:span>Bei <text:span text:style-name="T408">spezifikationsorientierten Tests</text:span> werden die Testfälle durch Analyse der <text:span text:style-name="T399">Spezifikation</text:span> gewonnen. <text:span text:style-name="T393">Sicherlich haben Sie schon einmal den Begriff </text:span><text:span text:style-name="T422">Black Box Tests</text:span><text:span text:style-name="T393"> gehört. Unter diesem Namen ist diese Testvariante bekannter. Black Box Tests werden bewusst in Unkenntnis der Programminterna durchgeführt. Ein </text:span>Vorteile <text:span text:style-name="T987">von</text:span> spezifikationsorientierte<text:span text:style-name="T987">n</text:span> Tests sind, <text:span text:style-name="T987">dass </text:span>fehlende Programmteile entdeckt <text:span text:style-name="T987">werden – vorausgesetzt die Spezifikation ist vollständig.</text:span><text:line-break/><text:span text:style-name="T408">Implementationsorientie</text:span><text:span text:style-name="T423">r</text:span><text:span text:style-name="T408">te Tests </text:span>gewinnen Testfälle durch strukturelle Analyse des Programms. Diese Testvariante <text:span text:style-name="T394">kennen Sie vielleicht unter dem Namen </text:span><text:span text:style-name="T408">White Box-Tests</text:span>. <text:span text:style-name="T988">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0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01">Diese Tests sind <text:span text:style-name="T981">unser </text:span>Thema.</text:p>
          </table:table-cell>
        </table:table-row>
      </table:table>
      <text:p text:style-name="Text_20_body"/>
      <text:h text:style-name="Heading_20_3" text:outline-level="3"><text:bookmark-start text:name="__RefHeading___Toc13585_628137337"/><text:span text:style-name="T650">Tests p</text:span>lanen<text:bookmark-end text:name="__RefHeading___Toc13585_628137337"/></text:h>
      <text:p text:style-name="P183">Alles beginnt mit einem Plan. Sollte es zumindest. Ein Testplan sollte alle<text:span text:style-name="T649">n</text:span> Projektbeteiligten <text:span text:style-name="T649">Klarheit darüber verschaffen, </text:span>was wie intensiv getestet werden soll.</text:p>
      <text:p text:style-name="P184">Der Testplanungsprozess kann sehr komplex sein. In der <text:a xlink:type="simple" xlink:href="http://ieeexplore.ieee.org/document/6588543/" text:style-name="Internet_20_link" text:visited-style-name="Visited_20_Internet_20_Link">ISO 29119-2</text:a> umfasst er <text:span text:style-name="T700">neun umfangreiche</text:span> Aktivitäten.</text:p>
      <text:p text:style-name="P28"><text:span text:style-name="T700">Es gibt aber auch andere Vorgehensweisen. </text:span>Whittaker <text:span text:style-name="T649">beschreibt in seinem Buch </text:span><text:a xlink:type="simple" xlink:href="https://books.google.de/books/about/How_Google_Tests_Software.html?id=vHlTOVTKHeUC&amp;redir_esc=y" text:style-name="Internet_20_link" text:visited-style-name="Visited_20_Internet_20_Link"><text:span text:style-name="T649">How Google Tests Software</text:span></text:a><text:span text:style-name="T649"> die sehr an der Praxis orientierte und leicht auf dem aktuellen Stand zu haltende Methode </text:span><text:span text:style-name="T420">Attributes-Componentes-Capabilities</text:span><text:span text:style-name="T649">, kurz ACC. ACC ordnet jeder Komponente verschiedene Attribute wie Benutzerfreundlichkeit, Geschwindigkeit oder Sicherheit zu. Diese Komponente-Attribut-Kombination wird in </text:span><text:soft-page-break/><text:span text:style-name="T649">einer Matrix zusammen mit einem Wert für die Wichtigkeit dieser Komponente-Attribut-Kombination aufgenommen. </text:span></text:p>
      <text:p text:style-name="P32">Egal wie Sie <text:span text:style-name="T701">Ihren Test</text:span>plan <text:span text:style-name="T701">erstellen</text:span>. Wichtig ist meiner Meinung nach das Klarheit darüber herrscht, welche Programmbestandteile wie wichtig sind. Daraus ergibt sich dann <text:span text:style-name="T702">was </text:span>wie intensiv getestet werden sollte. <text:span text:style-name="T994">(Todo Testabdeckung)</text:span></text:p>
      <text:p text:style-name="P479"><text:span text:style-name="T457">RANDBEMERKUNG Testfälle</text:span><text:span text:style-name="T980"><text:line-break/></text:span><text:span text:style-name="T542">Das Testen aller möglichen Eingabeparameter ist in der Realität unmöglich. Ein systematisches stichprobenartiges</text:span><text:span text:style-name="T543"> Testen </text:span><text:span text:style-name="T542">ist die</text:span><text:span text:style-name="T543"> einzig praktikable Lösung!<text:line-break/></text:span><text:line-break/>Nehmen wir <text:span text:style-name="T989">an </text:span>die Menge der möglichen Testfälle ist D. <text:line-break/>Um ein Beispiel zu nenne: Bei der <text:span text:style-name="T989">Prüfung eines Textes auf ein bestimmtes Muster</text:span> <text:span text:style-name="T990">das in einen anderen Text umgewandelt werden soll, kann dieses Muster genau einmal, keinmal oder mehrmals im Text vorkommen</text:span>.<text:line-break/><text:span text:style-name="T408">D </text:span><text:span text:style-name="T458">= </text:span><text:span text:style-name="T408">Eingabebereich.</text:span><text:line-break/>Nehmen wir weiter an, dass es eine Menge an möglichen Ausgabemöglichkeiten gibt und nennen diese R. <text:span text:style-name="T990">Soll ein Muster in einem Text in einen anderen Text umgewandelt werden </text:span>könnte eine Ausgabemöglichkeit <text:span text:style-name="T990">der Eingabetext mit korrekt umgewandeltem Muster sein. </text:span>Eine andere Ausgabe<text:span text:style-name="T990">möglichkeit ist der Eingabetext mit Muster, das fehlerhaft nicht umgewandelt wurde</text:span>.<text:line-break/><text:span text:style-name="T408">R </text:span><text:span text:style-name="T458">= </text:span><text:span text:style-name="T408">Ausgabe</text:span><text:span text:style-name="T458">möglichkeiten</text:span><text:span text:style-name="T478">.<text:line-break/></text:span>Während der Programmausführung wandelt das System die Menge D in die Menge R um. <text:span text:style-name="T479">Im folgenden beschreibe ich die Programmausführung formal mit P.<text:line-break/></text:span><text:span text:style-name="T459">Programmausführung </text:span><text:span text:style-name="T408">P: D -&gt; R</text:span><text:line-break/>Ein Spezialfall von P liegt vor, wenn das Programm <text:span text:style-name="T480">die Daten so</text:span> verarbeitet, <text:span text:style-name="T480">wie es in der Spezifikation festgelegt </text:span>wurde. <text:span text:style-name="T481">Im folgenden Nenne diesen Spezialfall F.<text:line-break/></text:span><text:span text:style-name="T408">F: D -&gt; R </text:span><text:span text:style-name="T460">(</text:span><text:span text:style-name="T408">Ausgabe-Anforderung für P </text:span><text:span text:style-name="T460">ist erfüllt)</text:span><text:span text:style-name="T481"><text:line-break/></text:span>Das Programm arbeitet also formal gesehen korrekt und fehlerfrei, <text:span text:style-name="T708">wenn </text:span>die Menge P<text:span text:style-name="T708"> </text:span>gleich der Menge F für alle mögliche<text:span text:style-name="T991">n</text:span> Eingaben ist.<text:line-break/>d ∈ D : P(d) = F(d) <text:line-break/>Eine endliche Teilmenge T ⊆ D <text:span text:style-name="T708">ist eine Menge von Testfällen.<text:line-break/><text:line-break/></text:span><text:span text:style-name="T461">Der i</text:span><text:span text:style-name="T408">deale Test:</text:span> Wenn <text:span text:style-name="T477">ein </text:span>Programm <text:span text:style-name="T477">an einer Stelle nicht </text:span>korrekt ist, dann <text:soft-page-break/>gibt es einen Testfall de<text:span text:style-name="T477">r dieses </text:span>unkorrekte Verhalten erzeugt. <text:span text:style-name="T482">Ideal ist dieser Testfall, wenn man ihn findet, ohne alle möglichen Testfälle durchprobieren zu müssen. Den idealen Test t in einem fehlerhaften Programm </text:span>P(d) ≠ F(d) <text:span text:style-name="T482">findet man, indem man </text:span>P(t) ≠ F(t) <text:span text:style-name="T482">bestimmt. <text:line-break/></text:span>∃d∈D: P(d) ≠ F(d)<text:line-break/>∃t∈T: P(t) ≠ F(t)<text:line-break/><text:line-break/><text:span text:style-name="T462">Die gute Nachricht:</text:span><text:span text:style-name="T482">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77"><text:span text:style-name="T463">Leider ist die Menge T der idealen Tests nicht einfach zu bestimmen.</text:span><text:span text:style-name="T484"> Wenn das so wäre gäbe es sicherlich ausschließlich korrekte Programme. Das der ideale Test nicht berechenbar ist hat </text:span><text:a xlink:type="simple" xlink:href="#11.Literatur|outline" text:style-name="Internet_20_link" text:visited-style-name="Visited_20_Internet_20_Link"><text:span text:style-name="T276">Howden</text:span></text:a><text:span text:style-name="T276"> </text:span><text:span text:style-name="T277">schon 1977 bewiesen.</text:span></text:p>
      <text:p text:style-name="P478"><text:span text:style-name="T408">Der gleichförmig ideale Test:</text:span> <text:span text:style-name="T485">Ein i</text:span>dealer Test gilt für ein konkretes Programm mit <text:span text:style-name="T485">einer </text:span>konkreten Fehlfunktionen. <text:span text:style-name="T485">Ein </text:span>gleichförmig idealer Test findet Fehlfunktionen in allen Programmen P die die Ausgabe-Anforderung F berechnen. <text:span text:style-name="T485">Nun ist es aber so, dass es für jeden Testfall d ein Programms P gibt, für das d nicht die korrekte Ausgabe berechnet. </text:span>∀d∈D gibt es P, das nur für d falsch ist. Die<text:span text:style-name="T992">s</text:span> <text:span text:style-name="T992">hat zur Folge</text:span>, dass nur der <text:span text:style-name="T483">erschöpfende Test gleichförmig ideal </text:span>ist. <text:span text:style-name="T992">Und das heißt wiederum</text:span>, das<text:span text:style-name="T709">s</text:span> <text:span text:style-name="T993">nur </text:span>ein Test bei dem die Menge der Testfälle gleich der möglichen Eingaben ist, also <text:span text:style-name="T483">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54">Sie <text:span text:style-name="T702">haben</text:span> nun sehr viel Theor<text:span text:style-name="T995">ie</text:span> zum Thema Softwaretests <text:span text:style-name="T702">gelesen</text:span>. In diesem Buch werde ich ihnen einige Werkzeuge erklären, die Sie <text:span text:style-name="T702">in der Praxis </text:span>beim <text:span text:style-name="T1127">G</text:span>en<text:span text:style-name="T996">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1379761461070391171" text:style-name="L5">
        <text:list-item>
          <text:p text:style-name="P557"><text:soft-page-break/><text:span text:style-name="T642">Ein </text:span>Test soll<text:span text:style-name="T997">te</text:span> <text:span text:style-name="T408">wiederholbar</text:span> sein.</text:p>
        </text:list-item>
        <text:list-item>
          <text:p text:style-name="P557"><text:span text:style-name="T642">Ein </text:span>Test sollte <text:span text:style-name="T408">einfach</text:span> gehalten sein.</text:p>
        </text:list-item>
        <text:list-item>
          <text:p text:style-name="P557"><text:span text:style-name="T642">Ein </text:span>Test sollte <text:span text:style-name="T408">unabhängig</text:span> von <text:span text:style-name="T642">anderen Tests</text:span> sein.</text:p>
        </text:list-item>
      </text:list>
      <text:p text:style-name="P482">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612" text:outline-level="2">Kurzgefasst</text:h>
      <text:p text:style-name="P11">Das 1. Kapitel beschreibt, <text:span text:style-name="T39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60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6">In diesem Kapitel arbeiten wir endlich praktisch. Da dieses Buch die Anwendung von Software zum Thema hat, ist es nicht dazu geeignet auf dem Sofa oder am Strand gelesen zu werden. Das Erlernen von Software funktioniert <text:span text:style-name="T710">meiner Meinung nach</text:span> am besten, <text:span text:style-name="T652">wenn alle Beispiele am Computer selbst nachvollzogen werden</text:span>. Am Ende dieses Kapitels werden Sie Joomal!<text:span text:style-name="T651"> und eine erste kleine eigene Erweiterung auf Ihrem lokalen Webserver installiert haben. Diese Erweiterung wird dann auch die Grundlage für den Aufbau der Beispeiltests sein. </text:span></text:p>
      <text:p text:style-name="P18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56">beispielhaft </text:span>erstellen, soll <text:span text:style-name="T711">einen</text:span> <text:span text:style-name="T711">Benutzer</text:span> dabei unterstützen eine Paypal Schaltfläche in einen Beitrag zu integrieren. <text:span text:style-name="T71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402">Arbeitsweise</text:span></text:h>
      <text:p text:style-name="P381"><text:span text:style-name="T653">Entwickeln Sie bereits Software? Dann arbeiten</text:span> Sie <text:span text:style-name="T998">sicherlich in </text:span>Ihre<text:span text:style-name="T998">r</text:span> persönliche<text:span text:style-name="T998">n</text:span> Entwicklungsumgebung, in der Sie sich sicher und wohl fühlen. Falls dies nicht so ist, sollten Sie <text:span text:style-name="T712">sich diese Entwicklungsumgebung aufbauen</text:span>. <text:span text:style-name="T653">Ein Computer, auf dem Werkzeuge installiert sind, die Sie bei der Arbeit unterstützen ist eine Voraussetzung für die Erstellung </text:span>gute<text:span text:style-name="T712">r</text:span> Software. <text:span text:style-name="T653">Ohne eine solche Umgebung werden Sie sicherlich keinen Spaß an Ihrer Arbeit haben.</text:span></text:p>
      <text:p text:style-name="P382">Als Leitfaden beschreiben ich Ihnen hier kurz die wichtigsten Teile meiner Entwicklungsumgebung.</text:p>
      <text:list xml:id="list5184526860960802512" text:style-name="L6">
        <text:list-item>
          <text:p text:style-name="P558"><text:span text:style-name="T654">Ich arbeite mit dem Betriebssystem </text:span><text:a xlink:type="simple" xlink:href="https://www.ubuntu.com/" text:style-name="Internet_20_link" text:visited-style-name="Visited_20_Internet_20_Link"><text:span text:style-name="T654">Ubuntu</text:span></text:a><text:span text:style-name="T654">. Aktuell verwende ich die Version 16.04 LTS</text:span></text:p>
        </text:list-item>
        <text:list-item>
          <text:p text:style-name="P55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55">bietet Ihnen jedoch eine Menge mehr Komfort. Mit Netbeans können Sie beispielsweise Ihre Software </text:span><text:a xlink:type="simple" xlink:href="https://de.wikipedia.org/wiki/Debugger" text:style-name="Internet_20_link" text:visited-style-name="Visited_20_Internet_20_Link"><text:span text:style-name="T655">Debuggen</text:span></text:a><text:span text:style-name="T655">, Programmcode automatisch vervollständigen oder Werkzeuge, die eine Versionskontrolle unterstützen, nutzen.</text:span></text:p>
        </text:list-item>
        <text:list-item>
          <text:p text:style-name="P560"><text:span text:style-name="T1034">Um die Installation und Konfigurieren des </text:span><text:a xlink:type="simple" xlink:href="http://httpd.apache.org/" text:style-name="Internet_20_link" text:visited-style-name="Visited_20_Internet_20_Link"><text:span text:style-name="T1034">Webservers Apache</text:span></text:a><text:span text:style-name="T1034"> mit der </text:span><text:a xlink:type="simple" xlink:href="https://www.mysql.de/" text:style-name="Internet_20_link" text:visited-style-name="Visited_20_Internet_20_Link"><text:span text:style-name="T1034">Datenbank </text:span></text:a><text:a xlink:type="simple" xlink:href="https://www.mysql.de/" text:style-name="Internet_20_link" text:visited-style-name="Visited_20_Internet_20_Link">MySQL</text:a><text:span text:style-name="T1034"> und der </text:span><text:a xlink:type="simple" xlink:href="http://php.net/" text:style-name="Internet_20_link" text:visited-style-name="Visited_20_Internet_20_Link"><text:span text:style-name="T1034">Skriptsprachen PHP </text:span></text:a><text:span text:style-name="T103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13">einzelnen</text:span> Buchstaben des Akronyms stehen für die verwendeten Komponenten Linux, Apache, MySQL <text:span text:style-name="T103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6">Sie können natürlich die Beispiele im Buch auch mit alternativer Software durchführen. In diesem Fall kann es sein, da<text:span text:style-name="T1036">s</text:span>s etwas nicht so wie beschrieben läuft und Sie <text:span text:style-name="T657">selbst </text:span>Anpassungen vornehmen müssen.</text:p>
      <text:h text:style-name="P614" text:outline-level="2"><text:soft-page-break/>Joomla! <text:span text:style-name="T652">herunterladen und </text:span>auf einem Webserver installieren</text:h>
      <text:p text:style-name="P187">Sie werden feststellen, dass die Installation <text:span text:style-name="T1037">von Joomla! </text:span>sehr einfach und intuitiv ist. Zumindest dann, wenn alle Systemvoraussetzungen erfüllt sind.</text:p>
      <text:p text:style-name="P190">Ich beschreibe<text:span text:style-name="T664"> </text:span>hier die Installation unter Ubuntu Linux <text:span text:style-name="T1037">inclusive einer Standard LAMP Installation</text:span>. Falls Sie mit einem anderen Betriebssystem arbeiten passen Sie die Beschreibung bitte an Ihre Systemumgebung <text:span text:style-name="T401">an.</text:span></text:p>
      <text:h text:style-name="P624" text:outline-level="3">Was ist Joomla! <text:span text:style-name="T666">Eigentlich genau</text:span>? </text:h>
      <text:p text:style-name="P191"><text:span text:style-name="T666">Bevor Sie </text:span><text:a xlink:type="simple" xlink:href="https://www.joomla.de/" text:style-name="Internet_20_link" text:visited-style-name="Visited_20_Internet_20_Link"><text:span text:style-name="T666">Joomla!</text:span></text:a><text:span text:style-name="T666">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66">kurz </text:span>CMS, mit dem Sie nicht nur eine Website erstellen und pflegen können. Sie können mit Joomla! leistungsstarke Webanwendungen programmieren.</text:p>
      <text:p text:style-name="P209">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38">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38">Freie Software</text:span></text:a><text:span text:style-name="T1038"> genannt. Joomla! unterliegt weiterhin einem </text:span><text:a xlink:type="simple" xlink:href="https://de.wikipedia.org/wiki/Copyleft" text:style-name="Internet_20_link" text:visited-style-name="Visited_20_Internet_20_Link"><text:span text:style-name="T1038">Copyleft</text:span></text:a><text:span text:style-name="T1038">.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24" text:outline-level="3">Voraussetzungen</text:h>
      <text:p text:style-name="P383"><text:span text:style-name="T1039">Joomla!s </text:span>Anforderungen <text:span text:style-name="T665">bezüglich PHP-Version</text:span>, <text:span text:style-name="T659">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59">https://downloads.joomla.org/de/technical-requirements-de</text:span></text:a><text:span text:style-name="T659"> einsehen.</text:span></text:p>
      <text:h text:style-name="P624" text:outline-level="3">Download <text:span text:style-name="T658">des</text:span> Joomla! Installations<text:span text:style-name="T658">paketes</text:span></text:h>
      <text:p text:style-name="P187"><text:span text:style-name="T659">Besorgen sie sich als erstes das aktuelle Joomla!</text:span> Installations<text:span text:style-name="T659">paket</text:span>. Die neueste Version findest <text:span text:style-name="T659">Sie</text:span> immer <text:span text:style-name="T659">unter der Adresse</text:span> <text:a xlink:type="simple" xlink:href="https://www.joomla.org/download.html" text:style-name="Internet_20_link" text:visited-style-name="Visited_20_Internet_20_Link">https://www.joomla.org/download.html</text:a>. <text:span text:style-name="T670">Eine Installationsdatei, die die deutschen Sprachpakete enthält finden Sie auf der Website </text:span><text:a xlink:type="simple" xlink:href="https://www.jgerman.de/" text:style-name="Internet_20_link" text:visited-style-name="Visited_20_Internet_20_Link"><text:span text:style-name="T670">https://www.jgerman.de/</text:span></text:a><text:span text:style-name="T670">. Da ich ein deutsches Buch schreibe habe ich das </text:span><text:soft-page-break/><text:span text:style-name="T670">deutsche Installationspaket in der Version 3.6.5 - also die Datei </text:span><text:span text:style-name="T131">Joomla_3.6.5-Stable-Full_Package_German.zip </text:span><text:span text:style-name="T27">- </text:span><text:span text:style-name="T48">i</text:span><text:span text:style-name="T27">nstalliert</text:span><text:span text:style-name="T660">. Sie werden wahrscheinlich eine aktuellere Version herunterladen können.</text:span></text:p>
      <text:h text:style-name="P625" text:outline-level="3">Upload <text:span text:style-name="T658">der</text:span> Joomla! Installationsdateien <text:span text:style-name="T658">auf den lokalen Webserver</text:span></text:h>
      <text:p text:style-name="P187">Verschiebe<text:span text:style-name="T659">n Sie </text:span>das heruntergeladene Installations<text:span text:style-name="T659">paket</text:span> auf <text:span text:style-name="T659">Ihren lokalen</text:span> <text:span text:style-name="T659">Webs</text:span>erver und entpacke es dort. <text:span text:style-name="T660">Wenn Sie wie ich die Standardinstallation von LAMP nutzen, sollten Sie das Installationspaket also in das Verzeichnis </text:span><text:span text:style-name="T130">/var/www/html</text:span><text:span text:style-name="T660"> kopieren. Nach dem Entpacken sehen Sie dann das Unterverzeichnis </text:span><text:span text:style-name="T130">/var/www/</text:span><text:span text:style-name="T87">html/</text:span><text:span text:style-name="T73">Joomla_3.6.5-Stable-Full_Package_</text:span><text:span text:style-name="T75">German</text:span><text:span text:style-name="T73">. </text:span><text:span text:style-name="T11">Der Einfachheit halber benennen Sie dieses Verzeichnis bitte in </text:span><text:span text:style-name="T87">/var/www/html/</text:span><text:span text:style-name="T74">joomla </text:span><text:span text:style-name="T11">um</text:span><text:span text:style-name="T73">.</text:span></text:p>
      <text:p text:style-name="P187"><text:span text:style-name="T661">Ab nun können Sie Joomla! in Ihrem Internetbrowser über die URL </text:span><text:a xlink:type="simple" xlink:href="http://localhost/joomla/" text:style-name="Internet_20_link" text:visited-style-name="Visited_20_Internet_20_Link"><text:span text:style-name="T661">http://localhost/joomla/</text:span></text:a><text:span text:style-name="T661"> aufrufen. Probieren Sie es aus! Wenn alles richtig läuft werden Sie mit der Hauptkonfigurationsseite begrüße und können sofort mit dem nächsten Kapitel fortfahren.</text:span></text:p>
      <text:h text:style-name="P624" text:outline-level="3">Hauptkonfiguration</text:h>
      <text:p text:style-name="P188"><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8">D<text:span text:style-name="T671">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9"><text:soft-page-break/>Damit wir gleiche Voraussetzungen habe<text:span text:style-name="T671">n</text:span> wäre es gut, wenn Sie im letzten Schritt der Installation auf Beispieldaten verzichten.</text:p>
      <text:p text:style-name="P189"><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55"><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89">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62">http://localhost/joomla/administrator/</text:span></text:a><text:span text:style-name="T662"> </text:span>und das Frontend in Ihrem Browser über die Adresse <text:a xlink:type="simple" xlink:href="http://localhost/joomla/" text:style-name="Internet_20_link" text:visited-style-name="Visited_20_Internet_20_Link"><text:span text:style-name="T662">http://localhost/joomla/</text:span></text:a><text:span text:style-name="T662"> </text:span>aufrufen können. </text:p>
      <text:p text:style-name="P189"/>
      <text:p text:style-name="P189"><draw:frame draw:style-name="fr1" draw:name="Rahmen10" text:anchor-type="paragraph" svg:width="17cm" draw:z-index="40"><draw:text-box fo:min-height="8.703cm"><text:p text:style-name="P535"><draw:frame draw:style-name="fr7" draw:name="Bild16" text:anchor-type="as-char" svg:width="17cm" style:rel-width="100%" svg:height="8.703cm" style:rel-height="scale" draw:z-index="56"><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40">erreichbar über die Adresse </text:span><text:a xlink:type="simple" xlink:href="http://localhost/joomla/" text:style-name="Internet_20_link" text:visited-style-name="Visited_20_Internet_20_Link"><text:span text:style-name="T1040">http://localhost/joomla/</text:span></text:a><text:span text:style-name="T1040"> </text:span>988.png</text:p></draw:text-box></draw:frame><text:soft-page-break/></text:p>
      <text:p text:style-name="P189"/>
      <text:p text:style-name="P189"><draw:frame draw:style-name="fr1" draw:name="Rahmen11" text:anchor-type="paragraph" svg:width="17cm" draw:z-index="41"><draw:text-box fo:min-height="8.703cm"><text:p text:style-name="P535"><draw:frame draw:style-name="fr7" draw:name="Bild17" text:anchor-type="as-char" svg:width="17cm" style:rel-width="100%" svg:height="8.703cm" style:rel-height="scale" draw:z-index="57"><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040">erreichbar über die Adresse </text:span><text:a xlink:type="simple" xlink:href="http://localhost/joomla/administrator/" text:style-name="Internet_20_link" text:visited-style-name="Visited_20_Internet_20_Link"><text:span text:style-name="T1040">http://localhost/joomla/administrator/</text:span></text:a> 987.png</text:p></draw:text-box></draw:frame></text:p>
      <text:p text:style-name="P189"><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58"><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9"><text:soft-page-break/><text:span text:style-name="T663">In Ihrem Dateisystem finden Sie die Joomla!-Dateien im Verzeichnis </text:span><text:span text:style-name="T132">/var/www/htm/joomla</text:span><text:span text:style-name="T663">. Genau finden Sie hier folgende Verzeichnisstruktur vor:</text:span></text:p>
      <text:p text:style-name="P505">/var/www/html/joomla$<text:line-break/>- administrator<text:line-break/>- bin<text:line-break/>- cache<text:line-break/>- <text:span text:style-name="T668">cli<text:line-break/>- components<text:line-break/>- images<text:line-break/>- includes</text:span><text:line-break/>- language<text:line-break/>- layouts<text:line-break/>- libraries<text:line-break/>- media<text:line-break/>- modules<text:line-break/><text:span text:style-name="T503">- </text:span><text:span text:style-name="T40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72"><text:span text:style-name="T465">RANDBEMERKUNG</text:span><text:span text:style-name="T1040"><text:line-break/></text:span>Bitte haben Sie im weiteren Verlauf des Buches immer im Hinterkopf, dass Joomla! ein aktives und lebendes Projekt ist. Es wird ständig weiterentwickelt und verbessert. Das <text:span text:style-name="T727">ist auch </text:span>sehr gut <text:span text:style-name="T729">so</text:span>. Nachteilig ist nur, dass ich nicht sicherstellen kann, dass in allen zukünftigen Versionen alle<text:span text:style-name="T727">s genau</text:span>so ist, wie ich es <text:span text:style-name="T727">Ihnen </text:span>hier erkläre. Sie sollten aber <text:span text:style-name="T729">trotzdem</text:span> immer die neueste Version von Joomla! <text:span text:style-name="T728">v</text:span>erwenden – <text:span text:style-name="T727">schon alleine aus Sicherheitsgründen.</text:span></text:p>
      <text:h text:style-name="P614" text:outline-level="2"><text:soft-page-break/><text:span text:style-name="T395">Die </text:span>Joomla! Architektur <text:span text:style-name="T395">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59"><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384">Joomla! ist ein modular aufgebautes System, das bereits in der Basisinstallation zahlreiche, nützliche Erweiterungen mitbringt.</text:p>
      <text:h text:style-name="P624" text:outline-level="3">Datenbank</text:h>
      <text:p text:style-name="P7">Alle Inhalte <text:span text:style-name="T396">Ihrer Joomla! Website</text:span>, mit Ausnahme von Bildern und Dateien im Unterverzeichnis <text:span text:style-name="T67">/images</text:span>, werden in einer Datenbank gespeichert.</text:p>
      <text:h text:style-name="P624" text:outline-level="3">Joomla! Framework</text:h>
      <text:p text:style-name="P7">Das Joomla! Framework ist eine Sammlung von Open Source Software auf der das Joomla! CMS aufbauen.</text:p>
      <text:h text:style-name="P624" text:outline-level="3">Erweiterungen</text:h>
      <text:p text:style-name="P7">Erweiterungen erweitern, wie der Name schon sagt, die Basis von Joomla!, also d<text:span text:style-name="T667">as</text:span> Joomla! Framework. <text:span text:style-name="T396">Sie können zwei</text:span> <text:span text:style-name="T397">Arten</text:span> <text:span text:style-name="T397">und vier Typen von Erweiterungen </text:span>unterscheiden: </text:p>
      <text:h text:style-name="P638" text:outline-level="4"><text:soft-page-break/>Erweiterungsarten</text:h>
      <text:p text:style-name="P7"><text:span text:style-name="T397">Joomla! unterscheiden zu</text:span>m einen die </text:p>
      <text:list xml:id="list5404798490857222677" text:style-name="L7">
        <text:list-item>
          <text:p text:style-name="P561"><text:span text:style-name="T248">geschützten Erweiterungen. <text:line-break/></text:span><text:span text:style-name="T249">Das sind Erweiterungen, die Sie </text:span><text:span text:style-name="T248">bei der Standardinstallation von Joomla! </text:span><text:span text:style-name="T250">mit installierst haben. </text:span><text:span text:style-name="T364">Joomla! </text:span><text:span text:style-name="T365">Bringt schon in d</text:span><text:span text:style-name="T364">er Basisinstallation zahlreiche, nützliche Erweiterungen mit.</text:span></text:p>
        </text:list-item>
        <text:list-item>
          <text:p text:style-name="P561"><text:span text:style-name="T249">Erweiterungen von </text:span><text:span text:style-name="T248">Drittanbietern. <text:line-break/></text:span><text:span text:style-name="T364">Sollte </text:span><text:span text:style-name="T365">die Basisinstallation </text:span><text:span text:style-name="T364">für Ihren Bedarf nicht ausreichen, lässt sich das System um beinahe jede erdenkliche Funktion ergänzen. In einem </text:span><text:a xlink:type="simple" xlink:href="https://extensions.joomla.org/" text:style-name="Internet_20_link" text:visited-style-name="Visited_20_Internet_20_Link"><text:span text:style-name="T364">offiziellen Verzeichnis </text:span></text:a><text:span text:style-name="T364">stehen Ihnen </text:span><text:span text:style-name="T365">zahlreiche</text:span><text:span text:style-name="T364"> Erweiterungen zur Verfügung.</text:span></text:p>
        </text:list-item>
      </text:list>
      <text:h text:style-name="P638" text:outline-level="4">Erweiterungstypen</text:h>
      <text:p text:style-name="P385">Joomla! <text:span text:style-name="T1041">u</text:span>nterscheidet verschiedene Arten von Erweiterungen.</text:p>
      <text:list xml:id="list5280043622518735226" text:style-name="L8">
        <text:list-item>
          <text:p text:style-name="P562">Komponente<text:span text:style-name="T1042">n</text:span><text:line-break/><text:span text:style-name="T248">Unter einer </text:span><text:a xlink:type="simple" xlink:href="https://docs.joomla.org/Component/de" text:style-name="Internet_20_link" text:visited-style-name="Visited_20_Internet_20_Link"><text:span text:style-name="T248">Komponente</text:span></text:a><text:span text:style-name="T248"> </text:span><text:span text:style-name="T258">können Sie sich </text:span><text:span text:style-name="T248">eine kleine Anwendung vorstellen. </text:span><text:span text:style-name="T251">Diese Anwendung</text:span><text:span text:style-name="T248"> erfordert das Joomla! Framework als Grundlage, ansonsten </text:span><text:span text:style-name="T258">können Sie diese </text:span><text:span text:style-name="T248">aber eigenständig nutzen und mit ihr interagieren. </text:span><text:span text:style-name="T251">Ein </text:span><text:span text:style-name="T248">Beispiel für eine geschützte Komponente ist der Benutzermanager. </text:span></text:p>
        </text:list-item>
        <text:list-item>
          <text:p text:style-name="P562">Modul<text:span text:style-name="T1042">e</text:span><text:line-break/><text:span text:style-name="T248">Ein </text:span><text:a xlink:type="simple" xlink:href="https://docs.joomla.org/Module/de" text:style-name="Internet_20_link" text:visited-style-name="Visited_20_Internet_20_Link"><text:span text:style-name="T248">Modul</text:span></text:a><text:span text:style-name="T24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48">Modulmanager</text:span></text:a><text:span text:style-name="T248">, der ein Beispiel für eine </text:span><text:span text:style-name="T259">geschützte </text:span><text:span text:style-name="T248">Komponente ist, konfigurier</text:span><text:span text:style-name="T259">en Sie </text:span><text:span text:style-name="T248">ein Modul. Das wohl bekannteste Modul ist </text:span><text:a xlink:type="simple" xlink:href="https://docs.joomla.org/Help36:Extensions_Module_Manager_Custom_HTML" text:style-name="Internet_20_link" text:visited-style-name="Visited_20_Internet_20_Link"><text:span text:style-name="T311">Eigenes HTML</text:span></text:a><text:span text:style-name="T248">, mit dem </text:span><text:span text:style-name="T259">Sie</text:span><text:span text:style-name="T248"> </text:span><text:span text:style-name="T259">individuelle Text</text:span><text:span text:style-name="T366">e</text:span><text:span text:style-name="T259"> mittels der </text:span><text:a xlink:type="simple" xlink:href="https://de.wikipedia.org/wiki/Hypertext_Markup_Language" text:style-name="Internet_20_link" text:visited-style-name="Visited_20_Internet_20_Link"><text:span text:style-name="T259">Hypertext-Auszeichnungssprache </text:span></text:a><text:a xlink:type="simple" xlink:href="https://de.wikipedia.org/wiki/Hypertext_Markup_Language" text:style-name="Internet_20_link" text:visited-style-name="Visited_20_Internet_20_Link"><text:span text:style-name="T248">HTML</text:span></text:a><text:span text:style-name="T248"> auf </text:span><text:span text:style-name="T259">Ihrer</text:span><text:span text:style-name="T248"> Website anzeigen </text:span><text:span text:style-name="T259">können</text:span><text:span text:style-name="T248">.</text:span></text:p>
        </text:list-item>
        <text:list-item>
          <text:p text:style-name="P563">Plugin<text:span text:style-name="T1042">s</text:span><text:line-break/><text:a xlink:type="simple" xlink:href="https://docs.joomla.org/Plugin" text:style-name="Internet_20_link" text:visited-style-name="Visited_20_Internet_20_Link"><text:span text:style-name="T248">Plugins</text:span></text:a><text:span text:style-name="T248"> sind relativ kleine Programmcode Teile, die bei Auslösung eines bestimmten Ereignisses ausgeführt werden. Ein Beispiel für ein Ereignis ist die erfolgreiche Anmeldung eines Benutzers. </text:span><text:span text:style-name="T367">Im Kapitel </text:span><text:span text:style-name="T252"><text:bookmark-ref text:reference-format="text" text:ref-name="__RefHeading___Toc17478_1265461856">Joomla! mit einem eigenen Plugin erweitern</text:bookmark-ref></text:span><text:span text:style-name="T367"> werden wir das einfache Plugin </text:span><text:span text:style-name="T252">Agpaypal</text:span><text:span text:style-name="T367"> schreiben. </text:span><text:span text:style-name="T284">Das Ereignis, das wir in </text:span><text:span text:style-name="T367">diesem</text:span><text:span text:style-name="T284"> Plugin ausnutzen werden, ist </text:span><text:a xlink:type="simple" xlink:href="https://docs.joomla.org/J3.x:Creating_a_content_plugin#onContentPrepare" text:style-name="Internet_20_link" text:visited-style-name="Visited_20_Internet_20_Link"><text:span text:style-name="T120">onContentPrepare</text:span></text:a><text:span text:style-name="T368">. Genau beschr</text:span><text:span text:style-name="T369">ei</text:span><text:span text:style-name="T368">bt das Ereignis </text:span><text:span text:style-name="T120">onContentPrepare</text:span><text:span text:style-name="T119"> </text:span><text:span text:style-name="T284">de</text:span><text:span text:style-name="T368">n</text:span><text:span text:style-name="T284"> erste Schritt in der Aufbereitung der Anzeige eines Beitrags im Frontend. </text:span><text:span text:style-name="T248">Ein Plugin ist eine einfache aber sehr effektive Art das Joomla! Framework zu erweitern.</text:span></text:p>
        </text:list-item>
        <text:list-item>
          <text:p text:style-name="P562"><text:soft-page-break/>Template<text:span text:style-name="T1042">s</text:span><text:line-break/><text:span text:style-name="T248">Das </text:span><text:a xlink:type="simple" xlink:href="https://docs.joomla.org/Template/de" text:style-name="Internet_20_link" text:visited-style-name="Visited_20_Internet_20_Link"><text:span text:style-name="T248">Template</text:span></text:a><text:span text:style-name="T248"> bestimmt das Aussehen Ihrer Joomla! Website. </text:span></text:p>
        </text:list-item>
      </text:list>
      <text:h text:style-name="P614" text:outline-level="2"><text:bookmark-start text:name="__RefHeading___Toc17478_1265461856"/><text:span text:style-name="T282">Joomla! mit einem eigenen </text:span><text:span text:style-name="T247">Plugin </text:span><text:span text:style-name="T282">erweitern</text:span><text:bookmark-end text:name="__RefHeading___Toc17478_1265461856"/></text:h>
      <text:p text:style-name="P387"><text:span text:style-name="T283">Zu Beginn dieses Kapitels haben Sie Joomla! </text:span><text:span text:style-name="T285">i</text:span><text:span text:style-name="T283">nstalliert. </text:span><text:span text:style-name="T286">Danach haben ich Ihnen die wichtigsten Bestandteile von Joomla! erläutert. </text:span><text:span text:style-name="T284">In diesem Abschnitt werden wir </text:span><text:span text:style-name="T287">nun </text:span><text:span text:style-name="T284">eine </text:span><text:span text:style-name="T287">einfache </text:span><text:span text:style-name="T284">Erweiterung schreiben. </text:span><text:span text:style-name="T369">Genau erstellen wir ein </text:span><text:a xlink:type="simple" xlink:href="https://docs.joomla.org/J3.x:Creating_a_content_plugin" text:style-name="Internet_20_link" text:visited-style-name="Visited_20_Internet_20_Link"><text:span text:style-name="T369">Content Plugin</text:span></text:a><text:span text:style-name="T369">. </text:span><text:span text:style-name="T287">Aufgabe dieser Erweiterung </text:span><text:span text:style-name="T301">ist</text:span><text:span text:style-name="T287"> es, </text:span><text:span text:style-name="T284">einen bestimmten Text in eine PayPal Schaltfläche </text:span><text:span text:style-name="T287">umzu</text:span><text:span text:style-name="T284">wandeln. </text:span><text:span text:style-name="T287">Wir werden dazu das Ereignis </text:span><text:span text:style-name="T120">onContentPrepare</text:span><text:span text:style-name="T288"> </text:span><text:span text:style-name="T287">nutzen. Dieses Ereignis wird in Joomla! beim Vorbereiten eines Beitrags für die Anzeige im Browser ausgelöst.</text:span></text:p>
      <text:p text:style-name="P83">Dieses Pluginin soll dann im weiteren Verlauf die Grundlage für unsere Tests sein.</text:p>
      <text:p text:style-name="P194"><text:span text:style-name="T284">E</text:span><text:span text:style-name="T247">in </text:span><text:span text:style-name="T301">Joomla! </text:span><text:span text:style-name="T247">Plugin muss im Grunde genommen nur aus zwei Dateien bestehen. Der XML-Installationsdatei oder Manifest Datei und dem eigentlichen Programmcode. </text:span></text:p>
      <text:p text:style-name="P388"><text:span text:style-name="T714">Die Dateien müssen in einem bestimmten Verzeichnis abgelegt sein. Plugins, die Inhalte von Beiträgen manipulieren, gehören in ein Unterverzeichnis des Verzeichnisses </text:span><text:span text:style-name="T133">plugins\content. </text:span><text:span text:style-name="T714">Legen Sie also als erstes im Verzeichnis </text:span><text:span text:style-name="T133">plugins\content </text:span><text:span text:style-name="T669">den Ordner </text:span><text:span text:style-name="T133">agpaypal</text:span><text:span text:style-name="T669"> an. In diesem Ordner erstellen Sie als nächstes die Datei </text:span><text:span text:style-name="T133">agpaypal.php. </text:span><text:span text:style-name="T49">In meiner Entwicklungsumgebung lege ich also konkret die Datei </text:span><text:span text:style-name="T183">/var/www/html/joomla/plugins/content/agpaypal/agpaypal.php </text:span><text:span text:style-name="T669">mit folgendem Inhalt an.</text:span></text:p>
      <text:list xml:id="list9049315234335367035" text:style-name="L9">
        <text:list-header>
          <text:p text:style-name="P648">&lt;?php<text:line-break/>defined('_JEXEC') or die;<text:line-break/>class plgContentAgpaypal extends J<text:span text:style-name="T1006">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89">Was tut unsere Plugin genau? <text:span text:style-name="T1043">Zunächst einmal werden die Variablen </text:span><text:span text:style-name="T184">$search</text:span><text:span text:style-name="T1043"> und </text:span><text:span text:style-name="T184">$replace</text:span><text:span text:style-name="T1043"> erstellt. Die Variable </text:span><text:span text:style-name="T184">$search </text:span><text:span text:style-name="T50">wird mit einem Suchtext belegt und der Variablen</text:span><text:span text:style-name="T184">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84">$row</text:span><text:span text:style-name="T50"> den Text des Beitrags, der gerade von Joomla! angezeigt werden soll, enthält. Die Variabel </text:span><text:span text:style-name="T184">$row</text:span><text:span text:style-name="T50"> ist entweder ein Objekt, dass den Beitragstext in der Eigenschaft </text:span><text:span text:style-name="T184">text</text:span><text:span text:style-name="T50"> enthält oder eine einfache Variable. </text:span><text:span text:style-name="T51">In jedem Fall ersetzten wir mithilfe der Funktion </text:span><text:span text:style-name="T185">str_replace()</text:span><text:span text:style-name="T51"> den Suchtext mit dem Text für die Anzeige des Paypalbuttons.</text:span></text:p>
      <text:p text:style-name="P211"><text:span text:style-name="T1043">So, die Datei die die eigentlich Arbeit erledigt ist fertig. Nun </text:span>erstellen Sie im gleichen Verzeichnis die <text:span text:style-name="T1043">Manifest-</text:span>Datei <text:span text:style-name="T67">agpaypal.xml</text:span>. <text:span text:style-name="T1044">Diese Datei ist für die Installation, also das Bekanntmachen des Plugins in Joomla!, wichtig. </text:span></text:p>
      <text:p text:style-name="Progammcode">&lt;?xml version="1.0" encoding="utf-8"?&gt;<text:line-break/>&lt;extension version="3.<text:span text:style-name="T104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0">Dies ist kein Lehrbuch zum Thema Plugin-Programmierung für Joomla!. Deshalb hier nur das Wesentliche ganz kurz. Wichtig ist, dass die XML-Datei genauso heißt wie die PHP-Datei. Am Anfang der XML_Datei steht immer das XML-Tag <text:span text:style-name="T67">&lt;?xml version="1.0" encoding="utf-8"?&gt;</text:span>. <text:span text:style-name="T1046">In der zweiten Zeile </text:span><text:span text:style-name="T186">&lt;extension version="3.6" type="plugin" group="content"&gt;</text:span><text:span text:style-name="T1046">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2"><text:span text:style-name="T1047">Als nächste werden </text:span>wir die Erweiterung in Joomal! <text:span text:style-name="T1047">a</text:span>usprobieren. <text:span text:style-name="T1048">Wenn wir sicher sind, dass alles klappt </text:span>werden wir die Erweiterung testgetrieben weiter bearbeiten. Irgendwann wollen Sie sicherlich einmal etwas anderes als einen Teddy für 12,99 Euro verkaufen, oder?</text:p>
      <text:p text:style-name="P195">Damit Joomla! <text:span text:style-name="T715">Ihre Erweiterung</text:span> kennenlernt, muss das Content Management System diese noch entdecken. <text:span text:style-name="T672">Öffnen Sie dazu bitte im Administrationsbereich das Menü </text:span><text:span text:style-name="T134">Erweiterungen|Verwalten|Überprüfen</text:span><text:span text:style-name="T672"> und klicken dann links oben auf die Schaltfläche </text:span><text:span text:style-name="T134">Überprüfen</text:span><text:span text:style-name="T672">. </text:span></text:p>
      <text:p text:style-name="P196"><draw:frame draw:style-name="fr10" draw:name="Bild19" text:anchor-type="paragraph" svg:width="17cm" svg:height="3.418cm" draw:z-index="2"><draw:image xlink:href="Pictures/10000201000005030000010266DF54CB7337F92E.png" xlink:type="simple" xlink:show="embed" xlink:actuate="onLoad"/></draw:frame><text:span text:style-name="T672">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73">Installieren</text:span><text:span text:style-name="T672">.</text:span></text:p>
      <text:p text:style-name="P213"><draw:frame draw:style-name="fr10" draw:name="Bild20" text:anchor-type="paragraph" svg:width="17cm" svg:height="3.441cm" draw:z-index="3"><draw:image xlink:href="Pictures/100002010000050900000105AF8E985760AFD5F1.png" xlink:type="simple" xlink:show="embed" xlink:actuate="onLoad"/></draw:frame><text:soft-page-break/>Wenn alles richtig läuft wird Ihnen nun gemeldet, dass das Installationspaket installiert wurde. Überprüfen Sie über das Menü <text:span text:style-name="T67">Erweiterungen|Plugins</text:span> ob Joomla! Ihr Plugin nun wirklich kennt und aktivieren Sie es im nächsten Schritt, indem Sie die Checkbox vor dem Plugin <text:span text:style-name="T1049">E</text:span>intrag selektieren und in der Werkzeugleiste auf die Schaltfläche <text:span text:style-name="T67">Aktivieren</text:span> klicken.</text:p>
      <text:p text:style-name="P391"><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50">mit dem</text:span> Te<text:span text:style-name="T684">x</text:span>t <text:bookmark-start text:name="__DdeLink__9848_592960592"/><text:span text:style-name="T685">"@paypalpaypal@"</text:span><text:bookmark-end text:name="__DdeLink__9848_592960592"/><text:span text:style-name="T685"> erstellen</text:span>, erscheint <text:span text:style-name="T716">im Frontend </text:span>anstelle des Textes <text:span text:style-name="T685">"@paypalpaypal@" </text:span>eine PayPal „<text:span text:style-name="T683">Jetzt kaufen“-</text:span>Schaltfläche. <text:span text:style-name="T686">Probieren Sie es aus. </text:span><text:bookmark-start text:name="__DdeLink__7695_1083157962"/><text:span text:style-name="T686">Erstellen Sie als erstes einen Beitrag, indem Sie im Administrationsbereich das Menü </text:span><text:span text:style-name="T187">Inhalt|Beiträge|Neuer Beitrag</text:span><text:span text:style-name="T686"> öffnen. </text:span><text:bookmark-end text:name="__DdeLink__7695_1083157962"/></text:p>
      <text:p text:style-name="P198"><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87">n</text:span> Text ein, der das Muster <text:span text:style-name="T685">"@paypalpaypal@" </text:span>enthält. <text:span text:style-name="T688">Geben dem Beitrag einen Titel und setzen Sie den Parameter Haupteintrag auf </text:span><text:span text:style-name="T188">Ja</text:span><text:span text:style-name="T688">, damit der Beitrag als Haupteintrag auf der Startseite angezeigt wird. Zuguterletzt speichern Sie den Beitrag.</text:span></text:p>
      <text:p text:style-name="P197"><draw:frame draw:style-name="fr12" draw:name="Bild23" text:anchor-type="paragraph" svg:width="17cm" svg:height="5.498cm" draw:z-index="6"><draw:image xlink:href="Pictures/10000201000005000000019E39FDB21B8CB8E579.png" xlink:type="simple" xlink:show="embed" xlink:actuate="onLoad"/></draw:frame></text:p>
      <text:p text:style-name="P199"><text:soft-page-break/><text:span text:style-name="T1051">Rufen Sie im </text:span>Browser <text:span text:style-name="T1051">nun </text:span>das Frontend auf. <text:span text:style-name="T1051">Sehen Sie den Paypalbutton? Ich denke ja. Falls nicht sollten Sie Ihr Plugin noch einmal mit der von mir beschriebenen Datei vergleichen.</text:span></text:p>
      <text:p text:style-name="P199"><draw:frame draw:style-name="fr12" draw:name="Bild24" text:anchor-type="paragraph" svg:width="17cm" svg:height="8.703cm" draw:z-index="7"><draw:image xlink:href="Pictures/100002010000050B00000295FA81DD537A9C9161.png" xlink:type="simple" xlink:show="embed" xlink:actuate="onLoad"/></draw:frame></text:p>
      <text:p text:style-name="P210"><text:span text:style-name="T71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2"><text:span text:style-name="T718">D</text:span>ie <text:span text:style-name="T1051">Spezifikation</text:span> <text:span text:style-name="T1060">für das Plugin, das wir erstellen wollen, ist </text:span>definiert. <text:span text:style-name="T1051">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738">typen</text:span><text:bookmark-end text:name="__RefHeading___Toc7170_1677125589"/></text:h>
      <text:p text:style-name="P193">Codeception unterstützt Sie beim Erstellen von </text:p>
      <text:list xml:id="list8511739404771163270" text:style-name="L10">
        <text:list-item>
          <text:p text:style-name="P564">Unittests<text:line-break/><text:span text:style-name="T1052">Ein Unittest ist ein Test, der kleinste Programmeinheiten unabhängig voneinander testet.</text:span></text:p>
        </text:list-item>
        <text:list-item>
          <text:p text:style-name="P564">Integrationstests<text:line-break/><text:span text:style-name="T1052">Ein Integrationstests ist ein Test, der das Zusammenspiel der einzelnen </text:span><text:soft-page-break/><text:span text:style-name="T1052">Einheiten testet. In der Codeception Terminologie heißt dieser Test Funktionstest.</text:span></text:p>
        </text:list-item>
        <text:list-item>
          <text:p text:style-name="P564">Akzeptanztests<text:line-break/><text:span text:style-name="T1052">Ein Akzeptanztest ist ein Test, der überprüft ob das Programm seine, zu Beginn festgelegte, Aufgabe erfüllt.</text:span></text:p>
        </text:list-item>
      </text:list>
      <text:h text:style-name="Heading_20_4" text:outline-level="4"><text:span text:style-name="T1061">Die Bausteine des Tests</text:span>ystem<text:span text:style-name="T1061">s</text:span></text:h>
      <text:p text:style-name="P193">Da zu Beginn <text:span text:style-name="T719">eines Softwareprojektes noch </text:span>nicht sicher <text:span text:style-name="T719">ist</text:span>, wie das Programm am Ende <text:span text:style-name="T719">genau </text:span>aussieht, fällt das Planen <text:span text:style-name="T720">von</text:span> Tests schwer. <text:span text:style-name="T719">Man</text:span> tapp<text:span text:style-name="T1051">t</text:span> sozusagen im Dunkeln. <text:span text:style-name="T720">Sinnvoll ist es, die Aufgabenstellung in </text:span>einzelne, unabhängige <text:span text:style-name="T1058">Baustein</text:span> <text:span text:style-name="T720">zu unterteilen</text:span>. </text:p>
      <text:p text:style-name="P393">Für das Plugin, dass wir in diesem Buch als Beispieltestobjekt verwenden, könnten wir folgende Bausteine unterscheiden:</text:p>
      <text:list xml:id="list4865158317493714009" text:style-name="L11">
        <text:list-item>
          <text:p text:style-name="P565"><text:span text:style-name="T1058">Das Content Management System Joomla!, das überwiegend nach dem Entwurfsmuster </text:span><text:a xlink:type="simple" xlink:href="https://de.wikipedia.org/wiki/Model_View_Controller" text:style-name="Internet_20_link" text:visited-style-name="Visited_20_Internet_20_Link"><text:span text:style-name="T1058">Model View Controller</text:span></text:a><text:span text:style-name="T1058">, kurz MVC, aufbaut ist.</text:span></text:p>
        </text:list-item>
        <text:list-item>
          <text:p text:style-name="P566">Unser Plugin als kleinste Einheit innerhalb de<text:span text:style-name="T1062">r</text:span> Programmsteuerung – also <text:span text:style-name="T1062">innerhalb eines</text:span> Controllers.</text:p>
        </text:list-item>
        <text:list-item>
          <text:p text:style-name="P566">Die Schnittstelle zu<text:span text:style-name="T1063">m Internetbrowser, über den der</text:span> Benutzer <text:span text:style-name="T1063">mit dem System agiert.</text:span></text:p>
        </text:list-item>
        <text:list-item>
          <text:p text:style-name="P566">Die Datenbank.</text:p>
        </text:list-item>
        <text:list-item>
          <text:p text:style-name="P566">Der Internetbrowser, über den der Benutzer die Webanwendung Joomla! <text:span text:style-name="T1059">a</text:span>ufruft.</text:p>
        </text:list-item>
      </text:list>
      <text:p text:style-name="P394"><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39" text:outline-level="4">Unittests <text:span text:style-name="T1061">testen einen Baustein</text:span></text:h>
      <text:p text:style-name="P395">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93"><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40" text:outline-level="4">Integrationstests <text:span text:style-name="T1061">testen das Zusammenspiel der Bausteine</text:span></text:h>
      <text:p text:style-name="P395">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3"/>
      <text:p text:style-name="P193"><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2"/>
      <text:h text:style-name="P641" text:outline-level="4"><text:bookmark-start text:name="__RefHeading___Toc9336_75608518"/>Akzeptanztests <text:span text:style-name="T1061">testen das System mit wirklichen Anwendungsfällen</text:span><text:bookmark-end text:name="__RefHeading___Toc9336_75608518"/></text:h>
      <text:p text:style-name="P395">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2"><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21">(automatisierten)</text:span> Benutzereingaben getestet.</text:p></draw:text-box></draw:frame><text:soft-page-break/></text:p>
      <text:h text:style-name="Heading_20_2" text:outline-level="2">Teststrategie</text:h>
      <text:h text:style-name="Heading_20_3" text:outline-level="3">Top-Down-<text:span text:style-name="T1053">Testen</text:span> und Bottom-Up-Testen</text:h>
      <text:p text:style-name="P80">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56">insbesondere das Erstellen der Akzeptanztests auf der höchsten Ebene.</text:span></text:p>
      <text:p text:style-name="P80">Die heute üblich<text:span text:style-name="T1064">e</text:span> Vorgehensweise beim Erstellen von Tests ist <text:span text:style-name="T229">von unten nach oben</text:span> - beziehungsweise von <text:span text:style-name="T229">innen nach außen</text:span>. Je weiter sich die verhaltensgetriebene Softwareentwicklung durchsetzt, desto mehr kommt diese Strategie in Wanken. <text:soft-page-break/>Immer mehr Entwickler vertreten die Sichtweise, dass <text:span text:style-name="T1054">von </text:span><text:span text:style-name="T234">oben nach unten</text:span><text:span text:style-name="T1054"> - beziehungsweise von </text:span><text:span text:style-name="T234">außen nach innen</text:span><text:span text:style-name="T1054"> getestet werden sollte. Denn, nur bei einer Top-Down Strategie ist einer falschen Annahme bei Auslegung einer Benutzeranforderungen schon zu Beginn des Projektes schnell der Gar ausgemacht.</text:span></text:p>
      <text:p text:style-name="P4"><text:s/></text:p>
      <text:p text:style-name="P79"><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61"><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92"><text:span text:style-name="T374">Verfolgt man die </text:span><text:span text:style-name="T370">Bottom-</text:span><text:span text:style-name="T373">U</text:span><text:span text:style-name="T370">p </text:span><text:span text:style-name="T374">Strategie</text:span><text:span text:style-name="T370"> beginn</text:span><text:span text:style-name="T374">t man</text:span><text:span text:style-name="T370"> mit den Unittests. Der Entwickler hat zwar zu Beginn das Endziel im Auge. Dieses Ziel zerlegt er aber in einzelne Komponenten. Das Problem</text:span><text:span text:style-name="T374"> beim</text:span><text:span text:style-name="T370"> Bottom-</text:span><text:span text:style-name="T374">U</text:span><text:span text:style-name="T370">p-Ansatz ist, dass es schwierig ist, wirklich zu </text:span><text:span text:style-name="T371">testen</text:span><text:span text:style-name="T370">, wie eine Komponente </text:span><text:span text:style-name="T371">später </text:span><text:span text:style-name="T370">verwendet </text:span><text:span text:style-name="T371">wird. </text:span><text:span text:style-name="T370">Der Vorteil von Bottom-</text:span><text:span text:style-name="T374">U</text:span><text:span text:style-name="T370">p-Tests ist, dass </text:span><text:span text:style-name="T372">wir sehr schnell fertige </text:span><text:span text:style-name="T374">und getestet </text:span><text:span text:style-name="T372">Softwareteile haben.</text:span><text:span text:style-name="T370"> </text:span><text:span text:style-name="T37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53">Testen</text:span></text:h>
      <text:p text:style-name="P79"><text:span text:style-name="T1065">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65">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1"><text:span text:style-name="T1055">(</text:span>Todo Akzeptanztests testen nicht die Korrektheit des Programms sondern die Korrektheit des Verhaltens</text:p>
      <text:p text:style-name="P84">Todo Akzeptanztest können Tests in Unittests verringeren verweis code coverage</text:p>
      <text:p text:style-name="P85">todo Testplan?)</text:p>
      <text:h text:style-name="P612" text:outline-level="2">Kurzgefasst</text:h>
      <text:p text:style-name="P5">Im 2. Kapitel möchte ich erklären, wie die Testumgebung am Beispiel <text:span text:style-name="T49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0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66">S. 76</text:span>]</text:p>
      <text:p text:style-name="P48">(todo Einleitung)</text:p>
      <text:p text:style-name="P82">(todo <text:a xlink:type="simple" xlink:href="http://codeception.com/install" text:style-name="Internet_20_link" text:visited-style-name="Visited_20_Internet_20_Link">http://codeception.com/install</text:a>)</text:p>
      <text:p text:style-name="P38">Wir möchten Test<text:span text:style-name="T763">s für eine Joomla! Erweiterung</text:span> mit <text:a xlink:type="simple" xlink:href="http://codeception.com/" text:style-name="Internet_20_link" text:visited-style-name="Visited_20_Internet_20_Link">Codeception</text:a> <text:span text:style-name="T1067">Tests </text:span>schreiben. <text:span text:style-name="T763">Dafür installieren wir </text:span>Codeception im Joomla! Projekt selbst. <text:span text:style-name="T76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63">Composer</text:span></text:a><text:span text:style-name="T763">.</text:span></text:p>
      <text:h text:style-name="Heading_20_2" text:outline-level="2"><text:soft-page-break/>Composer</text:h>
      <text:p text:style-name="P215"><text:span text:style-name="T723">Wer oder was ist Composer </text:span>und wofür wird Composer gebraucht<text:span text:style-name="T72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64">PHP-</text:span>Projekt ist <text:span text:style-name="T1068">somit</text:span> abhängig von einem anderen Projekt. Diese Abhängigkeiten mussten lange <text:span text:style-name="T764">Zeit </text:span>manuell verwaltet werden. Zusätzlich musste<text:span text:style-name="T76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64">D</text:span>ank <text:span text:style-name="T764">Vergangenheit</text:span>.</text:p>
      <text:p text:style-name="Exkurs"><text:span text:style-name="T725">Vielleicht kennen Sie </text:span><text:span text:style-name="T425">PEAR</text:span><text:span text:style-name="T725"> und fragen Sie sich nun, ob dieser Paketmanager ein Pendant zu Composer ist. Nicht ganz. Verwenden Sie </text:span><text:a xlink:type="simple" xlink:href="https://pear.php.net/" text:style-name="Internet_20_link" text:visited-style-name="Visited_20_Internet_20_Link"><text:span text:style-name="T725">PEAR</text:span></text:a><text:span text:style-name="T725"> </text:span>für die Verwaltung von Abhängigkeiten von PHP in einem <text:span text:style-name="T408">Gesamtsystem</text:span> <text:span text:style-name="T1069">wie Ihrem Computer und Composer für die Verwaltung von Abhängigkeiten in einem </text:span><text:span text:style-name="T425">einzelnen Projekt</text:span><text:span text:style-name="T725">.</text:span></text:p>
      <text:p text:style-name="P214"><text:span text:style-name="T72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23">Packagist</text:span></text:a><text:span text:style-name="T723"> herausfinden. Composer ist noch recht neu. </text:span>Die erste Version wurde <text:span text:style-name="T723">im </text:span>März 2012 veröffentlicht. <text:span text:style-name="T724">An der Entwicklung von Composer können Sie sich beteiligen – Composer wird auf </text:span><text:a xlink:type="simple" xlink:href="https://github.com/composer/composer" text:style-name="Internet_20_link" text:visited-style-name="Visited_20_Internet_20_Link"><text:span text:style-name="T724">Github</text:span></text:a><text:span text:style-name="T724"> entwickelt.</text:span></text:p>
      <text:h text:style-name="Heading_20_3" text:outline-level="3">Installation</text:h>
      <text:p text:style-name="P252">Sie können Composer lokal in Ihrem aktuellen <text:span text:style-name="T726">Joomla! Projekt</text:span> installieren - oder global, etwa in im Verzeichnis <text:span text:style-name="T67">/usr/local/bin</text:span>. <text:span text:style-name="T771">Dieses Verzeichnis ist von Haus aus in der Umgebungsvariable $PATH hinterlegt, und wird bei einem Programmaufruf nach dem entsprechenden Programm durchsucht. </text:span></text:p>
      <text:p text:style-name="P253">Ich habe Composer unter Ubuntu 16.04 im Verzeichnis <text:span text:style-name="T136">/usr/local/bin</text:span> installiert. <text:span text:style-name="T765">Dazu habe ich die Datei composer.phar mittels</text:span></text:p>
      <text:p text:style-name="Kommandozeile">$ wget https://getcomposer.org/composer.phar </text:p>
      <text:p text:style-name="P254"><text:soft-page-break/><text:span text:style-name="T765">heruntergeladen. Eventuell müssen Sie vorher die Paketquellen in der </text:span><text:span text:style-name="T137">/etc/apt/sources.list</text:span><text:span text:style-name="T765"> aktualisieren.</text:span></text:p>
      <text:p text:style-name="Kommandozeile">$ sudo apt-get update</text:p>
      <text:p text:style-name="P265">Falls wget noch nicht auf Ihrem Rechner installiert ist, können Sie es mit dem Befehl</text:p>
      <text:p text:style-name="P508">$ sudo apt-get install wget</text:p>
      <text:p text:style-name="P266">installieren. </text:p>
      <text:p text:style-name="P256">Danach habe ich die Datei <text:span text:style-name="T67">composer.phar</text:span> in <text:span text:style-name="T67">composer</text:span> umbenannt und ausführbar gemacht.</text:p>
      <text:p text:style-name="Kommandozeile">$ mv composer.phar composer<text:line-break/>$ chmod +x composer</text:p>
      <text:p text:style-name="P255">Nun kann ich <text:span text:style-name="T191">c</text:span><text:span text:style-name="T67">omposer</text:span> lokal, also in dem Verzeichnis in dem die Datei abgelegt ist, ausführen.</text:p>
      <text:p text:style-name="Kommandozeile">$ ./composer</text:p>
      <text:p text:style-name="P255">Um auch global auf den Paketmanager zugreifen zu können, habe ich die Datei in <text:span text:style-name="T767">das </text:span>Verzeichnis <text:span text:style-name="T67">/usr/local/bin</text:span> verschoben. </text:p>
      <text:p text:style-name="Kommandozeile">$ sudo mv composer /usr/local/bin</text:p>
      <text:p text:style-name="P255">Nun ist Composer auf meinem Rechner überall verfügbar. Probieren Sie es aus. <text:span text:style-name="T766">Die Eingabe des Befehls </text:span><text:span text:style-name="T192">composer</text:span><text:span text:style-name="T766"> zeigt Ihnen, egal wo Sie sich gerade befinden, eine Liste mit allen möglichen Befehlen an.</text:span></text:p>
      <text:p text:style-name="P523"><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66">RANDBEMERKUNG</text:span><text:span text:style-name="T1070"><text:line-break/></text:span>Composer selbst erklärt <text:span text:style-name="T765">auf </text:span>der eigenen Website die <text:a xlink:type="simple" xlink:href="https://getcomposer.org/doc/00-intro.md" text:style-name="Internet_20_link" text:visited-style-name="Visited_20_Internet_20_Link">Installation</text:a> für unterschiedliche Plattformen.</text:p>
      <text:h text:style-name="P626" text:outline-level="3">Die Dateien Composer.json und Composer.lock</text:h>
      <text:p text:style-name="P257">Wenn sie den Befehle <text:span text:style-name="T195">c</text:span><text:span text:style-name="T67">omposer install </text:span>ausführen, liest Composer die Datei <text:span text:style-name="T6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59">Im nächsten Kapitel werden wir eine <text:span text:style-name="T194">c</text:span><text:span text:style-name="T67">omposer.json</text:span>, <text:span text:style-name="T768">die die Installation von Codeception anforder,</text:span> anlegen. Sie könnten diese Datei von Hand manuell erstellen. <text:span text:style-name="T1071">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0">Sie schützen sich aber vor Tippfehlern, wenn Sie den folgenden Befehl verwenden. <text:span text:style-name="T769">Dieser Befehl erstellt die Datei </text:span><text:span text:style-name="T193">composer.json</text:span><text:span text:style-name="T769"> automatisch in der richtigen Syntax.</text:span></text:p>
      <text:p text:style-name="P509">composer require codeception/codeception</text:p>
      <text:p text:style-name="P261">Praktisch werden wir diese Befehle im nächsten Kapitel anhand der Installation von Codeception ausführen. Im nächsten Kapitel werden Sie dann auch praktisch sehen was passiert, wenn Sie den Befehl <text:span text:style-name="T67">composer install</text:span> in einem Verzeichnis, in dem eine Datei <text:span text:style-name="T67">composer.json</text:span> vorhanden ist, ausführen. </text:p>
      <text:p text:style-name="P262"><text:span text:style-name="T772">Nur so viel vorab: </text:span>In diesem Fall werden alle Pakete, die zur Installation der in der Datei <text:span text:style-name="T67">composer.json</text:span> <text:span text:style-name="T1076">enthaltenen</text:span> Programme notwendig sind, heruntergeladen und im Unterverzeichnis <text:span text:style-name="T67">/vendor</text:span> installiert. Außerdem wir<text:span text:style-name="T772">d</text:span> die Datei <text:span text:style-name="T67">composer.lock</text:span> <text:span text:style-name="T772">im Stammverzeichnis </text:span>angelegt. Die Datei <text:span text:style-name="T67">composer.lock</text:span> dokumentiert die heruntergeladenen Versionsstände <text:span text:style-name="T772">der einzelnen Pakete</text:span>. Wenn Sie Ihr Projekt mit anderen <text:span text:style-name="T1071">t</text:span>eilen möchten, können Sie <text:span text:style-name="T772">mithilfe der Datei </text:span><text:span text:style-name="T67">composer.lock</text:span> immer sicherstellen, dass alle Projektbeteiligten mit den gleichen Version<text:span text:style-name="T1071">sständen</text:span> <text:span text:style-name="T1073">arbeiten. Alle im Projekt enthaltenen Pakete werden immer in der Version, die in der Datei </text:span><text:span text:style-name="T67">composer.lock </text:span><text:span text:style-name="T53">festgehlten</text:span><text:span text:style-name="T52"> ist, zum Projekt hinzugefügt</text:span>. <text:span text:style-name="T1071">Und das auch </text:span>dann, wenn ein <text:span text:style-name="T1072">P</text:span>aket in der Zwischenzeit aktualisiert wurden. </text:p>
      <text:p text:style-name="Exkurs"><text:span text:style-name="T1076">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38">composer.lock</text:span><text:span text:style-name="T770"> und der Datei </text:span><text:span text:style-name="T138">composer.</text:span><text:span text:style-name="T182">json</text:span><text:span text:style-name="T138"> </text:span><text:span text:style-name="T770">herauf setzten. Dies bewirkt, dass in Ihrem Projekt zukünftig die neuere Version automatisch über Composer installiert wird.</text:span></text:p>
      <text:p text:style-name="P263"><text:soft-page-break/></text:p>
      <text:p text:style-name="P263"/>
      <text:p text:style-name="P263"/>
      <text:p text:style-name="P396"><draw:frame draw:style-name="fr1" draw:name="Rahmen18" text:anchor-type="paragraph" svg:width="17cm" draw:z-index="48"><draw:text-box fo:min-height="16.813cm"><text:p text:style-name="P536"><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74">Die Dateien Composer.json und Composer.lock im Zusammenspiel mit den Befehlen composer install und composer update </text:span>960.png</text:p></draw:text-box></draw:frame></text:p>
      <text:h text:style-name="P626" text:outline-level="3">Paketverwaltung</text:h>
      <text:p text:style-name="P397">Die Datei <text:span text:style-name="T67">composer.json</text:span>, die ich im letzten Kapitel als Beispiel genannt hatte, hat es sich mit der Versionsnummer sehr einfach gemacht. Ein Sternchen - also das Symbol * - <text:span text:style-name="T1077">prüft die Konfiguration und die Abhängigkeiten und fügt dann die neueste mögliche Version des Paketes zu Ihrem Projekt hinzu.</text:span></text:p>
      <text:p text:style-name="P463"><text:soft-page-break/>{<text:line-break/> <text:s text:c="3"/>"require": {<text:line-break/> <text:s text:c="7"/>"codeception/codeception": <text:span text:style-name="T408">"*"</text:span><text:line-break/> <text:s text:c="3"/>}<text:line-break/>}</text:p>
      <text:p text:style-name="P398">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8">Format</text:p>
          </table:table-cell>
          <table:table-cell table:style-name="Tabelle3.A1" office:value-type="string">
            <text:p text:style-name="P258">Trifft zu auf</text:p>
          </table:table-cell>
          <table:table-cell table:style-name="Tabelle3.A1" office:value-type="string">
            <text:p text:style-name="P25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615" text:outline-level="2"><text:bookmark-start text:name="__RefHeading___Toc11376_628137337"/>Codeception<text:bookmark-end text:name="__RefHeading___Toc11376_628137337"/></text:h>
      <text:p text:style-name="P399">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0"><text:span text:style-name="T107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78">vorschlägt</text:span></text:a><text:span text:style-name="T1078">. Besorgen wir uns also zunächst einmal mit dem Befehl </text:span><text:span text:style-name="T197">wget http://codeception.com/codecept.phar </text:span><text:span text:style-name="T1078">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1">Mit dem Befehl <text:span text:style-name="T67">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79">Wenn alles richtig gelaufen ist, haben Sie nun eine zusätzliches Verzeichnis in Ihrem Projekt. Dieses Verzeichnis heißt </text:span><text:span text:style-name="T198">tests</text:span><text:span text:style-name="T1079">.</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01">Das Grundgerüst von Codeception ist installiert. Besorgen wir uns nun alle Pakte, die in einem Abhängigkeitsverhältnis zu Codeception stehen. Geben Sie dazu den Befehl <text:s/><text:span text:style-name="T67">composer require codeception/codeception</text:span> ein. Was dieser genau bewirkt, war Thema im letzten Kapitel.</text:p>
      <text:p text:style-name="P51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8"><text:span text:style-name="T1080">Das war ihnen nun schon klar. Ich schreibe es aber der Vollständigkeit halber trotzdem noch einmal. In ihrem Projekt hat Composer nun das Verzeichnis </text:span><text:span text:style-name="T199">vendor</text:span><text:span text:style-name="T1080"> angelegt. In diesem Verzeichnis finden Sie alle Softwarepakete, die Codeception benötigt. </text:span></text:p>
      <text:p text:style-name="P402"><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03">Sie können nun sogar schon einen Testlauf starten. Ich weiß, wir haben noch keine Tests erstellt. Es kann also auch nichts wirklich getestet werden. Starten Sie trotzdem einmal mit dem Befehl <text:span text:style-name="T67">vendor/bin/codecept run unit</text:span> einen Test. <text:span text:style-name="T1081">Wenn Ihnen daraufhin keine Fehler gemeldet wird, können Sie sicher sein, dass Codeception richtig installiert und konfiguriert ist.</text:span></text:p>
      <text:p text:style-name="P524"><text:span text:style-name="T1080">/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04"><text:span text:style-name="T1081">Codeception läuft fehlerfrei. Wir können den ersten Test erstellen. Am einfachsten ist dies über den Testgenerator. Geben Sie den Befehl </text:span><text:span text:style-name="T200">vendor/bin/codecept generate:test unit</text:span><text:span text:style-name="T1081"> ein. Sie werden daraufhin die </text:span><text:span text:style-name="T200">agpaypalTest.php</text:span><text:span text:style-name="T1081"> im Verzeichnis </text:span><text:span text:style-name="T200">/var/www/html/joomla/tests/unit/suites/plugins/content/agpaypal </text:span><text:span text:style-name="T1081">vorfinden.</text:span></text:p>
      <text:p text:style-name="Kommandozeile">/var/www/html/joomla$ vendor/bin/codecept generate:test unit /suites/plugins/content/agpaypal/agpaypal<text:line-break/>Test was created in /var/www/html/joomla/tests/unit/suites/plugins/content/agpaypal/agpaypalTest.php</text:p>
      <text:p text:style-name="P217"><text:span text:style-name="T1082">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82">Boilerplate</text:span></text:a><text:span text:style-name="T1082"> erstellt. Im weiteren Verlauf dieses Buches werden wir die Methoden genauer ansehen und mit Inhalt füllen.</text:span></text:p>
      <text:p text:style-name="Exkurs"><text:span text:style-name="T469">RANDBEMERKUNG</text:span><text:span text:style-name="T1122"><text:line-break/></text:span>Die Testklasse<text:span text:style-name="T498">n</text:span>, <text:span text:style-name="T498">im Beispiel hier die Klasse</text:span> <text:span text:style-name="T142">agpaypal</text:span><text:span text:style-name="T67">Test</text:span>, <text:span text:style-name="T474">werden bewusst getrennt von der Produktionsklassen </text:span><text:span text:style-name="T69">plgContentAgpaypal</text:span><text:span text:style-name="T474"> in einem separaten Verzeichnis abgelegt. Diese Klassen werden Sie später, wenn Ihr Programm fertig ist, nicht mit beim Kunden installieren.</text:span></text:p>
      <text:p text:style-name="P216"><draw:frame draw:style-name="fr11" draw:name="Bild3" text:anchor-type="paragraph" svg:width="17cm" svg:height="9.721cm" draw:z-index="13"><draw:image xlink:href="Pictures/1000000000000515000002E8B55D8ADE66ED16C1.png" xlink:type="simple" xlink:show="embed" xlink:actuate="onLoad"/></draw:frame><text:soft-page-break/></text:p>
      <text:h text:style-name="P616" text:outline-level="2">Codeception – ein erster Rundgang</text:h>
      <text:p text:style-name="P219">Nachdem nun alles installiert und lauffähig <text:span text:style-name="T730">ist werden</text:span> wir <text:span text:style-name="T1083">uns </text:span>mit der Implementation der ersten realen Tests <text:span text:style-name="T1083">befassen</text:span>. Da eine gute Vorbereitung die halbe Miete ist, sehen <text:span text:style-name="T1083">starten zunächst</text:span> das, was Codeception uns bietet, genauer an. Ich führe Sie <text:span text:style-name="T1083">als erstes </text:span>durch die Verzeichnisstruktur <text:span text:style-name="T773">von Codeception</text:span>. Wenn Sie sich <text:span text:style-name="T730">in dem Programm dann </text:span>zurecht finden, ist der zweite Teil ein Kinderspiel. Sie wissen dann, wie Codeception intern Daten verarbeitet, welche Erweiterungen es gibt, <text:span text:style-name="T730">welche Module es gibt</text:span> und kenne<text:span text:style-name="T773">n</text:span> die grundlegende Syntax.</text:p>
      <text:h text:style-name="Heading_20_3" text:outline-level="3"><text:bookmark-start text:name="__RefHeading___Toc13895_75608518"/>Was <text:span text:style-name="T731">steckt in</text:span> Codeception?<text:bookmark-end text:name="__RefHeading___Toc13895_75608518"/></text:h>
      <text:p text:style-name="P220">Falls Sie bereits Tests mit einem Testwerkzeug <text:span text:style-name="T1083">ge</text:span>schr<text:span text:style-name="T1083">ie</text:span>ben <text:span text:style-name="T1083">haben</text:span>, kennen Sie die Problematik sicherlich. Jedes Werkzeug hat seine Vorteile, seine Nachteil und sein<text:span text:style-name="T734">e</text:span> Tücken. Das eine Tool bietet Ihnen einen guten Support, dafür können Sie die Tests nicht automatisieren. <text:span text:style-name="T732">Bietet ein Testtool effizientes und komfortables Arbeiten, ist die Lernkurve vielleicht sehr steil - oder umgekehrt.</text:span></text:p>
      <text:p text:style-name="P238">Es gibt nur wenige Unternehmen, die intensiv Tests einsetzen. Diese Firmen habe in der Regel Wissen im Bereich Softwaretests selbst aufgebaut oder verfügen über das notwendige Geld um das Wissen einzukaufen.</text:p>
      <text:p text:style-name="P264">Für die Programmiersprache PHP ist das bekannteste Werkzeug zweifelsfrei <text:a xlink:type="simple" xlink:href="https://phpunit.de/" text:style-name="Internet_20_link" text:visited-style-name="Visited_20_Internet_20_Link">PHPUnit</text:a>. <text:span text:style-name="T733">PHPUnit ist ein PHP-Framework, mit dem Sie PHP-Skripte testen können. Es eignet </text:span><text:soft-page-break/><text:span text:style-name="T733">sich besonders für automatisierte Unittests. PHPUnit basiert auf Konzepten, die zuvor in dem Java Pendant </text:span><text:a xlink:type="simple" xlink:href="http://junit.org/" text:style-name="Internet_20_link" text:visited-style-name="Visited_20_Internet_20_Link"><text:span text:style-name="T733">JUnit</text:span></text:a><text:span text:style-name="T733">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67">RANDBEMERKUNG</text:span><text:span text:style-name="T107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83">bietet eine umfangreiche Liste</text:span>.</text:p>
      <text:h text:style-name="P642" text:outline-level="4">Codeception ist mehr als nur ein ein weiteres Werkzeuge</text:h>
      <text:p text:style-name="P222">Codeception ist kein weiteres Werkzeug. Warum sollte auch ein weiteres Werkzeug geschaffen werden? Es gibt ja <text:span text:style-name="T774">genug Hilfsmittel</text:span>. <text:span text:style-name="T1083">Eine</text:span> Neuschaffung wäre keine Lösung. Am Ende würde ein Tester wieder vor dem gleichen Problem stehen, nämlich unterschiedliche <text:span text:style-name="T774">Programme</text:span> nutzen, aufeinander abstimmen und erlernen <text:span text:style-name="T1083">zu </text:span>müssen. Den<text:span text:style-name="T735">n</text:span> auch ein neues Werkzeuge wäre höchstwahrscheinlich nicht die Eierlegende Wollmilchsau <text:span text:style-name="T775">die alles gleich gut kann</text:span>. </text:p>
      <text:p text:style-name="P223"><text:span text:style-name="T776">Deshalb bündelt </text:span>Codeception vielmehr verschiedene Tools. Es ist so etwas wie ein <text:span text:style-name="T245">Framework für Frameworks. </text:span></text:p>
      <text:p text:style-name="P224">Codeception bietet eine einheitliche Art Tests zu schreiben. Dabei unterstützt es unterschiedliche Testtypen - <text:span text:style-name="T1084">nämlich</text:span> <text:span text:style-name="T1084">Unittests, Integrationstest/Funktionstests und Akzeptanztest</text:span>. <text:span text:style-name="T73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84">ns</text:span> Konzepte stellen sich vor</text:h>
      <text:p text:style-name="P225">Codeception schreibt auf der eigenen Website <text:a xlink:type="simple" xlink:href="http://codeception.com/quickstart" text:style-name="Internet_20_link" text:visited-style-name="Visited_20_Internet_20_Link">selbst über sich</text:a>: Codeception wurde entwickelt um ein <text:span text:style-name="T1084">Werkzeug</text:span> zu bieten, dass möglichst einfach zu bedienen ist. Schon die Installation ist einfach. Das haben Sie im vorausgehenden Kapitel selbst erfahren. </text:p>
      <text:p text:style-name="P225"><text:soft-page-break/>Codeception legt wert darauf, dass alle Tests <text:span text:style-name="T408">leicht zu lesen </text:span>sind. Ziel ist es, dass <text:span text:style-name="T1084">alle </text:span>Projektbeteiligte<text:span text:style-name="T1084">n</text:span>, <text:span text:style-name="T1084">auch </text:span>die <text:span text:style-name="T1084">die </text:span>nicht selbst programmieren, einen<text:span text:style-name="T1084"> </text:span>Test lesen können und ohne weitere Erklärung<text:span text:style-name="T1084">en</text:span> den Testgegenstand verstehen.</text:p>
      <text:p text:style-name="P226">Ich hatte <text:span text:style-name="T776">etwas weiter vorne</text:span> schon geschrieben, dass ein Problem bei der Verwendung unterschiedlicher Testtools die unterschiedliche Syntax ist. <text:span text:style-name="T1084">Jedes Programm hat in der Regel seine eigenen Syntax-Regeln. </text:span>Codeception unterstützt beim Erstellen von Tests durch die Vereinheitlichung der Syntax. Test<text:span text:style-name="T1084">s</text:span> sollen <text:span text:style-name="T408">einfach zu schreiben</text:span> sein!</text:p>
      <text:p text:style-name="P226"><text:span text:style-name="T1084">Ein weiteres Ziel von Codeception ist es, </text:span>Fehler leicht<text:span text:style-name="T1084">er</text:span> <text:span text:style-name="T1084">auffindbar zu machen</text:span>. Dafür ist es wichtig, jederzeit die aktuelle Variablenbelegung <text:span text:style-name="T1085">im Testcode </text:span>ablesen zu können. Mit Codeception sind Test <text:span text:style-name="T408">leicht zu Debuggen</text:span>.</text:p>
      <text:p text:style-name="P227">Und dabei ist Codeception modular aufgebaut, so dass es <text:span text:style-name="T408">leicht </text:span><text:span text:style-name="T426">zu </text:span><text:span text:style-name="T408">erweite</text:span><text:span text:style-name="T426">rn</text:span><text:span text:style-name="T737"> ist</text:span>.</text:p>
      <text:p text:style-name="P227">Zusätzlich unterstützt <text:span text:style-name="T737">Codeception</text:span> <text:span text:style-name="T1085">mithilfe von Entwurfsmustern </text:span>die <text:span text:style-name="T408">Wiederverwendbarkeit</text:span> von Programmcode eines Tests in anderen Tests.</text:p>
      <text:p text:style-name="P22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0">Ich habe im Kapitel <text:span text:style-name="T229"><text:bookmark-ref text:reference-format="text" text:ref-name="__RefHeading___Toc4147_593685311">Praxisteil: Die Testumgebung einrichten</text:bookmark-ref></text:span><text:span text:style-name="T229"> </text:span><text:span text:style-name="T235">| </text:span><text:span text:style-name="T229"><text:bookmark-ref text:reference-format="text" text:ref-name="__RefHeading___Toc5483_911191726">Unsere Tests mit Codeception planen</text:bookmark-ref></text:span><text:span text:style-name="T229"> </text:span><text:span text:style-name="T235">| </text:span><text:span text:style-name="T229"><text:bookmark-ref text:reference-format="text" text:ref-name="__RefHeading___Toc7170_1677125589">Testtypen</text:bookmark-ref></text:span> <text:span text:style-name="T739">die wichtigsten Testtypen in Codeception, nämlich Unittests, Funktionstests (Integrationstests) und Akzeptanztests erläutert. </text:span></text:p>
      <text:p text:style-name="P239">Jeder Testtype hat in Codeception seinen eigenen Bereich, sprich Ordner. </text:p>
      <text:p text:style-name="P229"><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60"><draw:image xlink:href="Pictures/10000000000000ED000000E35B6968EC2BB5DDDA.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1"><text:soft-page-break/>Bevor Sie mit dem Schreiben von Tests beginnen, sollten Sie sicherstellen, dass alle notwendigen Codeception Klassen vorhanden sind. <text:span text:style-name="T1086">Anlegen</text:span> können Sie <text:span text:style-name="T1086">dieser </text:span>jederzeit mithilfe des Befehls <text:span text:style-name="T67">vendor/bin/codecept build</text:span>. <text:span text:style-name="T1086">Geben Sie den Befehl nun bitte selbst ein.</text:span></text:p>
      <text:p text:style-name="P50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2"><text:span text:style-name="T742">Was ist genau passiert? Drei Dateien, nämlich die Dateien </text:span><text:span text:style-name="T139">UnitTesterActions.php</text:span><text:span text:style-name="T742">, </text:span><text:span text:style-name="T139">AcceptanceTesterActions.php</text:span><text:span text:style-name="T742"> und </text:span><text:span text:style-name="T139">FunctionalTesterActions.php</text:span><text:span text:style-name="T74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7">/var/www/html/joomla/tests/_support/_generated/</text:span><text:bookmark-end text:name="__DdeLink__8518_1677125589"/></text:p>
      <text:p text:style-name="P233"><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62"><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46">unmittelbar </text:span>nach der automatischen Generierung 975.png</text:p></draw:text-box></draw:frame></text:p>
      <text:p text:style-name="P493"><text:soft-page-break/>WICHTIG: <text:span text:style-name="T67">vendor/bin/codecept build</text:span><text:line-break/>Das Kommando <text:span text:style-name="T67">vendor/bin/codecept build</text:span><text:span text:style-name="T196"> </text:span><text:s/><text:span text:style-name="T1087">sollten </text:span>Sie nach <text:span text:style-name="T740">Ä</text:span>nderung<text:span text:style-name="T1087">en in der Konfiguration von Codeception </text:span>ausführen. <text:span text:style-name="T741">Sie können Sich merken: I</text:span>mmer dann wenn Sie eine Datei die mit <text:span text:style-name="T67">.suite.yml</text:span> endet und sich innerhalb des Ordners <text:span text:style-name="T67">/tests</text:span> befindet <text:span text:style-name="T746">ändern, sollten</text:span> Sie Codeception neu <text:span text:style-name="T229">bilden</text:span>. <text:span text:style-name="T1087">Sie müssen den build-Befehl auf jeden Fall dann ausführen, wenn Sie mit der Änderungen in der Konfiguration neue Module in Codeception laden und nutzen möchten.</text:span></text:p>
      <text:p text:style-name="P234"><text:span text:style-name="T743">Sind Sie beim Stöbern im Codeception Ordner auch über die Klassen UnitTester, AcceptanceTester und FunctionalTester gestopert? Falls nicht: Sie finden diese Klassen im Verzeichnis </text:span><text:span text:style-name="T135">/var/www/html/joomla/tests/_support/. </text:span><text:span text:style-name="T74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1"><text:span text:style-name="T74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27">Wenn</text:span><text:span text:style-name="T743"> der </text:span><text:span text:style-name="T427">Tester</text:span><text:span text:style-name="T743"> dies tut, </text:span><text:span text:style-name="T427">dann</text:span><text:span text:style-name="T743"> sollte das passieren. So kann die Software auf ihre korrekte Implementierung getestet werden. </text:span></text:p>
      <text:p text:style-name="P241"><text:span text:style-name="T743">Getestet wird nicht nur ob </text:span><text:span text:style-name="T427">das Programm richtig funktioniert</text:span><text:span text:style-name="T743">. Der Tester stellt auch sicher, dass das </text:span><text:span text:style-name="T427">richtige Programm erstellt wurde</text:span><text:span text:style-name="T743">. Diesen Satz hatte ich an anderer Stelle schon einmal ähnlich geschrieben. Ich finde aber, dass er so wichtig ist, dass man ihn nicht oft genug wiederholen kann.</text:span></text:p>
      <text:p text:style-name="P405">Ich stelle Ihnen nun die Tester kurz vor, bevor Sie <text:span text:style-name="T1088">diese</text:span> in den nachfolgenden Kapiteln in der Praxis kennenlernen.</text:p>
      <text:p text:style-name="P528">AcceptanceTester</text:p>
      <text:p text:style-name="P406"><text:span text:style-name="T792">Unter dem</text:span> Akzeptanztester können Sie sich <text:span text:style-name="T777">eine </text:span>Person vorstellen, die technisch nicht sehr interessiert ist. Der Akzeptanztester möchte von einem System unterstützt werden. Dabei soll alles, so wie in der Spezifikation festgelegt, funktionieren.</text:p>
      <text:p text:style-name="Exkurs"><text:soft-page-break/><text:span text:style-name="T468">RANBEMERKUNG - </text:span><text:span text:style-name="T1089"><text:line-break/></text:span>Zum Beispiel k<text:span text:style-name="T1089">ö</text:span>nnte ein Akzeptanzkriterium des Content Management Systems Joomla! <text:span text:style-name="T1089">s</text:span>inngemäß so lauten: Wenn ich die Installationsdatei auf meine<text:span text:style-name="T1089">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89">Video</text:span></text:a><text:span text:style-name="T1089"> zu diesem Szenario auf YouTube an. So bekommen Sie einen Eindruck und verstehen, warum ich an anderer Stelle schreiben, dass Akzeptanztests sogar Spaß machen können.</text:span></text:p>
      <text:p text:style-name="P236">Beim Behavior Driven Development <text:span text:style-name="T747">wurde </text:span>die Spezifikation mittels Beispielen, sogenannten Szenarios, <text:span text:style-name="T747">in der Entwurfsphase </text:span>beschrieben. Üblicherweise wird für die Beschreibung dieser Szenarios ein bestimmtes Format verwendet. Eines dieser Formate, <text:span text:style-name="T747">welches</text:span> auch <text:span text:style-name="T747">von </text:span>Codeception unterstützt <text:span text:style-name="T74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7">Given, When, Then</text:span> und <text:span text:style-name="T67">And</text:span> oder <text:span text:style-name="T777">den </text:span>deutschen Schlüsselwörtern <text:span text:style-name="T67">Gegeben, Wenn, Dann</text:span> und <text:span text:style-name="T67">Und</text:span> nutzen. <text:span text:style-name="T1090">Ich habe mich hier im Buch für die englischen entschieden. </text:span>Jedes Szenario <text:span text:style-name="T744">beschreibt das Verhalten der Software in einem Teilbereich. Im Englischen werden die Szenarien auch </text:span><text:a xlink:type="simple" xlink:href="https://de.wikipedia.org/wiki/User-Story" text:style-name="Internet_20_link" text:visited-style-name="Visited_20_Internet_20_Link"><text:span text:style-name="T744">User Stories</text:span></text:a><text:span text:style-name="T744"> genannt.</text:span></text:p>
      <text:p text:style-name="P235">Beispielsweise könnte die Anforderung „<text:span text:style-name="T744">Website als Administrator verwalten</text:span>“ mit folgenden Szenarios beschrieben werden:</text:p>
      <text:p text:style-name="P464">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91"><text:s/>Given There is an administrator control panel<text:line-break/> <text:s text:c="3"/>When I Login into administrator control panel<text:line-break/> <text:s text:c="3"/>Then I should see the administrator control panel</text:span></text:p>
      <text:p text:style-name="P237">Dieses Szenario könnte wie folgt implementiert werden.</text:p>
      <text:p text:style-name="P465"><text:tab/>$I-<text:span text:style-name="T747">&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747">&gt;</text:span>click(LoginPage::$loginButton);<text:line-break/>$I-&gt;<text:span text:style-name="T747">see</text:span>(<text:span text:style-name="T1092">'Your are logged in'</text:span>);</text:p>
      <text:p text:style-name="P240">Sie sehen, der Test, zumindest der in Gherkin geschriebene Teil, ist tatsächlich einfach zu lesen. Die Implementierung greift auf Methoden zurück, die in der Klasse <text:span text:style-name="T67">AcceptanceTesterActions</text:span> von Codeception generiert wurden. Diese <text:span text:style-name="T1093">Klasse </text:span>hatten Sie sich eben <text:span text:style-name="T778">bereits </text:span>angesehen. <text:span text:style-name="T1093">Im Kapitel werden wir Akzeptanztests praktisch ausprobieren.</text:span></text:p>
      <text:p text:style-name="P481"><text:span text:style-name="T778">RANDBEMERKUNG<text:line-break/>Falls Ihnen der Name </text:span><text:span text:style-name="T202">AcceptanceTester</text:span><text:span text:style-name="T778"> nicht gefällt, könne Sie diesen in der Konfigurationsdatei </text:span><text:span text:style-name="T67">acceptance.suite.yml </text:span><text:span text:style-name="T1094">ändern. Sie finden diese Datei im Verzeichnis </text:span><text:span text:style-name="T201">/var/www/html/joomla/tests/</text:span><text:span text:style-name="T1094">. Wenn Sie den Tester </text:span><text:span text:style-name="T201">Kunde</text:span><text:span text:style-name="T1094"> nennen möchten, dann ändern Sie einfach die erste Zeile in der Datei </text:span><text:span text:style-name="T201">acceptance.suite.yml. </text:span><text:span text:style-name="T1094">Ändern Sie also </text:span><text:span text:style-name="T201">class_name: AcceptanceTester</text:span><text:span text:style-name="T1094"> in </text:span><text:span text:style-name="T201">class_name: Kunde</text:span><text:span text:style-name="T1094">. Denken Sie daran, danach mit dem Befehl </text:span><text:span text:style-name="T201">vendor/bin/codecept build </text:span><text:span text:style-name="T54">den neuen Namen in allen Codeception Dateien zu aktualisieren.</text:span></text:p>
      <text:p text:style-name="P407">Akzeptanztests sind, wie im Kapitel <text:span text:style-name="T229"><text:bookmark-ref text:reference-format="text" text:ref-name="__RefHeading___Toc9336_75608518">Akzeptanztests testen das System mit wirklichen Anwendungsfällen</text:bookmark-ref></text:span><text:span text:style-name="T678"> </text:span>schon beschrieben Tests, die das Benutzerverhalten am realistischsten reproduzieren. Idealerweise laufen Sie unter den gleichen Bedingungen wie das Produktivprogramm ab. <text:span text:style-name="T1096">Im Kapitel </text:span><text:span text:style-name="T236"><text:bookmark-ref text:reference-format="text" text:ref-name="__RefHeading___Toc4157_593685311">Akzeptanztests</text:bookmark-ref></text:span><text:span text:style-name="T1096">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96">Video</text:span></text:a><text:span text:style-name="T1096">. Dieses Video zeigt die automatisch ablaufende Installation von Joomla!. G</text:span>anz zu Beginn eines Tests sollte ein festgelegter initialer Zustand hergestellt werden. Andernfalls ist es nicht möglich unter den gleichen Testbedingungen den Test zu <text:span text:style-name="T1095">reproduzieren</text:span>. <text:span text:style-name="T1097">Das Unabhängigkeit, Einfachheit und Wiederholbarkeit für alle Testtypen gelten sollte, hatte ich im Kapitel </text:span><text:span text:style-name="T237"><text:bookmark-ref text:reference-format="text" text:ref-name="__RefHeading___Toc10084_75608518">Was sollten Sie beim generieren von Tests beachten?</text:bookmark-ref></text:span><text:span text:style-name="T1097"> schon angesprochen.</text:span></text:p>
      <text:p text:style-name="P529">FunctionalTester</text:p>
      <text:p text:style-name="P242">Die Bez<text:span text:style-name="T745">eichnung Funktionstests ist eine Eigenart in Codeception. Im Grunde genommen sind Funktionstests das gleiche wie Integrationstest. </text:span></text:p>
      <text:p text:style-name="P408"><text:soft-page-break/>Funktionstests <text:span text:style-name="T748">laufen</text:span> <text:span text:style-name="T748">schneller als Akzeptanztests. Grund hierfür ist, dass</text:span> nicht die gleichen Bedingungen wie beim Produktivsystem gefordert sind. Funktionstests für eine Webapplikation benötigen nicht zwingend einen Webserver. <text:span text:style-name="T748">Diese </text:span>Tests können auch mit einem Browser, der nicht über eine grafische Benutzeroberfläche verfügt <text:span text:style-name="T1098">und somit schneller abläuft,</text:span> <text:span text:style-name="T748">durchgeführt werden</text:span>. Browser <text:span text:style-name="T779">ohne grafische Benutzeroberfläche nennt man </text:span><text:a xlink:type="simple" xlink:href="https://en.wikipedia.org/wiki/Headless_browser" text:style-name="Internet_20_link" text:visited-style-name="Visited_20_Internet_20_Link">Headless Browser</text:a>.</text:p>
      <text:p text:style-name="P243">Funktionstests <text:span text:style-name="T1099">nutzen unter anderem </text:span>die einheitliche Schnittstelle des Architekturstil <text:a xlink:type="simple" xlink:href="https://de.wikipedia.org/wiki/Representational_State_Transfer" text:style-name="Internet_20_link" text:visited-style-name="Visited_20_Internet_20_Link"><text:span text:style-name="T503">Representational State Transfer (REST)</text:span></text:a><text:span text:style-name="T503">.</text:span> <text:span text:style-name="T780">Was können Sie sich genau unter einer REST-Schnittstelle vorstellen? </text:span>Vereinfacht gesagt <text:span text:style-name="T749">können Systeme über eine REST-Schnittstelle automatisch </text:span>miteinander kommunizieren. <text:span text:style-name="T749">Das bedeutet, dass auch Tests automatisch ablaufen können, ohne das ein Mensch zwischendurch eingreifen muss. Im Internet ist ein Großteil der für REST nötigen Infrastruktur, zum Beispiel Webserver oder HTTP-fähige Clients, vorhanden.</text:span></text:p>
      <text:p text:style-name="P409">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00">anwendung</text:span></text:a> die statische Seiteninhalte <text:span text:style-name="T1100">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51">n</text:span>e Inhalte dynamisch. <text:span text:style-name="T1100">Die gleiche </text:span><text:a xlink:type="simple" xlink:href="https://de.wikipedia.org/wiki/Hypertext_Transfer_Protocol#HTTP-Anfragemethoden" text:style-name="Internet_20_link" text:visited-style-name="Visited_20_Internet_20_Link"><text:span text:style-name="T1100">HTTP-Anfrage</text:span></text:a><text:span text:style-name="T1100"> - also der gleiche HTTP-Request - kann, je nach Datenbankinhalt, unterschiedliche </text:span>Informationen <text:span text:style-name="T750">anzeigen. Joomla! erfüllt das REST Paradigma somit nicht vollständig</text:span>. <text:span text:style-name="T751">Zur Veranschaulichung zeige ich Ihnen aber im praktischen Teil, genau im Unterkapitel</text:span><text:span text:style-name="T238"> </text:span><text:span text:style-name="T238"><text:bookmark-ref text:reference-format="text" text:ref-name="__RefHeading___Toc11137_75608518">REST-Schnittstelle</text:bookmark-ref></text:span><text:span text:style-name="T238"> </text:span><text:span text:style-name="T751">des Kapitels </text:span><text:span text:style-name="T238"><text:bookmark-ref text:reference-format="text" text:ref-name="__RefHeading___Toc4155_593685311">Funktionstest</text:bookmark-ref></text:span><text:span text:style-name="T238"> </text:span><text:span text:style-name="T751">einen Funktionstest, der einen HTTP-Zugriff nutzt.</text:span></text:p>
      <text:p text:style-name="P410">Wird über <text:span text:style-name="T1100">das Hypertext-Übertragungsprotokoll</text:span> HTTP <text:span text:style-name="T78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80">D</text:span>ie wichtigsten HTTP-Methoden sind </text:p>
      <text:list xml:id="list5776775846121766910" text:style-name="L12">
        <text:list-item>
          <text:p text:style-name="P567">GET<text:line-break/>Mit der GET-Methode können Sie eine Ressource, zum Beispiel eine Datei, vom Server anfordern. </text:p>
        </text:list-item>
        <text:list-item>
          <text:p text:style-name="P567">POST<text:line-break/>Mit der POST-Methode können Sie Daten wie Bilder oder HTML-Formular-Daten zur weiteren Verarbeitung zum Server senden. </text:p>
        </text:list-item>
        <text:list-item>
          <text:p text:style-name="P567">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567">DELETE<text:line-break/>Die DELETE-Methode löscht die angegebene Ressource auf dem Server.</text:p>
        </text:list-item>
      </text:list>
      <text:p text:style-name="P529">UnitTester</text:p>
      <text:p text:style-name="P244">Codeception <text:span text:style-name="T75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53">Dokumentation von PHPUnit</text:span></text:a><text:span text:style-name="T753"> nachlesen.</text:span></text:p>
      <text:h text:style-name="P643" text:outline-level="4"><text:span text:style-name="T754">Mit </text:span>Codeception <text:span text:style-name="T754">Tests organisieren und erweitern</text:span></text:h>
      <text:p text:style-name="Heading_20_5"><text:bookmark-start text:name="__DdeLink__6892_911191726"/>CEPT und CEST</text:p>
      <text:p text:style-name="P411">Codeception <text:span text:style-name="T1101">selbst </text:span>bietet Ihnen <text:span text:style-name="T1101">zwei</text:span> <text:span text:style-name="T755">verschiedene </text:span>Formate. <text:span text:style-name="T1101">Das </text:span><text:a xlink:type="simple" xlink:href="http://codeception.com/docs/02-GettingStarted#Cept-Cest-and-Test-Formats" text:style-name="Internet_20_link" text:visited-style-name="Visited_20_Internet_20_Link"><text:span text:style-name="T1101">Cept-Format</text:span></text:a><text:span text:style-name="T1101"> ist ein </text:span><text:a xlink:type="simple" xlink:href="http://codeception.com/docs/02-GettingStarted#Writing-a-Sample-Scenario" text:style-name="Internet_20_link" text:visited-style-name="Visited_20_Internet_20_Link"><text:span text:style-name="T1101">Szenario basiertes</text:span></text:a><text:span text:style-name="T1101"> Format. Das </text:span><text:a xlink:type="simple" xlink:href="http://codeception.com/docs/07-AdvancedUsage#Cest-Classes" text:style-name="Internet_20_link" text:visited-style-name="Visited_20_Internet_20_Link"><text:span text:style-name="T1101">Cest-Format</text:span></text:a><text:span text:style-name="T1101"> basiert auf einer </text:span><text:a xlink:type="simple" xlink:href="https://de.wikipedia.org/wiki/Klasse_(Objektorientierung)" text:style-name="Internet_20_link" text:visited-style-name="Visited_20_Internet_20_Link"><text:span text:style-name="T1101">Klasse</text:span></text:a><text:span text:style-name="T1101">. </text:span></text:p>
      <text:p text:style-name="Exkurs">RANDBEMERKUNG<text:line-break/>Streng genommen könnten wir <text:span text:style-name="T1101">die U</text:span>n<text:span text:style-name="T1101">ittests </text:span>als weiteres drittes Format hinzurechnen. </text:p>
      <text:p text:style-name="P412"><text:bookmark-start text:name="__DdeLink__7129_911191726"/>Mithilfe des Befehls <text:span text:style-name="T67">vendor/bin/codecept generate:</text:span><text:span text:style-name="T70">cest</text:span><text:span text:style-name="T67"> acceptance TestCest</text:span></text:p>
      <text:p text:style-name="Kommandozeile"><text:bookmark-end text:name="__DdeLink__6892_911191726"/>/var/www/html/joomla$ vendor/bin/codecept generate:<text:span text:style-name="T408">cest</text:span> acceptance TestCest<text:line-break/>Test was created in /var/www/html/joomla/tests/acceptance/TestCest.php</text:p>
      <text:p text:style-name="P245">erstellen <text:span text:style-name="T1102">Sie beispielsweise</text:span> ein<text:span text:style-name="T781">e</text:span> <text:span text:style-name="T408">Cest</text:span>-Datei <text:span text:style-name="T1102">für einen Akzeptanztest</text:span>.</text:p>
      <text:p text:style-name="Progammcode">&lt;?php<text:line-break/>class Test<text:span text:style-name="T40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7"><text:bookmark-end text:name="__DdeLink__7129_911191726"/><text:soft-page-break/>Jede Methode in einer CEST-Datei, deren Name nicht mit einem Unterstrich beginnt, wird von Codeception als Test interpretiert. Die Methoden <text:span text:style-name="T67">_before()</text:span> und <text:span text:style-name="T67">_after()</text:span> sind spezielle Methoden. <text:span text:style-name="T67">_before()</text:span> wird vor jedem Test und <text:span text:style-name="T67">after()</text:span> wird nach jedem Test ausgeführt. Zusätzlich können Sie noch die spezielle Methode <text:span text:style-name="T67">_fail()</text:span> verwenden. Sie wird im Falle eines Fehlers ausgeführt und eignet sich deshalb zum Aufräumen im Fehlerfalle.</text:p>
      <text:p text:style-name="P413">Mithilfe des Befehls <text:span text:style-name="T67">vendor/bin/codecept generate:</text:span><text:span text:style-name="T70">ce</text:span><text:span text:style-name="T80">p</text:span><text:span text:style-name="T70">t</text:span><text:span text:style-name="T67"> acceptance TestCest</text:span></text:p>
      <text:p text:style-name="P507">/var/www/html/joomla$ vendor/bin/codecept generate:<text:span text:style-name="T408">ce</text:span><text:span text:style-name="T428">p</text:span><text:span text:style-name="T408">t</text:span> acceptance TestCest<text:line-break/>Test was created in /var/www/html/joomla/tests/acceptance/TestCe<text:span text:style-name="T756">p</text:span>t.php</text:p>
      <text:p text:style-name="P245">erstellen Sie ein<text:span text:style-name="T757">e</text:span> <text:span text:style-name="T408">Cept</text:span>-Datei. <text:span text:style-name="T1102">Diese Datei enthält unmittelbar nach der automatischen Generierung die folgenden drei Zeilen.</text:span></text:p>
      <text:p text:style-name="P443">&lt;?php <text:line-break/>$I = new AcceptanceTester($scenario);<text:line-break/>$I-&gt;wantTo('perform actions and see result');</text:p>
      <text:p text:style-name="P246">Nicht-Entwickler bevorzugen oft das CEPT-Format. Entwickler entscheiden sich in der Regel für das CE<text:span text:style-name="T1102">S</text:span>T-Format. <text:span text:style-name="T782">Das CEST-Format unterstützt </text:span>mehrer<text:span text:style-name="T782">e</text:span> Test in<text:span text:style-name="T782">nerhalb</text:span> einer Datei. <text:span text:style-name="T782">Außerdem können Sie Programmc</text:span>odes mithilfe von zusätzlichen privaten Methoden <text:span text:style-name="T782">leichter wiederverwenden</text:span>.</text:p>
      <text:p text:style-name="P483">EXKURS CEST-Format für Unittests<text:line-break/>Meiner Meinung nach eignet sich das Cest-Format nur für Akzeptanztests und Funktionstest<text:span text:style-name="T783">s. Wenn Sie Unittests schreiben verwenden Sie besser das </text:span><text:a xlink:type="simple" xlink:href="http://codeception.com/docs/05-UnitTests" text:style-name="Internet_20_link" text:visited-style-name="Visited_20_Internet_20_Link"><text:span text:style-name="T783">hierfür vorgesehene Format</text:span></text:a><text:span text:style-name="T783">. </text:span>Das CEST-Format bietet von Haus aus keine <text:a xlink:type="simple" xlink:href="https://phpunit.de/manual/current/en/appendixes.assertions.html" text:style-name="Internet_20_link" text:visited-style-name="Visited_20_Internet_20_Link"><text:span text:style-name="T1102">Assertion</text:span></text:a> und keine Methoden zum Erstellen von Testduplikaten.</text:p>
      <text:p text:style-name="P532">Annotationen</text:p>
      <text:p text:style-name="P414">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4">Dies ist insbesondere dann sinnvoll, wenn PHP die <text:span text:style-name="T1103">Funktionen, die die </text:span>Annotationen <text:span text:style-name="T1103">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03">beziehungsweise </text:span><text:a xlink:type="simple" xlink:href="https://phpunit.de/manual/current/en/appendixes.annotations.html" text:style-name="Internet_20_link" text:visited-style-name="Visited_20_Internet_20_Link"><text:span text:style-name="T1103">PHPUnit</text:span></text:a><text:span text:style-name="T1103">, </text:span>bieten Zusatzwerkzeugen, die die Annotationen auswerten und richtig weiterverarbeiten können.</text:p>
      <text:p text:style-name="P247"><text:span text:style-name="T1102">(</text:span>Todo, die hatte ich doch schon <text:span text:style-name="T758">einmal</text:span> irgendwo beschrieben, oder? <text:span text:style-name="T1102">Nein das kommt später , es gibt auch eine für Testduplikate)</text:span></text:p>
      <text:p text:style-name="P530">Page Objekte und Step Objekte</text:p>
      <text:p text:style-name="P248">Stellen Sie sich vor, Sie haben <text:span text:style-name="T784">viele unterschiedliche</text:span> Test<text:span text:style-name="T784">s</text:span> geschrieben, in denen auf der Startseite das HTML-Element mit der ID <text:span text:style-name="T67">username</text:span> vorkam. Nun muss der Name dieser ID geändert werden. Ganz egal warum. Sie müssen <text:span text:style-name="T784">nun viele unterschiedliche </text:span>Test<text:span text:style-name="T1103">s</text:span> korrigieren und Ihnen ist sicherlich nun schon klar, worauf ich hinaus will. </text:p>
      <text:p text:style-name="P249">Sinnvoll ist es, <text:span text:style-name="T759">Elemente des </text:span><text:a xlink:type="simple" xlink:href="https://www.w3.org/DOM/" text:style-name="Internet_20_link" text:visited-style-name="Visited_20_Internet_20_Link"><text:span text:style-name="T75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59">)</text:span></text:a> <text:span text:style-name="T75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29">Page Objekte</text:span></text:a><text:span text:style-name="T759">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50"><text:a xlink:type="simple" xlink:href="http://codeception.com/docs/06-ReusingTestCode#StepObjects" text:style-name="Internet_20_link" text:visited-style-name="Visited_20_Internet_20_Link"><text:span text:style-name="T408">Step Objekte</text:span></text:a> s<text:span text:style-name="T1105">tellen</text:span> eine andere Art <text:span text:style-name="T1105">zum Wiederwenden von </text:span>Programmcode <text:span text:style-name="T1105">dar</text:span>. Codeception hat <text:span text:style-name="T760">Step Objekte</text:span> dazu vorgesehen <text:span text:style-name="T1105">Programmcode bezüglich</text:span> Aktionen, die immer wieder vorkommen, <text:span text:style-name="T1105">zur wiederholten Nutzung zur Verfügung zu stellen</text:span>. <text:span text:style-name="T76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40">selectListValue(listenfeld $l, wert $w)</text:span><text:bookmark-end text:name="__DdeLink__7762_911191726"/><text:span text:style-name="T760"> heißen. Immer dann wenn die Auswahl in einem Listenfeld simuliert werden soll, würde ein Aufruf von </text:span><text:span text:style-name="T140">selectListValue(„tiere“, „hund“)</text:span><text:span text:style-name="T760"> ausreichen, um die Belegung der Liste </text:span><text:span text:style-name="T140">tiere</text:span><text:span text:style-name="T760"> mit der Option </text:span><text:span text:style-name="T140">hund</text:span><text:span text:style-name="T760"> zu testen.</text:span></text:p>
      <text:h text:style-name="Heading_20_3" text:outline-level="3"><text:soft-page-break/>Codeception unter die Lupe genommen</text:h>
      <text:p text:style-name="P251"><text:span text:style-name="T1105">Sehen wir die einzelnen Verzeichnisse von Codeception einmal kurz an. </text:span>Nach der Installation <text:span text:style-name="T785">von </text:span>Codeception <text:span text:style-name="T1105">zu Beginn dieses Kapitels</text:span> haben Sie den Ordner <text:span text:style-name="T67">tests</text:span> mit folgendem Inhalt vorgefunden. (todo vendor abhänigkeiten)</text:p>
      <text:p text:style-name="Text_20_body"><draw:frame draw:style-name="fr14" draw:name="Bild27" text:anchor-type="paragraph" svg:width="6.72cm" svg:height="6.006cm" draw:z-index="18"><draw:image xlink:href="Pictures/10000000000000FE000000E30EB2B65514289FDC.png" xlink:type="simple" xlink:show="embed" xlink:actuate="onLoad"/></draw:frame></text:p>
      <text:h text:style-name="P644" text:outline-level="4">Ordnerstruktur</text:h>
      <text:p text:style-name="P531">_data</text:p>
      <text:p text:style-name="Text_20_body">Im Verzeichnis _data können Sie einen Export aus einer Datenbank ablegen. Wenn Sie möchten, können Sie Codeception über die Konfiguration <text:span text:style-name="T1109">so einstellen</text:span>, dass vor <text:span text:style-name="T1110">dem</text:span> Ausführung <text:span text:style-name="T1109">eines</text:span> Tests eine Datenbank aus diesem Export erstellt wird und die Tests so in einem vordefinierten Zustand ausgeführt werden können.</text:p>
      <text:p text:style-name="P484"><text:span text:style-name="T1110">RANDBEMERKUNG<text:line-break/>Um einen Datenbankexport automatisch vor jedem Testdurchgang in Ihre Datenbank einlesen zu lassen müssen Sie das Db Modul aktivieren. Wie Sie das tun können steht unter der Überschrift </text:span><text:span text:style-name="T240">Db</text:span><text:span text:style-name="T1110"> Sie in der </text:span><text:a xlink:type="simple" xlink:href="http://codeception.com/docs/09-Data#Db" text:style-name="Internet_20_link" text:visited-style-name="Visited_20_Internet_20_Link"><text:span text:style-name="T1110">Dokumentation von Codeception</text:span></text:a><text:span text:style-name="T1110">. Wollen Sie verstehen wie dieses Modul genau arbeitet? Dann sehen Sie sich die Datei </text:span><text:bookmark-start text:name="__DdeLink__9401_628137337"/><text:span text:style-name="T67">/var/www/html/joomla/vendor/codeception/codeception/src/Codeception/Module</text:span><text:bookmark-end text:name="__DdeLink__9401_628137337"/><text:span text:style-name="T67">/Db.php</text:span> <text:span text:style-name="T1111">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111">JoomlaDb</text:span></text:a><text:span text:style-name="T1111"> kreiert, dass das Codeception Modul Db um diese Besonderheit erweitert.</text:span></text:p>
      <text:p text:style-name="Heading_20_5"><text:soft-page-break/>_env</text:p>
      <text:p text:style-name="P418">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112">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12">offiziellen Codeception auf Docker Hub</text:span></text:a><text:span text:style-name="T1112"> lesen.</text:span></text:p>
      <text:p text:style-name="Heading_20_5">_output</text:p>
      <text:p text:style-name="P417">Diesen Ordner werde Sie einmal lieben lernen. Wenn Sie später Tests ablaufen lassen und einer dieser Tests fehlschlägt, finden Sie Informationen zu Fehlergründen in diesem Verzeichnis.</text:p>
      <text:p text:style-name="Heading_20_5">_<text:span text:style-name="T761">support</text:span></text:p>
      <text:p text:style-name="P415">In diesem Ordner finden Sie selbst erstellte oder automatisch generierte Support Dateien. <text:span text:style-name="T1108">Die meisten dieser Datei wurden erstellt, als wir im Kapitel </text:span><text:span text:style-name="T239"><text:bookmark-ref text:reference-format="text" text:ref-name="__RefHeading___Toc13897_75608518">Testtypen in Codeception</text:bookmark-ref></text:span><text:span text:style-name="T239"> </text:span><text:span text:style-name="T680">den </text:span><text:span text:style-name="T208">build</text:span><text:span text:style-name="T679">-Befehl ausgeführt haben.</text:span></text:p>
      <text:p text:style-name="Heading_20_5">acceptance</text:p>
      <text:p text:style-name="P416"><text:span text:style-name="T1106">Das Verzeichnis </text:span><text:span text:style-name="T204">acceptance</text:span><text:span text:style-name="T1106"> einhält die in Gherkin geschrieben Feature Dateien. Also die Dateien, die für die Ausführung der Akzeptanztests in Codeception zuständig sind. In diesem Verzeichnis ist zusätzlich eine Datei die </text:span><text:span text:style-name="T67">_bootstrap.php</text:span> <text:span text:style-name="T1106">heißt und in der Sie PHP Programmcode hinterlegen können, der vor jedem Akzeptanztest automatisch ausgeführt wird.</text:span></text:p>
      <text:p text:style-name="Heading_20_5">functional</text:p>
      <text:p text:style-name="P419"><text:span text:style-name="T1106">Das Verzeichnis </text:span><text:span text:style-name="T204">functional</text:span><text:span text:style-name="T1106"> einhält alle Testdateien die Funktionstests enthalten. Diese werden in Unterverzeichnissen zusammengefasst. Ein Unterverzeichnis wird auch Testsuite genannt. Im Verzeichnis </text:span><text:span text:style-name="T204">functional </text:span><text:span text:style-name="T1106">ist zusätzlich eine Datei die </text:span><text:span text:style-name="T67">_bootstrap.php</text:span> <text:span text:style-name="T1106">heißt und in der Sie PHP Programmcode hinterlegen können, der vor jedem Funktionstest automatisch ausgeführt wird. </text:span></text:p>
      <text:p text:style-name="Heading_20_5"><text:soft-page-break/>unit</text:p>
      <text:p text:style-name="P419"><text:span text:style-name="T1106">Das Verzeichnis </text:span><text:span text:style-name="T204">unit</text:span><text:span text:style-name="T1106"> einhält die Dateien zu Ihren Unittests. Diese werden in Unterverzeichnisse zusammengefasst. Ein Unterverzeichnis wird Testsuite genannt. Im Verzeichnis </text:span><text:span text:style-name="T204">unit</text:span><text:span text:style-name="T1106"> ist </text:span><text:bookmark-start text:name="__DdeLink__13791_75608518"/><text:span text:style-name="T1106">zusätzlich</text:span><text:bookmark-end text:name="__DdeLink__13791_75608518"/><text:span text:style-name="T1106"> eine Datei die </text:span><text:span text:style-name="T67">_bootstrap.php</text:span> <text:span text:style-name="T1106">heißt und in der Sie PHP Programmcode hinterlegen können, der vor jedem Unittest automatisch ausgeführt wird. </text:span></text:p>
      <text:h text:style-name="Heading_20_4" text:outline-level="4">Konfiguration</text:h>
      <text:p text:style-name="Heading_20_5">_<text:span text:style-name="T762">boostrap.php</text:span></text:p>
      <text:p text:style-name="P420"><text:span text:style-name="T1106">In Codeception gibt es mehrere Dateien, die </text:span><text:bookmark-start text:name="__DdeLink__13687_75608518"/><text:span text:style-name="T204">_boostrap.php</text:span><text:bookmark-end text:name="__DdeLink__13687_75608518"/><text:span text:style-name="T1106"> heißen. Die drei </text:span><text:span text:style-name="T204">_boostrap.php </text:span><text:span text:style-name="T1106">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04">_boostrap.php</text:span><text:span text:style-name="T64">,</text:span><text:span text:style-name="T204"> </text:span><text:span text:style-name="T55">die </text:span><text:span text:style-name="T57">direkt</text:span><text:span text:style-name="T55"> im Verzeichnis </text:span><text:span text:style-name="T205">tests</text:span><text:span text:style-name="T55"> liegt, einfügen. </text:span><text:span text:style-name="T57">Kommen wir noch einmal auf unser Beispiel Plugin AgPaypal zurück. </text:span><text:span text:style-name="T55">Für </text:span><text:span text:style-name="T57">diese Joomla! Erweiterung</text:span><text:span text:style-name="T55"> gibt es ein paar Variablenbelegungen, auf die wir später in allen Tests zugreifen möchten. Bitte fügen Sie doch den nachfolgenden </text:span><text:span text:style-name="T56">Programmcode</text:span><text:span text:style-name="T55"> in die Datei </text:span><text:span text:style-name="T205">/var/www/html/joomla/tests/_bootstrap.php</text:span><text:span text:style-name="T5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1">Was bewirken die Einträge genau? Die Zeile <text:bookmark-start text:name="__DdeLink__10450_628137337"/><text:span text:style-name="T67">define("_JEXEC", 'true');</text:span><text:bookmark-end text:name="__DdeLink__10450_628137337"/> <text:span text:style-name="T1113">setzt die Konstante </text:span><text:span text:style-name="T210">JEXEC</text:span><text:span text:style-name="T1113">. Nur wenn diese Konstante definiert ist, kann Joomla! ausgeführt und somit auch getestet werden. </text:span></text:p>
      <text:p text:style-name="P485"><text:span text:style-name="T1113">RANDBEMERKUNG<text:line-break/>A</text:span>lle Skript innerhalb von Joomla! beginnen mit der Zeile <text:span text:style-name="T67">defined('_JEXEC') or die;</text:span>. <text:soft-page-break/>Auch in unser Plugin Ag<text:span text:style-name="T1113">p</text:span>aypal haben wir diese Zeile integriert. <text:span text:style-name="T1115">Der Joomla! Prozess stirbt, wenn die Konstante nicht gesetzt ist. </text:span>Dies ist eine Sicherheitsfunktion innerhalb von Jooma!. Kein Skript innerhalb von Joomla! <text:span text:style-name="T1115">k</text:span>ann somit von außen, also vom Browser <text:span text:style-name="T1115">irgeneines</text:span> Internetnutzers, so manipuliert werden, dass es etwas anderes macht als die Joomla! Entwickler mit ihm beabsichtigten. <text:span text:style-name="T1115">Die Konstante kann nur innerhalb der Anwendung gesetzt werde, also wenn ein Skript innerhalb von Joomla direkt inkludiert, dass heißt per </text:span><text:span text:style-name="T211">require</text:span><text:span text:style-name="T1115"> oder </text:span><text:span text:style-name="T211">include</text:span><text:span text:style-name="T1115"> in PHP eingebunden wird. Das setzten der Konstante muss also innerhalb des selben Prozesses erfolgen.</text:span></text:p>
      <text:p text:style-name="Text_20_body"><text:span text:style-name="T1116">Mit </text:span><text:a xlink:type="simple" xlink:href="http://php.net/manual/de/function.error-reporting.php" text:style-name="Internet_20_link" text:visited-style-name="Visited_20_Internet_20_Link"><text:span text:style-name="T67">error_reporting(E_ALL);</text:span></text:a> <text:span text:style-name="T1116">und </text:span><text:a xlink:type="simple" xlink:href="http://php.net/manual/de/function.ini-set.php" text:style-name="Internet_20_link" text:visited-style-name="Visited_20_Internet_20_Link"><text:span text:style-name="T67">ini_set('display_errors', 1);</text:span></text:a> <text:span text:style-name="T1116">bewirken wir, dass Fehler nicht unterdrückt sondern angezeigt werden.</text:span></text:p>
      <text:p text:style-name="P422">Und last but not least <text:span text:style-name="T1117">bewirkt</text:span> das Einbinden der Dateien <text:a xlink:type="simple" xlink:href="https://github.com/joomla/joomla-cms/blob/staging/libraries/import.legacy.php" text:style-name="Internet_20_link" text:visited-style-name="Visited_20_Internet_20_Link"><text:span text:style-name="T67">import.legacy.php</text:span></text:a> und <text:a xlink:type="simple" xlink:href="https://github.com/joomla/joomla-cms/blob/staging/libraries/cms.php" text:style-name="Internet_20_link" text:visited-style-name="Visited_20_Internet_20_Link"><text:span text:style-name="T67">cms.php</text:span></text:a>, dass Sie in den Tests auf alle Joomla! Bibliotheken zugreifen können.</text:p>
      <text:p text:style-name="Heading_20_5">acceptance.suite.yml</text:p>
      <text:p text:style-name="P425"><text:bookmark-start text:name="__DdeLink__11081_628137337"/><text:span text:style-name="T1107">Die Datei </text:span><text:span text:style-name="T67">/var/www/html/joomla/tests/acceptance.suite.yml</text:span> <text:span text:style-name="T1117">haben Sie mit dem </text:span><text:span text:style-name="T209">b</text:span><text:span text:style-name="T212">oostrap</text:span><text:span text:style-name="T209">-</text:span><text:span text:style-name="T1107">Befehl erstellt und sie enthält die Standardwerte für die notwendigen Konfigurationsangaben für Akzeptanztests. Den </text:span><text:span text:style-name="T209">b</text:span><text:span text:style-name="T212">oostrap</text:span><text:span text:style-name="T1107">-Befehl hatten wir zu Beginn des Kapitels im Abschnitt </text:span><text:span text:style-name="T239"><text:bookmark-ref text:reference-format="text" text:ref-name="__RefHeading___Toc11376_628137337">Codeception</text:bookmark-ref></text:span><text:span text:style-name="T239"> | </text:span><text:span text:style-name="T239"><text:bookmark-ref text:reference-format="text" text:ref-name="__RefHeading___Toc11378_628137337">Installation</text:bookmark-ref></text:span><text:span text:style-name="T239"> </text:span><text:span text:style-name="T1107">ausgeführt. Ich drucke Ihnen hier die automatisch erstellte Version dieser Konfigurationsdatei ab. Wir werden diese Datei im späteren Verlauf erweitern.</text:span><text:bookmark-end text:name="__DdeLink__11081_628137337"/></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3"><text:span text:style-name="T1107">Die Datei </text:span><text:span text:style-name="T67">/var/www/html/joomla/tests/</text:span><text:span text:style-name="T206">functional</text:span><text:span text:style-name="T67">.suite.yml</text:span> <text:span text:style-name="T1117">haben Sie mit dem </text:span><text:span text:style-name="T209">b</text:span><text:span text:style-name="T212">oostrap</text:span><text:span text:style-name="T209">-</text:span><text:span text:style-name="T1107">Befehl erstellt und sie enthält die Standardwerte für die notwendigen Konfigurationsangaben für Funktionstests. Den </text:span><text:span text:style-name="T209">b</text:span><text:span text:style-name="T212">oostrap</text:span><text:span text:style-name="T1107">-Befehl hatten wir zu Beginn des Kapitels im Abschnitt </text:span><text:span text:style-name="T239"><text:bookmark-ref text:reference-format="text" text:ref-name="__RefHeading___Toc11376_628137337">Codeception</text:bookmark-ref></text:span><text:span text:style-name="T239"> | </text:span><text:span text:style-name="T239"><text:bookmark-ref text:reference-format="text" text:ref-name="__RefHeading___Toc11378_628137337">Installation</text:bookmark-ref></text:span><text:span text:style-name="T239"> </text:span><text:span text:style-name="T1107">ausgeführt. Ich drucke Ihnen hier die automatisch erstellte </text:span><text:soft-page-break/><text:span text:style-name="T1107">Version dieser Konfigurationsdatei ab. Wir werden diese Datei im späteren Verlauf erweitern.</text:span></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424"><text:span text:style-name="T1107">Die Datei </text:span><text:span text:style-name="T67">/var/www/html/joomla/tests/</text:span><text:span text:style-name="T206">unit</text:span><text:span text:style-name="T67">.suite.yml</text:span> <text:span text:style-name="T1117">haben Sie mit dem </text:span><text:span text:style-name="T209">b</text:span><text:span text:style-name="T212">ootstrap</text:span><text:span text:style-name="T209">-</text:span><text:span text:style-name="T1107">Befehl erstellt und sie enthält die Standardwerte für die notwendigen Konfigurationsangaben für Unittests. Den </text:span><text:span text:style-name="T209">b</text:span><text:span text:style-name="T212">ootstrap</text:span><text:span text:style-name="T1107">-Befehl hatten wir zu Beginn des Kapitels im Abschnitt </text:span><text:span text:style-name="T239"><text:bookmark-ref text:reference-format="text" text:ref-name="__RefHeading___Toc11376_628137337">Codeception</text:bookmark-ref></text:span><text:span text:style-name="T239"> | </text:span><text:span text:style-name="T239"><text:bookmark-ref text:reference-format="text" text:ref-name="__RefHeading___Toc11378_628137337">Installation</text:bookmark-ref></text:span><text:span text:style-name="T239"> </text:span><text:span text:style-name="T1107">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7">Das Sie Codeception über den Befehl <text:span text:style-name="T67">codecept</text:span> ausführen, haben Sie schon <text:span text:style-name="T1118">mit</text:span> Beispielen <text:span text:style-name="T1105">kennengelernt</text:span>. Sie haben auch <text:span text:style-name="T788">schon Steuerbefehle</text:span> kennen gelernt, nämlich <text:span text:style-name="T67">build, </text:span><text:span text:style-name="T203">generate</text:span> und <text:span text:style-name="T67">run</text:span>. </text:p>
      <text:list xml:id="list1429449720529889013" text:style-name="L13">
        <text:list-item>
          <text:p text:style-name="P568"><text:span text:style-name="T786">Mit dem Befehl </text:span><text:span text:style-name="T430">build</text:span><text:span text:style-name="T786"> veranlassen Sie Codeception dazu, automatisch Programmcode anhand der Eintragungen in den Konfigurationsdateien zu generieren. </text:span></text:p>
        </text:list-item>
        <text:list-item>
          <text:p text:style-name="P569"><text:span text:style-name="T786">Mit dem Befehl </text:span><text:span text:style-name="T430">run</text:span><text:span text:style-name="T786"> führt Codeception Tests aus. Wenn Sie </text:span><text:span text:style-name="T143">codecept run</text:span><text:span text:style-name="T786"> starten, können Sie weitere Argumente mitgeben:<text:line-break/></text:span><text:span text:style-name="T143">/var/www/html/joomla$ vendor/bin/codecept run </text:span><text:span text:style-name="T81">[optionen] [suite] [test]</text:span><text:span text:style-name="T143">. <text:line-break/></text:span><text:span text:style-name="T30">Der Befehl </text:span><text:span text:style-name="T144">/var/www/html/joomla$ </text:span><text:bookmark-start text:name="__DdeLink__6448_484173661"/><text:span text:style-name="T145">vendor/bin/codecept run </text:span><text:span text:style-name="T76">unit </text:span><text:soft-page-break/><text:span text:style-name="T76">tests/unit/suites/plugins/content/agpaypal/agpaypalTest</text:span><text:bookmark-end text:name="__DdeLink__6448_484173661"/><text:span text:style-name="T76"> </text:span><text:span text:style-name="T30">führt </text:span><text:span text:style-name="T58">beispielsweise </text:span><text:span text:style-name="T30">genau den einen </text:span><text:span text:style-name="T62">Unitt</text:span><text:span text:style-name="T30">est </text:span><text:span text:style-name="T76">agpaypalTest</text:span><text:span text:style-name="T30"> aus. <text:line-break/>Und die Eingabe </text:span><text:span text:style-name="T144">/var/www/html/joomla$ </text:span><text:bookmark-start text:name="__DdeLink__6448_4841736611"/><text:span text:style-name="T145">vendor/bin/codecept run </text:span><text:span text:style-name="T76">-q </text:span><text:span text:style-name="T145">unit tests/unit/suites/plugins/content/agpaypal/agpaypalTest</text:span><text:bookmark-end text:name="__DdeLink__6448_4841736611"/><text:span text:style-name="T145"> </text:span><text:span text:style-name="T30">unterdrück die Ausgabe in der Konsole. Die Option q steht für </text:span><text:span text:style-name="T62">des englische Wort </text:span><text:span text:style-name="T30">quite.</text:span></text:p>
        </text:list-item>
      </text:list>
      <text:p text:style-name="P486"><text:span text:style-name="T32">RANDBEMERKUNG</text:span><text:span text:style-name="T60"><text:line-break/>Sie können alle Unittests in einer Suite gleichzeitig ausführen. Verwenden Sie dazu einfach den Befehl<text:line-break/></text:span><text:span text:style-name="T145">tests/codeception/vendor/bin/codecept run unit</text:span><text:span text:style-name="T30"><text:line-break/></text:span><text:span text:style-name="T61">ohne dabei eine spezielle Datei als Parameter mitzugeben. </text:span><text:span text:style-name="T63">(todo </text:span><text:span text:style-name="T145">tests/codeception/vendor/bin/codecept run</text:span><text:span text:style-name="T63">)</text:span></text:p>
      <text:list xml:id="list181801814185179" text:continue-numbering="true" text:style-name="L13">
        <text:list-item>
          <text:p text:style-name="P570"><text:span text:style-name="T30">Mit dem Befehl </text:span><text:span text:style-name="T31">generate</text:span><text:span text:style-name="T30"> erstellen Sie </text:span><text:span text:style-name="T58">die </text:span><text:span text:style-name="T30">Tests. </text:span><text:span text:style-name="T33">Beim Befehl </text:span><text:span text:style-name="T213">generate</text:span><text:span text:style-name="T33"> müssen Sie den Namen einer Suite und einen </text:span><text:span text:style-name="T35">Namen für den </text:span><text:span text:style-name="T33">Test, </text:span><text:span text:style-name="T58">der erstellt werden soll, </text:span><text:span text:style-name="T33">mitgeben.</text:span></text:p>
          <text:list>
            <text:list-item>
              <text:p text:style-name="P573"><text:span text:style-name="T67">generate:cept</text:span> erstellt einen Test im CEPT-Format</text:p>
            </text:list-item>
            <text:list-item>
              <text:p text:style-name="P573"><text:span text:style-name="T67">generate:cest</text:span> erstellt einen Test im CEST-Format</text:p>
            </text:list-item>
            <text:list-item>
              <text:p text:style-name="P571"><text:span text:style-name="T213">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214">PHPUnit_Framework_TestCase </text:span><text:span text:style-name="T36">und enthält die </text:span><text:span text:style-name="T34">Methoden </text:span><text:bookmark-start text:name="__DdeLink__11723_628137337"/><text:span text:style-name="T215">_setUp()</text:span><text:span text:style-name="T34"> und </text:span><text:span text:style-name="T215">tearDown()</text:span><text:bookmark-end text:name="__DdeLink__11723_628137337"/><text:span text:style-name="T34"> automatisch enthalten.</text:span></text:p>
            </text:list-item>
            <text:list-item>
              <text:p text:style-name="P572"><text:span text:style-name="T213">generate:test</text:span><text:span text:style-name="T33"> erstellt einen PHPUnittest </text:span><text:span text:style-name="T36">der von der Klasse </text:span><text:span text:style-name="T214">Codeception\Test\Unit </text:span><text:span text:style-name="T36">erbt und </text:span><text:span text:style-name="T59">zusätzlich zu den Mehtoden </text:span><text:span text:style-name="T215">_setUp()</text:span><text:span text:style-name="T34"> und </text:span><text:span text:style-name="T215">tearDown() </text:span><text:span text:style-name="T59">d</text:span><text:span text:style-name="T36">ie </text:span><text:span text:style-name="T34">Methoden</text:span><text:span text:style-name="T33"> </text:span><text:span text:style-name="T213">_</text:span><text:span text:style-name="T215">before()</text:span><text:span text:style-name="T34"> und </text:span><text:span text:style-name="T215">_after()</text:span><text:span text:style-name="T34"> </text:span><text:span text:style-name="T36">enthält.</text:span></text:p>
            </text:list-item>
          </text:list>
        </text:list-item>
      </text:list>
      <text:p text:style-name="P574"><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63"><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575">Dies war nun sehr viel Theorie. Wir werden alle diese Befehle im weiteren Verlauf dieses Buches auch praktisch kennen lernen.</text:p>
      <text:p text:style-name="P268">Die Datei <text:span text:style-name="T67">codecept.php</text:span> <text:span text:style-name="T789">finden Sie </text:span>im Verzeichnis <text:span text:style-name="T67">vendor/bin/</text:span>. <text:span text:style-name="T787">Führen Sie die Datei doch einfach einmal mit der Option </text:span><text:span text:style-name="T144">-v</text:span><text:span text:style-name="T787"> aus. Dann werden Ihnen alle möglichen Optionen und Argumente angezeigt.</text:span></text:p>
      <text:h text:style-name="P612"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607" text:outline-level="1"><text:bookmark-start text:name="__RefHeading___Toc4151_593685311"/><text:span text:style-name="T262">Unit</text:span><text:span text:style-name="T375">t</text:span><text:span text:style-name="T262">est</text:span><text:span text:style-name="T305">s</text:span><text:bookmark-end text:name="__RefHeading___Toc4151_593685311"/></text:h>
      <text:p text:style-name="P50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6"><text:soft-page-break/>Unit<text:span text:style-name="T790">t</text:span>ests sind Tests, die Sie gleichzeitig mit der Programmierung des eigentlichen Programms erstellen können. <text:span text:style-name="T1119">Wenn Sie testgetrieben entwickeln sollten Sie die Tests vor dem eigentlichen Programmcode erstellen</text:span>. <text:span text:style-name="T793">Jeder </text:span>Test erfolg<text:span text:style-name="T793">t</text:span>, wie der Name schon vermuten lässt, isoliert von anderen Programmteilen. Unit<text:span text:style-name="T790">t</text:span>ests testen klein<text:span text:style-name="T793">ste</text:span> Einheiten. <text:span text:style-name="T791">Im Deutschen nennt man diese Tests auch Modultests oder Komponententests. </text:span>Bei der <text:span text:style-name="T793">t</text:span>estgetriebenen Entwicklung <text:span text:style-name="T794">erstellen</text:span> Sie <text:span text:style-name="T406">die </text:span>Unit<text:span text:style-name="T791">t</text:span>ests <text:span text:style-name="T794">vor</text:span> jeder kleinen Programmänderung. Beim Erstellen <text:span text:style-name="T406">eines</text:span> Unit<text:span text:style-name="T1119">t</text:span>ests kennen Sie <text:span text:style-name="T476">die </text:span>Implementierung der zu prüfenden Unit <text:span text:style-name="T1119">oder haben zumindest eine Vorstellung davon, wie Sie die Unit programmieren möchten</text:span>. Unit<text:span text:style-name="T1119">t</text:span>ests <text:span text:style-name="T476">zählen</text:span> <text:span text:style-name="T476">aber trotzdem</text:span> <text:span text:style-name="T476">zu den spezifikationsorientierten Tests, also den Black</text:span> Box Tests. <text:span text:style-name="T111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488"><text:span text:style-name="T470">RANDBEMERKUNGEN</text:span><text:span text:style-name="T1125"><text:line-break/>Für unser Plugin Agpaypal hatten wir im Kapitel </text:span><text:span text:style-name="T1125"><text:bookmark-ref text:reference-format="text" text:ref-name="__RefHeading___Toc13585_628137337">Tests planen</text:bookmark-ref></text:span><text:span text:style-name="T1125"> grob folgende drei Testfälle festgehalten: Bei der Prüfung eines Textes auf ein bestimmtes Muster das in einen anderen Text umgewandelt werden soll, kann dieses Muster genau einmal, keinmal oder mehrmals im Text </text:span><text:span text:style-name="T376">vorkommen.<text:line-break/><text:line-break/></text:span><text:span text:style-name="T377">Am Ende dieses Buches werden wir uns im Kapitel </text:span><text:span text:style-name="T377"><text:bookmark-ref text:reference-format="text" text:ref-name="__RefHeading___Toc4159_593685311">Analyse</text:bookmark-ref></text:span><text:span text:style-name="T377"> ein Werkzeug ansehen, dass die </text:span><text:a xlink:type="simple" xlink:href="https://de.wikipedia.org/wiki/Testabdeckung" text:style-name="Internet_20_link" text:visited-style-name="Visited_20_Internet_20_Link"><text:span text:style-name="T377">Testabdeckung</text:span></text:a><text:span text:style-name="T377"> berechnet. Hier wir</text:span><text:span text:style-name="T378">d</text:span><text:span text:style-name="T377"> der Programmcode systematisch durchsucht. </text:span><text:span text:style-name="T37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53"><text:bookmark-ref text:reference-format="text" text:ref-name="__RefHeading___Toc4145_593685311">Softwaretests - eine Einstellungssache?</text:bookmark-ref></text:span><text:span text:style-name="T253"> </text:span><text:span text:style-name="T254">| </text:span><text:span text:style-name="T253"><text:bookmark-ref text:reference-format="text" text:ref-name="__RefHeading___Toc13947_628137337">Kontinuierliches Testes</text:bookmark-ref></text:span><text:span text:style-name="T253"> </text:span><text:span text:style-name="T254">| </text:span><text:span text:style-name="T253"><text:bookmark-ref text:reference-format="text" text:ref-name="__RefHeading___Toc13949_628137337">Behavior-Driven-Development (BDD)</text:bookmark-ref></text:span><text:span text:style-name="T253"> </text:span><text:span text:style-name="T312">ausführlicher beschrieben.</text:span></text:p>
      <text:h text:style-name="Heading_20_2" text:outline-level="2"><text:soft-page-break/><text:span text:style-name="T722">Einen ersten </text:span>Überblick verschaffen</text:h>
      <text:p text:style-name="P287">Ich zeige Ihnen hier am Beispiel einer Erweiterung für Joomla! wie Sie Unittest erstellen können. Sie lesen dieses Buch sicherlich, weil Sie sich überlegen, Test in ihre eigene Software einzubauen. Falls Sie noch nicht testgetrieben entwick<text:span text:style-name="T1120">e</text:span>ln, kommt Ihnen diese <text:span text:style-name="T1120">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20">Endlich: </text:span>Ein erstes Testbeispiel</text:h>
      <text:p text:style-name="P93">Codeception führt Unit<text:span text:style-name="T795">t</text:span>ests mit PHPUnit aus. <text:span text:style-name="T796">Arbeiten Sie schon mit PHPUnit? Dann müssen Sie nicht umlernen. </text:span>Sie können jeden schon fertig geschriebenen PHPUnit-<text:span text:style-name="T1121">T</text:span>est in die Codeception Testsuite integrieren und <text:span text:style-name="T796">hier </text:span>ausführen. <text:span text:style-name="T798">Ich empfehle Ihnen aber einmal über den PHPUnit Tellerrand auf Codeception zu blicken, denn, </text:span>Codeception <text:span text:style-name="T798">bietet Ihnen </text:span>eine Menge <text:span text:style-name="T797">nützlicher Zusatzf</text:span>unktionen.</text:p>
      <text:h text:style-name="Heading_20_3" text:outline-level="3"><text:bookmark-start text:name="__RefHeading___Toc3812_310763866"/>D<text:span text:style-name="T500">ie Vorlage für den </text:span>erste<text:span text:style-name="T500">n</text:span> Test<text:bookmark-end text:name="__RefHeading___Toc3812_310763866"/></text:h>
      <text:p text:style-name="P96"><text:span text:style-name="T799">Eine dieser</text:span> Zusatzfunktion von Codeception <text:span text:style-name="T799">haben Sie schon benutzen</text:span>, <text:span text:style-name="T799">als</text:span> Sie den ersten Test <text:span text:style-name="T799">während der Installation von Codeception </text:span>erstell<text:span text:style-name="T799">ten</text:span> – nämlich den Testcode-Generator. <text:span text:style-name="T799">Mit dem Befehl </text:span><text:span text:style-name="T216">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4"><text:span text:style-name="T799">haben Sie den ersten Test erstellt. Sie finden diesen Test in der Datei </text:span><text:span text:style-name="T67">agpaypalTest.php</text:span> <text:span text:style-name="T799">im Verzeichnis</text:span> <text:span text:style-name="T67">/joomla/tests/unit/suites/plugins/content/agpaypal/</text:span></text:p>
      <text:p text:style-name="P269">Ausführen können Sie d<text:span text:style-name="T800">en</text:span> Test in d<text:span text:style-name="T800">er </text:span>Datei <text:span text:style-name="T67">agpaypalTest.</text:span><text:span text:style-name="T141">php</text:span><text:span text:style-name="T67"> </text:span>über den Befehl <text:span text:style-name="T67">codecept run unit tests/unit/suites/plugins/content/agpaypal/</text:span><text:bookmark-start text:name="__DdeLink__14804_484173661"/><text:span text:style-name="T67">agpaypalTest</text:span><text:bookmark-end text:name="__DdeLink__14804_484173661"/><text:span text:style-name="T67">.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88">Der gerade neu generierte Test verläuft erfolgreich. Alles andere wäre auch verwunderlich. Bisher <text:span text:style-name="T1122">gibt es ja noch keinen wirklichen Testcode</text:span>. Die automatisch erstellte Testdatei enthält ausschließlich leere Methoden.</text:p>
      <text:p text:style-name="P444">&lt;?php<text:line-break/><text:span text:style-name="T80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6"><text:span text:style-name="T802">Damit die Testklasse selbst Funktionen von Codeception nutzen kann, lassen wir sie von der Framework-Klasse </text:span><text:span text:style-name="T69">\Codeception\Test\Unit</text:span><text:span text:style-name="T40"> </text:span><text:span text:style-name="T41">erben</text:span><text:span text:style-name="T474">. Im nächsten Abschnitt werden wir den ersten Test programmieren. Wichtig ist, dass dessen Signatur, analog des automatisch erstellten Beispieltests </text:span><text:span text:style-name="T69">testMe()</text:span><text:span text:style-name="T474">, der Konvention für PHPUnit Testfallmethoden folgt. Hiernach muss der Methodenname mit dem Wort </text:span><text:span text:style-name="T677">test</text:span><text:span text:style-name="T474"> beginnen.</text:span></text:p>
      <text:p text:style-name="P487"><text:span text:style-name="T1122">RANDBEMERKUNG<text:line-break/>Falls Sie aus irgendeinem Grund den Namen einer Testmethode nicht mit dem Präfix </text:span><text:span text:style-name="T217">test</text:span><text:span text:style-name="T1122"> verstehen möchten, können Sie auch die Annotation </text:span><text:a xlink:type="simple" xlink:href="https://phpunit.de/manual/current/en/appendixes.annotations.html#appendixes.annotations.test" text:style-name="Internet_20_link" text:visited-style-name="Visited_20_Internet_20_Link"><text:span text:style-name="T1122">@test</text:span></text:a><text:span text:style-name="T1122"> verwenden. </text:span></text:p>
      <text:h text:style-name="Heading_20_3" text:outline-level="3"><text:bookmark-start text:name="__RefHeading___Toc2857_108524660"/>D<text:span text:style-name="T47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27">Für unser Plugin Agpaypal hatten wir im Kapitel <text:bookmark-ref text:reference-format="text" text:ref-name="__RefHeading___Toc13585_628137337">Tests planen</text:bookmark-ref> grob folgende Testfälle festgehalten: Bei der <text:span text:style-name="T989">Prüfung eines Textes auf ein bestimmtes Muster</text:span> <text:span text:style-name="T990">das in einen anderen Text umgewandelt werden soll, kann dieses Muster </text:span></text:p>
      <text:list xml:id="list7829110992248423062" text:style-name="L14">
        <text:list-item>
          <text:p text:style-name="P576"><text:soft-page-break/>genau einmal, </text:p>
        </text:list-item>
        <text:list-item>
          <text:p text:style-name="P576">keinmal oder </text:p>
        </text:list-item>
        <text:list-item>
          <text:p text:style-name="P576">mehrmals im Text </text:p>
        </text:list-item>
      </text:list>
      <text:p text:style-name="P577">vorkommen.</text:p>
      <text:p text:style-name="P289"><text:span text:style-name="T1124">Wie integrieren wir am besten Tests, die diese Testfälle erfüllen</text:span>? <text:span text:style-name="T1124">Um diese Frage zu beantworten</text:span> sehen wir uns den Programmcode unseres Plugins noch einmal an.</text:p>
      <text:list xml:id="list533548626631799464" text:style-name="L15">
        <text:list-header>
          <text:p text:style-name="P649">/var/www/html/joomla/plugins/content/agpaypal/agpaypal.php <text:line-break/>&lt;?php<text:line-break/>defined('_JEXEC') or die;<text:line-break/>class plgContentAgpaypal extends J<text:span text:style-name="T803">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429"><text:soft-page-break/><text:span text:style-name="T805">Fangen wir mit dem Testfall an, bei dem der Text </text:span><text:span text:style-name="T147">@paypalpaypal@</text:span><text:span text:style-name="T805"> in der Varibalen </text:span><text:span text:style-name="T146">$row</text:span><text:span text:style-name="T804">, und somit im Text des anzuzeigenden Beitrags, genau einmal vorkommt. Bei einem fehlerfreien Programmablauf sollte folgendes passieren: Die Variable </text:span><text:span text:style-name="T146">$row</text:span><text:span text:style-name="T804"> enthält nach Durchlaufen der Methode </text:span><text:span text:style-name="T146">onContentPrepar</text:span><text:span text:style-name="T148">e()</text:span><text:span text:style-name="T804"> anstelle des Textes<text:line-break/><text:line-break/></text:span><text:span text:style-name="T147">@paypalpaypal@ <text:line-break/><text:line-break/></text:span><text:span text:style-name="T804">den Text <text:line-break/><text:line-break/></text:span><text:span text:style-name="T146">&lt;form name="_xclick" action="</text:span><text:a xlink:type="simple" xlink:href="https://www.paypal.com/de/cgi-" text:style-name="Internet_20_link" text:visited-style-name="Visited_20_Internet_20_Link"><text:span text:style-name="T146">https://www.paypal.com/de/cgi-</text:span></text:a><text:span text:style-name="T146">bin/webscr" method="post"&gt;<text:line-break/>&lt;input type="hidden" name="cmd" value="_xclick"&gt;&lt;input type="hidden" name="business" value="</text:span><text:a xlink:type="simple" xlink:href="mailto:me@mybusiness.com" text:style-name="Internet_20_link" text:visited-style-name="Visited_20_Internet_20_Link"><text:span text:style-name="T146">me@mybusiness.com</text:span></text:a><text:span text:style-name="T146">"&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46">http://www.paypal.com/de_DE/i/btn/x-click-</text:span></text:a><text:span text:style-name="T146">but01.gif" border="0" name="submit" alt="Zahlen Sie mit PayPal – schnell, kostenlos und sicher!"&gt;<text:line-break/>&lt;/form&gt;</text:span></text:p>
      <text:p text:style-name="P428">Todo hier abgekürzt? <text:span text:style-name="T1126">hierhier</text:span></text:p>
      <text:p text:style-name="P270"><text:span text:style-name="T499">Ausschließlich d</text:span>iese<text:span text:style-name="T804">n</text:span> Punkte müssen wir <text:span text:style-name="T806">t</text:span>esten, <text:span text:style-name="T499">wenn wir die korrekte Bearbeitung bei einmaligem Vorkommen des Textes </text:span><text:span text:style-name="T147">@paypalpaypal@</text:span><text:span text:style-name="T499"> sicherstellen möchten</text:span>. Ob <text:span text:style-name="T499">andere Dinge, zum Beispiel die Anzeige der Schaltfläche im Beitrag auf der Website, korrekt gehandhabt werden</text:span>, wird in den dafür zuständigen Klassen geprüft. Wir Testen hier nur diese <text:span text:style-name="T486">Einheit unabhängig vom ganzen Programm</text:span>!</text:p>
      <text:p text:style-name="P100">Beim <text:span text:style-name="T807">testgetriebenen </text:span>Erstellen von Unit<text:span text:style-name="T1128">t</text:span>ests haben sich in der Praxis die folgenden Regeln bewährt:</text:p>
      <text:list xml:id="list2911664166765046442" text:style-name="L16">
        <text:list-item>
          <text:p text:style-name="P578">Prüfen Sie, ob alle schon vorhandenen Test fehlerfrei durchlaufen werden und korrigieren Sie etwaig Fehler.</text:p>
        </text:list-item>
        <text:list-item>
          <text:p text:style-name="P579">Implementieren Sie Tests, die die kleinste mögliche Einheit im Programmcode testen.</text:p>
        </text:list-item>
        <text:list-item>
          <text:p text:style-name="P579">Implementieren Sie die Tests unabhängig von einander.</text:p>
        </text:list-item>
        <text:list-item>
          <text:p text:style-name="P579">Geben Sie den Tests sprechende Namen damit diese gut wartbar und aussagekräftig sind.</text:p>
        </text:list-item>
      </text:list>
      <text:h text:style-name="Heading_20_4" text:outline-level="4"><text:soft-page-break/>Die Implementierung des ersten Tests</text:h>
      <text:p text:style-name="P95"><text:span text:style-name="T496">Die Methoden in der generierten Testdatei sind noch leer. Dies ändern wir nun! Sie finden die Testdatei </text:span><text:span text:style-name="T67">agpaypalTest.php</text:span>, <text:span text:style-name="T808">also die mit den leeren Methoden, im Verzeichnis</text:span> <text:span text:style-name="T67">/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1"><text:span text:style-name="T497">Für den ersten Test erstellen wir </text:span>d<text:span text:style-name="T497">ie </text:span>Methode <text:span text:style-name="T84">test</text:span><text:span text:style-name="T104">O</text:span><text:span text:style-name="T102">nContentPrepar</text:span><text:span text:style-name="T103">e</text:span><text:span text:style-name="T84">IfSearchstringIsInContentOneTime()</text:span>. <text:span text:style-name="T544">Jetzt wird es endlich konkret! Sehen Sie sich zunächst einmal die fertige Methode an:</text:span></text:p>
      <text:p text:style-name="P45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08"> <text:s text:c="3"/>public function test</text:span><text:span text:style-name="T437">O</text:span><text:span text:style-name="T77">nContentPrepar</text:span><text:span text:style-name="T78">e</text:span><text:span text:style-name="T408">IfSearchstringIsInContentOneTime()<text:line-break/> <text:s text:c="3"/>{<text:line-break/><text:tab/><text:tab/>require_once JINSTALL_PATH . '/libraries/joomla/event/dispatcher.php';<text:line-break/><text:tab/><text:tab/>$subject = \J</text:span><text:span text:style-name="T432">E</text:span><text:span text:style-name="T408">ventDispatcher::getInstance();<text:line-break/><text:tab/><text:tab/>$config = array(<text:line-break/><text:tab/><text:tab/><text:tab/>'name' =&gt; 'agpaypal"',<text:line-break/><text:tab/><text:tab/><text:tab/>'type' =&gt; 'content',<text:line-break/><text:tab/><text:tab/><text:tab/>'params' =&gt; new \J</text:span><text:span text:style-name="T434">R</text:span><text:span text:style-name="T408">egistry<text:line-break/><text:tab/><text:tab/>);<text:line-break/><text:tab/><text:tab/>$params = new \J</text:span><text:span text:style-name="T431">R</text:span><text:span text:style-name="T408">egistry;<text:line-break/><text:tab/><text:tab/>require_once JINSTALL_PATH . '/plugins/content/agpaypal/agpaypal.php';<text:line-break/><text:tab/><text:tab/>$class = new \PlgContentAgpaypal($subject, $config, $params);<text:line-break/><text:tab/><text:tab/></text:span><text:span text:style-name="T43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35"><text:tab/><text:tab/>.'&lt;/form&gt;&lt;/p&gt;'<text:line-break/><text:tab/><text:tab/>.'&lt;p&gt;Text hinter der Schaltfläche.&lt;/p&gt;';</text:span><text:span text:style-name="T408"><text:line-break/><text:tab/><text:tab/>$class-&gt;</text:span><text:bookmark-start text:name="__DdeLink__16561_484173661"/><text:span text:style-name="T408">onContentPrepare</text:span><text:bookmark-end text:name="__DdeLink__16561_484173661"/><text:span text:style-name="T408">('', $contenttextbefore, $params);<text:line-break/><text:tab/><text:tab/>$this-&gt;assertEquals($contenttextafter, $contenttextbefore);<text:line-break/> <text:s text:c="2"/>}</text:span><text:line-break/>}</text:p>
      <text:p text:style-name="P271"><text:span text:style-name="T816">Sehen wir uns den Code der Testmethode genauer an</text:span>: Ich haben für <text:span text:style-name="T809">die</text:span> Bedingung <text:span text:style-name="T810">dass der Tex</text:span><text:span text:style-name="T511">t „@paypalpaypal@“ </text:span><text:span text:style-name="T516">zur Anzeige im Frontend </text:span><text:span text:style-name="T511">in den Text der eine Paypal-Schaltfläche anzeigt umgewandelt wird, </text:span><text:span text:style-name="T503">ein</text:span>e Behauptung aufgestellt. Dies habe ich mithilfe der <text:span text:style-name="T67">assertEquals</text:span><text:span text:style-name="T150">()</text:span><text:span text:style-name="T810"> </text:span>Methode getan. Hier musste ich die Parameter so setzten, dass die Bedingung erfüllt sind. </text:p>
      <text:p text:style-name="P271"><text:span text:style-name="T817">Die Variable </text:span><text:span text:style-name="T84">$contenttextafter </text:span><text:span text:style-name="T516">enthält den Text den ich erwarte und </text:span><text:span text:style-name="T84">$contenttextbefore</text:span><text:span text:style-name="T503"> </text:span><text:span text:style-name="T516">enthält den Eingabetest der zu Beginn </text:span><text:span text:style-name="T511">de</text:span><text:span text:style-name="T516">n</text:span><text:span text:style-name="T511"> Text „@paypalpaypal@“ </text:span><text:span text:style-name="T516">enthält. Nach durchlaufen der Methode </text:span><text:span text:style-name="T84">assertEquals</text:span><text:span text:style-name="T94">() </text:span><text:span text:style-name="T18">aber gleich </text:span><text:span text:style-name="T84">$contenttextafter </text:span><text:span text:style-name="T18">sein sollte</text:span><text:span text:style-name="T516">. Ich behaupte also </text:span><text:span text:style-name="T95">assertEquals($contenttextafter, $contenttextbefore)</text:span><text:span text:style-name="T433">. </text:span>Den Rest übernimmt das PHPUnit-Framework. </text:p>
      <text:p text:style-name="P101">Der Satz „Hier musste ich nur die Parameter so setzten, dass die Bedingungen erfüllt sind.“ hört sich einfacher als e<text:span text:style-name="T546">r</text:span> ist. </text:p>
      <text:list xml:id="list2893174064824363255" text:style-name="L17">
        <text:list-item>
          <text:p text:style-name="P580"><text:span text:style-name="T545">Als erste habe ich ein Objekt des Typs </text:span><text:span text:style-name="T88">PlgContentAgpaypal</text:span><text:span text:style-name="T68"> </text:span><text:span text:style-name="T5">instanziiert und in der Variablen</text:span><text:span text:style-name="T82"> $class </text:span><text:span text:style-name="T5">gespeichert.</text:span><text:span text:style-name="T6"> </text:span><text:span text:style-name="T7">Dazu musste ich die Objekte </text:span><text:span text:style-name="T149">$subject</text:span><text:span text:style-name="T7"> und </text:span><text:span text:style-name="T149">$config</text:span><text:span text:style-name="T7"> erzeugen. Diese Objekte benötigt die Klasse </text:span><text:span text:style-name="T88">PlgContentAgpaypal</text:span><text:span text:style-name="T7"> bei der Instantiierung. </text:span></text:p>
        </text:list-item>
        <text:list-item>
          <text:p text:style-name="P581"><text:span text:style-name="T7">Die Objekte </text:span><text:span text:style-name="T151">$</text:span><text:span text:style-name="T152">params</text:span><text:span text:style-name="T8"> </text:span><text:span text:style-name="T7">un</text:span><text:span text:style-name="T12">d</text:span><text:span text:style-name="T13"> </text:span><text:span text:style-name="T90">$contenttextbefore</text:span><text:span text:style-name="T12"> habe </text:span><text:span text:style-name="T14">ich </text:span><text:span text:style-name="T12">danach erstellt, weil diese als Parameter in der Methode</text:span><text:span text:style-name="T89"> onContentPrepare</text:span><text:span text:style-name="T91">()</text:span><text:span text:style-name="T90"> </text:span><text:span text:style-name="T12">be</text:span><text:span text:style-name="T7">nötigt werden. </text:span><text:span text:style-name="T92">$contenttextafter </text:span><text:span text:style-name="T19">enthält den Text, in den</text:span><text:span text:style-name="T96"> </text:span><text:span text:style-name="T90">$contenttextbefore </text:span><text:span text:style-name="T19">umgewandelt werden soll.</text:span></text:p>
        </text:list-item>
        <text:list-item>
          <text:p text:style-name="P582"><text:span text:style-name="T7">Nun habe die die zu testende Methode aufgerufen. </text:span><text:span text:style-name="T152">$class-&gt;onContentPrepare('', $contenttextbefore, $params);</text:span></text:p>
        </text:list-item>
        <text:list-item>
          <text:p text:style-name="P582"><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70</text:bookmark-ref></text:span><text:span text:style-name="T9"> beschriebenen Bedingungen als Parameter in die Methode </text:span><text:span text:style-name="T153">assertEquals()</text:span><text:span text:style-name="T9"> geschrieben. </text:span><text:span text:style-name="T28">(Todo) </text:span><text:span text:style-name="T9">Diese Methode verifiziert die Gleichheit zweier Objekte. </text:span></text:p>
        </text:list-item>
      </text:list>
      <text:p text:style-name="P97"><text:span text:style-name="T811">Dann habe ich den </text:span>Befehl </text:p>
      <text:p text:style-name="P98">codecept run unit tests/unit/suites/plugins/content/agpaypal/<text:bookmark-start text:name="__DdeLink__14804_4841736611"/>agpaypalTest<text:bookmark-end text:name="__DdeLink__14804_4841736611"/></text:p>
      <text:p text:style-name="P97"><text:soft-page-break/>ein<text:span text:style-name="T811">gegeben</text:span> <text:span text:style-name="T501">um den Test auszuführen</text:span>. </text:p>
      <text:p text:style-name="P511">/var/www/html/joomla$ vendor/bin/codecept run unit <text:line-break/>Codeception PHP Testing Framework v2.2.9<text:line-break/>Powered by PHPUnit 5.7.13 by Sebastian Bergmann and contributors.<text:line-break/>Unit Tests (1) ------------------------------------------------------------<text:line-break/>✔ agpaypalTest: <text:span text:style-name="T853">on content prepare</text:span> if searchstring is in content one time (0.01s)<text:line-break/>-------------------------------------------------------------------------------<text:line-break/>Time: 158 ms, Memory: 10.00MB<text:line-break/>OK (1 test, 1 assertion)</text:p>
      <text:p text:style-name="P272"><text:span text:style-name="T812">Der Test war erfolgreich. Wurde er bei Ihnen auch als erfolgreich markiert? Dann probieren Sie doch einfach einmal was passiert, </text:span><text:span text:style-name="T512">wenn Sie einen Buchstabendreher in die Variablen </text:span><text:span text:style-name="T93">$contenttextbefore</text:span><text:span text:style-name="T512"> </text:span><text:span text:style-name="T513">oder </text:span><text:span text:style-name="T514">die Variable</text:span><text:span text:style-name="T513"> </text:span><text:span text:style-name="T92">$contenttextafter</text:span><text:span text:style-name="T513"> einbauen. </text:span><text:span text:style-name="T519">Dann</text:span><text:span text:style-name="T514"> müsste Ihnen </text:span><text:span text:style-name="T519">nämlich </text:span><text:span text:style-name="T514">ein Fehler angezeigt werden! </text:span><text:span text:style-name="T515">(todo wenn platz hier fehler </text:span><text:span text:style-name="T517">abdrucken</text:span><text:span text:style-name="T515">)</text:span></text:p>
      <text:p text:style-name="P473">Standardmäßig <text:span text:style-name="T502">sagt Ihnen</text:span> PHPUnit <text:span text:style-name="T502">genau </text:span>was fehlgeschlagen ist. <text:span text:style-name="T502">Oft ist </text:span>aber nicht <text:span text:style-name="T502">direkt klar, warum dieser </text:span>Fehler <text:span text:style-name="T502">genau auftritt</text:span>. <text:span text:style-name="T81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54">$this-&gt;assertEquals($contenttextafter, $contenttextbefore, "@paypalpaypal@ wurde nicht richtig umgewandelt");</text:span><text:span text:style-name="T813"><text:line-break/></text:span><text:span text:style-name="T505">Der Text </text:span><text:span text:style-name="T15">"@paypalpaypal@ wurde nicht richtig umgewandelt"</text:span><text:span text:style-name="T16"> </text:span><text:span text:style-name="T17">wird </text:span><text:span text:style-name="T505">im zweiten Fall bei einem fehlgeschlagenen Test neben der Nachricht von PHPUnit </text:span><text:span text:style-name="T506">mit ausgegeben. </text:span><text:span text:style-name="T504">Dieser kleine Mehraufwand kann auf lange Sicht </text:span><text:span text:style-name="T518">bei der Testanalyse </text:span><text:span text:style-name="T504">viel Zeit sparen.</text:span><text:span text:style-name="T505"> <text:line-break/>In diesem Buch hier nutze ich diesen Parameter nicht. </text:span><text:span text:style-name="T506">Die </text:span><text:span text:style-name="T505">Codebeispiele </text:span><text:span text:style-name="T506">sind ohne diesen Parameter </text:span><text:span text:style-name="T505">kompakter.</text:span></text:p>
      <text:h text:style-name="P617" text:outline-level="2">Testgetrieben entwickeln</text:h>
      <text:p text:style-name="P275">Wie sieht die testgetriebene Entwicklung <text:span text:style-name="T822">nun </text:span>in der Praxis aus? Ich möchte Sie dazu einladen <text:span text:style-name="T818">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408">Sie wählen den einfachsten Weg!</text:span></text:p>
      <text:h text:style-name="Heading_20_3" text:outline-level="3">Ein <text:span text:style-name="T824">testgetriebenes Programmierbeispiel</text:span></text:h>
      <text:p text:style-name="P274"><text:span text:style-name="T823">(todo hier weiter vorne erklären das Beispiel abgekürzt.) </text:span>Kommen wir auf unser Beispiel zurück. <text:span text:style-name="T82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27" text:outline-level="3">Erst der Test ... </text:h>
      <text:p text:style-name="P277">Indem wir mit zuerst den Test für eine Funktion erstellen, können wir nach jeder Änderung am Code sicherstellen, dass alles geforderten Funktionen erfüllt sind. W<text:span text:style-name="T82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7">@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54">OnContentPrepare</text:span>IfSearchstringIsInContentOneTimeAndContainsNoValue(){...}</text:p>
      <text:p text:style-name="Progammcode"><text:soft-page-break/><text:s text:c="4"/>public function <text:span text:style-name="T408">testOnContentPrepareIfSearchstringIsInContentOneTimeAndContainsValueForAmount</text:span>() {<text:line-break/><text:tab/><text:tab/>require_once JINSTALL_PATH . '/libraries/joomla/event/dispatcher.php';<text:line-break/><text:tab/><text:tab/>$subject = \J<text:span text:style-name="T82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08"><text:tab/><text:tab/>.'&lt;p&gt;</text:span><text:bookmark-start text:name="__DdeLink__21916_484173661"/><text:span text:style-name="T408">@paypal amount=15.00 paypal@</text:span><text:bookmark-end text:name="__DdeLink__21916_484173661"/><text:span text:style-name="T40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0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8">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28" text:outline-level="3">… dann die Funktion</text:h>
      <text:p text:style-name="P278">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9">Dazu suchen wir die Tex<text:span text:style-name="T2">te „@paypal“ und „paypal@“ m</text:span>ithilfe von <text:span text:style-name="T67">preg_match_all()</text:span>. <text:span text:style-name="T67">preg_match_all() </text:span>speichert alle Funde <text:span text:style-name="T826">in der Va</text:span><text:span text:style-name="T520">riablen </text:span><text:span text:style-name="T98">$matches[0][0]</text:span><text:span text:style-name="T520"> </text:span><text:span text:style-name="T503">und der Suchtext </text:span><text:span text:style-name="T84">(.*?) </text:span><text:span text:style-name="T503">extrahieren den Text zwischen @paypal und</text:span><text:span text:style-name="T10"> paypal@</text:span><text:span text:style-name="T503"> </text:span><text:span text:style-name="T520">in der Varialben </text:span><text:span text:style-name="T98">$matches[1][0]</text:span><text:span text:style-name="T503">. Nun prüfende wir, ob </text:span><text:span text:style-name="T84">$matches[1][0]</text:span><text:span text:style-name="T503"> </text:span><text:span text:style-name="T520">den Text</text:span><text:span text:style-name="T503"> „amount</text:span><text:span text:style-name="T520">=“</text:span><text:span text:style-name="T503"> </text:span><text:span text:style-name="T520">enthält. </text:span><text:span text:style-name="T503">Falls ja, setzten wir den auszutauschenden Suchtext auf </text:span><text:span text:style-name="T84">$matches[</text:span><text:span text:style-name="T98">0</text:span><text:span text:style-name="T84">][0]</text:span><text:span text:style-name="T503"> </text:span><text:span text:style-name="T520">und passen den Wert für den Preis an</text:span><text:span text:style-name="T503">. Fa</text:span><text:span text:style-name="T520">l</text:span><text:span text:style-name="T503">ls nicht lassen wir alles beim Alten. </text:span><text:span text:style-name="T520">So ist auch der erste Testfall noch erfüllt.</text:span></text:p>
      <text:p text:style-name="P139">(todo <text:s/>preg_match_all)</text:p>
      <text:p text:style-name="P445">&lt;?php<text:line-break/>defined('_JEXEC') or die;<text:line-break/>class PlgContentAgpaypal extends J<text:span text:style-name="T1006">P</text:span>lugin {<text:line-break/><text:tab/>public function onContentPrepare($context, &amp;$row, $params, $page = 0) {<text:line-break/><text:tab/><text:tab/>if (is_object($row)) {<text:line-break/><text:tab/><text:tab/><text:tab/><text:span text:style-name="T408">preg_match_all('/@paypal(.*?)paypal@/i', $row-&gt;text, $matches, PREG_PATTERN_ORDER);</text:span><text:line-break/><text:tab/><text:tab/>}<text:line-break/><text:tab/><text:tab/>else {<text:line-break/><text:tab/><text:tab/><text:tab/><text:span text:style-name="T408">preg_match_all('/@paypal(.*?)paypal@/i', $row, $matches, </text:span><text:soft-page-break/><text:span text:style-name="T408">PREG_PATTERN_ORDER);</text:span><text:line-break/><text:tab/><text:tab/>}<text:line-break/><text:tab/><text:tab/>i<text:span text:style-name="T40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0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0">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1">Das ist Ihnen zu einfach? Dann treten Sie den Beweis an. Schreiben Sie einen weiteren Test, der dies belegt. <text:span text:style-name="T827">Zum Beispiel einen Test zum Suchtext</text:span><text:span text:style-name="T99">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1">Das Zusammenspiel von Testen und Implementieren bildet das fertige Programm. Das Programm wird in ganz kleinen Schritten geschrieben. Der vorhergehende Testfall wurde erfüllt. Nun gibt es eine neue Aufgabe. </text:p>
      <text:p text:style-name="P281">Die Aufgabe ergibt sich entweder aus der Spezifikation, die noch nicht ganz erfüllt ist - <text:span text:style-name="T827">d</text:span>as Programm also noch nicht ganz fertig ist. Es kann aber auch sein, dass Sie mit dem bisherigen Stand noch nicht froh sind – <text:span text:style-name="T827">Ihnen die bisherige Lösung nicht gut genug ist</text:span>. In unserm Beispiel <text:span text:style-name="T82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46"><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408">'&lt;p&gt;@paypal ao</text:span><text:span text:style-name="T436">m</text:span><text:span text:style-name="T40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28">5</text:span>.<text:span text:style-name="T82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0">Wenn zwischen @paypal und paypal@ Text steht, das Wort amount= aber nicht <text:span text:style-name="T829">in diesem Text </text:span>enthalten ist, wird kein Paypalbutton eingefügt. <text:span text:style-name="T82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2"><text:soft-page-break/>Eine kleine Änderung bringt hier die Lösung. Falls Text zwischen @papyal und paypal@ enthalten ist, setzten wir den auszutauschenden Text auf $matches[0][0]. Den Preis belassen wir auf den Standardwert.</text:p>
      <text:p text:style-name="P447">&lt;?php<text:line-break/>defined('_JEXEC') or die;<text:line-break/>class PlgContentAgpaypal extends J<text:span text:style-name="T1006">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search = $matches[0][0];</text:span><text:line-break/><text:tab/><text:tab/><text:tab/><text:span text:style-name="T40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83">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3">Schön. Das beruhigt. Auch wenn es zugegebenermaßen noch viele Baustellen in diesem Programm gibt.</text:p>
      <text:h text:style-name="P629" text:outline-level="3">Weiter geht es Schritt für Schritt</text:h>
      <text:p text:style-name="P284">Machen wir mit der nächsten Baustelle weiter. Laut Spezifikation kann es vorkommen, das in einem Text mehrere Paypalbuttons vorkommen. Was sagt ein Test dazu?</text:p>
      <text:p text:style-name="P448"><text:s text:c="4"/>…<text:line-break/><text:span text:style-name="T408">public function </text:span><text:bookmark-start text:name="__DdeLink__8952_1615671667"/><text:span text:style-name="T408">testOnContentPrepare</text:span><text:bookmark-end text:name="__DdeLink__8952_1615671667"/><text:span text:style-name="T40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08">&lt;p&gt;@paypal amount=16.00 paypal@&lt;/p&gt;'</text:span><text:line-break/><text:tab/><text:tab/><text:tab/>.'&lt;p&gt;Text hinter der Schaltfläche.&lt;/p&gt;'<text:line-break/><text:tab/><text:tab/><text:tab/>.'&lt;p&gt;Texte vor der Schaltfläche.&lt;/p&gt;'<text:line-break/><text:tab/><text:tab/><text:tab/>.'<text:span text:style-name="T408">&lt;p&gt;@paypal amount=15.00 paypal@&lt;/p&gt;'</text:span><text:line-break/><text:tab/><text:tab/><text:tab/>.'&lt;p&gt;Text hinter der Schaltfläche.&lt;/p&gt;';<text:line-break/><text:tab/><text:tab/>$contenttextafter = '&lt;p&gt;Texte vor der Schaltfläche.&lt;/p&gt;'<text:line-break/><text:tab/><text:tab/><text:tab/><text:span text:style-name="T40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0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3">Mehrer<text:span text:style-name="T1057">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83">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1006">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0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85">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76"/>
      <text:h text:style-name="P630" text:outline-level="3"><text:soft-page-break/>Geht das noch einfacher? Gibt es Redundanzen?</text:h>
      <text:p text:style-name="P286">Wir haben immer versucht die einfachste Lösung umzusetzen. Manchmal ist der erste Versuch aber nicht der einfachste. Das bedeutet, dass wir zusätzlich fortlaufend auch <text:span text:style-name="T858">immer mal wieder </text:span>einen Blick auf das Design werfen sollten. <text:span text:style-name="T858">Auch </text:span>dieses <text:span text:style-name="T858">sollten wir </text:span>beständig <text:span text:style-name="T858">fortentwickeln und </text:span>verbessern. Der Code sollte <text:span text:style-name="T858">beständig so</text:span> einfach un<text:span text:style-name="T832">d</text:span> verständlich wie möglich bleiben. Redundanzen sollten im Keim erstickt werden. Prüfen Sie Ihren Code immer wieder und bringen Ihn <text:span text:style-name="T859">wenn möglich </text:span>in eine einfache<text:span text:style-name="T859">re</text:span> Form. Kommt Ihnen dies zu umständlich vor? Vertrauen Sie darauf, dass gut strukturierter Code während der ganzen Entwicklungsphase <text:span text:style-name="T859">auch </text:span>gut erweiter<text:span text:style-name="T859">bar ist.</text:span> <text:span text:style-name="T831">(Todo Was habe ich gemacht)</text:span></text:p>
      <text:p text:style-name="P449">&lt;?php<text:line-break/>defined('_JEXEC') or die;<text:line-break/>class PlgContentAgpaypal extends J<text:span text:style-name="T82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30">&gt;</text:span>startCreateButtons($row<text:bookmark-start text:name="__DdeLink__22640_484173661"/>-<text:bookmark-end text:name="__DdeLink__22640_484173661"/>&gt;text);<text:line-break/><text:tab/><text:tab/>}<text:line-break/><text:tab/><text:tab/>else {<text:line-break/><text:tab/><text:tab/><text:tab/>$this-<text:span text:style-name="T83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2">Fällt Ihnen etwas auf? Wir haben eine neue Methode erstellt. Dies<text:span text:style-name="T861">e Änderung</text:span> hat auch Auswirkungen auf unseren Test. Wir möchten ja immer die kleinste Einheiten testen. Unser aktueller Testaufbau testet aber <text:span text:style-name="T861">nun das Zusammenspiel mehrerer </text:span>Methoden der Klasse todo. Wir sollten <text:span text:style-name="T861">den Test</text:span> so abändern, das jede Methode für sich getestet wird. Fangen wir mit der Methode todo an. <text:span text:style-name="T861">(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2"/>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0"><text:soft-page-break/>Das Plugin ist nun wieder übersichtlich <text:span text:style-name="T860">und den Test haben wir auch angepasst</text:span>. Es gibt noch viel zu tun. Welche <text:span text:style-name="T860">Funktion wollen Sie als nächstes in Angriff nehmen </text:span>Beginnen Sie wieder mit dem Test ….</text:p>
      <text:p text:style-name="P314">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0">Fassen wir noch einmal zusammen. Wir haben eine Testdatei erstellt. Diese beinhaltet <text:span text:style-name="T835">die</text:span> Klasse <text:span text:style-name="T834">A</text:span>gpaypalTest. <text:span text:style-name="T834">Sie heißt somit</text:span> genau so, wie die Klasse, die sie überprüf<text:span text:style-name="T835">en soll</text:span>. An das Ende des Namens <text:span text:style-name="T820">haben </text:span>wir lediglich <text:span text:style-name="T833">das Wort</text:span> Test a<text:span text:style-name="T820">ngefügt</text:span>. <text:span text:style-name="T834">In dieser Testklasse werden alle Testfälle mit Bezug zu dieser Klasse aufgenommen.</text:span></text:p>
      <text:p text:style-name="Text_20_body"><text:span text:style-name="T302">Mit dieser Benennung halten wir uns an allgemeine Regeln. Testklassen könnten theoretisch auch ganz anders heißen. Sie können sogar auf das Wort Test zu Beginn einer Testmethode verzichten. </text:span><text:span text:style-name="T304">W</text:span><text:span text:style-name="T302">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1"><text:span text:style-name="T303">Jede Methode der Testklasse prüft eine </text:span><text:span text:style-name="T291">Eigenschaft</text:span><text:span text:style-name="T303"> oder ein </text:span><text:span text:style-name="T291">Verhalten</text:span><text:span text:style-name="T303">. Eigenschaften und Verhalten müssen die Bedingungen und die Werte, die in der Spezifikation festgelegt wurden, erfüllen. Nur dann </text:span><text:span text:style-name="T304">darf</text:span><text:span text:style-name="T303"> der Test erfolgreich durch</text:span><text:span text:style-name="T304">laufen</text:span><text:span text:style-name="T303">. Zur Prüfung bietet PHPUnit (Todo pHPunit überall gleich geschrieben?) mit der Klasse PHPUnit_Framework_Assert in der Datei </text:span><text:span text:style-name="T67">/joomla/vendor/phpunit/phpunit/src/Framework/Assert.php</text:span> <text:span text:style-name="T303">unterschiedliche Prüfmethoden. Unsere Klasse erbt diese Prüfmethoden. (Todo UML zur Vererbung.)</text:span></text:p>
      <text:h text:style-name="P631" text:outline-level="3">Die Testmethoden der Klasse <text:span text:style-name="T303">PHPUnit_Framework_Assert</text:span> </text:h>
      <text:p text:style-name="P42">PHPUnit bietet eine Vielzahl von Assert-Funktionen, mit denen Sie Testfälle erstellt werden können. </text:p>
      <text:p text:style-name="P9">Eine Liste aller <text:span text:style-name="T838">Assert-Funktionen</text:span> <text:span text:style-name="T83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9">Die wichtigsten <text:span text:style-name="T837">Behauptungen (Assertions)</text:span> sind meiner Meinung nach</text:p>
      <text:list xml:id="list262012096427891671" text:style-name="L18">
        <text:list-item>
          <text:p text:style-name="P540"><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40">Spezielle Funktionen für Arrays<text:line-break/>assertArrayHasKey(), assertContains(), assertContainsOnly()</text:p>
        </text:list-item>
        <text:list-item>
          <text:p text:style-name="P540">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40">Spezielle Funktionen für Strings<text:line-break/>assertRegExp(), assertStringMatchesFormat(), assertStringMatchesFormatFile(), assertStringEndsWith(), assertStringStartsWith()</text:p>
        </text:list-item>
        <text:list-item>
          <text:p text:style-name="P540">Spezielle Funktionen für HTML/XML <text:line-break/>assertTag(), assertXmlFileEqualsXmlFile(), assertXmlStringEqualsXmlFile(), assertXmlStringEqualsXmlString()</text:p>
        </text:list-item>
        <text:list-item>
          <text:p text:style-name="P540">Spezielle Funktionen für Dateien<text:line-break/>assertFileEquals(), assertFileExists(), assertStringEqualsFile()</text:p>
        </text:list-item>
        <text:list-item>
          <text:p text:style-name="P540">Undokumentierte Funktionen<text:line-break/>assertEqualXMLStructure(), assertSelectCount(), assertSelectEquals(), assertSelectRegExp()</text:p>
        </text:list-item>
        <text:list-item>
          <text:p text:style-name="P540">Komplexe Assert-Funktionen<text:line-break/>assertThat() </text:p>
        </text:list-item>
      </text:list>
      <text:p text:style-name="P43">Entwickeln Sie schon mit in der Programmiersprache PHP? Dann sind <text:span text:style-name="T84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41">ausgewertet</text:span> wird.</text:p>
      <text:p text:style-name="P43"><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42">ist ebenfalls in der </text:span>Dokumentation <text:span text:style-name="T842">enthalten</text:span>. <text:span text:style-name="T840">(todo </text:span>Das folgende Beispiel zeigt eine simple Klasse, deren Objekte verglichen werden<text:span text:style-name="T840">)</text:span></text:p>
      <text:p text:style-name="P41">Der Rückgabewert d<text:span text:style-name="T839">er Assert-</text:span>Methoden <text:span text:style-name="T839">(todo Assert Methode überall gleich geschrieben?)</text:span> ist <text:span text:style-name="T837">a</text:span>usschlaggebend dafür, ob ein Test erfolgreich ist oder nicht. </text:p>
      <text:p text:style-name="P41">Vermeiden Sie es <text:span text:style-name="T837">die </text:span>Ausgabe einer „<text:span text:style-name="T837">assert“-Methode </text:span>von mehrere<text:span text:style-name="T814">n</text:span> Bedingungen gleichzeitig abhängig machen. <text:span text:style-name="T83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2"><text:bookmark-start text:name="__DdeLink__17216_484173661"/>Annotationen<text:bookmark-end text:name="__DdeLink__17216_484173661"/> sind Anmerkungen oder Meta<text:span text:style-name="T547">informationen</text:span>. <text:span text:style-name="T549">Sie</text:span> können <text:span text:style-name="T548">Annotationen im </text:span>Quellcode <text:span text:style-name="T548">einfügen</text:span>. Hierbei m<text:span text:style-name="T548">ü</text:span>ss<text:span text:style-name="T548">en Sie</text:span> eine spezielle Syntax <text:span text:style-name="T548">beachten</text:span>.</text:p>
      <text:p text:style-name="P273">In PHP finde<text:span text:style-name="T843">n Sie</text:span> <text:span text:style-name="T81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43">Programmbereichen</text:span> werden ignoriert.</text:p>
      <text:p text:style-name="P102">PHPUnit verwendet Annotationen zur Laufzeit. <text:span text:style-name="T550">Wenn Sie mit Ausnahmen (Exeptions) arbeiten, sollten sie die Annotation </text:span><text:span text:style-name="T83">@expectedExeption</text:span><text:span text:style-name="T550"> kennen.</text:span></text:p>
      <text:p text:style-name="P103">To<text:span text:style-name="T552">do </text:span>Wir nutzen die @expectedException-Annotation im PHPDoc-Block: Als Alternative zur Annotation können wir auch die Methode setExpectedException() nutzen:</text:p>
      <text:p text:style-name="P292"><text:span text:style-name="T264">Eine Liste aller </text:span><text:span text:style-name="T265">Annotationen</text:span><text:span text:style-name="T264"> können Sie im Internet unter der Adresse </text:span><text:a xlink:type="simple" xlink:href="https://phpunit.de/manual/current/en/appendixes.annotations.html" text:style-name="Internet_20_link" text:visited-style-name="Visited_20_Internet_20_Link"><text:span text:style-name="T551">https://phpunit.de/manual/current/en/appendixes.annotations.html</text:span></text:a><text:span text:style-name="T551"> abrufen.</text:span></text:p>
      <text:p text:style-name="P293">(todo der Abschnitt ist n<text:span text:style-name="T844">och nicht fertig</text:span>)</text:p>
      <text:h text:style-name="Heading_20_2" text:outline-level="2"><text:soft-page-break/>Das erste Testbeispiel verbessern</text:h>
      <text:p text:style-name="P104">Nun wissen Sie alles, was Sie zum Erstellen eigener Tests <text:span text:style-name="T845">benötigen und probieren sicherlich schon neugierig eigene Tests aus.</text:span></text:p>
      <text:p text:style-name="Exkurs"><text:span text:style-name="T845">RANDBEMERKUNG<text:line-break/>Bei</text:span> Problemen <text:span text:style-name="T849">sind Zusatzi</text:span>nformationen <text:span text:style-name="T849">zum Fehler oft hilfreich. Diese können Sie sich anzuzeigen lassen, indem Sie den</text:span> Parameter <text:span text:style-name="T408">--debug</text:span> <text:span text:style-name="T849">an den Befehl zum Start der Tests anhängen.</text:span> <text:line-break/>Zum Beispiel ./<text:span text:style-name="T553">tests/codeception/</text:span>vendor/bin/codecept run <text:span text:style-name="T553">unit</text:span> --debug </text:p>
      <text:h text:style-name="Heading_20_3" text:outline-level="3">Data Provider</text:h>
      <text:p text:style-name="P294">Wir haben <text:span text:style-name="T557">im Kapitel </text:span><text:span text:style-name="T557"><text:bookmark-ref text:reference-format="text" text:ref-name="__RefHeading___Toc2857_108524660">Der erste selbst programmierte Test</text:bookmark-ref></text:span><text:span text:style-name="T557"> auf Seite </text:span><text:span text:style-name="T557"><text:bookmark-ref text:reference-format="page" text:ref-name="__RefHeading___Toc2857_108524660">70</text:bookmark-ref></text:span> den ersten Test erstellt. <text:span text:style-name="T846">Diesen Test haben wir im weiteren Verlauf erweitert. </text:span></text:p>
      <text:p text:style-name="P295">Mit dem Test haben wir sicherstellt, dass die <text:span text:style-name="T847">Umwandlung eines Textmusters in einen Paypalbutton in einem Beitrag </text:span>richtig <text:span text:style-name="T558">erfolgt. Vorausgesetzt, dass von uns im todo erstellte Plugin AgPaypal ist in Joomla! Aktiviert (todo link zum aktivieren)</text:span>. </text:p>
      <text:p text:style-name="P297">(todoErinnern Sie sich, diese Testfälle hatten wir in einer Tabelle im todo herausgearbeitet.)</text:p>
      <text:p text:style-name="P296">Es wäre langweilig <text:span text:style-name="T850">und redundant</text:span>, für jeden <text:span text:style-name="T850">Testfall</text:span> eine eigene Testmethode zu schreiben. Sehen wir uns lieber an, wie wir <text:span text:style-name="T848">wenige Testmethoden automatisch mit Daten füttern </text:span>können. </text:p>
      <text:p text:style-name="P296"><text:span text:style-name="T846">Für diesen Zweck gibt es das Konzept des </text:span><text:a xlink:type="simple" xlink:href="https://phpunit.de/manual/current/en/writing-tests-for-phpunit.html#writing-tests-for-phpunit.data-providers" text:style-name="Internet_20_link" text:visited-style-name="Visited_20_Internet_20_Link"><text:span text:style-name="T846">Data Providers</text:span></text:a><text:span text:style-name="T84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6">provider_PatternToPaypalbutton()</text:span><text:span text:style-name="T438"> </text:span><text:span text:style-name="T851">ausgegeben wird. Die zweite Ebene dieses mehrdimensionalen Arrays ruft die Methode, mit der der Data Provider </text:span><text:soft-page-break/><text:span text:style-name="T851">über eine Annotation verknüpft ist, auf. Dabei ist der Wert in der zweiten Ebene gleichzeitig der Eingabeparameter der Methode </text:span><text:span text:style-name="T160">testOnContentPrepare()</text:span><text:span text:style-name="T158"> </text:span><text:span text:style-name="T560">.</text:span></text:p>
      <text:p text:style-name="P452"><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62">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6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62">startCreateButtons</text:span>($contenttextbefore);<text:line-break/><text:tab/><text:tab/>$this-&gt;assertEquals($contenttextafter, $contenttextbefore);<text:line-break/><text:tab/>}<text:line-break/><text:tab/><text:span text:style-name="T40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50"><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50"><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6">Was haben wir <text:span text:style-name="T560">genau </text:span>geändert? Zunächst habe wir die Methode <text:span text:style-name="T100">provider_PatternToPaypalbutton</text:span><text:span text:style-name="T101">()</text:span> eingefügt. Diese Methode gibt einen Array zurück. Als nächstes haben wir die Annotation<text:span text:style-name="T503"> </text:span><text:span text:style-name="T84">@dataProvider </text:span><text:span text:style-name="T100">provider_PatternToPaypalbutton</text:span><text:span text:style-name="T503"> über unsere Testmethode </text:span><text:bookmark-start text:name="__DdeLink__6710_1615671667"/><text:span text:style-name="T84">testOnContentPrepare()</text:span><text:bookmark-end text:name="__DdeLink__6710_1615671667"/><text:span text:style-name="T503"> gesetzt und dieser Methode </text:span><text:span text:style-name="T521">den</text:span><text:span text:style-name="T503"> Eingabeparameter </text:span><text:span text:style-name="T101">$text</text:span><text:span text:style-name="T521"> </text:span><text:span text:style-name="T503">hinzugefügt. Durch die Annotation </text:span><text:span text:style-name="T84">@dataProvider </text:span><text:bookmark-start text:name="__DdeLink__8487_467725837"/><text:span text:style-name="T100">provider_PatternToPaypalbutton</text:span><text:bookmark-end text:name="__DdeLink__8487_467725837"/><text:span text:style-name="T503"> wird dem Eingabeparameter </text:span><text:span text:style-name="T101">$text </text:span><text:span text:style-name="T503">der Rückgabewert der Methode </text:span><text:span text:style-name="T100">provider_PatternToPaypalbutton</text:span><text:span text:style-name="T101">()</text:span><text:span text:style-name="T503"> zugeordnet. </text:span><text:span text:style-name="T522">Dies bewirkt, dass die Testmethode </text:span><text:span text:style-name="T84">testOnContentPrepare() </text:span><text:span text:style-name="T22">für jeden Wert in der zweiten Ebene des Arrays aufgerufen wird. Im konkreten Fall wir die Methode sechmal ausgeführt.</text:span></text:p>
      <text:p text:style-name="P105"><text:span text:style-name="T507">Starten wir nun den Test erneut, sieht die Ausgabe folgendermaßen aus:</text:span><text:span text:style-name="T503"> </text:span></text:p>
      <text:p text:style-name="P512">/var/www/html/joomla$ vendor/bin/codecept run unit <text:line-break/>Codeception PHP Testing Framework v2.2.9<text:line-break/>Powered by PHPUnit 5.7.13 by Sebastian Bergmann and contributors.<text:line-break/>Unit Tests (6) --------------------------------------------------<text:line-break/>✔ agpaypalTest: <text:span text:style-name="T863">Start create buttons</text:span> | #0 (0.00s)<text:line-break/>✔ agpaypalTest: <text:span text:style-name="T863">Start create buttons</text:span> | #1 (0.00s)<text:line-break/>✔ agpaypalTest: <text:span text:style-name="T863">Start create buttons</text:span> | #2 (0.00s)<text:line-break/><text:soft-page-break/>✔ agpaypalTest: <text:span text:style-name="T863">Start create buttons</text:span> | #3 (0.00s)<text:line-break/>✔ agpaypalTest: <text:span text:style-name="T863">Start create buttons</text:span> | #4 (0.00s)<text:line-break/>✔ agpaypalTest: <text:span text:style-name="T863">Start create buttons</text:span> | #5 (0.00s)<text:line-break/>----------------------------------------------------------------<text:line-break/>Time: 140 ms, Memory: 10.00MB<text:line-break/>OK (6 tests, 6 assertions)</text:p>
      <text:p text:style-name="P303">Die Verwendung von Data Providern ermöglichte es uns, eine Testmethode mit unterschiedlichen Daten aufzurufen. <text:span text:style-name="T561">Wir können mit Data Providern komplexe Testfälle flexibel auf unterschiedliche Situationen anpassen. </text:span></text:p>
      <text:p text:style-name="P303"/>
      <text:p text:style-name="P315">(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6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408">$hint = $text['hint'];</text:span><text:line-break/><text:tab/><text:tab/>$class-&gt;startCreateButtons($contenttextbefore);<text:line-break/><text:tab/><text:tab/>$this-&gt;assertEquals($contenttextafter, $contenttextbefore, <text:span text:style-name="T408">$hint</text:span>);<text:line-break/><text:tab/>}<text:line-break/><text:span text:style-name="T864"><text:tab/>public function provider_PatternToPaypalbutton(){<text:line-break/>...</text:span><text:line-break/><text:soft-page-break/>[array('contenttextbefore' =&gt; "", <text:line-break/><text:tab/>'contenttextafter' =&gt; "",<text:line-break/><text:tab/>'hint' =&gt; '<text:span text:style-name="T408">Beitrag enthält keinen Text</text:span>')]<text:line-break/>…</text:p>
      <text:p text:style-name="P304"/>
      <text:p text:style-name="P51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08">Beitrag enthält keinen Text</text:span><text:line-break/>Failed asserting that two strings are equal.<text:line-break/>- Expected | + Actual<text:line-break/>@@ @@<text:line-break/>...</text:p>
      <text:h text:style-name="P632" text:outline-level="3">Fixture<text:span text:style-name="T867">s in Codeception</text:span></text:h>
      <text:p text:style-name="P298"><text:span text:style-name="T867">Testduplikate oder künstliche Objekte setzten wir ein, wenn wir in einer</text:span> gut bekannte<text:span text:style-name="T555">n</text:span> und feste<text:span text:style-name="T554">n</text:span> Umgebung <text:span text:style-name="T554">testen möchten. Nur so ist ein Test wirklich </text:span>wiederholbar. <text:span text:style-name="T568">Anderenfalls könnten Situationen eintreten, die nicht reproduzierbar sind. Codeception bietet mit der Klasse Codeception\Util\Fixtures eine einfache Möglichkeit Daten in einem globalen Array zu speichern und so in einer Testdatei zu verwenden.</text:span></text:p>
      <text:p text:style-name="P298"><text:soft-page-break/><text:span text:style-name="T568">Fixtures unterstützen Sie dabei, vor einem Test bestimmte wohldefiniert Daten zur Verfügung zu stellen. Getestet wird also in einer kontrollierten Umgebung. Dies macht Tests einfach und übersichtlich. Konkret bedeutet das, dass Sie die Methode </text:span><text:span text:style-name="T105">testonContentPrepare() </text:span><text:span text:style-name="T568">testen können, ohne sich darauf verlassen zu müssen, das andere Werte vorher durch andere Klassen in der Programmausführung richtig gesetzt wurden. Beispielweise die Variablen </text:span><text:span text:style-name="T159">$config</text:span><text:span text:style-name="T568">. Das Setzen dieses Wertes ist nicht Bestandteil dieses Tests. Wir testen hier ausschließlich </text:span><text:bookmark-start text:name="__DdeLink__3324_290091468"/><text:span text:style-name="T568">die Methode </text:span><text:bookmark-start text:name="__DdeLink__6918_1615671667"/><text:span text:style-name="T159">onContentPrepare</text:span><text:bookmark-end text:name="__DdeLink__6918_1615671667"/><text:span text:style-name="T105">()</text:span><text:span text:style-name="T110"> </text:span><text:span text:style-name="T558">der Klasse </text:span><text:bookmark-end text:name="__DdeLink__3324_290091468"/><text:span text:style-name="T155">PlgContentAgpaypal</text:span><text:span text:style-name="T558">! </text:span></text:p>
      <text:p text:style-name="P107">Eine Fixtur<text:span text:style-name="T867">e</text:span> ist <text:span text:style-name="T563">eine Variable die mit einer bestimmten Belegung gespeichert wird. Mit dieser Belegung kann sie mehrmals im Testablauf abgerufen werden. </text:span>In der Regel wird diese <text:span text:style-name="T564">Fixture </text:span>in einer Methode <text:span text:style-name="T568">gespeichert</text:span>, die vor jedem Test <text:span text:style-name="T564">in einer Testdatei </text:span>automatisch abläuft. <text:span text:style-name="T855">Zu den automatisch ablaufenden Methoden</text:span> können Sie im nächsten Abschnitt mehr lesen. Sie können Fixturen auch in einer boostrap-Datei <text:span text:style-name="T856">ganz zu Beginn des Testablaufs einmal setzten</text:span>.</text:p>
      <text:p text:style-name="P108">Als nächstes ändern wir unser Beispiel so ab, dass wir für Konfiguration eine Fixtur<text:span text:style-name="T857">e</text:span> nutzen.</text:p>
      <text:p text:style-name="Progammcode">&lt;?php<text:line-break/>namespace suites\plugins\content\agpaypal;<text:line-break/><text:span text:style-name="T40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408">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408">Fixtures::get('config'),</text:span> $params);<text:line-break/><text:tab/><text:tab/>$contenttextbefore = $text['contenttextbefore'];<text:line-break/><text:tab/><text:tab/>$contenttextafter = $text['contenttextafter'];<text:line-break/><text:tab/><text:tab/>$hint = $text['hint'];<text:line-break/><text:tab/><text:tab/>$class-<text:span text:style-name="T868">&gt;</text:span>startCreateButtons($contenttextbefore);<text:line-break/><text:tab/><text:tab/>$this-&gt;assertEquals($contenttextafter, $contenttextbefore, $hint);<text:line-break/><text:tab/>}<text:line-break/><text:tab/>public function provider_PatternToPaypalbutton(){<text:line-break/>...</text:p>
      <text:p text:style-name="P109">Was haben wir genau geändert? <text:span text:style-name="T565">Zunächst einmal müssen wir mit der Anweisung </text:span><text:span text:style-name="T111">use \Codeception\Util\Fixtures;</text:span><text:span text:style-name="T565"> sicherstellen, dass wir die Klasse Fixtures verwenden können. Dann haben wir das Objekt </text:span><text:span text:style-name="T111">$config </text:span><text:span text:style-name="T565">als Fixtur gespeichert und später über die Methode </text:span><text:span text:style-name="T111">Fixtures::get()</text:span><text:span text:style-name="T565"> geladen.</text:span></text:p>
      <text:p text:style-name="P112">Der Vorteil dieser Änderungen ist so noch nicht offensichtlich. <text:span text:style-name="T869">Momentan benötigen wir die Variabel </text:span><text:span text:style-name="T161">$config</text:span><text:span text:style-name="T566"> nur an einer Stelle. Wenn wir aber im weiteren Verlauf immer mal wieder eine Konfiguration mit dieser Belegung benötigen wird der Vorteil auch in der Praxis klar. (todo formulierung)</text:span></text:p>
      <text:p text:style-name="P491">Sie können eine Fixture überschreiben, indem sie diese erneut <text:span text:style-name="T568">speichern. Haben Sie beispielsweise die Anweisung <text:s/><text:line-break/></text:span><text:span text:style-name="T411">Fixtures::add('benutzer', ['name' =&gt; 'Peter']); </text:span><text:span text:style-name="T568"><text:line-break/>in einer Testdatei und in der nächsten Testdatei setzten Sie <text:line-break/></text:span><text:span text:style-name="T411">Fixtures::add('benutzer', ['name' =&gt; 'Paul']);, </text:span><text:span text:style-name="T568"><text:line-break/>dann erhalten Sie über <text:line-break/></text:span><text:span text:style-name="T411">Fixtures::get('benutzer'); </text:span><text:span text:style-name="T568"><text:line-break/>den Benutzer </text:span><text:span text:style-name="T411">Paul</text:span><text:span text:style-name="T568">.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68">durchaus vorkommen, dass zu einer Klasse mehrere korrespondierende Testfallklassen existieren. Jede von diesen besitzt ihre individuellen Fixtures. </text:span></text:p>
      <text:p text:style-name="Text_20_body">Sie sehen schon. Die Verwendung von <text:span text:style-name="T870">von</text:span> Fix<text:span text:style-name="T569">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62">Vor dem Test den Testk</text:span>ontext herstellen und hinterher aufräumen</text:h>
      <text:p text:style-name="P111"><text:span text:style-name="T86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71">in einer bestimmten Reihenfolge </text:span>ausgeführt.</text:p>
      <text:p text:style-name="P110"><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35BAAECFBF4BCDE2.png" xlink:type="simple" xlink:show="embed" xlink:actuate="onLoad"/></draw:frame><text:line-break/>Abbildung <text:sequence text:ref-name="refIllustration17" text:name="Illustration" text:formula="ooow:Illustration+1" style:num-format="1">18</text:sequence>: kk</text:p></draw:text-box></draw:frame><text:soft-page-break/></text:p>
      <text:p text:style-name="P305">Für <text:span text:style-name="T567">unsere Testmethode </text:span><text:span text:style-name="T156">testStartCreateButtons</text:span><text:span text:style-name="T112">()</text:span><text:span text:style-name="T567"> heißt das konkret, dass folgende Methoden nacheinander aufgerufen werden:</text:span></text:p>
      <text:list xml:id="list5311351543681439624" text:style-name="L19">
        <text:list-item>
          <text:p text:style-name="P583"><text:span text:style-name="T67">tests/unit/suites/plugins/content/agpaypal/agpaypalTest.</text:span><text:span text:style-name="T71">setUpBeforeClass</text:span><text:span text:style-name="T70">()</text:span></text:p>
        </text:list-item>
        <text:list-item>
          <text:p text:style-name="P583"><text:span text:style-name="T67">tests/unit/suites/plugins/content/agpaypal/agpaypalTest.</text:span><text:span text:style-name="T70">_before()</text:span></text:p>
        </text:list-item>
        <text:list-item>
          <text:p text:style-name="P583"><text:span text:style-name="T67">tests/unit/suites/plugins/content/agpaypal/agpaypalTest.</text:span><text:span text:style-name="T71">setUp</text:span><text:span text:style-name="T70">()</text:span></text:p>
        </text:list-item>
        <text:list-item>
          <text:p text:style-name="P584"><text:span text:style-name="T67">tests/unit/suites/plugins/content/agpaypal/agpaypalTest.</text:span><text:span text:style-name="T79">testStartCreateButtons</text:span><text:span text:style-name="T72">()</text:span></text:p>
        </text:list-item>
        <text:list-item>
          <text:p text:style-name="P583"><text:span text:style-name="T67">tests/unit/suites/plugins/content/agpaypal/agpaypalTest.</text:span><text:span text:style-name="T71">tearDown</text:span><text:span text:style-name="T70">()</text:span></text:p>
        </text:list-item>
        <text:list-item>
          <text:p text:style-name="P583"><text:span text:style-name="T67">tests/unit/suites/plugins/content/agpaypal/agpaypalTest.</text:span><text:span text:style-name="T70">_</text:span><text:span text:style-name="T71">after</text:span><text:span text:style-name="T70">()</text:span></text:p>
        </text:list-item>
        <text:list-item>
          <text:p text:style-name="P583"><text:span text:style-name="T67">tests/unit/suites/plugins/content/agpaypal/agpaypalTest.</text:span><text:span text:style-name="T71">tearDownAfterClass</text:span><text:span text:style-name="T70">()</text:span></text:p>
        </text:list-item>
      </text:list>
      <text:p text:style-name="P120">Das Design von Test<text:span text:style-name="T1123">s</text:span> verlangt fast ebenso viel Gründlichkeit wie das Design der Anwendung. Um PHPUnit und Codeception möglichst effektive einzusetzen, müssen Sie wissen, wie Sie effektive Testfälle schreiben. Unter anderem sollten Sie Fixture<text:span text:style-name="T872">s und Testduplikate </text:span>nicht im Konstruktor einer Testklasse initialisieren. Nutzen Sie <text:soft-page-break/>hierfür die dafür vorgesehenen Methoden. Das sind die Methoden, die ich Ihnen eben aufgelistet habe.</text:p>
      <text:p text:style-name="P113"><text:span text:style-name="T162"><text:s/></text:span><text:span text:style-name="T67">_</text:span><text:span text:style-name="T163">before()</text:span><text:span text:style-name="T570"> und </text:span><text:span text:style-name="T163">_after()</text:span><text:span text:style-name="T570"> sind Methoden, die zu Codeception gehören. Alle anderen Methoden sind Standard PHPUnit Methoden. (todo was bieten diese mehr?)</text:span></text:p>
      <text:p text:style-name="P114">Für PHPUnit werden Sie sicherlich am häufigste die <text:span text:style-name="T872">Methoden</text:span> <text:span text:style-name="T67">setUp()</text:span> und <text:span text:style-name="T67">tearDown() </text:span><text:span text:style-name="T46">verwenden</text:span>. <text:span text:style-name="T87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18">Es gibt wenige Gründe Dinge für <text:span text:style-name="T873">alle Tests in einer Klasse </text:span>gleichzeitig vorzubereiten. Ein Grund könnte aber die Einrichtung der Datenbankverbindung sein, wenn Sie diese für alle Tests in dieser Testklasse benötigen. Natürlich könnten Sie diese in der <text:span text:style-name="T67">setUp()</text:span> Methode für jeden Test <text:span text:style-name="T873">separat </text:span>erstellen und nach jedem Test wieder trennen. <text:span text:style-name="T873">Performanter ist es aber ganz sicher</text:span>, dies<text:span text:style-name="T873">e</text:span> Verbindung nur einmal vor allen Test, <text:span text:style-name="T873">die diese Verbindung benötigen, </text:span>aufzubauen. Während der Tests <text:span text:style-name="T873">können Sie dann </text:span>immer wieder auf diese Verbindung zuzugreifen, u<text:span text:style-name="T873">m</text:span> nach Abarbeitung aller Testfälle in der Testklasse die Verbindung erst zu trennen. Die Methoden <text:span text:style-name="T67">setUpBeforeClass()</text:span> und <text:span text:style-name="T67">tearDownAfterClass</text:span><text:span text:style-name="T164">()</text:span> sind die Methoden für diese Aufgabe. Sie bilden die äußersten Aufrufe. Ausgeführt werden Sie <text:span text:style-name="T873">bevor die erste Testmethode einer Klasse gestartet wird, beziehungsweise nach dem letzten Abarbeiten der letzten </text:span>Test<text:span text:style-name="T873">methode. </text:span></text:p>
      <text:p text:style-name="Text_20_body">Im Moment haben wir nur eine Methode in unserem Test.<text:span text:style-name="T571"> </text:span>Das wird sich aber im Verlauf des Buches ändern. Es werden weitere Testmethoden hinzukommen. Wir möchten ja auch sicherstellen, dass alles richtig läuft, wenn <text:span text:style-name="T874">todo</text:span>. <text:span text:style-name="T572">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25">_before()</text:span><text:span text:style-name="T572"> Methode. So können wir, auch wenn wir mehrere Testfälle oder Testmethoden nutzen, immer auf diese Fixture zurückgreifen. Für die die Methode </text:span><text:span text:style-name="T125">setUpBeforeClass()</text:span><text:span text:style-name="T572">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08"><text:tab/>protected $class;<text:line-break/></text:span><text:tab/><text:span text:style-name="T40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08">$this-</text:span><text:span text:style-name="T439">&gt;</text:span><text:span text:style-name="T408">class-</text:span><text:span text:style-name="T875">&gt;</text:span>startCreateButtons($contenttextbefore);<text:line-break/><text:tab/><text:tab/>$this-&gt;assertEquals($contenttextafter, $contenttextbefore, $hint);<text:line-break/><text:tab/>}<text:line-break/><text:tab/>public function provider_PatternToPaypalbutton(){<text:line-break/>...</text:p>
      <text:p text:style-name="P115">Wir haben eine ganze Menge umgebaut. (Todo Was haben wir geändert)</text:p>
      <text:p text:style-name="P115">Der Vorteil ist, dass wir nun in jeder Testmethode, die wir der Klasse hinzufügen, <text:span text:style-name="T573">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612" text:outline-level="2">Kurzgefasst</text:h>
      <text:p text:style-name="P308"><text:span text:style-name="T247">Hauptthema des 4. Kapitels werden Unit Tests sein. Nach einer kurzen </text:span><text:span text:style-name="T255">Einführung in Unit Tests im Allgemeinen beschreibe ich wie Codeception die Erstellung von Unit Tests unterstützt.</text:span></text:p>
      <text:p text:style-name="P1"/>
      <text:h text:style-name="P60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7"><text:span text:style-name="T247">Mit </text:span><text:span text:style-name="T262">U</text:span><text:span text:style-name="T247">nit</text:span><text:span text:style-name="T306">t</text:span><text:span text:style-name="T247">ests testen Sie eine </text:span><text:span text:style-name="T306">möglichst kleine </text:span><text:span text:style-name="T247">Funktionseinheit. Wichtig ist, dass dieser Test </text:span><text:span text:style-name="T306">unabhängig</text:span><text:span text:style-name="T247"> zu anderen Einheiten erfolgt. (Todo Verweis zu Unabhängigkeit Testumgebung Merkmale unittest) </text:span></text:p>
      <text:p text:style-name="P12">Zahlreiche Klassen lassen sich aber gar nicht <text:span text:style-name="T878">ohne Weiteres </text:span>einzeln testen, weil ihre Objekte in der Anwendung eng mit anderen Objekten zusammen arbeiten. </text:p>
      <text:p text:style-name="P12">Wenn <text:span text:style-name="T879">Sie </text:span>dieses Kapitel <text:span text:style-name="T880">durchgearbeitet</text:span> haben, sind Sie in der Lage, diese Abhängigkeit<text:span text:style-name="T881">en</text:span> mithilfe von Stub-Objekten und Mock-Objekten zu lösen <text:span text:style-name="T882">und Sie kennen den Unterschied zwischen Stubs und Mocks</text:span>.</text:p>
      <text:p text:style-name="P116"><text:span text:style-name="T262">M</text:span><text:span text:style-name="T247">it de</text:span><text:span text:style-name="T307">r Codeception Klasse Fixtures haben Sie</text:span><text:span text:style-name="T247"> im vorausgehenden Kapitel schon </text:span><text:span text:style-name="T307">mitwirkende Hilfso</text:span><text:span text:style-name="T247">bjekte </text:span><text:span text:style-name="T307">kennengelernt. Diese Hilfsobjekte werden nicht selbst</text:span><text:span text:style-name="T247"> getestet. Fixture</text:span><text:span text:style-name="T307">s</text:span><text:span text:style-name="T247"> stehen </text:span><text:span text:style-name="T307">beispielsweise </text:span><text:span text:style-name="T247">für triviale </text:span><text:span text:style-name="T308">unechte</text:span><text:span text:style-name="T247"> Implementierungen. Wie wir gesehen haben werden in der Regel vordefinierte Werte zurück gegeben. </text:span><text:span text:style-name="T266">Fixturen sollen </text:span><text:span text:style-name="T247">meist, komplexe Abläufe oder Berechnungen in der Anwendung zu ersetzten. </text:span></text:p>
      <text:p text:style-name="P468">Für Testduplikate gibt <text:span text:style-name="T883">es </text:span>unterschiedliche Bezeichnungen. <text:a xlink:type="simple" xlink:href="https://martinfowler.com/articles/mocksArentStubs.html" text:style-name="Internet_20_link" text:visited-style-name="Visited_20_Internet_20_Link"><text:span text:style-name="T592">Martin Fowler</text:span></text:a><text:span text:style-name="T592"> unterscheidet</text:span> Dummy, <text:span text:style-name="T593">Fake, </text:span>Stub <text:span text:style-name="T593">und</text:span> Mock <text:span text:style-name="T593">Objekte</text:span>. <text:span text:style-name="T593">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74">aber bei allen Testduplikaten </text:span>darum, komplexe <text:span text:style-name="T574">Abhängigkeiten</text:span> <text:span text:style-name="T592">mithilfe von neu erzeuten Objekten aufzulösen</text:span>. <text:span text:style-name="T594">(Todo genauer)</text:span></text:p>
      <text:p text:style-name="P117"><text:span text:style-name="T247">In diesem Kapitel geht es nun um Stubs und Mocks. Diese soll</text:span><text:span text:style-name="T308">en </text:span><text:span text:style-name="T310">beim Testen</text:span><text:span text:style-name="T308">, </text:span><text:span text:style-name="T309">im Gegensatz zu Fixtures in Codeception, </text:span><text:span text:style-name="T308">reale O</text:span><text:span text:style-name="T247">bjekte </text:span><text:span text:style-name="T313">ersetzten</text:span><text:span text:style-name="T247">.</text:span></text:p>
      <text:h text:style-name="P618" text:outline-level="2"><text:span text:style-name="T262">E</text:span><text:span text:style-name="T247">xterne Abhängigkeiten auflösen - Das erste Stub Objekt</text:span></text:h>
      <text:p text:style-name="P46"><text:span text:style-name="T267">Fangen aber zuerst einmal mit einem einfachen Beispiel an. Dieses Beispiel soll die Erstellung </text:span><text:span text:style-name="T885">eines</text:span><text:span text:style-name="T267"> Stub Objekte</text:span><text:span text:style-name="T885">s</text:span><text:span text:style-name="T267"> auf einfache Art zeigen.</text:span></text:p>
      <text:p text:style-name="P492"><text:span text:style-name="T885">WICHTIG<text:line-break/></text:span>final, private und static Methoden k<text:span text:style-name="T884">ö</text:span>nnen nicht mit PHPUnit Stub Objekten genutzt werden. PHPUnit unterstützt <text:span text:style-name="T884">diese</text:span> Methoden nicht.</text:p>
      <text:p text:style-name="P309"><text:span text:style-name="T314">Ich hatte ja schon geschrieben, das Stub Objekte nach der allgemeinen Definition wirklichen Objekten entsprechen. In unser</text:span><text:span text:style-name="T317">e</text:span><text:span text:style-name="T314">m Beispiel haben wir Objekt</text:span><text:span text:style-name="T319">e</text:span><text:span text:style-name="T314">,</text:span><text:span text:style-name="T315"> </text:span><text:span text:style-name="T319">die</text:span><text:span text:style-name="T314"> es in </text:span><text:span text:style-name="T316">der</text:span><text:span text:style-name="T315"> </text:span><text:span text:style-name="T319">Applikation</text:span><text:span text:style-name="T314"> </text:span><text:span text:style-name="T315">Joomla! </text:span><text:span text:style-name="T314">wirklich gibt. </text:span><text:span text:style-name="T316">Ich meine d</text:span><text:span text:style-name="T319">ie</text:span><text:span text:style-name="T316"> Object </text:span><text:span text:style-name="T318">$</text:span><text:span text:style-name="T316">row </text:span><text:span text:style-name="T319">und $params</text:span><text:span text:style-name="T314">. </text:span><text:span text:style-name="T318">$r</text:span><text:span text:style-name="T317">ow </text:span><text:span text:style-name="T318">instantiiert</text:span><text:span text:style-name="T317"> die PHP eigene Klasse stdClass </text:span><text:span text:style-name="T319">und Params instantiert \JRegistry /var/www/html/joomla/libraries/vendor/joomla/registry/src/Registry.php </text:span><text:span text:style-name="T320">(/var/www/html/joomla/libraries/classmap.php todo )</text:span><text:span text:style-name="T317">.</text:span></text:p>
      <text:p text:style-name="P13">Wir könnten diese <text:span text:style-name="T886">Objekte als </text:span>Stub<text:span text:style-name="T887">s</text:span> erstellen und verwenden. Für unser Beispiel bringt dies<text:span text:style-name="T575"> </text:span>keine Vorteil. <text:span text:style-name="T575">Es zeigt aber, w</text:span>ie Sie Stub Objekt<text:span text:style-name="T887">e</text:span> erstellen <text:span text:style-name="T575">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0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08">$this-&gt;row = $this-</text:span><text:span text:style-name="T440">&gt;</text:span><text:bookmark-start text:name="__DdeLink__14609_1615671667"/><text:span text:style-name="T408">getMockBuilder</text:span><text:bookmark-end text:name="__DdeLink__14609_1615671667"/><text:span text:style-name="T408">(\stdClass::class)-</text:span><text:span text:style-name="T441">&gt;</text:span><text:span text:style-name="T408">getMock();<text:line-break/><text:tab/><text:tab/>$this-&gt;params = $this-</text:span><text:span text:style-name="T440">&gt;</text:span><text:span text:style-name="T408">getMockBuilder(\JRegistry::class)-</text:span><text:span text:style-name="T440">&gt;</text:span><text:span text:style-name="T408">getMock();</text:span><text:line-break/><text:tab/>}<text:line-break/><text:tab/>protected function _after() {}<text:line-break/> <text:span text:style-name="T503">public function </text:span><text:span text:style-name="T408">testOnContentPrepare()</text:span><text:span text:style-name="T503">{<text:line-break/><text:tab/><text:tab/>$returnValue = $this-&gt;class-&gt;onContentPrepare('', </text:span><text:span text:style-name="T408">$this-</text:span><text:span text:style-name="T440">&gt;</text:span><text:span text:style-name="T408">row, $this-</text:span><text:span text:style-name="T440">&gt;</text:span><text:span text:style-name="T408">params</text:span><text:span text:style-name="T503">);<text:line-break/><text:tab/><text:tab/>$this-&gt;assertTrue($returnValue);<text:line-break/><text:tab/>}</text:span><text:line-break/>...</text:p>
      <text:p text:style-name="P16">Was haben wir <text:span text:style-name="T888">ergänzt</text:span><text:span text:style-name="T576">? Wir haben </text:span><text:span text:style-name="T577">für die Methode onContentPrepar</text:span><text:span text:style-name="T578">e</text:span><text:span text:style-name="T577">() erneut eine Testmethode erstellt. </text:span><text:span text:style-name="T578">Dieses mal t</text:span><text:span text:style-name="T577">esten wir diese Methode aber mit Objekten, die wir vorher mit der Methode</text:span><text:span text:style-name="T579"> getMockBuilder</text:span><text:span text:style-name="T580">()</text:span><text:span text:style-name="T581"> </text:span><text:span text:style-name="T587">der Klasse </text:span><text:a xlink:type="simple" xlink:href="https://github.com/sebastianbergmann/phpunit-mock-objects/blob/master/src/MockBuilder.php" text:style-name="Internet_20_link" text:visited-style-name="Visited_20_Internet_20_Link"><text:span text:style-name="T587">PHPUnit_Framework_MockObject_MockBuilder</text:span></text:a><text:span text:style-name="T587"> e</text:span><text:span text:style-name="T586">rstellt haben.</text:span></text:p>
      <text:p text:style-name="P15"><text:span text:style-name="T585">(</text:span><text:span text:style-name="T584">ToDo Link </text:span><text:a xlink:type="simple" xlink:href="https://phpunit.de/manual/current/en/test-doubles.html" text:style-name="Internet_20_link" text:visited-style-name="Visited_20_Internet_20_Link"><text:span text:style-name="T584">https://phpunit.de/manual/current/en/test-doubles.html</text:span></text:a><text:span text:style-name="T584"> und Beispiel mit Tipps </text:span><text:span text:style-name="T583">disableOriginalConstructor(), disableOriginalClone(), disableArgumentCloning(), disallowMockingUnknownTypes()</text:span><text:span text:style-name="T585">)</text:span></text:p>
      <text:p text:style-name="P311"><text:span text:style-name="T889">Das</text:span> Objekt <text:span text:style-name="T889">$params hat </text:span>die Methode <text:span text:style-name="T67">get</text:span><text:span text:style-name="T128">(). </text:span><text:span text:style-name="T889">Mit dem </text:span>folgendem Code bewirken <text:span text:style-name="T889">Sie</text:span>, dass das Objekt immer <text:span text:style-name="T67">true</text:span> ausgibt <text:span text:style-name="T889">wenn es mit dem Parameter aktive aufgerufen wird</text:span>. </text:p>
      <text:p text:style-name="P440"><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0"><text:soft-page-break/>Die Annahme <text:span text:style-name="T582">$this-&gt;assertTrue($this-&gt;params-&gt;get('aktive'));</text:span><text:span text:style-name="T588"> würde also eine</text:span><text:span text:style-name="T589">n</text:span><text:span text:style-name="T588"> Test bestehen.</text:span></text:p>
      <text:p text:style-name="P119"/>
      <text:p text:style-name="P14">Den Code können Sie so lesen: Immer (<text:span text:style-name="T127">$this-&gt;a</text:span><text:span text:style-name="T67">ny()</text:span>) <text:span text:style-name="T590">wenn die Methode </text:span><text:span text:style-name="T126">get()</text:span><text:span text:style-name="T590"> (</text:span><text:span text:style-name="T126">method('get')</text:span><text:span text:style-name="T590">) mit dem Eingabeparameter aktive </text:span><text:span text:style-name="T126">with(‚</text:span><text:span text:style-name="T157">aktive</text:span><text:span text:style-name="T126">‘)</text:span><text:span text:style-name="T590"> aufgerufen wird, wird der Wert true </text:span><text:span text:style-name="T126">will(true)</text:span><text:span text:style-name="T590"> zurückgegeben.</text:span></text:p>
      <text:p text:style-name="P312"><text:span text:style-name="T323">In unserem Beispiel setzten wir aber keinen fixen Rückgabewert. Wir wollen das Objekt nicht bewusst manipulieren, sondern wollen sicherstellen, dass es durch die Methode richtig </text:span><text:span text:style-name="T324">verarbeitet</text:span><text:span text:style-name="T323"> wird. Hier ist dies ein </text:span><text:span text:style-name="T325">etwas missbrauchtes, </text:span><text:span text:style-name="T323">konstruiertes Beispiel. </text:span><text:span text:style-name="T325">Das Hauptziel dieses Beispiels ist es,</text:span><text:span text:style-name="T323"> Ihnen die Erstellung eines Stub Objektes </text:span><text:span text:style-name="T325">zu </text:span><text:span text:style-name="T323">zeigen. </text:span><text:span text:style-name="T321">Sie </text:span><text:span text:style-name="T322">haben</text:span><text:span text:style-name="T321"> nun die </text:span><text:span text:style-name="T322">grundlegenden Kenntnisse</text:span><text:span text:style-name="T321">, um Ihre eigenen </text:span><text:span text:style-name="T322">Tests mit Stub Objekten </text:span><text:span text:style-name="T321">zu bestücken.</text:span></text:p>
      <text:h text:style-name="P619" text:outline-level="2">Ein Mock Objekte</text:h>
      <text:p text:style-name="P121">Bevor wir im nächsten Abschnitt <text:span text:style-name="T890">den </text:span>Unterschied zwischen Mock Objekten und Stub Objekten klären, erstellen wir hier nun ein Mock Objekt. <text:span text:style-name="T600">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91"><text:tab/>}<text:line-break/></text:span>…</text:p>
      <text:p text:style-name="P313">Um sicherzugehen, dass die Methode <text:span text:style-name="T67">startCreateButtons</text:span><text:span text:style-name="T165">()</text:span> ausgeführt wird könnten wir folgende Testmethode erstellen.</text:p>
      <text:p text:style-name="P453"><text:soft-page-break/>&lt;?php<text:line-break/>namespace suites\plugins\content\agpaypal;<text:line-break/>use \Codeception\Util\Fixtures;<text:line-break/>class agpaypalTest extends \Codeception\Test\Unit <text:span text:style-name="T892">{</text:span><text:line-break/><text:bookmark-start text:name="__DdeLink__3653_1415134832"/>…<text:line-break/>public function <text:bookmark-start text:name="__DdeLink__15502_1615671667"/><text:span text:style-name="T89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3">Führen Sie diesen Test nun aus. Er <text:span text:style-name="T601">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4"><text:span text:style-name="T601">Wie Sie sehen</text:span> müssen <text:span text:style-name="T601">Sie </text:span>hier keine assert-Methode verwenden. Die Zeile <text:span text:style-name="T67">$myplugin-&gt;expects($this-&gt;once())-&gt;method('</text:span><text:bookmark-start text:name="__DdeLink__15641_1615671667"/><text:span text:style-name="T67">startCreateButtons</text:span><text:bookmark-end text:name="__DdeLink__15641_1615671667"/><text:span text:style-name="T67">');</text:span> sorgt dafür, dass der Test nur erfolgreich ist, wenn die Methode <text:span text:style-name="T67">startCreateButtons</text:span><text:span text:style-name="T166">()</text:span> ausgeführt wurde. </text:p>
      <text:p text:style-name="P122">Probieren Sie es aus. <text:span text:style-name="T893">Kommentieren Sie die Zeilen einfach aus.</text:span> (todo).</text:p>
      <text:p text:style-name="P454">&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0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2">Nun meldet die Konsole Ihnen folgendes:</text:p>
      <text:p text:style-name="P514">/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95">Wie unterscheiden sich </text:span>Mock <text:span text:style-name="T595">Objekte von Stub Objekten</text:span></text:h>
      <text:p text:style-name="P18">Nun haben <text:span text:style-name="T602">Sie</text:span> <text:span text:style-name="T602">die unterschiedlichen </text:span>Testduplikate praktisch <text:span text:style-name="T602">erlebt</text:span>. Das Fixturen, schwammig definiert, keine <text:span text:style-name="T602">realen </text:span>Arbeitsobjekte darstellen und sie sich <text:span text:style-name="T602">so</text:span> von Mocks und Stubs unterscheiden, <text:span text:style-name="T602">habe ich schon erwähnt</text:span>. Sie fragen sich sicher nun, was der Unterschied zwischen Mock und Stub Objekten ist.</text:p>
      <text:p text:style-name="P18"><text:soft-page-break/>In einem Satz kann ich es so <text:span text:style-name="T599">be</text:span>schreiben: Stubs prüfen den <text:span text:style-name="T408">Status</text:span> eines Objektes und Mock das <text:span text:style-name="T408">Verhalten</text:span>.</text:p>
      <text:p text:style-name="P18">Jeder Testfall prüft eine Vermutung haben wir todo festgelegt. <text:span text:style-name="T596">Für diesen Testfall können wir mehrere Stubs benötigen. In der Regel benötigen wir aber nur ein Mock Objekt.</text:span></text:p>
      <text:p text:style-name="P17"><text:span text:style-name="T408">Testlebenszyklus </text:span><text:span text:style-name="T412">eines</text:span><text:span text:style-name="T408"> Stub </text:span><text:span text:style-name="T412">Objektes</text:span></text:p>
      <text:list xml:id="list2782006380961411992" text:style-name="L20">
        <text:list-item>
          <text:p text:style-name="P585"><text:span text:style-name="T268">Bereiten Sie das zu prüfende Objekt und seine Stubs </text:span><text:span text:style-name="T269">Objekte </text:span><text:span text:style-name="T268">vor. </text:span><text:span text:style-name="T269">In der Regel sollte dies in der </text:span><text:span text:style-name="T268">Setup-</text:span><text:span text:style-name="T269">Methode erfolgen.</text:span></text:p>
        </text:list-item>
        <text:list-item>
          <text:p text:style-name="P541"><text:span text:style-name="T894">Führen Sie die zu Testende Funktion aus</text:span>.</text:p>
        </text:list-item>
        <text:list-item>
          <text:p text:style-name="P585"><text:span text:style-name="T268">Zustand </text:span><text:span text:style-name="T269">prüfen/</text:span><text:span text:style-name="T268">bestätigen</text:span></text:p>
        </text:list-item>
        <text:list-item>
          <text:p text:style-name="P586"><text:span text:style-name="T268">Aufräumen Ressourcen. </text:span><text:span text:style-name="T269">Dies erfolgt in der Regel in er Methode </text:span><text:bookmark-start text:name="__DdeLink__15915_1615671667"/><text:span text:style-name="T115">_after()</text:span><text:bookmark-end text:name="__DdeLink__15915_1615671667"/><text:span text:style-name="T269">.</text:span></text:p>
        </text:list-item>
      </text:list>
      <text:p text:style-name="P19">Testlebenszyklus <text:span text:style-name="T596">eines</text:span> <text:span text:style-name="T596">M</text:span>ock <text:span text:style-name="T597">Objektes</text:span></text:p>
      <text:list xml:id="list6066181403082322206" text:style-name="L21">
        <text:list-item>
          <text:p text:style-name="P587"><text:span text:style-name="T268">Bereiten Sie das zu prüfende Objekt </text:span><text:span text:style-name="T326">vor</text:span><text:span text:style-name="T268">. </text:span><text:span text:style-name="T269">In der Regel sollte dies in der Methode </text:span><text:span text:style-name="T116">_before()</text:span><text:span text:style-name="T326"> </text:span><text:span text:style-name="T269">erfolgen.</text:span></text:p>
        </text:list-item>
        <text:list-item>
          <text:p text:style-name="P590">Bereiten Sie das Objekt vor, das im Zusammenspiel mit dem Testobjekt ein bestimmtes Verhalten zeigen soll.</text:p>
        </text:list-item>
        <text:list-item>
          <text:p text:style-name="P542"><text:bookmark-start text:name="__DdeLink__15985_1615671667"/><text:span text:style-name="T894">Führen Sie die zu Testende Funktion aus</text:span>.<text:bookmark-end text:name="__DdeLink__15985_1615671667"/></text:p>
        </text:list-item>
        <text:list-item>
          <text:p text:style-name="P543">Stellen Sie sicher, dass das erwartete Verhalten eingetreten ist.</text:p>
        </text:list-item>
        <text:list-item>
          <text:p text:style-name="P588"><text:span text:style-name="T268">Zustand </text:span><text:span text:style-name="T269">prüfen/</text:span><text:span text:style-name="T268">bestätigen</text:span></text:p>
        </text:list-item>
        <text:list-item>
          <text:p text:style-name="P589"><text:span text:style-name="T268">Aufräumen Ressourcen. </text:span><text:span text:style-name="T269">Dies erfolgt in der Regel in er Methode </text:span><text:span text:style-name="T115">_after()</text:span><text:span text:style-name="T269">.</text:span></text:p>
        </text:list-item>
      </text:list>
      <text:p text:style-name="P17">Sowohl Mocks als auch Stubs geben eine Antwort <text:span text:style-name="T598">auf</text:span> die Frage: Was ist das Ergebnis. <text:span text:style-name="T598">M</text:span>ocks sind <text:span text:style-name="T598">zusätzlich</text:span> interessiert <text:span text:style-name="T598">daran </text:span><text:span text:style-name="T413">wie</text:span> das Ergebnis erreicht wurde!</text:p>
      <text:h text:style-name="P620" text:outline-level="2">BDD Spezifikationen </text:h>
      <text:p text:style-name="P125">Bevor <text:span text:style-name="T895">wir</text:span> nun den Unit<text:span text:style-name="T895">t</text:span>est Teil <text:span text:style-name="T895">abschließen</text:span>, möchte ich Ihnen gerne noch ein<text:span text:style-name="T895">e</text:span> nette <text:span text:style-name="T896">Funktion in Codeception</text:span> zeigen. (Todo Verweis BDD)</text:p>
      <text:p text:style-name="P127">Codeception <text:span text:style-name="T896">unterstützt</text:span> Sie <text:span text:style-name="T897">mit den Erweiterungen </text:span><text:a xlink:type="simple" xlink:href="https://github.com/Codeception/Specify" text:style-name="Internet_20_link" text:visited-style-name="Visited_20_Internet_20_Link"><text:span text:style-name="T897">Specify</text:span></text:a><text:span text:style-name="T897"> und </text:span><text:a xlink:type="simple" xlink:href="https://github.com/Codeception/Verify" text:style-name="Internet_20_link" text:visited-style-name="Visited_20_Internet_20_Link"><text:span text:style-name="T897">Verify</text:span></text:a><text:span text:style-name="T897"> </text:span>dabei,<text:span text:style-name="T896"> Beschreibungen des Verhaltens der Software in Tests zu nutzen. Gleichzeitig bietet Specify auch eine Grundlage zum </text:span>modular<text:span text:style-name="T896">en</text:span> und <text:span text:style-name="T896">flexiblen</text:span> <text:span text:style-name="T896">Aufbau der Tests</text:span>. </text:p>
      <text:p text:style-name="P127">Bei den kurzen Beispielen <text:span text:style-name="T89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9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9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95">t</text:span></text:a><text:a xlink:type="simple" xlink:href="https://github.com/joomla/joomla-cms/tree/staging/tests/unit" text:style-name="Internet_20_link" text:visited-style-name="Visited_20_Internet_20_Link">ests</text:a> einmal an. Obwohl hier die Testabdeckung noch nicht <text:span text:style-name="T895">optimal</text:span> ist, sind diese schon zahlreich. (todo erklären das unittest zu joomla noch alt sind.)</text:p>
      <text:p text:style-name="P126">Was meinen Sie was passiert, wenn eine <text:span text:style-name="T895">Programmcodeä</text:span>nderung Fehler bei der Ausführung <text:span text:style-name="T897">eines</text:span> Test auslöst? <text:span text:style-name="T604">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28"><text:span text:style-name="T898">Damit andere Tests schnell durchschauen ist es w</text:span>ichtig, dass es klare Regeln gibt, <text:span text:style-name="T898">an die sich auch jeder hält</text:span>. <text:span text:style-name="T898">Jedes Team Mitglied sol</text:span>lte <text:span text:style-name="T898">genau </text:span>wissen, wie <text:span text:style-name="T898">es</text:span> einen Test schreib<text:span text:style-name="T898">t</text:span>. D<text:span text:style-name="T898">azu müssen diese</text:span> Regel<text:span text:style-name="T895">n</text:span> präzise und einfach sein. Es <text:span text:style-name="T895">ist nicht förderlich für ein Projekt</text:span>, wenn ein Entwickler dabei ist, der <text:span text:style-name="T895">komplizierten Testcode beisteuert</text:span>. Auch dann nicht, wenn seine Beiträge <text:span text:style-name="T895">fachlich </text:span>wirklich gut sind. Wenn andere im Team diese guten Ansätze nicht verstehen wird der gute Code am Ende Wegwerfcode sein und im Team wird es viel Frustration geben. </text:p>
      <text:p text:style-name="P128">Wirklich gut ist <text:span text:style-name="T899">Code, egal ob Programmcode oder Testcode,</text:span> meiner meiner Meinung nach erst, wenn andere diesen schnell nachvollziehen können - <text:span text:style-name="T895">am besten ohne viel nachfragen zu müssen</text:span>.</text:p>
      <text:p text:style-name="P316">Die Erweiterungen Specify und Verify unterstützen Sie also auch darin <text:span text:style-name="T408">richtig zu testen</text:span> und nicht nur die <text:span text:style-name="T408">Test richtig auszuführen</text:span>.</text:p>
      <text:h text:style-name="Heading_20_3" text:outline-level="3">Codeception Werkzeuge <text:span text:style-name="T900">Specify und Verify</text:span></text:h>
      <text:h text:style-name="Heading_20_4" text:outline-level="4">Installation </text:h>
      <text:p text:style-name="P317">Mit Composer ist es einfach die beiden Erweiterungen zu Ihrem Projekt hinzuzufügen.</text:p>
      <text:p text:style-name="P317">Ergänzen Sie dazu die Datei Composer.json die Sie in Ihrem Stammverzeichnis angelegt hatten. Bei mir war dies das Verzeichnis <text:span text:style-name="T67">/var/www/html/joomla.</text:span></text:p>
      <text:p text:style-name="Progammcode">{<text:line-break/> <text:s text:c="3"/>"require": {<text:line-break/> <text:s text:c="7"/>"codeception/codeception": "*",<text:line-break/><text:tab/><text:tab/><text:span text:style-name="T408">"codeception/specify": "*",<text:line-break/><text:tab/><text:tab/>"codeception/verify": "*"</text:span><text:line-break/> <text:s text:c="3"/>}<text:line-break/>}</text:p>
      <text:p text:style-name="P317"><text:soft-page-break/>Wenn Sie nun den Befehl <text:span text:style-name="T67">composer </text:span><text:span text:style-name="T167">update</text:span> im Stammverzeichnis ausführen, werden alle notwendigen Pakete in Ihrem Projekt installiert und auch untereinander bekannt gegeben. </text:p>
      <text:p text:style-name="P317"><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18">todo <text:a xlink:type="simple" xlink:href="https://adamcod.es/2013/03/07/composer-install-vs-composer-update.html" text:style-name="Internet_20_link" text:visited-style-name="Visited_20_Internet_20_Link">https://adamcod.es/2013/03/07/composer-install-vs-composer-update.html</text:a></text:p>
      <text:p text:style-name="P319">http://stackoverflow.com/questions/33052195/what-are-the-differences-between-composer-update-and-composer-install</text:p>
      <text:h text:style-name="Heading_20_4" text:outline-level="4">Specify</text:h>
      <text:p text:style-name="P129">todoWegen trait muss ich use in class, <text:span text:style-name="T605">Data provider muss example heißen, Nachteil mehr speicher <text:line-break/>https://github.com/Codeception/Specify</text:span></text:p>
      <text:p text:style-name="Progammcode">&lt;?php<text:line-break/>namespace suites\plugins\content\agpaypal;<text:line-break/><text:span text:style-name="T503">use \Codeception\Util\Fixtures;</text:span><text:line-break/>class agpaypalTest extends \Codeception\Test\Unit{<text:line-break/><text:span text:style-name="T40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0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0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0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08">-</text:span><text:bookmark-end text:name="__DdeLink__7710_1534119420"/><text:span text:style-name="T408">&gt;provider_PatternToPaypalbutton()]);</text:span><text:line-break/><text:tab/>}<text:line-break/><text:tab/>public function provider_PatternToPaypalbutton() {<text:line-break/>…</text:p>
      <text:p text:style-name="P322"><text:span text:style-name="T904">Ausfühlichere Informationen finden Sie in der </text:span><text:a xlink:type="simple" xlink:href="https://github.com/Codeception/Specify" text:style-name="Internet_20_link" text:visited-style-name="Visited_20_Internet_20_Link"><text:span text:style-name="T904">Dokumentation auf Github.</text:span></text:a></text:p>
      <text:h text:style-name="Heading_20_4" text:outline-level="4">Ver<text:span text:style-name="T607">i</text:span>fy</text:h>
      <text:p text:style-name="P320">Die Funktion Verify überzeugt mich nicht vollends. Das liegt aber vielleicht daran, dass ich mit den assert-Methoden von PHPUnit vertraut bin. Auch möchte ich Ihnen Verify nicht vorenthalten. <text:span text:style-name="T902">E</text:span>s ist sicher richtig dass, wenn <text:span text:style-name="T902">Sie</text:span> <text:span text:style-name="T168">$this-&gt;assertEquals</text:span><text:span text:style-name="T901"> mit </text:span><text:span text:style-name="T168">verify</text:span><text:span text:style-name="T67">()</text:span><text:span text:style-name="T168"> </text:span><text:span text:style-name="T901">ersetzen,</text:span> der Testcode<text:span text:style-name="T901"> lesbarer und kürzer </text:span>wird.</text:p>
      <text:p text:style-name="P13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08">use \Codeception\Verify;</text:span><text:line-break/>class agpaypalTest extends \Codeception\Test\Unit <text:span text:style-name="T90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08">// $this-&gt;assertEquals($contenttextafter, $contenttextbefore, $hint);<text:line-break/><text:tab/><text:tab/>verify($contenttextafter)-&gt;equals($contenttextbefore);</text:span><text:line-break/><text:tab/><text:tab/>}, ['examples' =&gt; $this-&gt;provider_PatternToPaypalbutton()]);<text:line-break/><text:tab/>}<text:line-break/>...</text:p>
      <text:p text:style-name="P321"><text:span text:style-name="T904">Lesen Sie bitte die </text:span><text:a xlink:type="simple" xlink:href="https://github.com/Codeception/Verify" text:style-name="Internet_20_link" text:visited-style-name="Visited_20_Internet_20_Link"><text:span text:style-name="T904">Dokumentation auf Github</text:span></text:a><text:span text:style-name="T904">, wen</text:span>n Ihnen <text:span text:style-name="T67">verify</text:span><text:span text:style-name="T169">()</text:span> ge<text:span text:style-name="T904">fällt.</text:span></text:p>
      <text:h text:style-name="P612" text:outline-level="2">Kurzgefasst</text:h>
      <text:p text:style-name="P3"/>
      <text:p text:style-name="P130">… haben wir Mocks und Stubs und … <text:span text:style-name="T606">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03" text:outline-level="1"><text:bookmark-start text:name="__RefHeading___Toc4155_593685311"/>Funktionstest<text:bookmark-end text:name="__RefHeading___Toc4155_593685311"/></text:h>
      <text:p text:style-name="P50">(todo Einleitung)</text:p>
      <text:p text:style-name="P323"><text:span text:style-name="T262">I</text:span><text:span text:style-name="T247">n diesem Kapitel </text:span><text:span text:style-name="T330">geht es um </text:span><text:span text:style-name="T247">Funktionstest. Im </text:span><text:span text:style-name="T327">vorhergehenden</text:span><text:span text:style-name="T247"> Kapitel haben wir </text:span><text:span text:style-name="T328">ein</text:span><text:span text:style-name="T330">e</text:span><text:span text:style-name="T328"> </text:span><text:span text:style-name="T330">selbst erstellte</text:span><text:span text:style-name="T247"> </text:span><text:span text:style-name="T330">Joomla! Erweiterung </text:span><text:span text:style-name="T247">als einzelne Einheit getestet. </text:span><text:span text:style-name="T330">Das die Erweiterung die Schnittstelle zu Joomla! korrekt nutzt, konnten wir so mit Tests belegen. Verarbeite</text:span><text:span text:style-name="T336">n aber alle anderen</text:span><text:span text:style-name="T330"> Joomla! </text:span><text:span text:style-name="T336">Units</text:span><text:span text:style-name="T330"> die Daten, die unsere Erweiterung liefert, richtig weiter? </text:span><text:span text:style-name="T247">D</text:span><text:span text:style-name="T330">ie bisherigen Tests </text:span><text:span text:style-name="T247">war</text:span><text:span text:style-name="T330">en</text:span><text:span text:style-name="T247"> unabhängig von anderen Programmcodeteilen. In diesem Kapitel werden wir das Zusammenspiel von mehreren Einheiten </text:span><text:span text:style-name="T329">genauer unter die Lupe nehmen</text:span><text:span text:style-name="T247">. </text:span></text:p>
      <text:p text:style-name="P323"><text:span text:style-name="T247">Todo REST </text:span><text:span text:style-name="T330"><text:s/></text:span></text:p>
      <text:p text:style-name="P20"><text:soft-page-break/>Tauchen Sie mit mir hier <text:span text:style-name="T927">nun </text:span>in das Thema Funktionstests ein. Erstellen Sie mit mir einige einfache Tests bevor wir uns dann die REST-Schnittstelle ansehen. </text:p>
      <text:p text:style-name="P20">Wie Sie wissen besteht unsere Website bisher nur aus einer einzigen Unterseite <text:span text:style-name="T927">und die Paypal Schaltfläche wird sofort auf der Startseite angezeigt.</text:span> <text:span text:style-name="T905">(todo eventuell bild, Paypalbutten oder Paypal schalfläche - vereinheitlichen)</text:span>.</text:p>
      <text:h text:style-name="P621" text:outline-level="2">Ein erstes Beispiel</text:h>
      <text:h text:style-name="P633" text:outline-level="3">Den ersten Funktionstest <text:span text:style-name="T908">generieren</text:span></text:h>
      <text:p text:style-name="P327">Im Kapitel <text:bookmark-ref text:reference-format="text" text:ref-name="__RefHeading___Toc4149_593685311">Codeception – ein Überblick</text:bookmark-ref> hatte ich <text:span text:style-name="T928">die wichtigsten codecept Befehle erklärt. Eigentlich erklärt sich der Befehl</text:span><text:span text:style-name="T109"> </text:span><text:span text:style-name="T107">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7">agpaypalCept.php </text:span><text:span text:style-name="T25">im Verzeichnis </text:span><text:span text:style-name="T107">/var/www/html/joomla/tests/functional//suites/plugins/content/agpaypal/ </text:span><text:span text:style-name="T25">angelegt.</text:span></text:p>
      <text:p text:style-name="P515">/var/www/html/joomla$ <text:span text:style-name="T408">vendor/bin/codecept generate:cept functional /suites/plugins/content/agpaypal/agpaypal</text:span><text:line-break/>Test was created in /var/www/html/joomla/tests/functional//suites/plugins/content/agpaypal/agpaypalCept.php</text:p>
      <text:p text:style-name="P328">Die Datei enthält in dieser automatisch generierten Version zwei Zeilen.</text:p>
      <text:p text:style-name="P441">&lt;?php <text:line-break/>$I = new FunctionalTester($scenario);<text:line-break/><text:bookmark-start text:name="__DdeLink__4091_6992491831"/><text:bookmark-start text:name="__DdeLink__10372_1534119420"/>$I-&gt;wantTo('<text:span text:style-name="T610">perform actions and see result</text:span>');<text:bookmark-end text:name="__DdeLink__4091_6992491831"/><text:bookmark-end text:name="__DdeLink__10372_1534119420"/></text:p>
      <text:p text:style-name="P99"><draw:frame draw:style-name="fr11" draw:name="Bild28" text:anchor-type="paragraph" svg:width="17cm" svg:height="5.727cm" draw:z-index="19"><draw:image xlink:href="Pictures/10000000000003EB0000015232FB059D130BC3FC.png" xlink:type="simple" xlink:show="embed" xlink:actuate="onLoad"/></draw:frame></text:p>
      <text:p text:style-name="P329"><text:soft-page-break/>Ich habe den Text „<text:span text:style-name="T610">perform actions and see result</text:span>“ <text:span text:style-name="T610">in der automatisch erstellen Datei in</text:span> „I<text:bookmark-start text:name="__DdeLink__9622_1534119420"/><text:span text:style-name="T609">ch will sicherstellen, dass eine Paypal Schaltfläche angezeigt wird</text:span><text:bookmark-end text:name="__DdeLink__9622_1534119420"/><text:span text:style-name="T609">.“ </text:span>geändert <text:span text:style-name="T90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08">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29">trotzdem einmal </text:span>genauer an. </text:p>
      <text:p text:style-name="P334"><text:span text:style-name="T270">D</text:span><text:span text:style-name="T333">er Text </text:span><text:span text:style-name="T114">$I = new FunctionalTester($scenario); </text:span><text:span text:style-name="T333">in der ersten </text:span><text:span text:style-name="T270">Zeile instantiiert den Akteur. Also den fiktiven Tester. </text:span><text:span text:style-name="T271">Dieser heißt hier </text:span><text:bookmark-start text:name="__DdeLink__6940_1083157962"/><text:span text:style-name="T271">FunctionalTester</text:span><text:bookmark-end text:name="__DdeLink__6940_1083157962"/><text:span text:style-name="T271">.</text:span><text:span text:style-name="T270"> </text:span>Sie können dem Tester auch einen anderen Namen geben. <text:span text:style-name="T608">Den Namen des Testers</text:span><text:span text:style-name="T271"> </text:span><text:span text:style-name="T608">legen Sie in der Konfigurationsdatei </text:span><text:span text:style-name="T173">/var/www/html/joomla/tests/functional.suite.yml</text:span><text:span text:style-name="T608"> fest (todo verweis). Die erste Zeile in der Konfigurationsdatei enthält den Namen der Klasse, die den Tester instanziiert. Standardmäßig steht hier </text:span><text:span text:style-name="T85">class_name: FunctionalTester. </text:span><text:span text:style-name="T508">Die Klasse </text:span><text:span text:style-name="T85">FunctionalTester </text:span><text:span text:style-name="T508">wird erstellt - </text:span><text:span text:style-name="T523">beziehungsweise nach Änderungen in der Konfiguration auf den neuesten Stand gebracht</text:span><text:span text:style-name="T508">, wenn Sie den Befehl </text:span><text:span text:style-name="T86">codeception build </text:span><text:span text:style-name="T508">ausführen. </text:span></text:p>
      <text:p text:style-name="P58">D<text:span text:style-name="T914">er Text </text:span><text:span text:style-name="T170">$I-&gt;wantTo('Ich will sicherstellen, dass eine Paypal Schaltfläche angezeigt wird.'); </text:span><text:span text:style-name="T914">in der</text:span> zweite<text:span text:style-name="T914">n</text:span> Zeile ist optional. Hier wird d<text:span text:style-name="T909">er Testfall</text:span> <text:span text:style-name="T911">mit einem Satz mithilfe der Methode </text:span><text:span text:style-name="T170">wantTo</text:span><text:span text:style-name="T171">()</text:span><text:span text:style-name="T911"> </text:span>beschrieben. Dieser Methodenaufruf hilft Projektmitarbeitern den Test<text:span text:style-name="T930">fall</text:span> <text:span text:style-name="T910">leichter und schneller </text:span>zu verstehen.</text:p>
      <text:p text:style-name="P324"><text:span text:style-name="T271">Die Methode </text:span><text:span text:style-name="T117">wantto</text:span><text:span text:style-name="T118">()</text:span><text:span text:style-name="T117"> </text:span><text:span text:style-name="T271">sollte nur einmal aufgerufen werden. Ein weiter Aufruf würde den vorherigen überschrieben. </text:span><text:span text:style-name="T331">(</text:span><text:span text:style-name="T332">todo </text:span><text:span text:style-name="T338">genauer</text:span><text:span text:style-name="T331"> </text:span><text:span text:style-name="T337">und eventuell Wichtig</text:span><text:span text:style-name="T331">)</text:span></text:p>
      <text:h text:style-name="P634" text:outline-level="3">Konfiguration</text:h>
      <text:p text:style-name="P335"><text:span text:style-name="T339">Wie geht es nun weiter? Wie gehen </text:span><text:span text:style-name="T340">Sie</text:span><text:span text:style-name="T339">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47">. </text:span><text:span text:style-name="T271">Die Methode </text:span><text:span text:style-name="T117">wantto</text:span><text:span text:style-name="T118">() </text:span><text:soft-page-break/><text:span text:style-name="T43">konnten wir nutzen, weil Codeception diese in der Klasse FunctionalTeser zur Verfügung stellt. Vielleicht gibt es ja noch mehr Verwendbares in dieser Klasse? Sie finden die Klasse im Verzeichnis </text:span><text:span text:style-name="T247">/var/www/html/joomla/tests/_support/ </text:span><text:span text:style-name="T340">in der Datei </text:span><text:span text:style-name="T247">FunctionalTester.php. </text:span><text:span text:style-name="T340">( todo </text:span><text:span text:style-name="T341">vielleicht </text:span><text:span text:style-name="T342">UML woher Mehtoden kommen?</text:span><text:span text:style-name="T34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6"><text:span text:style-name="T931">Die Klasse verwendet die Klasse </text:span><text:span text:style-name="T189">FunctionalTesterActions</text:span><text:span text:style-name="T931">. Den Programmcode der Klasse </text:span><text:span text:style-name="T189">FunctionalTesterActions </text:span><text:span text:style-name="T931">können Sie sich im Verzeichnis </text:span><text:bookmark-start text:name="__DdeLink__7353_1083157962"/><text:span text:style-name="T67">/var/www/html/joomla/tests/_support/_generated/</text:span> <text:span text:style-name="T931">in der Datei </text:span><text:span text:style-name="T67">FunctionalTesterActions.php</text:span> <text:bookmark-end text:name="__DdeLink__7353_1083157962"/><text:span text:style-name="T931">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37"><text:span text:style-name="T932">Hm, die Auswahl noch nicht groß. Sie wird aber größer, wenn Sie in der Konfiguration weitere Module hinzufügen. Fügen Sie nun bitte das Modul PhpBrowser in der Konfigurationsdatei </text:span><text:span text:style-name="T190">functional.suite.yml </text:span><text:span text:style-name="T932">hinzu. Sie finden diese Datei im Verzeichnis </text:span><text:span text:style-name="T67">/var/www/html/joomla/tests/</text:span></text:p>
      <text:p text:style-name="Progammcode">class_name: FunctionalTester<text:line-break/>modules:<text:line-break/> <text:s text:c="3"/>enabled:<text:line-break/> <text:s text:c="7"/>- \Helper\Functional<text:line-break/> <text:s text:c="6"/><text:span text:style-name="T408"><text:s/>- PhpBrowser:<text:line-break/> <text:s text:c="11"/>url: 'http://localhost/joomla'</text:span></text:p>
      <text:p text:style-name="P146">Damit alle Aktionen, die Codeception für dieses Modul bietet, in die Klasse integriert werden, müssen Sie den Befehl <text:span text:style-name="T67">vendor/bin/codecept build</text:span><text:span text:style-name="T408"> </text:span>ausführen.</text:p>
      <text:p text:style-name="Kommandozeile">/var/www/html/joomla$<text:span text:style-name="T40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33">RANDBEMERKUNG<text:line-break/>Werden in Ihrer Installation keine weiteren Aktionen in die Datei todo eingefügt? </text:span><text:soft-page-break/><text:span text:style-name="T933">Höchstwahrscheinlich enthält eine Ihrer Konfigurationsdateien oder eine der Helper-Dateien einen Syntaxfehler. In diesem Fall bricht der Build-Prozess ohne einen Fehler zu melden einfach ab</text:span>.</text:p>
      <text:p text:style-name="P142">Sehen Sie <text:span text:style-name="T915">sich </text:span>nun die automatisch generierte Klasse <text:span text:style-name="T67">/var/www/html/joomla/tests/_support/_generated/FunctionalTesterActions.php</text:span> noch einmal an. Sie enthält aufgrund des Hinzufügens des Moduls <text:span text:style-name="T67">Codeception\Module\PhpBrowser </text:span>sehr viele neue Methoden, die <text:span text:style-name="T916">Sie</text:span> in Ihren Tests nutzen können. <text:span text:style-name="T934">Praktisch, oder?</text:span></text:p>
      <text:h text:style-name="Heading_20_3" text:outline-level="3"><text:span text:style-name="T912">Den </text:span>Test <text:span text:style-name="T912">ausbauen</text:span></text:h>
      <text:h text:style-name="Heading_20_4" text:outline-level="4"><text:span text:style-name="T937">D</text:span>ie im Praxisteil erstellte Schaltfläche<text:span text:style-name="T937"> manuell testen</text:span></text:h>
      <text:p text:style-name="P59"><text:span text:style-name="T934">So nun kann es losgehen</text:span>. Wir wollen <text:span text:style-name="T934">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7"><text:span text:style-name="T935">Sehen Sie sich den Inhalt dieses Beitrages zur Sicherheit noch einmal an. Öffnen Sie dazu </text:span>im Administrationsbereich das Menü <text:span text:style-name="T67">Inhalt | Beiträge</text:span>. Wählen Sie dann den im Praxisteil erstellten Beitrag. Wenn Sie meinem Beispiel gefolgt sind, gibt es auch immer noch nur diesen einen Beitrag <text:span text:style-name="T935">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3">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Button zu sehen sein. Da kein Betrag im Muster angegeben wurde, sollte der Paypal-Button mit dem Wert 12,99 Euro belegt sein.</text:p>
      <text:p text:style-name="P53"><draw:frame draw:style-name="fr12" draw:name="Bild31" text:anchor-type="paragraph" svg:width="17cm" svg:height="8.703cm" draw:z-index="22"><draw:image xlink:href="Pictures/100002010000050B000002953C83003249868881.png" xlink:type="simple" xlink:show="embed" xlink:actuate="onLoad"/></draw:frame></text:p>
      <text:p text:style-name="P64">So, manuell haben den Test nun durchgeführt. Das möchten wir aber nun automatisieren! </text:p>
      <text:h text:style-name="Heading_20_4" text:outline-level="4">Den Test automatisieren</text:h>
      <text:p text:style-name="P60"><text:span text:style-name="T937">Das Automatisieren des eben manuell durchgeführten Tests ist nach dem Hinzufügen des Moduls PhpBrowser einfach. PhpBrowser bietet unter anderem die Methoden </text:span><text:span text:style-name="T174">amOnPage()</text:span><text:span text:style-name="T937"> und </text:span><text:span text:style-name="T174">seeInFormFields()</text:span><text:span text:style-name="T93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38">Analog zu den PHPUnittests starten Sie alle erstellten Funktionstests mit dem Befehl <text:span text:style-name="T6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5"><text:span text:style-name="T936">Der Test ist erfolgreich. Was passiert, wenn Sie den Test auf einen anderen Betrag abändern? </text:span>Probieren Sie es aus, ändern Sie den eben erstellten Test und suchen Sie nach einer Schaltfläche, die als Geldbetrag 16.00 enthält.</text:p>
      <text:p text:style-name="P455"><text:bookmark-start text:name="__DdeLink__8040_1083157962"/>$I-&gt;seeInFormFields('form[name=_xclick]', [<text:line-break/> <text:s text:c="4"/><text:span text:style-name="T408">'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456">$I-&gt;<text:span text:style-name="T445">Dont</text:span><text:span text:style-name="T917">S</text:span>eeInFormFields('form[name=_xclick]', [<text:line-break/> <text:s text:c="4"/><text:span text:style-name="T408">'amount' =&gt; '16.00',</text:span><text:line-break/>]);</text:p>
      <text:p text:style-name="P62"><text:soft-page-break/>Genau diese negative Prüfung könnte ja auch wichtig für das <text:span text:style-name="T918">Verhalten</text:span> Ihrer Webanwendung sein <text:span text:style-name="T936">und eines Test bedürfen.</text:span></text:p>
      <text:h text:style-name="Heading_20_4" text:outline-level="4"><text:span text:style-name="T343">W</text:span><text:span text:style-name="T247">as tun wenn etwas schief läuft</text:span></text:h>
      <text:p text:style-name="P339"><text:span text:style-name="T343">Schlägt einer Ihrer Tests fehl und Sie haben keine Erklärung dafür? Sehen Sie sich dann einmal den Inhalt im Verzeichnis </text:span><text:span text:style-name="T67">/var/www/html/joomla/tests/_output </text:span><text:span text:style-name="T47">an. Schlägt ein Test fehl, wird hier das getestete HTML-Dokument abgelegt. So können Sie in Ruhe die Fehlerursache suchen.</text:span></text:p>
      <text:p text:style-name="P330"><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53"><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1">Todo Xpath tutorial</text:p>
      <text:p text:style-name="P55">Todo Firefox instpektor.</text:p>
      <text:h text:style-name="Heading_20_4" text:outline-level="4">Wir haben etwas vergessen</text:h>
      <text:p text:style-name="P331">Bei <text:span text:style-name="T938">Erstellen des Tests </text:span>im vorhergehenden Abschnitt haben Sie sicherlich gewundert. Ich hatte schon an mehreren Stellen geschrieben, dass wir unabhängige Tests <text:span text:style-name="T938">schreiben</text:span> sollten. <text:span text:style-name="T938">Dies gilt auch für Funktionstests. </text:span>Dieser eben erstellte Test kann aber nur fehlerfrei durchlaufen, wenn <text:span text:style-name="T938">ein bestimmter Paypal-Button</text:span> <text:span text:style-name="T938">vorher </text:span>erstellt wurde und <text:span text:style-name="T938">in einem </text:span>Haupteintrag auf der Startseite erscheint. <text:span text:style-name="T938">Genau dies</text:span> müsste <text:span text:style-name="T938">vorher beim Aufbau des Testkontextes </text:span>sicher<text:span text:style-name="T938">ge</text:span>stell<text:span text:style-name="T938">t werden</text:span>.</text:p>
      <text:p text:style-name="P332"><text:span text:style-name="T93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39">ist ein gutes Beispiel für Formulartests. Testen wir also das Formular.</text:span></text:p>
      <text:p text:style-name="P333"><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8251DC494EDA7DE1.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0">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1"><text:span text:style-name="T940">Die PhpBrowser Methoden </text:span><text:span text:style-name="T174">amOnPage()</text:span><text:span text:style-name="T937">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6"><draw:frame draw:style-name="fr11" draw:name="Bild32" text:anchor-type="paragraph" svg:width="17cm" svg:height="8.703cm" draw:z-index="23"><draw:image xlink:href="Pictures/100002010000050B0000029504FA76F4F048F070.png" xlink:type="simple" xlink:show="embed" xlink:actuate="onLoad"/></draw:frame></text:p>
      <text:p text:style-name="P326"/>
      <text:p text:style-name="P326">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1">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32">Wenn Sie das letzte Kapitel durchgearbeitet haben können Sie sich sicher gut vorstellen, dass das Erstellen von Tests nicht <text:span text:style-name="T919">immer eine</text:span> spannende Tätigkeit ist. Insbesondere dann, wenn es um Formulare geht, die viele Felder enthalten und sich vielleicht sogar über mehrere <text:span text:style-name="T941">Unters</text:span>eiten erstrecken. </text:p>
      <text:p text:style-name="P132">Und, weil wir uns das Leben so <text:span text:style-name="T913">schön</text:span> wie machen möchten, werden wir Tests so zu schreiben, dass wir sie an anderen Stellen wieder verwenden können. <text:span text:style-name="T942">Das ist meiner Meinung nach nun wiederum spannend. </text:span>Wie machen wir das am besten?</text:p>
      <text:p text:style-name="P133"><text:span text:style-name="T247">Das </text:span><text:span text:style-name="T346">Anmelde</text:span><text:span text:style-name="T344">f</text:span><text:span text:style-name="T247">ormular </text:span><text:span text:style-name="T334">für den Administrationsbereich</text:span><text:span text:style-name="T247"> ist ein gutes Beispiel. Höchstwahrscheinlich werden Sie es vor fast jedem Test ausfüllen müssen. </text:span><text:span text:style-name="T344">Das Schreit geradezu nach </text:span><text:span text:style-name="T345">Wiederverwendbarkeit</text:span><text:span text:style-name="T344">. </text:span><text:span text:style-name="T348">Codeception sieht </text:span><text:span text:style-name="T344">A</text:span><text:span text:style-name="T347">kteure, Step Objekte und Page Objekte </text:span><text:span text:style-name="T348">für die Wiederverwendbarkeit von Programmcode vor.</text:span></text:p>
      <text:p text:style-name="P474"><text:span text:style-name="T347">RANBEMERKUNG<text:line-break/></text:span><text:span text:style-name="T344">A</text:span><text:span text:style-name="T347">kteure, Step Objekte und Page Objekte werden auch in Akzeptanztest, </text:span><text:span text:style-name="T348">die Thema im nächsten Kapitel sind, </text:span><text:span text:style-name="T347">eingesetzt.</text:span></text:p>
      <text:h text:style-name="Heading_20_4" text:outline-level="4">A<text:span text:style-name="T611">kteure</text:span></text:h>
      <text:p text:style-name="P342">Akteure bieten eine Möglichkeit Testcode wiederzuverwenden. Den Akteur <text:span text:style-name="T524">FunctionalTester </text:span><text:span text:style-name="T503">hatten Sie schon kennengelernt. Sie finden die Klasse im Verzeichnis </text:span><text:span text:style-name="T524">/var/www/html/joomla/tests/_support. </text:span><text:span text:style-name="T503">Öffnen Sie hier die Datei </text:span><text:span text:style-name="T524">FunctionalTester.php </text:span><text:span text:style-name="T503">und fügen den im nachfolgenden Test fett markierten Teil ein.</text:span></text:p>
      <text:p text:style-name="P143">(todo wie mache ich das mit {} Klammern? Zeile frei lassen?, <text:span text:style-name="T943">Backend Administrationsbereich?</text:span>)</text:p>
      <text:p text:style-name="Progammcode">&lt;?php<text:line-break/>class FunctionalTester extends \Codeception\Actor{<text:line-break/><text:tab/>use _generated\FunctionalTesterActions;<text:line-break/><text:tab/><text:span text:style-name="T408">public function </text:span><text:span text:style-name="T446">admin</text:span><text:span text:style-name="T447">L</text:span><text:span text:style-name="T408">ogin(){<text:line-break/><text:tab/><text:tab/>$I = $this;<text:line-break/><text:tab/><text:tab/>$I-&gt;fillField(['id' =&gt; 'mod-login-username'], 'admin');<text:line-break/><text:tab/><text:tab/>$I-&gt;fillField(['id' =&gt; 'mod-login-password'], 'admin');<text:line-break/><text:tab/><text:tab/>$I-&gt;click('Anmelden');<text:line-break/></text:span><text:soft-page-break/><text:span text:style-name="T408"><text:tab/>}</text:span><text:line-break/><text:span text:style-name="T920"><text:tab/>}</text:span> </text:p>
      <text:p text:style-name="P154">Kommt Ihnen der eingefügte Text bekannt vor? Genau diesen hatten wir im Test verwendet und hier können wir ihn nun durch einen einfachen Methodenaufruf ersetzten. Im nachfolgende Testcodeausschnitt ist relevante Stelle fett hervorgehoben. </text:p>
      <text:p text:style-name="P457">&lt;?php<text:line-break/>$I = new FunctionalTester($scenario);<text:line-break/>$I-&gt;wantTo('Ich will sicherstellen, dass die Anmeldung im Administrationsbereich funktioniert.');<text:line-break/>$I-&gt;amOnPage('http://localhost/joomla/administrator');<text:line-break/><text:span text:style-name="T408">$I-&gt;</text:span><text:span text:style-name="T442">adminL</text:span><text:span text:style-name="T408">ogin();</text:span><text:line-break/>$I-&gt;see('Kontrollzentrum', ['class' =&gt; 'page-title']);</text:p>
      <text:p text:style-name="P353">Und ab nun können Sie diese Methode in jedem Test einsetzten.</text:p>
      <text:h text:style-name="Heading_20_4" text:outline-level="4">Step <text:span text:style-name="T611">Objekte</text:span></text:h>
      <text:p text:style-name="P135">Step Objekte kommen ins Spiel, wenn Sie <text:span text:style-name="T947">verschiedene inhaltlich zusammenhängende Bereiche testen</text:span>. Zum Beispiel macht es Sinn, <text:span text:style-name="T944">wiederverwendbare </text:span>Test<text:span text:style-name="T944">methoden für das</text:span> Frontend <text:span text:style-name="T945">von den Methoden für das </text:span>Backend, zu separieren. <text:span text:style-name="T945">So bleibt alles übersichtlicher und die passenden Methoden sind leicht auffindbar. </text:span>Codeception <text:span text:style-name="T945">bietet für diesen Zweck spezielle K</text:span>lassen. <text:span text:style-name="T945">Die Objekte dieser Klassen heißen Step O</text:span>bjekte. </text:p>
      <text:p text:style-name="P15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08"> vendor/bin/codecept generate:stepobject functional Backend</text:span><text:line-break/><text:span text:style-name="T921">A</text:span>dd action to StepObject class (ENTER to exit): <text:span text:style-name="T408">login</text:span><text:line-break/>Add action to StepObject class (ENTER to exit): <text:line-break/><text:span text:style-name="T408">StepObject was created in /var/www/html/joomla/tests/_support/Step/Functional/Backend.php</text:span></text:p>
      <text:p text:style-name="P136"><text:soft-page-break/><text:span text:style-name="T946">Zum Code des</text:span> <text:span text:style-name="T946">generierte</text:span> Step Objekt <text:span text:style-name="T946">gibt es nicht viel zu sagen. Ich habe Ihnen diesen trotzdem der Vollständigkeit halber hier eingefügt</text:span>. <text:span text:style-name="T92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7"><text:span text:style-name="T948">V</text:span>ervollständigen <text:span text:style-name="T948">Sie nun die </text:span>Methode <text:span text:style-name="T67">login()</text:span>. <text:span text:style-name="T948">Hierbei können Sie sich an der Methode </text:span><text:span text:style-name="T175">adminLogin()</text:span><text:span text:style-name="T94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08">$I-&gt;fillField(['id' =&gt; 'mod-login-username'], 'admin');<text:line-break/><text:tab/><text:tab/>$I-&gt;fillField(['id' =&gt; 'mod-login-password'], 'admin');<text:line-break/><text:tab/><text:tab/>$I-&gt;click('Anmelden');</text:span><text:line-break/> <text:s text:c="3"/>}<text:line-break/>}</text:p>
      <text:p text:style-name="P144"><text:span text:style-name="T948">Wenn Sie das Step Objekt im Test verwenden müssen Sie vorher den Tester anpassen</text:span>.</text:p>
      <text:p text:style-name="Progammcode">&lt;?php<text:line-break/><text:span text:style-name="T408">use Step\Functional\Backend as AdminTester;</text:span><text:line-break/>$I = new <text:span text:style-name="T40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48">(todo Anmeldung Backend hier codieren. Vielleicht UML, <text:span text:style-name="T949">Wir haben hier nur cept test cest kann ein programmierer aber selbst</text:span>)</text:p>
      <text:h text:style-name="Heading_20_4" text:outline-level="4">Page <text:span text:style-name="T611">Objekte</text:span></text:h>
      <text:p text:style-name="P149">Wenn Sie einen Funktionstest schreiben gibt es <text:span text:style-name="T950">neben</text:span> Aktionen<text:span text:style-name="T922"> auch </text:span>Elemente <text:span text:style-name="T950">im</text:span> HTML-Dokumentes, <text:span text:style-name="T922">die mehrfach genutzt werden können</text:span>. Für diese Fälle <text:span text:style-name="T923">sieht Codeception</text:span> Page Objekt<text:span text:style-name="T923">e vor</text:span>. </text:p>
      <text:p text:style-name="P149"><text:span text:style-name="T923">Ein</text:span> Page Objekt repräsentiert </text:p>
      <text:list xml:id="list2925784022230125134" text:style-name="L22">
        <text:list-item>
          <text:p text:style-name="P591">eine Webseite als Klasse, </text:p>
        </text:list-item>
        <text:list-item>
          <text:p text:style-name="P591">die DOM-Elemente auf dieser Seite als ihre Eigenschaften und </text:p>
        </text:list-item>
        <text:list-item>
          <text:p text:style-name="P591">einige grundlegende Interaktionen als Methoden. </text:p>
        </text:list-item>
      </text:list>
      <text:p text:style-name="P343"><text:span text:style-name="T525">Page Objekte sind sehr wichtig, wenn Sie Ihrer Tests </text:span><text:span text:style-name="T528">flexibel </text:span><text:span text:style-name="T525">entwickeln. Codieren Sie </text:span><text:span text:style-name="T528">in diesem Fall keine </text:span><text:span text:style-name="T525">komplexe</text:span><text:span text:style-name="T528">n</text:span><text:span text:style-name="T525"> CSS- oder XPath-Locator</text:span><text:span text:style-name="T528">en</text:span><text:span text:style-name="T525"> in Ihren Test</text:span><text:span text:style-name="T528">code. V</text:span><text:span text:style-name="T525">erschieben Sie sie </text:span><text:span text:style-name="T526">dies</text:span><text:span text:style-name="T528">e Lokatoren</text:span><text:span text:style-name="T525"> in PageObject-Klassen. </text:span><text:span text:style-name="T527">So müssen Sie bei eventuellen späteren Änderungen nur an einer Stelle einen Eintrag anpassen. (Todo schöner formulieren </text:span><text:span text:style-name="T529">und XPATH tutorial</text:span><text:span text:style-name="T527">)</text:span></text:p>
      <text:p text:style-name="P344"><text:span text:style-name="T923">Soviel zur Theorie. Wechseln wir nun zur Praxis. Der Befehl</text:span> <text:span text:style-name="T84">vendor/bin/codecept generate:pageobject functional Backend</text:span><text:span text:style-name="T408"> </text:span><text:span text:style-name="T509">erstellt ein Page Objekt im Verzeichnis</text:span> <text:span text:style-name="T67">/var/www/html/joomla/tests/_support/Page/Functional/. </text:span><text:span text:style-name="T26">Öffnen Sie hier die Datei</text:span><text:span text:style-name="T108">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0"><text:span text:style-name="T172"><text:s/></text:span>Das <text:span text:style-name="T924">automatisch generierte </text:span>Page <text:span text:style-name="T906">Objekt</text:span> <text:span text:style-name="T95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5">Um das Page Objekte für unseren aktuellen Test anzupassen, <text:span text:style-name="T953">sollten</text:span> wir <text:span text:style-name="T953">vier</text:span> Zeilen einfügen. <text:span text:style-name="T952">Die URL des Anmeldeformulars und die Ids speichern wir in einer Variablen.</text:span></text:p>
      <text:p text:style-name="P459">&lt;?php<text:line-break/>namespace Page\Functional;<text:line-break/>class Backend{<text:line-break/> <text:s text:c="2"/><text:span text:style-name="T408">public static $URL = 'http://localhost/joomla/administrator';<text:tab/><text:line-break/><text:tab/> <text:s/>public static $username = ['id' =&gt; 'mod-login-username'];<text:line-break/> <text:s text:c="2"/>public static $password = ['id' =&gt; 'mod-login-password'];<text:line-break/> <text:s text:c="2"/></text:span><text:span text:style-name="T449">public static $anmelden = 'Anmelden';</text:span><text:line-break/>...</text:p>
      <text:p text:style-name="P137"><text:soft-page-break/>Und <text:span text:style-name="T954">im nachfolgenden Programmcode sehen Sie, wie Sie das </text:span>Page <text:span text:style-name="T954">Objekt </text:span>dann <text:span text:style-name="T954">im Step Objekt </text:span>verwenden <text:span text:style-name="T954">können</text:span>.</text:p>
      <text:p text:style-name="P458">&lt;?php<text:line-break/>namespace Step\Functional;<text:line-break/><text:span text:style-name="T408">use Page\Functional\Backend as BackendPage;</text:span><text:line-break/>class Backend extends \FunctionalTester{<text:line-break/> <text:s text:c="3"/>public function login(){<text:line-break/> <text:s text:c="7"/>$I = $this;<text:line-break/><text:tab/> <text:s text:c="6"/>$I-&gt;fillField(<text:span text:style-name="T408">BackendPage::$username</text:span>, 'admin');<text:line-break/><text:tab/> <text:s text:c="6"/>$I-&gt;fillField(<text:bookmark-start text:name="__DdeLink__11925_537186097"/><text:span text:style-name="T408">BackendPage::$password</text:span><text:bookmark-end text:name="__DdeLink__11925_537186097"/>, 'admin');<text:line-break/><text:tab/> <text:s text:c="6"/>$I-&gt;click(<text:span text:style-name="T408">BackendPage::$</text:span><text:span text:style-name="T448">anmelden</text:span>);<text:line-break/> <text:s text:c="3"/>}<text:line-break/>}</text:p>
      <text:p text:style-name="P145"/>
      <text:p text:style-name="P151">Im Testcode selbst ändern Sie dann noch die als Text eingegebende URL. Verwenden Sie die im Page Objekt erstellt Variable. </text:p>
      <text:p text:style-name="Progammcode">&lt;?php<text:line-break/>use Step\Functional\Backend as AdminTester;<text:line-break/><text:span text:style-name="T408">use Page\Functional\Backend as BackendPage;</text:span><text:line-break/>$I = new AdminTester($scenario);<text:line-break/>$I-&gt;wantTo('Ich will sicherstellen, dass die Anmeldung im Administrationsbereich funktioniert.');<text:line-break/>$I-&gt;amOnPage(<text:span text:style-name="T408">BackendPage::$URL</text:span><text:span text:style-name="T503">);</text:span><text:line-break/>$I-&gt;login();<text:line-break/>$I-&gt;see('Kontrollzentrum', ['class' =&gt; 'page-title']);</text:p>
      <text:h text:style-name="Heading_20_2" text:outline-level="2">Was Sie bei Funktionstests beachten müssen</text:h>
      <text:p text:style-name="P346">Todo pitfalls umschreiben</text:p>
      <text:p text:style-name="P347"><text:span text:style-name="T969">Ein Vorteil von Funktionstest ist, dass diese schnell laufen – zumindest schneller als Akzeptanztests. Leider laufen sie aber auch weniger </text:span><text:span text:style-name="T530">stabil</text:span><text:span text:style-name="T531">er</text:span><text:span text:style-name="T530">. </text:span><text:span text:style-name="T539">Denn, d</text:span><text:span text:style-name="T534">ie zu testende Anwendung wird n</text:span><text:span text:style-name="T540">icht </text:span><text:span text:style-name="T534">auf einem separaten Webserver, sondern </text:span><text:span text:style-name="T536">mit dem Modul </text:span><text:span text:style-name="T534">PHPBrowser i</text:span><text:span text:style-name="T540">m selben Speicherbereich </text:span><text:span text:style-name="T541">wie </text:span><text:span text:style-name="T534">die Tests</text:span><text:span text:style-name="T530"> </text:span><text:span text:style-name="T534">ausgeführt</text:span><text:span text:style-name="T530">. </text:span><text:span text:style-name="T534">Somit </text:span><text:span text:style-name="T541">terminiert</text:span><text:span text:style-name="T534"> </text:span><text:soft-page-break/><text:span text:style-name="T541">auch das </text:span><text:span text:style-name="T534">Test</text:span><text:span text:style-name="T541">skript</text:span><text:span text:style-name="T534">, wenn </text:span><text:span text:style-name="T535">in der zu testenden Anwendung</text:span><text:span text:style-name="T534"> die Methode </text:span><text:a xlink:type="simple" xlink:href="http://php.net/manual/de/function.exit.php" text:style-name="Internet_20_link" text:visited-style-name="Visited_20_Internet_20_Link"><text:span text:style-name="T534">exit()</text:span></text:a><text:span text:style-name="T534"> oder die Methode </text:span><text:a xlink:type="simple" xlink:href="http://php.net/manual/de/function.die.php" text:style-name="Internet_20_link" text:visited-style-name="Visited_20_Internet_20_Link"><text:span text:style-name="T534">die() </text:span></text:a><text:span text:style-name="T535">aufgerufen wird. </text:span></text:p>
      <text:p text:style-name="P347"><text:span text:style-name="T535">Auch die Auswertung von globalen </text:span><text:span text:style-name="T536">Variablen</text:span><text:span text:style-name="T535"> ist problematisch. </text:span><text:span text:style-name="T536">Eine globale Variable </text:span><text:span text:style-name="T538">kann </text:span><text:span text:style-name="T536">von mehreren Funktionen </text:span><text:span text:style-name="T538">gleichzeitig </text:span><text:span text:style-name="T536">verwendet. Manche Funktionen ändern die Variable </text:span><text:span text:style-name="T537">andere</text:span><text:span text:style-name="T536"> fragen </text:span><text:span text:style-name="T537">lediglich</text:span><text:span text:style-name="T536"> </text:span><text:span text:style-name="T538">ihren</text:span><text:span text:style-name="T536"> Wert ab. So bewirken globale </text:span><text:span text:style-name="T537">Variable</text:span><text:span text:style-name="T536"> eine starke Kopplung der betroffenen Funktionen. Wenn ein</text:span><text:span text:style-name="T540">e</text:span><text:span text:style-name="T536"> globale </text:span><text:span text:style-name="T537">Variable</text:span><text:span text:style-name="T536"> in </text:span><text:span text:style-name="T537">einer Funktion geändert wird, hat dies Auswirkungen auf andere Funktionen. Dies erschwert auch das Testen </text:span><text:span text:style-name="T538">und das gilt ganz besonders für Funktionstest</text:span><text:span text:style-name="T537">.</text:span></text:p>
      <text:h text:style-name="Heading_20_3" text:outline-level="3">Header</text:h>
      <text:p text:style-name="P152">Eines der häufigsten Probleme <text:span text:style-name="T955">im Zusammenhang mit</text:span> Funktionstests <text:span text:style-name="T955">tritt bei der Verwendung der Methode </text:span><text:a xlink:type="simple" xlink:href="http://php.net/manual/de/function.header.php" text:style-name="Internet_20_link" text:visited-style-name="Visited_20_Internet_20_Link"><text:span text:style-name="T955">header()</text:span></text:a><text:span text:style-name="T955"> auf</text:span>. <text:span text:style-name="T955">Mithilfe dieser Funktion können Sie </text:span><text:a xlink:type="simple" xlink:href="https://de.wikipedia.org/wiki/Liste_der_HTTP-Headerfelder" text:style-name="Internet_20_link" text:visited-style-name="Visited_20_Internet_20_Link"><text:span text:style-name="T955">HTTP-Header-Felder</text:span></text:a><text:span text:style-name="T955"> im Rohformat senden. Dies muss allerdings geschehen bevor auch nur ein Zeichen gesendet wurde. Ist nur ein Zeichen gesendet, ist es nicht mehr möglich den bereits gesendeten Header zu beeinflussen.</text:span> </text:p>
      <text:h text:style-name="P635" text:outline-level="3">Speichermanagement</text:h>
      <text:p text:style-name="P153"><text:span text:style-name="T970">Ich hatte es eben schon geschrieben: Alle Funktionstests laufen zusammen mit der zu testenden Anwendung im gleichen Speicherbereich ab</text:span>. <text:span text:style-name="T97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52">Zeigen Ihre Tests </text:span>Fehler an und Sie <text:span text:style-name="T752">sind </text:span>sich gleichzeitig sicher, dass die Testbedingung erfüllt ist, <text:span text:style-name="T752">könnten Speicherprobleme die Ursache sein. S</text:span>eparieren Sie <text:span text:style-name="T752">dann </text:span>einen Test <text:span text:style-name="T970">und führen ihn einmal getrennt von anderen alleine aus</text:span>. <text:span text:style-name="T752">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2">Yml</text:p>
      <text:p text:style-name="P460"><text:soft-page-break/>class_name: FunctionalTester<text:line-break/>modules:<text:line-break/> <text:s text:c="3"/>enabled:<text:line-break/> <text:s text:c="7"/>- PhpBrowser:<text:line-break/> <text:s text:c="11"/>url: 'http://localhost/joomla'<text:line-break/> <text:s text:c="7"/>- \Helper\Functional<text:line-break/> <text:s text:c="5"/><text:span text:style-name="T408"><text:s text:c="2"/>- REST:<text:line-break/> <text:s text:c="11"/>depends: PhpBrowser<text:line-break/> <text:s text:c="11"/>url: 'http://localhost/joomla/v1'</text:span></text:p>
      <text:p text:style-name="P352">build</text:p>
      <text:p text:style-name="P352"/>
      <text:p text:style-name="P518">/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08">REST</text:span></text:p>
      <text:p text:style-name="P352"/>
      <text:h text:style-name="Heading_20_3" text:outline-level="3">Ein Beispiel für <text:span text:style-name="T852">GET</text:span></text:h>
      <text:p text:style-name="P300">Ein Beispiel für GET todo Dieses Kapitel ausformulieren </text:p>
      <text:p text:style-name="P516">/var/www/html/joomla$ vendor/bin/codecept generate:cept functional /suites/plugins/content/agpaypal/rest<text:line-break/>Test was created in /var/www/html/joomla/tests/functional//suites/plugins/content/agpaypal/restCept.php</text:p>
      <text:p text:style-name="P141">Dies teste ich.</text:p>
      <text:p text:style-name="P141"><draw:frame draw:style-name="fr11" draw:name="Image2" text:anchor-type="paragraph" svg:width="17cm" svg:height="5.556cm" draw:z-index="26"><draw:image xlink:href="Pictures/100000000000050B000001A604CC9130488E5CBC.png" xlink:type="simple" xlink:show="embed" xlink:actuate="onLoad"/></draw:frame><text:soft-page-break/></text:p>
      <text:p text:style-name="P461">&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17">/<text:span text:style-name="T97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51">✔ restCept: Perform actions and see result (0.04s)<text:line-break/></text:span><text:span text:style-name="T971">---------------------------------------------------------------------------------<text:line-break/>Time: 519 ms, Memory: 12.00MB<text:line-break/>OK (2 tests, 3 assertions)</text:span></text:p>
      <text:p text:style-name="Text_20_body"/>
      <text:p text:style-name="P138"/>
      <text:h text:style-name="Heading_20_3" text:outline-level="3"><text:soft-page-break/>Ein Beispiel für POST</text:h>
      <text:p text:style-name="P355">Das Anmeldeformular in Joomla! kann zur Zeit noch nicht ohne weiteres mit einem <text:span text:style-name="T972">P</text:span>ost Request gefüllt werden. <text:span text:style-name="T972">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72">befassen.</text:span></text:p>
      <text:p text:style-name="P157">Hier zeige ich Ihnen das absetzten eines Post Requests an einem ganz einfachen konstruierten Beispiel.</text:p>
      <text:p text:style-name="P156">Zunächst erstelle ich ein einfaches Formular in einem HTML-Dokument.</text:p>
      <text:p text:style-name="P462">…<text:line-break/>&lt;form action="action.php" method="post"&gt;<text:line-break/><text:tab/>&lt;p&gt;Name: <text:span text:style-name="T408">&lt;input type="text" name="name" /&gt;</text:span>&lt;/p&gt;<text:line-break/><text:tab/>&lt;p&gt;&lt;input type="submit" /&gt;&lt;/p&gt;<text:line-break/>&lt;/form&gt;<text:line-break/>...</text:p>
      <text:p text:style-name="P356">Danach erstelle ich das Skript, zu dem das Formular weiterleitet, wenn es abgesandt wird. Dieses Skript gibt unter anderem den nachfolgenden Text aus.</text:p>
      <text:p text:style-name="Progammcode">…<text:line-break/>Hello &lt;?php echo htmlspecialchars(<text:span text:style-name="T408">$_POST['name']</text:span>); ?&gt;.<text:line-break/>...</text:p>
      <text:p text:style-name="P357"><text:span text:style-name="T973">Mit dem Aufruf der Methode </text:span><text:a xlink:type="simple" xlink:href="http://codeception.com/docs/modules/REST#sendPOST" text:style-name="Internet_20_link" text:visited-style-name="Visited_20_Internet_20_Link"><text:span text:style-name="T973">sendPOST()</text:span></text:a><text:span text:style-name="T973">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299"><text:soft-page-break/></text:p>
      <text:p text:style-name="P134"><text:span text:style-name="T247">todo Session </text:span><text:span text:style-name="T272">and helper</text:span></text:p>
      <text:p text:style-name="P22">Sie sehen, es gibt viele Möglichkeiten, wiederverwendbare und gut lesbare Tests zu erstellen.</text:p>
      <text:h text:style-name="P612" text:outline-level="2">Kurzgefasst</text:h>
      <text:p text:style-name="P45">Das 6. Kapitel hat Funktions-Tests zum Thema. Ich grenze Black-Box-Tests <text:span text:style-name="T1">von White-Box-Tests ab.</text:span></text:p>
      <text:p text:style-name="P1"/>
      <text:h text:style-name="P605" text:outline-level="1"><text:bookmark-start text:name="__RefHeading___Toc4157_593685311"/>Akzeptanztests<text:bookmark-end text:name="__RefHeading___Toc4157_593685311"/></text:h>
      <text:p text:style-name="P50">(todo Einleitung)</text:p>
      <text:p text:style-name="P159"><text:span text:style-name="T353">Mit de</text:span><text:span text:style-name="T354">n</text:span><text:span text:style-name="T353"> Akzeptanztest</text:span><text:span text:style-name="T357">s</text:span><text:span text:style-name="T247"> haben wir d</text:span><text:span text:style-name="T354">ie</text:span><text:span text:style-name="T247"> letzt</text:span><text:span text:style-name="T357">e</text:span><text:span text:style-name="T247"> </text:span><text:span text:style-name="T352">Test</text:span><text:span text:style-name="T357">variante in</text:span><text:span text:style-name="T247"> diese</text:span><text:span text:style-name="T354">m</text:span><text:span text:style-name="T247"> Titels erreicht. </text:span><text:span text:style-name="T379">Machen wir uns noch einmal klar, warum wir welchen Test erstellen.</text:span><text:span text:style-name="T380"> Mit Unit</text:span><text:span text:style-name="T379">t</text:span><text:span text:style-name="T380">ests wollen wir sicherstellen, dass jede kleine Einheit korrekt arbeitet. Funktionstests sollen sicherstellen, dass diese </text:span><text:span text:style-name="T379">kleinsten </text:span><text:span text:style-name="T380">Einheiten technisch korrekt zusammen arbeiten. </text:span></text:p>
      <text:p text:style-name="P87">Mit Akzeptanztests <text:span text:style-name="T999">überprüfen wir</text:span>, ob die Spezifikationen, die ganz zu Beginn des Projektes aufgestellt wurden, erfüllt sind: <text:span text:style-name="T1004">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8"><text:span text:style-name="T1005">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05">Selenium</text:span></text:a><text:span text:style-name="T1005">.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05">Selenium Standalone Server</text:span></text:a><text:span text:style-name="T1005"> und </text:span><text:a xlink:type="simple" xlink:href="https://sites.google.com/a/chromium.org/chromedriver/downloads" text:style-name="Internet_20_link" text:visited-style-name="Visited_20_Internet_20_Link"><text:span text:style-name="T1005">ChromeDriver</text:span></text:a><text:span text:style-name="T1005"> auf unserem Rechner und starten dann Selenium Standalone Server. </text:span></text:p>
      <text:p text:style-name="P489"><text:soft-page-break/><text:span text:style-name="T471">RANDBEMERKUNG</text:span><text:span text:style-name="T113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30">W3C-Spezifikation WebDriver</text:span></text:a><text:span text:style-name="T1130"> gibt. </text:span><text:bookmark text:name="result_box1"/><text:span text:style-name="T1130">Grundlage für diese </text:span>Spezifikation <text:span text:style-name="T1000">ist</text:span> <text:a xlink:type="simple" xlink:href="http://www.seleniumhq.org/projects/webdriver/" text:style-name="Internet_20_link" text:visited-style-name="Visited_20_Internet_20_Link">Selenium WebDriver</text:a>. <text:span text:style-name="T1001">Codeception nutzt eine in PHP programmierte </text:span><text:a xlink:type="simple" xlink:href="https://github.com/facebook/php-webdriver" text:style-name="Internet_20_link" text:visited-style-name="Visited_20_Internet_20_Link"><text:span text:style-name="T1001">WebDriver Implementierung</text:span></text:a><text:span text:style-name="T1001">, die von Facebook entwickelt wurde.</text:span></text:p>
      <text:p text:style-name="P89"><text:span text:style-name="T1020">Warum habe ich </text:span><text:a xlink:type="simple" xlink:href="https://www.google.de/chrome/browser/desktop/index.html" text:style-name="Internet_20_link" text:visited-style-name="Visited_20_Internet_20_Link"><text:span text:style-name="T1020">Google Chrome</text:span></text:a><text:span text:style-name="T1020">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20">https://www.google.de/chrome/</text:span></text:a><text:span text:style-name="T1020">. </text:span></text:p>
      <text:h text:style-name="Heading_20_3" text:outline-level="3"><text:bookmark-start text:name="__RefHeading___Toc20057_628137337"/><text:span text:style-name="T1003">Selenium und ChromeDriver</text:span> <text:span text:style-name="T1003">installieren </text:span><text:bookmark-end text:name="__RefHeading___Toc20057_628137337"/></text:h>
      <text:p text:style-name="P431"><text:span text:style-name="T1131">Sind Sie gespannt darauf, wie die Tests im wirklichen Browser automatisch ablaufen? Dann </text:span>besorgen Sie sich die neueste Version des WebDriver für den Browser Chrome. <text:span text:style-name="T1131">Diese finden Sie immer unter der Adresse </text:span><text:a xlink:type="simple" xlink:href="https://sites.google.com/a/chromium.org/chromedriver/downloads" text:style-name="Internet_20_link" text:visited-style-name="Visited_20_Internet_20_Link"><text:span text:style-name="T1131">https://sites.google.com/a/chromium.org/chromedriver/downloads</text:span></text:a><text:span text:style-name="T1131">. Ich habe die Version 2.28 mithilfe des Befehl </text:span><text:span text:style-name="T218">wget -N http://chromedriver.storage.googleapis.com/2.28/chromedriver_linux64.zip -P ~/</text:span><text:span text:style-name="T1131"> auf meinen Rechner kopiert.</text:span> </text:p>
      <text:p text:style-name="P525">$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1">Entpacken Sie die gerade heruntergeladene Datei <text:span text:style-name="T1131">zum Beispiel mit dem Befehl </text:span><text:span text:style-name="T218">unzip ~/chromedriver_linux64.zip -d ~/</text:span><text:span text:style-name="T1131"> </text:span>und löschen dann der Ordnung halber das Archiv <text:span text:style-name="T1131">mit dem Befehl </text:span><text:span text:style-name="T218">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69">Ubuntu erwartete den <text:span text:style-name="T1132">ChromeDriver </text:span>im Verzeichnis <text:span text:style-name="T67">/usr/local/share/</text:span>. Deshalb verschieben wir <text:span text:style-name="T1022">diesen </text:span>mit dem Befehl <text:span text:style-name="T67">sudo mv -f ~/chromedriver /usr/local/share/</text:span> nun dort hin und machen ihn ausführbar. Zuletzt setzen wir noch eine<text:span text:style-name="T1022">n</text:span> symbolischen Link zu dem Verzeichnis <text:span text:style-name="T67">/usr/local/bin/chromedriver</text:span> – <text:span text:style-name="T1022">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32">Nachdem der WebDriver für Chrome nun fertig installiert ist, nehmen wi<text:span text:style-name="T1024">r</text:span> die Installation von Selenium Standalone Server in Angriff. <text:span text:style-name="T1022">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5">http://www.seleniumhq.org/download/</text:span></text:a><text:span text:style-name="T65">. </text:span><text:span text:style-name="T66">Ich habe die gepackte Version 3.0.1 des Servers mit dem Befehl </text:span><text:span text:style-name="T219">wget -N http://selenium-release.storage.googleapis.com/3.0/selenium-server-standalone-3.0.1.jar -P ~/ </text:span><text:span text:style-name="T6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0"><text:span text:style-name="T113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67">selenium-server-standalone-x.x.x.jar.</text:span></text:p>
      <text:p text:style-name="Exkurs"><text:span text:style-name="T1023">RANDBEMERKUNG<text:line-break/></text:span>Voraussetzung für das Ausführen von JARs b<text:span text:style-name="T1023">eziehungsweise</text:span> Java-Programmen ist immer ein installiertes <text:a xlink:type="simple" xlink:href="https://de.wikipedia.org/wiki/Java_Runtime_Environment" text:style-name="Internet_20_link" text:visited-style-name="Visited_20_Internet_20_Link">Java Runtime Environment</text:a>.</text:p>
      <text:p text:style-name="P371">Verschieben Sie dieses Java Archiv analog zur Vorgehensweise beim WebDriver für den Browser Chrome und erstellen anschließend einen Symbolischen Link. <text:span text:style-name="T1132">Die Befehle dazu finden Sie im nachfolgenden Kasten. Das war es auch schon. </text:span></text:p>
      <text:p text:style-name="P522">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2">Sie können den Selenium Standalone Server ab jetzt mit dem Befehl <text:span text:style-name="T207">ja</text:span><text:span text:style-name="T67">va -Dwebdriver.chrome.driver=/usr/local/bin/chromedriver -jar /usr/local/bin/selenium-server-standalone-3.0.1.jar -debug</text:span> starten. <text:span text:style-name="T1132">Probieren Sie es aus!</text:span></text:p>
      <text:p text:style-name="P526"><text:s/>java -Dwebdriver.chrome.driver=/usr/local/bin/chromedriver -jar usr/local/bin/selenium-server-standalone-3.0.1.jar -debug<text:line-break/><text:soft-page-break/>…<text:line-break/>21:27:25.825 INFO - Selenium Server is up and running</text:p>
      <text:p text:style-name="P592">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534"><text:span text:style-name="T1021">RANDBEMERKUNG<text:line-break/></text:span>Wenn Sie die Pakete openjdk-8-jre-headless, xvfb, libxi6 <text:span text:style-name="T1021">und</text:span> libgconf-2-4 auf Ihrem <text:span text:style-name="T1021">Ubuntu </text:span>Rechner <text:span text:style-name="T1021">installiert</text:span> haben, können Sie die Tests auch schneller kopflos ausführen. <text:span text:style-name="T1021">Die Aufrufvariante </text:span><text:span text:style-name="T179">xvfb-run java -Dwebdriver.chrome.driver=/usr/local/bin/chromedriver -jar /usr/local/bin/selenium-server-standalone-3.0.1.jar -debug</text:span><text:span text:style-name="T1021">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5"><text:span text:style-name="T1009">Damit Ihre Akzeptanztests mithilfe des WebDrivers im Browser Chrome ausgeführt werden, müssen Sie die Konfigurationsdatei </text:span><text:span text:style-name="T67">/var/www/html/joomla/tests/acceptance.suite.yml</text:span> <text:span text:style-name="T1007">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07">Dokumentation von Codeception</text:span></text:a><text:span text:style-name="T1007">.</text:span></text:p>
      <text:p text:style-name="Progammcode">class_name: AcceptanceTester<text:line-break/>modules:<text:line-break/> <text:s text:c="3"/>enabled:<text:line-break/> <text:s text:c="7"/>- Web<text:span text:style-name="T408">D</text:span>river<text:line-break/> <text:s text:c="7"/>- \Helper\Acceptance<text:line-break/> <text:s text:c="2"/><text:span text:style-name="T408"><text:s/>config:<text:line-break/></text:span><text:soft-page-break/><text:span text:style-name="T408"> <text:s text:c="7"/>WebDriver:<text:line-break/> <text:s text:c="11"/>url: 'http://localhost/</text:span><text:span text:style-name="T464">joomla</text:span><text:span text:style-name="T408">'<text:line-break/> <text:s text:c="11"/>browser: 'chrome'<text:line-break/> <text:s text:c="11"/>window_size: 1024x768<text:line-break/> <text:s text:c="11"/>restart: true</text:span></text:p>
      <text:p text:style-name="P158">Im vorhergehenden Beispiel müssen Sie für den WebDriver die Konfigurationsparameter <text:span text:style-name="T67">url</text:span> und <text:span text:style-name="T67">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472">RANDBEMERKUNG: </text:span><text:span text:style-name="T408">Manchmal kommt es auf die kleinen Dinge an. </text:span><text:line-break/>Da ich mehrmals über diesen Punkt gestolpert <text:span text:style-name="T1008">bin </text:span>erwähne ich ihn hier extra: Ganz wichtig ist, dass Sie Web<text:span text:style-name="T408">D</text:span>river mit einem großen D schreiben.</text:p>
      <text:p text:style-name="P366">Sie wissen es schon, nach Änderungen in einer der Konfigurationsdateien müssen Sie den Befehl <text:span text:style-name="T67">vendor/bin/codecept build</text:span> ausführen, damit Codeception diese Änderung auch in allen anderen <text:span text:style-name="T1133">Unterstützungsd</text:span>ateien übernimmt.</text:p>
      <text:p text:style-name="P519"><text:span text:style-name="T1009">/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08">WebDriver</text:span>, \Helper\Acceptance<text:line-break/> -&gt; FunctionalTesterActions.php generated successfully. 0 methods added<text:line-break/>\FunctionalTester includes modules: PhpBrowser, \Helper\Functional, REST</text:p>
      <text:p text:style-name="P366"><text:span text:style-name="T1025">Möchten Sie sich einen Überblick über die nun verfügbaren Testmethoden verschaffen? Dann sehen sich die </text:span>Datei <text:span text:style-name="T67">/var/www/html/joomla/tests/_support/_generated/AcceptanceTesterActions.php</text:span> <text:span text:style-name="T1025">an</text:span>. <text:span text:style-name="T1026">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26">Gherkin</text:span></text:a><text:span text:style-name="T1026">. Die ist aber ganz einfach, Sie werden sehen.</text:span></text:p>
      <text:p text:style-name="P373"><text:soft-page-break/><text:span text:style-name="T1133">Warum müssen Sie Gherkin lernen? </text:span>Wie auch bei den meisten anderen Behavior-Driven-Development-Tools werden in Codeception <text:span text:style-name="T1027">Szenarien</text:span> in Akzeptanztests mittels Gherkin beschrieben. Gherkin verwendet <text:span text:style-name="T1133">die </text:span>natürliche Schriftsprache als Grundlage. Nur bestimmte Schlüsselwörter werden besonders behandelt. </text:p>
      <text:p text:style-name="P374"><text:span text:style-name="T1133">S</text:span>ehen wir <text:span text:style-name="T1133">das im nächsten Abschnitt einmal an einem in Gherkin ge</text:span>schriebene<text:span text:style-name="T1133">n</text:span> Szenario <text:span text:style-name="T1133">in der Praxis </text:span>an.</text:p>
      <text:h text:style-name="Heading_20_3" text:outline-level="3"><text:span text:style-name="T358">G</text:span><text:span text:style-name="T247">herkin</text:span></text:h>
      <text:p text:style-name="P78"><text:span text:style-name="T1134">Zunächst müssen Sie wissen, dass d</text:span>ie in Gherkin beschriebenen Szenarien für Akzeptanztests in Feature-Dateien gespeichert <text:span text:style-name="T1134">werden</text:span>. <text:span text:style-name="T113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480"><text:span text:style-name="T408">RANDBEMERKUNG</text:span><text:line-break/><text:span text:style-name="T1016">Wenn Sie mit Netbeans arbeiten ist das Plugin </text:span><text:a xlink:type="simple" xlink:href="https://github.com/QuBiT/cucumber-netbeans-plugin/wiki" text:style-name="Internet_20_link" text:visited-style-name="Visited_20_Internet_20_Link"><text:span text:style-name="T1016">Cucumber</text:span></text:a><text:span text:style-name="T1016"> nützlich. Es wurde seit 2010 nicht aktualisiert. Das hat mich zunächst skeptisch gemacht. Das Plugin arbeitet bei mir aber mit der Netbeans Version 8.2 fehlerfrei. Was tut das Plugin genau? Es hebt die Syntax von Gherkin hervor.</text:span></text:p>
      <text:p text:style-name="P433"><text:span text:style-name="T361">Erstellen Sie im Verzeichnis </text:span><text:span text:style-name="T113">/var/www/html/joomla/tests/acceptance/</text:span><text:span text:style-name="T247"> </text:span><text:span text:style-name="T361">die </text:span><text:span text:style-name="T362">Feature-</text:span><text:span text:style-name="T361">Datei </text:span><text:span text:style-name="T113">paypal.feature</text:span><text:span text:style-name="T247">.</text:span></text:p>
      <text:p text:style-name="P466"><text:bookmark-start text:name="__DdeLink__10393_1740111004"/><text:bookmark-start text:name="__DdeLink__10638_1740111004"/>Feature: <text:span text:style-name="T1016">paypal</text:span><text:line-break/> <text:s/>In order to manage content article<text:span text:style-name="T1016">s with paypal links</text:span><text:line-break/> <text:s/>I need to create <text:span text:style-name="T1017">a </text:span>content article <text:span text:style-name="T1016">with a paypal link<text:line-break/></text:span><text:line-break/> <text:s/><text:span text:style-name="T408">Background</text:span>:<text:line-break/> <text:s text:c="3"/>When I <text:span text:style-name="T1016">l</text:span>ogin into Joomla administrator<text:line-break/> <text:s text:c="3"/>And I see the administrator dashboard<text:line-break/><text:line-break/> <text:s/><text:span text:style-name="T408">Scenario</text:span>: Create an Article<text:line-break/> <text:s text:c="3"/>Given There is a add content link<text:line-break/><text:soft-page-break/> <text:s text:c="3"/>When I create new content with field title as "<text:span text:style-name="T1016">Beitrag mit Paypal-Button</text:span>" and content as a "<text:span text:style-name="T1016">Dies ist mein erster Beitrag.</text:span>"<text:line-break/> <text:s text:c="3"/>And I save an article<text:line-break/> <text:s text:c="3"/><text:bookmark-start text:name="__DdeLink__17548_628137337"/>Then I should see the article "<text:span text:style-name="T1016">Beitrag mit Paypal-Button</text:span>" is created<text:bookmark-end text:name="__DdeLink__10393_1740111004"/><text:bookmark-end text:name="__DdeLink__10638_1740111004"/><text:bookmark-end text:name="__DdeLink__17548_628137337"/></text:p>
      <text:p text:style-name="P436">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35">implementieren und jedes Szenario ein Login voraussetzt. Wenn Sie dieses Login in einem Background Block einfügen, können Sie sich diese Zeile jedem einzelnen Szenario sparen.</text:span></text:p>
      <text:p text:style-name="P435"><text:span text:style-name="T383">Ein Szenario kann aus beliebig vielen verschieden Steps bestehen. Ein Step </text:span><text:span text:style-name="T385">kann anstelle von </text:span><text:span text:style-name="T383">GIVEN, WHEN oder THEN </text:span><text:span text:style-name="T38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544"/>
      <text:p text:style-name="P434"><text:span text:style-name="T247">Beim </text:span><text:span text:style-name="T384">E</text:span><text:span text:style-name="T247">rstellen der Feature Dateien sollten Sie die Intention der verschiedenen Steps beachten.</text:span></text:p>
      <text:list xml:id="list5587425891091001371" text:style-name="L23">
        <text:list-item>
          <text:p text:style-name="P593"><text:span text:style-name="T382">G</text:span><text:span text:style-name="T381">IVEN</text:span><text:span text:style-name="T382"><text:line-break/></text:span><text:span text:style-name="T381">Die Anweisung im Given-Step soll die Voraussetzungen für diesen Testfall schaffen. Wenn es um die Erstellung von Beiträgen geht, soll im ersten Step </text:span><text:span text:style-name="T121">Given There is a add content</text:span><text:span text:style-name="T381"> der Browser so geöffnet werden, dass der Benutzer sich auf der Site befindet, auf der sich die Schaltfläche zum Erstellen eines Beitrags befindet.</text:span></text:p>
        </text:list-item>
        <text:list-item>
          <text:p text:style-name="P593"><text:span text:style-name="T382">W</text:span><text:span text:style-name="T381">HEN<text:line-break/>Im When-Step wird nun die eigentlich Testaktion ausgeführt. In unserm Beispiel legen wir im Step </text:span><text:span text:style-name="T122">When I create new content with field title as "</text:span><text:span text:style-name="T123">Beitrag mit Paypal-Button</text:span><text:span text:style-name="T122">" and content as a "</text:span><text:span text:style-name="T123">Dies ist mein erster Beitrag.</text:span><text:span text:style-name="T122">"</text:span><text:span text:style-name="T382"> </text:span><text:span text:style-name="T381">den Beitrag an und speichern ihn danach im Step </text:span><text:span text:style-name="T122">And I save an article.</text:span></text:p>
        </text:list-item>
        <text:list-item>
          <text:p text:style-name="P593"><text:span text:style-name="T381">THEN<text:line-break/>Das was im When-Step ausgeführt wurde, soll ein bestimmte</text:span><text:span text:style-name="T383">s</text:span><text:span text:style-name="T381"> Ergebnis </text:span><text:span text:style-name="T383">zur Folge habe. Im THEN-Step </text:span><text:span text:style-name="T124">Then I should see the article "</text:span><text:span text:style-name="T123">Beitrag mit Paypal-Button</text:span><text:span text:style-name="T124">" is created</text:span><text:span text:style-name="T383"> prüfen wir nun, ob dieses Ergebnis wirklich erreicht wurde.</text:span></text:p>
        </text:list-item>
      </text:list>
      <text:p text:style-name="P430"><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D7D5DAEAF2425443.png" xlink:type="simple" xlink:show="embed" xlink:actuate="onLoad"/></draw:frame><text:line-break/>Abbildung <text:sequence text:ref-name="refIllustration20" text:name="Illustration" text:formula="ooow:Illustration+1" style:num-format="1">21</text:sequence>: <text:span text:style-name="T1135">Die Ansicht einer Feature Datei in Netbeans mit installierten Cucumber Plugin </text:span>962.png</text:p></draw:text-box></draw:frame></text:p>
      <text:p text:style-name="P75"><text:bookmark-start text:name="__DdeLink__18716_628137337"/><text:span text:style-name="T1135">Starten Sie nun </text:span>mit dem Befehl <text:bookmark-start text:name="__DdeLink__17934_628137337"/><text:span text:style-name="T180">vendor/bin/codecept run acceptance</text:span><text:bookmark-end text:name="__DdeLink__17934_628137337"/><text:span text:style-name="T180"> </text:span>einen Test<text:span text:style-name="T1028">lauf</text:span> für dieses Szenario. <text:bookmark-end text:name="__DdeLink__18716_628137337"/></text:p>
      <text:p text:style-name="P521">/<text:span text:style-name="T101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9"><text:line-break/>Tests: 1, Assertions: 0, Incomplete: 1.<text:line-break/>run with `-v` to get more info about skipped or incomplete tests</text:span>.</text:p>
      <text:p text:style-name="P67"/>
      <text:p text:style-name="P76"><text:soft-page-break/>Das war zu erwarten. Der Test ist zwar nicht fehlgeschlagen – erfolgreich war er aber auch nicht. <text:span text:style-name="T1028">Die Testroutine hat gemerkt, dass noch kein wirklicher Testcode ausgeführt wird. </text:span></text:p>
      <text:p text:style-name="P77"><text:span text:style-name="T1028">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181">vendor/bin/codecept gherkin:snippets acceptance</text:span><text:span text:style-name="T1028"> eingeben. In der Ausgabe finden Sie nun alle Methodenrümpfe in der korrekten Syntax.</text:span></text:p>
      <text:p text:style-name="P520">/<text:span text:style-name="T1018">var/www/html/joomla$ </text:span><text:bookmark-start text:name="__DdeLink__18065_628137337"/><text:span text:style-name="T1018">vendor/bin/codecept gherkin:snippets acceptance</text:span><text:bookmark-end text:name="__DdeLink__18065_628137337"/><text:span text:style-name="T1018"><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18">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text:span text:style-name="T1136">Diese Codeschnipsel</text:span> <text:span text:style-name="T1136">können Sie später kopieren </text:span>in eine Step Klasse ein<text:span text:style-name="T1136">fügen</text:span>. Dazu <text:span text:style-name="T1136">erzeugen</text:span> wir zunächst d<text:span text:style-name="T1136">ie </text:span>Step <text:span text:style-name="T1136">Klasse</text:span>. Mit dem Befehl <text:span text:style-name="T67">vendor/bin/codecept generate:step acceptance Paypal</text:span> erstellen Sie ein<text:span text:style-name="T1136">e</text:span> leeren Step <text:span text:style-name="T1136">Klasse</text:span> im Verzeichnis <text:span text:style-name="T67">/var/www/html/joomla/tests/_support/Step/Acceptance</text:span> in der Datei <text:span text:style-name="T67">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28C15F2A1BEB515A.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36">Die mithilfe des Generators erzeugte Step Klasse in Netbeans unmittelbar nach der Erstellung</text:span><text:bookmark-end text:name="__DdeLink__18453_628137337"/><text:span text:style-name="T1136">. </text:span>964.png</text:p></draw:text-box></draw:frame></text:p>
      <text:p text:style-name="P74"><text:soft-page-break/><text:span text:style-name="T1136">Fügen Sie nun die vorher mit dem Befehl </text:span><text:span text:style-name="T181">vendor/bin/codecept gherkin:snippets acceptance</text:span><text:span text:style-name="T1028"> erstellten Codeschnipsel in die gerade erzeugte Step Klasse ein. Falls Sie diese nicht mehr in der Kommandozeile sehen, können Sie die Schnipsel neu erstellen. Geben Sie dazu den Befehl </text:span><text:span text:style-name="T181">vendor/bin/codecept gherkin:snippets acceptance <text:s/></text:span><text:span text:style-name="T1028">einfach noch einmal ein.</text:span></text:p>
      <text:p text:style-name="P73"><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D8ACD061FADB4672.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37">961.png</text:span></text:p></draw:text-box></draw:frame></text:p>
      <text:p text:style-name="P91"><text:span text:style-name="T1138">Wenn Sie nun mit dem Befehl </text:span><text:bookmark-start text:name="__DdeLink__17934_6281373371"/><text:span text:style-name="T180">vendor/bin/codecept run acceptance</text:span><text:bookmark-end text:name="__DdeLink__17934_6281373371"/><text:span text:style-name="T180"> </text:span><text:span text:style-name="T1135">erneut einen Testlauf für dieses Szenario starten hat dies keine Auswirkungen auf das Testergebnis.</text:span></text:p>
      <text:p text:style-name="P521">/<text:span text:style-name="T101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473">OK, but incomplete, skipped, or risky tests!</text:span><text:span text:style-name="T1019"><text:line-break/>Tests: 1, Assertions: 0, Incomplete: 1.<text:line-break/>run with `-v` to get more info about skipped or incomplete tests</text:span>.</text:p>
      <text:p text:style-name="P437"><text:soft-page-break/><text:span text:style-name="T386">Das Einfügen der Schnipsel bringen Ihnen zunächst einmal nur folgenden Vorteil: </text:span><text:span text:style-name="T388">Sie können sicher sein, dass alle notwendigen Methoden erstellt sind. Dazu müssen Sie, in die</text:span><text:span text:style-name="T387"> Konfiguration</text:span><text:span text:style-name="T388">sdatei</text:span><text:span text:style-name="T387"> </text:span><text:span text:style-name="T67">/var/www/html/joomla/tests/acceptance.suite.yml</text:span> <text:span text:style-name="T1139">einen Gherkin Block einfügen. Den </text:span><text:span text:style-name="T220">build</text:span><text:span text:style-name="T1139">-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08">gherkin:<text:line-break/> <text:s text:c="3"/>contexts:<text:line-break/> <text:s text:c="7"/>default:<text:line-break/> <text:s text:c="11"/>- Step\Acceptance\Paypal</text:span></text:p>
      <text:p text:style-name="P92"><text:span text:style-name="T1139">Alle Step Dateien, die im Gherkin Block der Konfigurationsdatei </text:span><text:span text:style-name="T220">/var/www/html/joomla/tests/acceptance.suite.yml</text:span><text:span text:style-name="T1139"> <text:s/>eingetragen sind, werden beim Aufruf des Befehls </text:span><text:span text:style-name="T181">vendor/bin/codecept gherkin:snippets acceptance</text:span><text:span text:style-name="T1028">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08">All Gherkin steps are defined. Exiting... </text:span></text:p>
      <text:p text:style-name="P438"><text:span text:style-name="T389">So, nun wird </text:span><text:span text:style-name="T390">es </text:span><text:span text:style-name="T389">spannend. </text:span><text:span text:style-name="T390">Als nächstes</text:span><text:span text:style-name="T389"> füllen wir die als Codeschnipsel eingefügten Methoden mit echtem Testcode. </text:span><text:span text:style-name="T390">Dies können wir aber nun tun, wenn Sie die Akzeptanztests fehlerfrei ausführen können. Deshalb sehen wir uns im nächsten </text:span><text:soft-page-break/><text:span text:style-name="T390">Kapitel zwei häufige Fehlermeldungen bei der Verwendung von </text:span><text:a xlink:type="simple" xlink:href="http://www.seleniumhq.org/download/" text:style-name="Internet_20_link" text:visited-style-name="Visited_20_Internet_20_Link"><text:span text:style-name="T390">Selenium Standalone Server</text:span></text:a><text:span text:style-name="T390"> und </text:span><text:a xlink:type="simple" xlink:href="https://sites.google.com/a/chromium.org/chromedriver/downloads" text:style-name="Internet_20_link" text:visited-style-name="Visited_20_Internet_20_Link"><text:span text:style-name="T390">ChromeDriver</text:span></text:a><text:span text:style-name="T390"> an.</text:span></text:p>
      <text:h text:style-name="Heading_20_3" text:outline-level="3">Mögliche Fehlermeldungen</text:h>
      <text:p text:style-name="Text_20_body">Wird Ihnen eine Fehlermeldung angezeigt, wenn Sie den Befehl <text:span text:style-name="T67">vendor/bin/codecept run acceptance</text:span> eingeben? <text:span text:style-name="T1140">Diesen Fehler müssen Sie erst klären, bevor Sie in dem Kapitel weiter arbeiten können. Falls Selenium Standalone Server bei Ihnen fehlerfrei läuft, können Sie im nächsten Kapitel mit der Implementation der Testmethoden weiter machen.</text:span></text:p>
      <text:h text:style-name="P645" text:outline-level="4">Der WebDriver wird nicht gefunden</text:h>
      <text:p text:style-name="P439">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29"><text:bookmark-ref text:reference-format="text" text:ref-name="__RefHeading___Toc20057_628137337">Selenium und ChromeDriver installieren </text:bookmark-ref></text:span>.</text:p>
      <text:p text:style-name="P527">/var/www/html/joomla$ vendor/bin/codecept run acceptance<text:line-break/>Codeception PHP Testing Framework v2.2.9<text:line-break/>…<text:line-break/><text:span text:style-name="T408">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45" text:outline-level="4"><text:span text:style-name="T1141">Die </text:span>Verbindung <text:span text:style-name="T1141">zum WebDriver</text:span> kann nicht hergestellt werden</text:h>
      <text:p text:style-name="P594"><text:span text:style-name="T1141">Wird</text:span> Ihnen eine Fehlermeldung angezeigt, die sinngemäß aussagt, dass d<text:span text:style-name="T1141">ie Verbindung zum</text:span> WebDriver nicht <text:span text:style-name="T1141">hergestellt </text:span>werden kann? </text:p>
      <text:p text:style-name="P527"><text:span text:style-name="T503">/var/www/html/joomla$ vendor/bin/codecept run acceptance<text:line-break/>Codeception PHP Testing Framework v2.2.9<text:line-break/>…</text:span><text:line-break/><text:span text:style-name="T408">Can't connect to Webdriver at http://127.0.0.1:4444/wd/hub. Please make sure that Selenium Server or PhantomJS is running.</text:span></text:p>
      <text:p text:style-name="P595"><text:soft-page-break/><text:span text:style-name="T1141">Überprüfen Sie in diesem Falle, ob der Selenium Standalone Server Prozess tatsächlich aktiv ist. Wie machen Sie dies am besten? Zum einen können Sie die Ausgabe in der Kommandozeile beim Absetzten des Startbefehls überprüfen. </text:span></text:p>
      <text:p text:style-name="P596">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29"><text:bookmark-ref text:reference-format="text" text:ref-name="__RefHeading___Toc20057_628137337">Selenium und ChromeDriver installieren </text:bookmark-ref></text:span> beschrieben habe durchgeführt haben, müssten Sie eine Informationsseite d<text:span text:style-name="T1143">ieses</text:span> Servers angezeigt bekommen. Diese Seite ist eigentlich nicht für eine Aktion vorgesehen. <text:span text:style-name="T1143">Wenn sie angezeigt wird</text:span> <text:span text:style-name="T1143">bedeutet dies </text:span>aber, dass der Prozess richtig läuft.</text:p>
      <text:p text:style-name="P597"><draw:frame draw:style-name="fr2" draw:name="Rahmen21" text:anchor-type="paragraph" svg:width="17cm" draw:z-index="65"><draw:text-box fo:min-height="6.23cm"><text:p text:style-name="Illustration"><draw:frame draw:style-name="fr1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4" text:name="Illustration" text:formula="ooow:Illustration+1" style:num-format="1">24</text:sequence>: 958a</text:p></draw:text-box></draw:frame></text:p>
      <text:p text:style-name="P598">Versuche Sie in dem Falle einmal per klick auf den Link <text:span text:style-name="T67">console</text:span> die Selenium Konsole zu öffnen. Vielleicht finden Sie hier Hinweise auf eine mögliche Fehlerursache.</text:p>
      <text:p text:style-name="P597"><draw:frame draw:style-name="fr2" draw:name="Rahmen22" text:anchor-type="paragraph" svg:width="17cm" draw:z-index="67"><draw:text-box fo:min-height="4.135cm"><text:p text:style-name="Illustration"><draw:frame draw:style-name="fr17" draw:name="Bild39" text:anchor-type="as-char" svg:width="17cm" style:rel-width="100%" svg:height="4.135cm" style:rel-height="scale" draw:z-index="68"><draw:image xlink:href="Pictures/10000000000005130000013C739CFFAAA6CC554D.png" xlink:type="simple" xlink:show="embed" xlink:actuate="onLoad"/></draw:frame><text:line-break/>Abbildung <text:sequence text:ref-name="refIllustration25" text:name="Illustration" text:formula="ooow:Illustration+1" style:num-format="1">25</text:sequence>: 958b.png</text:p></draw:text-box></draw:frame></text:p>
      <text:p text:style-name="P598">Wenn der Selenium Prozess nicht läuft rate ich zunächst die Installation zu überprüfen <text:s/>und diesen dann erneute zu starten. Informationen hierzu finden Sie im <text:span text:style-name="T1142">Kapitel </text:span><text:span text:style-name="T243"><text:bookmark-ref text:reference-format="text" text:ref-name="__RefHeading___Toc20057_628137337">Selenium und ChromeDriver installieren </text:bookmark-ref></text:span><text:span text:style-name="T243">.</text:span></text:p>
      <text:h text:style-name="P636" text:outline-level="3"><text:soft-page-break/>Implementation der Testmethoden</text:h>
      <text:p text:style-name="P367"><text:span text:style-name="T360">Nun geht es darum, die leeren Methoden – </text:span><text:span text:style-name="T363">also die Codeschnipsel -</text:span><text:span text:style-name="T360"> mit sinnvollem Programmcode zu füllen. In der Datei <text:s/></text:span><text:span text:style-name="T67">joomla/tests/_support/_generated/AcceptanceTesterActions.php</text:span> <text:span text:style-name="T1010">finden wir eine ganze Menge Methoden, die wir über den AcceptanceTester nutzen können. </text:span></text:p>
      <text:h text:style-name="Heading_20_4" text:outline-level="4">Automatisch generierte Methoden nutzen</text:h>
      <text:p text:style-name="P367"><text:span text:style-name="T1145">Die Methoden in der Datei </text:span><text:span text:style-name="T176">joomla/tests/_support/_generated/AcceptanceTesterActions.php </text:span><text:span text:style-name="T1146">benötigen als Eingabeparameter </text:span><text:span text:style-name="T1014">teilweise außschießlich einen Text. Zum Beispiel kann mit der Methode </text:span><text:span text:style-name="T176">see(„Willkommen“)</text:span><text:span text:style-name="T1014"> geprüft werden, ob auf einer Website der Text „</text:span><text:span text:style-name="T682">Willkommen“</text:span><text:span text:style-name="T1014"> angezeigt wird. Wollen Sie allerdings sicherstellen, dass ein Text sich in einem bestimmten </text:span><text:a xlink:type="simple" xlink:href="https://wiki.selfhtml.org/wiki/CSS/Selektoren" text:style-name="Internet_20_link" text:visited-style-name="Visited_20_Internet_20_Link"><text:span text:style-name="T1014">Selektor</text:span></text:a><text:span text:style-name="T1014">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B5BBF2433D512176.png" xlink:type="simple" xlink:show="embed" xlink:actuate="onLoad"/></draw:frame><text:line-break/>Abbildung <text:sequence text:ref-name="refIllustration23" text:name="Illustration" text:formula="ooow:Illustration+1" style:num-format="1">26</text:sequence>: Die Methode seeElement() in der Datei AcceptanceTesterActions.php benötigt als Parameter einen Te<text:span text:style-name="T1011">x</text:span>t - genauer kann allerdings mit der zusätzlichen Eingabe eines Selektors getestet werden. 963.png</text:p></draw:text-box></draw:frame></text:p>
      <text:p text:style-name="P69">Bei vielen Methoden ist die Angabe des Selektors <text:span text:style-name="T1029">sogar </text:span>Pflicht. <text:span text:style-name="T1029">Codeception greift </text:span>Ihnen bei der Suche nach dem Selektor so gut wie möglich unter die Arme. Sie können Selektoren <text:span text:style-name="T1015">ungenau </text:span>beschreiben. <text:span text:style-name="T1015">Wobei aber auch hier gilt: Je genauer Sie den Selektor beschreiben, desto schneller wird der Test abgearbeitet und desto </text:span><text:soft-page-break/><text:span text:style-name="T1015">korrekter ist das Testergebnis. Ich will Sie nun nicht zum ungenauen Arbeiten ermutigen, sondern nur die Arbeitsweise von Codeception erklären.</text:span></text:p>
      <text:p text:style-name="P554">Was passiert <text:span text:style-name="T1145">also</text:span>, wenn Sie eine Methode mit einem ungenauen Suchwort <text:span text:style-name="T1015">für den Selektor </text:span>aufrufen – wenn Sie also beispielsweise Ihren <text:span text:style-name="T67">AcceptanceTester</text:span> mit <text:span text:style-name="T67">see(„Willkommen“, „</text:span><text:span text:style-name="T178">t</text:span><text:span text:style-name="T177">it</text:span><text:span text:style-name="T178">le</text:span><text:span text:style-name="T67">“);</text:span> ausführen? <text:span text:style-name="T1015">Wie gesagt, Codeception unterstützt Sie so gut es geht und versucht herauszufinden, welchen Selektor Sie mit </text:span><text:span text:style-name="T67">„</text:span><text:span text:style-name="T178">t</text:span><text:span text:style-name="T177">it</text:span><text:span text:style-name="T178">le</text:span><text:span text:style-name="T67">“ </text:span><text:span text:style-name="T1147">meinten</text:span><text:span text:style-name="T1015">:</text:span></text:p>
      <text:list xml:id="list3204250370221098036" text:style-name="L24">
        <text:list-item>
          <text:p text:style-name="P545">Codeception wird als erstes nach einem Element mit der ID <text:span text:style-name="T67">#titel</text:span> suchen.</text:p>
        </text:list-item>
        <text:list-item>
          <text:p text:style-name="P545">Wenn es kein Element mit der ID <text:span text:style-name="T67">#title</text:span> findet, setzt Codeception die Suche nach einem Element mit der Klasse <text:span text:style-name="T67">.title</text:span> fort.</text:p>
        </text:list-item>
        <text:list-item>
          <text:p text:style-name="P546">Ist Codeception immer noch nicht fündig geworden, wird der Text <text:span text:style-name="T223">„</text:span><text:span text:style-name="T67">t</text:span><text:span text:style-name="T177">it</text:span><text:span text:style-name="T67">le</text:span><text:span text:style-name="T223">“ </text:span>als <text:a xlink:type="simple" xlink:href="https://de.wikipedia.org/wiki/XPath" text:style-name="Internet_20_link" text:visited-style-name="Visited_20_Internet_20_Link">XPATH</text:a> interpretiert.</text:p>
        </text:list-item>
        <text:list-item>
          <text:p text:style-name="P545">Wenn alles nichts hilft, wird Codeception Ihnen in einer Fehlermeldung mitteilen, dass es das Element nicht finden konnte.</text:p>
        </text:list-item>
      </text:list>
      <text:p text:style-name="P70">Sie möchten sicherlich den Selektor so g<text:span text:style-name="T1148">enau</text:span> wie möglich beschreiben, oder? Dies können Sie wie folgt:</text:p>
      <text:list xml:id="list6838716536329694666" text:style-name="L25">
        <text:list-item>
          <text:p text:style-name="P547">Die Beschreibung <text:line-break/><text:span text:style-name="T408">['id' =&gt; 'title'] </text:span><text:line-break/>findet das Element <text:line-break/><text:span text:style-name="T408">&lt;div id="title"&gt;</text:span></text:p>
        </text:list-item>
        <text:list-item>
          <text:p text:style-name="P547">Die Beschreibung<text:line-break/><text:span text:style-name="T408">['name' =&gt; 'title']</text:span><text:line-break/>findet das Element<text:line-break/><text:span text:style-name="T408">&lt;div name="title"&gt;</text:span></text:p>
        </text:list-item>
        <text:list-item>
          <text:p text:style-name="P547">Die Beschreibung<text:line-break/><text:span text:style-name="T408">['css' =&gt; 'input[type=input][value=title]']</text:span><text:line-break/><text:bookmark-start text:name="__DdeLink__10151_1740111004"/>findet das Element<text:bookmark-end text:name="__DdeLink__10151_1740111004"/> <text:s/><text:line-break/><text:span text:style-name="T408">&lt;input type="input" value="title"&gt;</text:span></text:p>
        </text:list-item>
        <text:list-item>
          <text:p text:style-name="P547">Die Beschreibung<text:line-break/><text:span text:style-name="T408">['xpath' =&gt; "//input[@type='submit'][contains(@value, 'title')]"]</text:span><text:line-break/>findet das Element<text:line-break/><text:span text:style-name="T408">&lt;input type="submit" value="titlebar"&gt;</text:span></text:p>
        </text:list-item>
        <text:list-item>
          <text:p text:style-name="P547"><text:soft-page-break/>Die Beschreibung<text:line-break/><text:span text:style-name="T408">['link' =&gt; 'Click here']</text:span><text:line-break/>findet das Element<text:line-break/><text:span text:style-name="T408">&lt;a href="codeception.com"&gt;Click here&lt;/a&gt;</text:span></text:p>
        </text:list-item>
        <text:list-item>
          <text:p text:style-name="P547">Die Beschreibung<text:line-break/><text:span text:style-name="T408">['class' =&gt; 'title']</text:span><text:line-break/>findet das Element<text:line-break/><text:span text:style-name="T408">&lt;div class="title"&gt;</text:span></text:p>
        </text:list-item>
      </text:list>
      <text:p text:style-name="P71">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30">im Bereich WebDriver</text:span></text:a> nachlesen. <text:span text:style-name="T1148">hierhier</text:span></text:p>
      <text:p text:style-name="P71">Todo XPATH tutorial einfügen?</text:p>
      <text:p text:style-name="P72">Todo wait explizit und implizit erklären?</text:p>
      <text:p text:style-name="P375">Todo JoomlaBrowser <text:span text:style-name="T1013">und Robo </text:span>ansprechen</text:p>
      <text:h text:style-name="Heading_20_4" text:outline-level="4"><text:span text:style-name="T1031">Ein k</text:span>onkret<text:span text:style-name="T1031">es</text:span> Beispiel</text:h>
      <text:p text:style-name="Text_20_body">(T<text:span text:style-name="T1032">o</text:span>do ich darf auch methodenköpfe nicht ändern, <text:span text:style-name="T1129">sonst</text:span> <text:span text:style-name="T1129">funktioniert</text:span> suche nach snippets nicht <text:span text:style-name="T1129">mehr</text:span>)</text:p>
      <text:p text:style-name="P379">todod link zu youtube video</text:p>
      <text:p text:style-name="P379"/>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78"/>
      <text:p text:style-name="P377">(Todo ich darf eingabe parameter umbenennen.)</text:p>
      <text:p text:style-name="P377">(todo hierhin dasmit page objket)</text:p>
      <text:p text:style-name="P490"><text:span text:style-name="T1139">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41"><text:bookmark-ref text:reference-format="text" text:ref-name="__RefHeading___Toc4155_593685311">Funktionstest</text:bookmark-ref></text:span><text:span text:style-name="T241"> </text:span><text:span text:style-name="T242">| </text:span><text:span text:style-name="T241"><text:bookmark-ref text:reference-format="text" text:ref-name="__RefHeading___Toc18983_628137337">Wiederverwendbare Tests</text:bookmark-ref></text:span><text:span text:style-name="T241"> </text:span><text:span text:style-name="T681">b</text:span><text:span text:style-name="T1139">eschrieben. </text:span></text:p>
      <text:p text:style-name="P376"/>
      <text:h text:style-name="P622" text:outline-level="2">Mehrere Browser gleichzeitig testende</text:h>
      <text:p text:style-name="P380">todo</text:p>
      <text:h text:style-name="Heading_20_2" text:outline-level="2">Die Grenzen von Selenium</text:h>
      <text:p text:style-name="P160">Sie sind nun sicherlich begeistert von Selenium. Tests können <text:span text:style-name="T612">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1">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1">Spezielle Effekte (todo Hover) </text:p>
      <text:p text:style-name="P204"/>
      <text:p text:style-name="Exkurs"><text:soft-page-break/><text:span text:style-name="T705">EXKURS: </text:span>Welche Qualitätsmerkmale sind testbar<text:line-break/><text:span text:style-name="T391">Die </text:span><text:span text:style-name="T408">Funktionalität</text:span> und <text:span text:style-name="T391">die </text:span><text:span text:style-name="T408">Zuverlässigkeit</text:span> <text:span text:style-name="T391">können Sie </text:span>systematisch und objektiv <text:span text:style-name="T391">testen</text:span>. <text:span text:style-name="T391">Die </text:span><text:span text:style-name="T424">B</text:span><text:span text:style-name="T408">enutzbarkeit</text:span> und <text:span text:style-name="T391">die </text:span><text:span text:style-name="T408">Effizienz</text:span> <text:span text:style-name="T391">ist hingegen nur </text:span>teilweise testbar sofern passende Metriken vorliegen. <text:span text:style-name="T391">Bei der </text:span><text:span text:style-name="T424">Veränderbarkeit</text:span> und <text:span text:style-name="T408">Übertragbarkeit</text:span> <text:span text:style-name="T391">stoßen Softwaretests allerdings an Ihre Grenzen. Diese Merkmale sind nicht </text:span>testbar.</text:p>
      <text:h text:style-name="P612"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603" text:outline-level="1"><text:bookmark-start text:name="__RefHeading___Toc4159_593685311"/>Analyse<text:bookmark-end text:name="__RefHeading___Toc4159_593685311"/></text:h>
      <text:p text:style-name="Spruch"><text:span text:style-name="T262">Unit Testing gives you the what. <text:line-break/>Test-Driven-Development gives you the when. <text:line-break/>Behavior Driven-Development gives you the how. <text:line-break/></text:span><text:span text:style-name="T263">[</text:span><text:span text:style-name="T261">Jani </text:span><text:span text:style-name="T247">Hartikainen</text:span><text:span text:style-name="T263">]</text:span></text:p>
      <text:p text:style-name="P50">(todo Einleitung)</text:p>
      <text:h text:style-name="P613" text:outline-level="2">Kurzgefasst</text:h>
      <text:p text:style-name="P2">x</text:p>
      <text:p text:style-name="P44">Das letzte Kapitel schließt mit der Analyse von Tests ab. <text:span text:style-name="T877">Man kann fast alles noch besser machen und Sie möchten sicherlich wissen, ob dies auch für Ihre Tests gilt. </text:span>Wie können <text:span text:style-name="T877">Sie </text:span>diese <text:span text:style-name="T1">verbessern? Wie misst man die Testabdeckung und gibt diese als Report aus. Ist es sogar möglich den Programmcode mithilfe von Tests zu verbessern?</text:span></text:p>
      <text:p text:style-name="P44"/>
      <text:h text:style-name="P601"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5"><text:soft-page-break/>W.E. Howden; <text:a xlink:type="simple" xlink:href="http://ieeexplore.ieee.org/abstract/document/1702443/" text:style-name="Internet_20_link" text:visited-style-name="Visited_20_Internet_20_Link">Symbolic Testing and the DISSECT Symbolic Evaluation System</text:a>, 1977 </text:p>
      <text:p text:style-name="P2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9">Matthias Daigl, Rolf Glunz; ISO 29119, 2016</text:p>
      <text:p text:style-name="P27"/>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603">Warum dies menschlich ist, habe ich im Kapitel beschrieben. Darauf gehe ich in Kapitel ein.</text:span>) <text:span text:style-name="T405">Wer dann </text:span>einmal in die Testgetriebene Entwicklung hinein schnuppert mach<text:span text:style-name="T591">t</text:span> <text:span text:style-name="T591">oft </text:span>die <text:span text:style-name="T591">gute </text:span>Erfahrung, dass <text:span text:style-name="T405">er </text:span>mit dieser <text:span text:style-name="T405">Arbeitsweise</text:span> nach getaner Arbeit <text:span text:style-name="T405">entspannt</text:span> nach Hause gehen <text:span text:style-name="T405">kann.</text:span></text:p>
      <text:p text:style-name="P30">Gerade in der heutigen schnelllebigen Zeit, in der man Angst vor einem Update hat, weil es oft Probleme danach gibt ist das Thema aktuell wie nie.</text:p>
      <text:p text:style-name="P35">Beispiele unter Ubuntu 16.04 und LAMP. Mitmachbuch. </text:p>
      <text:p text:style-name="P51">Auch wer nicht entwickelt aber Websites, <text:span text:style-name="T876">also Webdesigner,</text:span> erstellt kann diese mit Akzeptanztest testen. <text:span text:style-name="T819">(todo auch im buch bei Akzeptanztests erwähnen)</text:span></text:p>
      <text:p text:style-name="P52">Man muss Joomla nicht unbedingt kennen</text:p>
      <text:p text:style-name="P35"/>
      <text:p text:style-name="P35"/>
      <text:p text:style-name="P35"/>
      <text:p text:style-name="P35"/>
      <text:p text:style-name="P35"/>
      <text:h text:style-name="P646" text:outline-level="4"><text:soft-page-break/></text:h>
      <text:h text:style-name="P637" text:outline-level="3">Was ist ein<text:span text:style-name="T490">e</text:span> <text:span text:style-name="T3">Fehl</text:span><text:span text:style-name="T4">funktion</text:span></text:h>
      <text:h text:style-name="P647" text:outline-level="4">Software-Bugs entzaubern</text:h>
      <text:p text:style-name="P3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47" text:outline-level="4">Bug ganz konkret</text:h>
      <text:p text:style-name="P33"><text:span text:style-name="T400">Der </text:span>Begriff Bug ist <text:span text:style-name="T400">sehr</text:span> allgemein. <text:span text:style-name="T400">Konkretere Begriffe sind</text:span></text:p>
      <text:list xml:id="list6420534483403917035" text:style-name="L26">
        <text:list-item>
          <text:p text:style-name="P548">Defekt <text:line-break/>Nicht korrekter Programmcode (ein Bug im Programmcode)</text:p>
        </text:list-item>
        <text:list-item>
          <text:p text:style-name="P548">Infektion <text:line-break/>Nicht korrekter Zustand (ein Bug <text:s/>im Zustand)</text:p>
        </text:list-item>
        <text:list-item>
          <text:p text:style-name="P548">Fehlfunkion <text:line-break/>Nicht korrektes Verhalten (ein Bug im Verhalten/Ausgabe)</text:p>
        </text:list-item>
      </text:list>
      <text:p text:style-name="P33"><text:span text:style-name="T227">Ein </text:span>Entwurfsfehler<text:span text:style-name="T227"> ist kein Bug im eigentlichen Sinne. Entwurfsfehler entstehen bereits in der Entwurfsphase und sollten in dieser Phase behoben werden. Bleiben sie dabei unentdeckt können sie hohe Folgekosten oder Schäden verursachen.</text:span></text:p>
      <text:p text:style-name="P33"><text:span text:style-name="T400">Andere Namen für Bugs aus p</text:span>sychologi<text:span text:style-name="T400">scher Sicht betrachtet: </text:span>Anstelle des Begriffs Bug wird <text:span text:style-name="T228">dem Kunden gegenüber </text:span>gerne der Begriff <text:span text:style-name="T229">Issue</text:span> verwendet. <text:span text:style-name="T400">Issue kling</text:span>t<text:span text:style-name="T226"> dem Kunden gegenüber verniedlichend. Im Gegensatz dazu klingen die Begriffe <text:s/></text:span><text:span text:style-name="T231">Error</text:span><text:span text:style-name="T226"> oder </text:span><text:span text:style-name="T231">Fault</text:span><text:span text:style-name="T226"> für den verantwortlichen Programmierer belastend.</text:span></text:p>
      <text:h text:style-name="P647" text:outline-level="4">Was ist überhaupt eine Fehlfunktion?</text:h>
      <text:p text:style-name="P33"><text:span text:style-name="T228">Eine </text:span><text:span text:style-name="T230">Fehlfunktion</text:span><text:span text:style-name="T228"> ist die Nichterfüllung einer festgelegten Forderung. </text:span></text:p>
      <text:p text:style-name="P33">Bei der Nichterfüllung einer beabsichtigten oder angemessenen Forderung handelt sich um einen <text:span text:style-name="T229">Mangel</text:span>.</text:p>
      <text:p text:style-name="P33">Meinungsverschiedenheiten bei der Benutzerfreundlichkeit oder unkonkrete Forderungen wie „Programm zu langsam“ oder „Schachprogramm spielt nicht gut“ gehören zur Grauzone.</text:p>
      <text:p text:style-name="P33">Wodurch entsteht falsche Programmierung?</text:p>
      <text:p text:style-name="P33"><text:soft-page-break/>Kommunikationsprobleme</text:p>
      <text:list xml:id="list4550880660635250599" text:style-name="L27">
        <text:list-item>
          <text:p text:style-name="P549">Unvollständiger Entwurf</text:p>
        </text:list-item>
        <text:list-item>
          <text:p text:style-name="P549">Ungenauer Entwurf</text:p>
        </text:list-item>
        <text:list-item>
          <text:p text:style-name="P549">falsch interpretierter Entwurf</text:p>
        </text:list-item>
      </text:list>
      <text:p text:style-name="P33">Entwurf verstanden, aber falsch programmiert</text:p>
      <text:h text:style-name="P647" text:outline-level="4">Einstufung von Fehlern nach ihrer Schwere</text:h>
      <text:list xml:id="list5929488635451786969" text:style-name="L28">
        <text:list-item>
          <text:p text:style-name="P550">Kritisch - Produktionsausfall; Aufgabe nicht mehr erfüllbar</text:p>
        </text:list-item>
        <text:list-item>
          <text:p text:style-name="P550">Hoch - Produktion / Leistung herabgesetzt</text:p>
        </text:list-item>
        <text:list-item>
          <text:p text:style-name="P550">Mittel - Verhinderung der vollen Ausnutzung der Möglichkeiten des <text:s/>Programms</text:p>
        </text:list-item>
        <text:list-item>
          <text:p text:style-name="P550">Niedrig - kosmetische Probleme; Leistung bleibt erhalten</text:p>
        </text:list-item>
        <text:list-item>
          <text:p text:style-name="P550">Unproblematisch - nicht geforderte Softwareverbesserung</text:p>
        </text:list-item>
      </text:list>
      <text:h text:style-name="P647" text:outline-level="4">Möglichkeiten um Fehler zu finden</text:h>
      <text:p text:style-name="P37">Bei der Planung haben Sie folgende Möglichkeiten eine Fehler zu finden:</text:p>
      <text:list xml:id="list897738515613698047" text:style-name="L29">
        <text:list-item>
          <text:p text:style-name="P551">Review (gedankliches Durchspielen)<text:line-break/>auch wieder Kommunikationsprobleme</text:p>
        </text:list-item>
        <text:list-item>
          <text:p text:style-name="P551">Simulation - teuer, keine umfassenden <text:s/>Systematiken verfügbar</text:p>
        </text:list-item>
      </text:list>
      <text:p text:style-name="P34"><text:span text:style-name="T246">Im Stadium der </text:span>Programm<text:span text:style-name="T246">ierung</text:span></text:p>
      <text:list xml:id="list2013840732607740621" text:style-name="L30">
        <text:list-item>
          <text:p text:style-name="P552">Verifikation <text:s/>Korrektheit beweisen</text:p>
        </text:list-item>
        <text:list-item>
          <text:p text:style-name="P552">idealer Test <text:s/>für n <text:s/>Defekte reichen n Testfälle</text:p>
        </text:list-item>
        <text:list-item>
          <text:p text:style-name="P552">erschöpfender Test <text:s/>alle Eingabemöglichkeiten durchprobiere</text:p>
        </text:list-item>
      </text:list>
      <text:h text:style-name="P623" text:outline-level="2"/>
      <text:p text:style-name="P471"><text:span text:style-name="T297">Ein </text:span><text:span text:style-name="T298">Programm </text:span><text:span text:style-name="T297">sollte </text:span><text:span text:style-name="T298">nicht durch d</text:span><text:span text:style-name="T297">en</text:span><text:span text:style-name="T298"> Entwickler </text:span><text:span text:style-name="T297">selbst getestet</text:span><text:span text:style-name="T298"> </text:span><text:span text:style-name="T297">werden. Nur so kann mit persönliche Distanz getestet </text:span><text:span text:style-name="T299">und </text:span><text:span text:style-name="T297">ein Missverständnis beim Interpretieren der Spezifikation gefunden werden.Ein Zielkonflikt <text:s/>wie zum Beispiel das Einhalten von Zeitvorgaben, vermieden werden.</text:span></text:p>
      <text:p text:style-name="P6"/>
      <text:p text:style-name="P348">Todos </text:p>
      <text:p text:style-name="P348"><text:soft-page-break/>- <text:span text:style-name="T1002">Randbemerkungen überall gleicher Beginn? Geschweifte Klammern im Programmcode immer gleich?</text:span></text:p>
      <text:p text:style-name="P349">- Mehr Merksätze</text:p>
      <text:p text:style-name="P349">- <text:span text:style-name="T961">Testgetrieben immer groß schreiben?</text:span></text:p>
      <text:p text:style-name="P350">- Dieses Kapitel umfasst die Themen? <text:span text:style-name="T976">Soll ich das immer <text:s/>mache oder wegelassen?</text:span></text:p>
      <text:p text:style-name="P350">- <text:span text:style-name="T976">habe ich % immer mit Leerzeichnen von der Zahl getrennt?</text:span></text:p>
      <text:p text:style-name="P350">- <text:span text:style-name="T979">Doppelte Leerzeichen suchen? Komische Pfeile suchen</text:span></text:p>
      <text:p text:style-name="P350">- <text:span text:style-name="T984">suchen ob ich irgendwo astrid in der Kommandozeile vergessen habe</text:span></text:p>
      <text:p text:style-name="P350">- <text:span text:style-name="T985">Kapitel-Verweise alle kursiv?</text:span></text:p>
      <text:p text:style-name="P350">- <text:span text:style-name="T1033">todo Vorgeplänkel</text:span></text:p>
      <text:p text:style-name="P350">- <text:span text:style-name="T1104">wichtige Text wenn sie zuerst vorkommen fett schreiben?</text:span></text:p>
      <text:p text:style-name="P600">- <text:s/>Ag<text:span text:style-name="T1113">p</text:span>aypal <text:span text:style-name="T1114">überall gleich geschrieben?</text:span></text:p>
      <text:p text:style-name="P600"><text:span text:style-name="T1114">- → durch -&gt;ersetzen<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0T18:18:00.605322217</dc:date>
    <meta:editing-duration>P14DT23H5M55S</meta:editing-duration>
    <meta:editing-cycles>1925</meta:editing-cycles>
    <meta:document-statistic meta:table-count="3" meta:image-count="43" meta:object-count="0" meta:page-count="161" meta:paragraph-count="1038" meta:word-count="30081" meta:character-count="241743" meta:non-whitespace-character-count="209334"/>
  </office:meta>
</office:document-meta>
</file>